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2.96pt"/>
    </style:style>
    <style:style style:name="co2" style:family="table-column">
      <style:table-column-properties fo:break-before="auto" style:column-width="113.19pt"/>
    </style:style>
    <style:style style:name="co3" style:family="table-column">
      <style:table-column-properties fo:break-before="auto" style:column-width="59.05pt"/>
    </style:style>
    <style:style style:name="co4" style:family="table-column">
      <style:table-column-properties fo:break-before="auto" style:column-width="75.71pt"/>
    </style:style>
    <style:style style:name="co5" style:family="table-column">
      <style:table-column-properties fo:break-before="auto" style:column-width="72.96pt"/>
    </style:style>
    <style:style style:name="co6" style:family="table-column">
      <style:table-column-properties fo:break-before="auto" style:column-width="86.85pt"/>
    </style:style>
    <style:style style:name="co7" style:family="table-column">
      <style:table-column-properties fo:break-before="auto" style:column-width="116.65pt"/>
    </style:style>
    <style:style style:name="co8" style:family="table-column">
      <style:table-column-properties fo:break-before="auto" style:column-width="88.89pt"/>
    </style:style>
    <style:style style:name="co9" style:family="table-column">
      <style:table-column-properties fo:break-before="auto" style:column-width="100.69pt"/>
    </style:style>
    <style:style style:name="co10" style:family="table-column">
      <style:table-column-properties fo:break-before="auto" style:column-width="84.76pt"/>
    </style:style>
    <style:style style:name="co11" style:family="table-column">
      <style:table-column-properties fo:break-before="auto" style:column-width="84.05pt"/>
    </style:style>
    <style:style style:name="co12" style:family="table-column">
      <style:table-column-properties fo:break-before="auto" style:column-width="111.86pt"/>
    </style:style>
    <style:style style:name="co13" style:family="table-column">
      <style:table-column-properties fo:break-before="auto" style:column-width="70.16pt"/>
    </style:style>
    <style:style style:name="co14" style:family="table-column">
      <style:table-column-properties fo:break-before="auto" style:column-width="40.99pt"/>
    </style:style>
    <style:style style:name="co15" style:family="table-column">
      <style:table-column-properties fo:break-before="auto" style:column-width="93.74pt"/>
    </style:style>
    <style:style style:name="co16" style:family="table-column">
      <style:table-column-properties fo:break-before="auto" style:column-width="54.9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Kolejka">
      <style:table-properties table:display="true" style:writing-mode="lr-tb"/>
    </style:style>
    <style:style style:name="ta2" style:family="table" style:master-page-name="PageStyle_5f_Wyniki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3e4791" style:diagonal-bl-tr="none" style:diagonal-tl-br="none" style:text-align-source="fix" style:repeat-content="false" fo:wrap-option="no-wrap" fo:border-left="0.74pt solid #3e4791" style:direction="ltr" fo:border-right="0.74pt solid #535fc1" style:rotation-angle="0" style:rotation-align="none" style:shrink-to-fit="false" fo:border-top="0.74pt solid #3e4791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808080" fo:background-color="#808080" style:diagonal-bl-tr="none" style:diagonal-tl-br="none" style:text-align-source="fix" style:repeat-content="false" fo:wrap-option="no-wrap" fo:border-left="0.74pt solid #3e4791" style:direction="ltr" fo:border-right="0.74pt solid #80808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adbce6" fo:background-color="#adbce6" style:diagonal-bl-tr="none" style:diagonal-tl-br="none" style:text-align-source="fix" style:repeat-content="false" fo:wrap-option="no-wrap" fo:border-left="0.74pt solid #3e4791" style:direction="ltr" fo:border-right="0.74pt solid #adbce6" style:rotation-angle="0" style:rotation-align="none" style:shrink-to-fit="false" fo:border-top="0.74pt solid #adbce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f6f8f9" style:diagonal-bl-tr="none" style:diagonal-tl-br="none" style:text-align-source="fix" style:repeat-content="false" fo:wrap-option="no-wrap" fo:border-left="0.74pt solid #3e4791" style:direction="ltr" fo:border-right="0.74pt solid #f6f8f9" style:rotation-angle="0" style:rotation-align="none" style:shrink-to-fit="false" fo:border-top="0.74pt solid #f6f8f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3e4791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3e4791" style:diagonal-bl-tr="none" style:diagonal-tl-br="none" style:text-align-source="fix" style:repeat-content="false" fo:wrap-option="no-wrap" fo:border-left="0.74pt solid #3e4791" style:direction="ltr" fo:border-right="0.74pt solid #f6f8f9" style:rotation-angle="0" style:rotation-align="none" style:shrink-to-fit="false" fo:border-top="0.74pt solid #f6f8f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3e4791" style:diagonal-bl-tr="none" style:diagonal-tl-br="none" style:text-align-source="fix" style:repeat-content="false" fo:wrap-option="no-wrap" fo:border-left="0.74pt solid #535fc1" style:direction="ltr" fo:border-right="0.74pt solid #535fc1" style:rotation-angle="0" style:rotation-align="none" style:shrink-to-fit="false" fo:border-top="0.74pt solid #3e4791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808080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adbce6" style:diagonal-bl-tr="none" style:diagonal-tl-br="none" style:text-align-source="value-type" style:repeat-content="false" fo:wrap-option="no-wrap" fo:border="0.74pt solid #adbce6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f6f8f9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3e4791" style:diagonal-bl-tr="none" style:diagonal-tl-br="none" style:text-align-source="value-type" style:repeat-content="false" fo:wrap-option="no-wrap" fo:border-left="0.74pt solid #f6f8f9" style:direction="ltr" fo:border-right="0.74pt solid #f6f8f9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bbc0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ackground-color="#adbce6" style:diagonal-bl-tr="none" style:diagonal-tl-br="none" style:text-align-source="fix" style:repeat-content="false" fo:wrap-option="no-wrap" fo:border="0.74pt solid #adbce6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bbc0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f6f8f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bbc0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bbc0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3e4791" style:diagonal-bl-tr="none" style:diagonal-tl-br="none" style:text-align-source="fix" style:repeat-content="false" fo:wrap-option="no-wrap" fo:border-left="0.74pt solid #f6f8f9" style:direction="ltr" fo:border-right="0.74pt solid #f6f8f9" style:rotation-angle="0" style:rotation-align="none" style:shrink-to-fit="false" fo:border-top="0.74pt solid #f6f8f9" style:vertical-align="middle" loext:vertical-justify="auto"/>
      <style:paragraph-properties fo:text-align="center" css3t:text-justify="auto" fo:margin-left="0pt" style:writing-mode="page"/>
      <style:text-properties fo:color="#fbbc0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9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ackground-color="#adbce6" style:diagonal-bl-tr="none" style:diagonal-tl-br="none" style:text-align-source="fix" style:repeat-content="false" fo:wrap-option="no-wrap" fo:border="0.74pt solid #adbce6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f6f8f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3e4791" style:diagonal-bl-tr="none" style:diagonal-tl-br="none" style:text-align-source="fix" style:repeat-content="false" fo:wrap-option="no-wrap" fo:border-left="0.74pt solid #f6f8f9" style:direction="ltr" fo:border-right="0.74pt solid #f6f8f9" style:rotation-angle="0" style:rotation-align="none" style:shrink-to-fit="false" fo:border-top="0.74pt solid #f6f8f9" style:vertical-align="middle" loext:vertical-justify="auto"/>
      <style:paragraph-properties fo:text-align="center" css3t:text-justify="auto" fo:margin-left="0pt" style:writing-mode="page"/>
      <style:text-properties fo:color="#99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4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41">
      <style:table-cell-properties fo:background-color="#808080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41">
      <style:table-cell-properties fo:background-color="#adbce6" style:diagonal-bl-tr="none" style:diagonal-tl-br="none" style:text-align-source="value-type" style:repeat-content="false" fo:wrap-option="no-wrap" fo:border="0.74pt solid #adbce6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41">
      <style:table-cell-properties style:diagonal-bl-tr="none" style:diagonal-tl-br="none" style:text-align-source="value-type" style:repeat-content="false" fo:wrap-option="no-wrap" fo:border="0.74pt solid #f6f8f9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41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41">
      <style:table-cell-properties fo:border-bottom="0.74pt solid #3e4791" style:diagonal-bl-tr="none" style:diagonal-tl-br="none" style:text-align-source="value-type" style:repeat-content="false" fo:wrap-option="no-wrap" fo:border-left="0.74pt solid #f6f8f9" style:direction="ltr" fo:border-right="0.74pt solid #f6f8f9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4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2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22">
      <style:table-cell-properties fo:background-color="#808080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22">
      <style:table-cell-properties fo:background-color="#adbce6" style:diagonal-bl-tr="none" style:diagonal-tl-br="none" style:text-align-source="value-type" style:repeat-content="false" fo:wrap-option="no-wrap" fo:border="0.74pt solid #adbce6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22">
      <style:table-cell-properties style:diagonal-bl-tr="none" style:diagonal-tl-br="none" style:text-align-source="value-type" style:repeat-content="false" fo:wrap-option="no-wrap" fo:border="0.74pt solid #f6f8f9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22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22">
      <style:table-cell-properties fo:border-bottom="0.74pt solid #3e4791" style:diagonal-bl-tr="none" style:diagonal-tl-br="none" style:text-align-source="value-type" style:repeat-content="false" fo:wrap-option="no-wrap" fo:border-left="0.74pt solid #f6f8f9" style:direction="ltr" fo:border-right="0.74pt solid #f6f8f9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3e4791" style:diagonal-bl-tr="none" style:diagonal-tl-br="none" style:text-align-source="fix" style:repeat-content="false" fo:wrap-option="no-wrap" fo:border-left="0.74pt solid #535fc1" style:direction="ltr" fo:border-right="0.74pt solid #3e4791" style:rotation-angle="0" style:rotation-align="none" style:shrink-to-fit="false" fo:border-top="0.74pt solid #3e4791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41">
      <style:table-cell-properties fo:border-bottom="0.74pt solid #808080" fo:background-color="#808080" style:diagonal-bl-tr="none" style:diagonal-tl-br="none" style:text-align-source="value-type" style:repeat-content="false" fo:wrap-option="no-wrap" fo:border-left="0.74pt solid #808080" style:direction="ltr" fo:border-right="0.74pt solid #3e4791" style:rotation-angle="0" style:rotation-align="none" style:shrink-to-fit="false" fo:border-top="0.74pt solid #80808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41">
      <style:table-cell-properties fo:border-bottom="0.74pt solid #adbce6" fo:background-color="#adbce6" style:diagonal-bl-tr="none" style:diagonal-tl-br="none" style:text-align-source="value-type" style:repeat-content="false" fo:wrap-option="no-wrap" fo:border-left="0.74pt solid #adbce6" style:direction="ltr" fo:border-right="0.74pt solid #3e4791" style:rotation-angle="0" style:rotation-align="none" style:shrink-to-fit="false" fo:border-top="0.74pt solid #adbce6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41">
      <style:table-cell-properties fo:border-bottom="0.74pt solid #f6f8f9" style:diagonal-bl-tr="none" style:diagonal-tl-br="none" style:text-align-source="value-type" style:repeat-content="false" fo:wrap-option="no-wrap" fo:border-left="0.74pt solid #f6f8f9" style:direction="ltr" fo:border-right="0.74pt solid #3e4791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41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3e4791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41">
      <style:table-cell-properties fo:border-bottom="0.74pt solid #3e4791" style:diagonal-bl-tr="none" style:diagonal-tl-br="none" style:text-align-source="value-type" style:repeat-content="false" fo:wrap-option="no-wrap" fo:border-left="0.74pt solid #f6f8f9" style:direction="ltr" fo:border-right="0.74pt solid #3e4791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3e4791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f6f8f9" style:diagonal-bl-tr="none" style:diagonal-tl-br="none" style:text-align-source="value-type" style:repeat-content="false" fo:wrap-option="no-wrap" fo:border-left="0.74pt solid #3e4791" style:direction="ltr" fo:border-right="0.74pt solid #f6f8f9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3e4791" style:diagonal-bl-tr="none" style:diagonal-tl-br="none" style:text-align-source="value-type" style:repeat-content="false" fo:wrap-option="no-wrap" fo:border-left="0.74pt solid #3e4791" style:direction="ltr" fo:border-right="0.74pt solid #f6f8f9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fo:border-bottom="0.74pt solid #3e4791" style:diagonal-bl-tr="none" style:diagonal-tl-br="none" style:text-align-source="fix" style:repeat-content="false" fo:wrap-option="no-wrap" fo:border-left="0.74pt solid #535fc1" style:direction="ltr" fo:border-right="0.74pt solid #535fc1" style:rotation-angle="0" style:rotation-align="none" style:shrink-to-fit="false" fo:border-top="0.74pt solid #3e4791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3e4791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f6f8f9" style:diagonal-bl-tr="none" style:diagonal-tl-br="none" style:text-align-source="value-type" style:repeat-content="false" fo:wrap-option="no-wrap" fo:border-left="0.74pt solid #f6f8f9" style:direction="ltr" fo:border-right="0.74pt solid #3e4791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or 1&quot;;&quot;Tor 2&quot;;&quot;Tor 3&quot;;&quot;Tor 4&quot;;&quot;Tor 5&quot;;&quot;Tor 6&quot;)" table:allow-empty-cell="true" table:display-list="unsorted" table:base-cell-address="Kolejka.D7">
          <table:error-message table:message-type="stop" table:display="true"/>
        </table:content-validation>
        <table:content-validation table:name="val2" table:condition="of: and cell-content-is-between(OR(TIMEVALUE(TEXT([.H7]; &quot;hh:mm:ss&quot;))=[.H7]; AND(ISNUMBER([.H7]); LEFT(CELL(&quot;format&quot;; [.H7]))=&quot;D&quot;)),0)" table:allow-empty-cell="true" table:base-cell-address="Kolejka.H7"/>
      </table:content-validations>
      <table:table table:name="Kolejk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1009" table:default-cell-style-name="Default"/>
        <table:table-row table:style-name="ro1">
          <table:table-cell table:number-columns-repeated="1024"/>
        </table:table-row>
        <table:table-row table:style-name="ro2" table:number-rows-repeated="3">
          <table:table-cell table:style-name="ce1" table:number-columns-repeated="5"/>
          <table:table-cell table:style-name="ce14"/>
          <table:table-cell table:style-name="ce20"/>
          <table:table-cell table:style-name="ce26" table:number-columns-repeated="3"/>
          <table:table-cell table:style-name="ce33" table:number-columns-repeated="3"/>
          <table:table-cell table:number-columns-repeated="1011"/>
        </table:table-row>
        <table:table-row table:style-name="ro2">
          <table:table-cell table:style-name="ce1" table:number-columns-repeated="3"/>
          <table:table-cell/>
          <table:table-cell table:style-name="ce1"/>
          <table:table-cell table:style-name="ce14"/>
          <table:table-cell table:style-name="ce20"/>
          <table:table-cell table:style-name="ce26"/>
          <table:table-cell table:style-name="ce32"/>
          <table:table-cell table:style-name="ce26"/>
          <table:table-cell table:style-name="ce33" table:number-columns-repeated="3"/>
          <table:table-cell table:number-columns-repeated="1011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8" office:value-type="string" calcext:value-type="string">
            <text:p>Imię i Nazwisko</text:p>
          </table:table-cell>
          <table:table-cell table:style-name="ce8" office:value-type="string" calcext:value-type="string">
            <text:p>Miasto</text:p>
          </table:table-cell>
          <table:table-cell table:style-name="ce8" office:value-type="string" calcext:value-type="string">
            <text:p>Tor</text:p>
          </table:table-cell>
          <table:table-cell table:style-name="ce8" office:value-type="string" calcext:value-type="string">
            <text:p>Wynik</text:p>
          </table:table-cell>
          <table:table-cell table:style-name="ce8" office:value-type="string" calcext:value-type="string">
            <text:p>Numer startu</text:p>
          </table:table-cell>
          <table:table-cell table:style-name="ce8" office:value-type="string" calcext:value-type="string">
            <text:p>Uwagi</text:p>
          </table:table-cell>
          <table:table-cell table:style-name="ce8" office:value-type="string" calcext:value-type="string">
            <text:p>Zapisanie</text:p>
          </table:table-cell>
          <table:table-cell table:style-name="ce8" office:value-type="string" calcext:value-type="string">
            <text:p>Rozpoczęcie</text:p>
          </table:table-cell>
          <table:table-cell table:style-name="ce8" office:value-type="string" calcext:value-type="string">
            <text:p>Zakończenie</text:p>
          </table:table-cell>
          <table:table-cell table:style-name="ce8" office:value-type="string" calcext:value-type="string">
            <text:p>Ile czeka</text:p>
          </table:table-cell>
          <table:table-cell table:style-name="ce8" office:value-type="string" calcext:value-type="string">
            <text:p>Ile czekał</text:p>
          </table:table-cell>
          <table:table-cell table:style-name="ce8" office:value-type="string" calcext:value-type="string">
            <text:p>Czas gry</text:p>
          </table:table-cell>
          <table:table-cell table:style-name="ce39" office:value-type="string" calcext:value-type="string">
            <text:p>Ostatnia edycja</text:p>
          </table:table-cell>
          <table:table-cell table:number-columns-repeated="101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Jan Nowak</text:p>
          </table:table-cell>
          <table:table-cell table:style-name="ce9" office:value-type="string" calcext:value-type="string">
            <text:p>Gostyń</text:p>
          </table:table-cell>
          <table:table-cell table:style-name="ce9" table:content-validation-name="val1" office:value-type="string" calcext:value-type="string">
            <text:p>Tor 2</text:p>
          </table:table-cell>
          <table:table-cell table:style-name="ce9" office:value-type="float" office:value="301" calcext:value-type="float">
            <text:p>301</text:p>
          </table:table-cell>
          <table:table-cell table:style-name="ce15" table:formula="of:=IFERROR(__xludf.dummyfunction(&quot;IF(COUNTIFS(B$2:B7, B7, C$2:C7, C7)=0, &quot;&quot;&quot;&quot;, IF(COUNTIFS(B$2:B7, B7, C$2:C7, C7)=1, &quot;&quot;PIERWSZY START&quot;&quot;, COUNTIFS(B$2:B7, B7, C$2:C7, C7)&amp;&quot;&quot; start (&quot;&quot;&amp;max(FILTER(E6:E$7, B6:B$7=B7, C6:C$7=C7))&amp;&quot;&quot;)&quot;&quot;))&quot;);&quot;PIERWSZY START&quot;)" office:value-type="string" office:string-value="PIERWSZY START" calcext:value-type="string">
            <text:p>PIERWSZY START</text:p>
          </table:table-cell>
          <table:table-cell table:style-name="ce21" table:formula="of:=IF(AND(OR(NOT(ISBLANK([.D7])); NOT(ISBLANK([.E7]))); OR(ISBLANK([.B7]); ISBLANK([.C7]))); &quot;Uzupełnij dane o graczu&quot;;IF(AND(ISBLANK([.B7]);NOT(ISBLANK([.C7]))); &quot;Uzupełnij imię i nazwisko&quot;; IF(AND(ISBLANK([.C7]);NOT(ISBLANK([.B7]))); &quot;Wpisz miasto&quot;; &quot;&quot;)))">
            <text:p/>
          </table:table-cell>
          <table:table-cell table:style-name="ce27" table:content-validation-name="val2" office:value-type="time" office:time-value="PT1096168H11M10.988000371S" calcext:value-type="time">
            <text:p>16:11:11</text:p>
          </table:table-cell>
          <table:table-cell table:style-name="ce27" table:content-validation-name="val2" office:value-type="time" office:time-value="PT1096168H11M19.148000199S" calcext:value-type="time">
            <text:p>16:11:19</text:p>
          </table:table-cell>
          <table:table-cell table:style-name="ce27" table:content-validation-name="val2" office:value-type="time" office:time-value="PT1096168H11M36.760999784S" calcext:value-type="time">
            <text:p>16:11:37</text:p>
          </table:table-cell>
          <table:table-cell table:style-name="ce34" table:content-validation-name="val2" table:formula="of:=IF([.H7]=&quot;&quot;;&quot;&quot;; IF([.I7]=&quot;&quot;; NOW()-[.H7];&quot;&quot;))">
            <text:p/>
          </table:table-cell>
          <table:table-cell table:style-name="ce34" table:content-validation-name="val2" table:formula="of:=IF([.H7]=&quot;&quot;;&quot;&quot;; IF([.I7]=&quot;&quot;; &quot;&quot;;[.I7]-[.H7]))" office:value-type="time" office:time-value="PT00H00M08.160000248S" calcext:value-type="time">
            <text:p>0:00:08</text:p>
          </table:table-cell>
          <table:table-cell table:style-name="ce34" table:content-validation-name="val2" table:formula="of:=IF([.J7]=&quot;&quot;;&quot;&quot;;[.J7]-[.I7])" office:value-type="time" office:time-value="PT00H00M17.612999794S" calcext:value-type="time">
            <text:p>0:00:18</text:p>
          </table:table-cell>
          <table:table-cell table:style-name="ce40" table:content-validation-name="val2" office:value-type="time" office:time-value="PT1096168H19M18.654000051S" calcext:value-type="time">
            <text:p>16:19:19</text:p>
          </table:table-cell>
          <table:table-cell table:number-columns-repeated="10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AM</text:p>
          </table:table-cell>
          <table:table-cell table:style-name="ce10" office:value-type="string" calcext:value-type="string">
            <text:p>A</text:p>
          </table:table-cell>
          <table:table-cell table:style-name="ce10" table:content-validation-name="val1"/>
          <table:table-cell table:style-name="ce10"/>
          <table:table-cell table:style-name="ce16" table:formula="of:=IFERROR(__xludf.dummyfunction(&quot;IF(COUNTIFS(B$2:B8, B8, C$2:C8, C8)=0, &quot;&quot;&quot;&quot;, IF(COUNTIFS(B$2:B8, B8, C$2:C8, C8)=1, &quot;&quot;PIERWSZY START&quot;&quot;, COUNTIFS(B$2:B8, B8, C$2:C8, C8)&amp;&quot;&quot; start (&quot;&quot;&amp;max(FILTER(E$7:E7, B$7:B7=B8, C$7:C7=C8))&amp;&quot;&quot;)&quot;&quot;))&quot;);&quot;PIERWSZY START&quot;)" office:value-type="string" office:string-value="PIERWSZY START" calcext:value-type="string">
            <text:p>PIERWSZY START</text:p>
          </table:table-cell>
          <table:table-cell table:style-name="ce22" table:formula="of:=IF(AND(OR(NOT(ISBLANK([.D8])); NOT(ISBLANK([.E8]))); OR(ISBLANK([.B8]); ISBLANK([.C8]))); &quot;Uzupełnij dane o graczu&quot;;IF(AND(ISBLANK([.B8]);NOT(ISBLANK([.C8]))); &quot;Uzupełnij imię i nazwisko&quot;; IF(AND(ISBLANK([.C8]);NOT(ISBLANK([.B8]))); &quot;Wpisz miasto&quot;; &quot;&quot;)))">
            <text:p/>
          </table:table-cell>
          <table:table-cell table:style-name="ce28" table:content-validation-name="val2" office:value-type="time" office:time-value="PT1096168H11M43.795999847S" calcext:value-type="time">
            <text:p>16:11:44</text:p>
          </table:table-cell>
          <table:table-cell table:style-name="ce28" table:content-validation-name="val2" table:number-columns-repeated="2"/>
          <table:table-cell table:style-name="ce35" table:content-validation-name="val2" table:formula="of:=IF([.H8]=&quot;&quot;;&quot;&quot;; IF([.I8]=&quot;&quot;; NOW()-[.H8];&quot;&quot;))" office:value-type="time" office:time-value="PT2028H51M13.839482409S" calcext:value-type="time">
            <text:p>2028:51:14</text:p>
          </table:table-cell>
          <table:table-cell table:style-name="ce35" table:content-validation-name="val2" table:formula="of:=IF([.H8]=&quot;&quot;;&quot;&quot;; IF([.I8]=&quot;&quot;; &quot;&quot;;[.I8]-[.H8]))">
            <text:p/>
          </table:table-cell>
          <table:table-cell table:style-name="ce35" table:content-validation-name="val2" table:formula="of:=IF([.J8]=&quot;&quot;;&quot;&quot;;[.J8]-[.I8])">
            <text:p/>
          </table:table-cell>
          <table:table-cell table:style-name="ce41" table:content-validation-name="val2" office:value-type="time" office:time-value="PT1096168H11M52.686999701S" calcext:value-type="time">
            <text:p>16:11:53</text:p>
          </table:table-cell>
          <table:table-cell table:number-columns-repeated="101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AM</text:p>
          </table:table-cell>
          <table:table-cell table:style-name="ce9"/>
          <table:table-cell table:style-name="ce9" table:content-validation-name="val1"/>
          <table:table-cell table:style-name="ce9" office:value-type="float" office:value="200" calcext:value-type="float">
            <text:p>200</text:p>
          </table:table-cell>
          <table:table-cell table:style-name="ce15" table:formula="of:=IFERROR(__xludf.dummyfunction(&quot;IF(COUNTIFS(B$2:B9, B9, C$2:C9, C9)=0, &quot;&quot;&quot;&quot;, IF(COUNTIFS(B$2:B9, B9, C$2:C9, C9)=1, &quot;&quot;PIERWSZY START&quot;&quot;, COUNTIFS(B$2:B9, B9, C$2:C9, C9)&amp;&quot;&quot; start (&quot;&quot;&amp;max(FILTER(E$7:E8, B$7:B8=B9, C$7:C8=C9))&amp;&quot;&quot;)&quot;&quot;))&quot;);&quot;&quot;)">
            <text:p/>
          </table:table-cell>
          <table:table-cell table:style-name="ce21" table:formula="of:=IF(AND(OR(NOT(ISBLANK([.D9])); NOT(ISBLANK([.E9]))); OR(ISBLANK([.B9]); ISBLANK([.C9]))); &quot;Uzupełnij dane o graczu&quot;;IF(AND(ISBLANK([.B9]);NOT(ISBLANK([.C9]))); &quot;Uzupełnij imię i nazwisko&quot;; IF(AND(ISBLANK([.C9]);NOT(ISBLANK([.B9]))); &quot;Wpisz miasto&quot;; &quot;&quot;)))" office:value-type="string" office:string-value="Uzupełnij dane o graczu" calcext:value-type="string">
            <text:p>Uzupełnij dane o graczu</text:p>
          </table:table-cell>
          <table:table-cell table:style-name="ce27" table:content-validation-name="val2" office:value-type="time" office:time-value="PT1096168H15M02.165000327S" calcext:value-type="time">
            <text:p>16:15:02</text:p>
          </table:table-cell>
          <table:table-cell table:style-name="ce27" table:content-validation-name="val2"/>
          <table:table-cell table:style-name="ce27" table:content-validation-name="val2" office:value-type="time" office:time-value="PT1096168H15M05.291000102S" calcext:value-type="time">
            <text:p>16:15:05</text:p>
          </table:table-cell>
          <table:table-cell table:style-name="ce34" table:content-validation-name="val2" table:formula="of:=IF([.H9]=&quot;&quot;;&quot;&quot;; IF([.I9]=&quot;&quot;; NOW()-[.H9];&quot;&quot;))" office:value-type="time" office:time-value="PT2028H47M55.470668008S" calcext:value-type="time">
            <text:p>2028:47:55</text:p>
          </table:table-cell>
          <table:table-cell table:style-name="ce34" table:content-validation-name="val2" table:formula="of:=IF([.H9]=&quot;&quot;;&quot;&quot;; IF([.I9]=&quot;&quot;; &quot;&quot;;[.I9]-[.H9]))">
            <text:p/>
          </table:table-cell>
          <table:table-cell table:style-name="ce34" table:content-validation-name="val2" table:formula="of:=IF([.J9]=&quot;&quot;;&quot;&quot;;[.J9]-[.I9])" office:value-type="time" office:time-value="PT1096168H15M05.291000102S" calcext:value-type="time">
            <text:p>1096168:15:05</text:p>
          </table:table-cell>
          <table:table-cell table:style-name="ce40" table:content-validation-name="val2" office:value-type="time" office:time-value="PT1096168H15M05.716000311S" calcext:value-type="time">
            <text:p>16:15:06</text:p>
          </table:table-cell>
          <table:table-cell table:number-columns-repeated="101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AB</text:p>
          </table:table-cell>
          <table:table-cell table:style-name="ce9"/>
          <table:table-cell table:style-name="ce9" table:content-validation-name="val1"/>
          <table:table-cell table:style-name="ce9" office:value-type="float" office:value="201" calcext:value-type="float">
            <text:p>201</text:p>
          </table:table-cell>
          <table:table-cell table:style-name="ce15" table:formula="of:=IFERROR(__xludf.dummyfunction(&quot;IF(COUNTIFS(B$2:B10, B10, C$2:C10, C10)=0, &quot;&quot;&quot;&quot;, IF(COUNTIFS(B$2:B10, B10, C$2:C10, C10)=1, &quot;&quot;PIERWSZY START&quot;&quot;, COUNTIFS(B$2:B10, B10, C$2:C10, C10)&amp;&quot;&quot; start (&quot;&quot;&amp;max(FILTER(E$7:E9, B$7:B9=B10, C$7:C9=C10))&amp;&quot;&quot;)&quot;&quot;))&quot;);&quot;&quot;)">
            <text:p/>
          </table:table-cell>
          <table:table-cell table:style-name="ce21" table:formula="of:=IF(AND(OR(NOT(ISBLANK([.D10])); NOT(ISBLANK([.E10]))); OR(ISBLANK([.B10]); ISBLANK([.C10]))); &quot;Uzupełnij dane o graczu&quot;;IF(AND(ISBLANK([.B10]);NOT(ISBLANK([.C10]))); &quot;Uzupełnij imię i nazwisko&quot;; IF(AND(ISBLANK([.C10]);NOT(ISBLANK([.B10]))); &quot;Wpisz miasto&quot;; &quot;&quot;)))" office:value-type="string" office:string-value="Uzupełnij dane o graczu" calcext:value-type="string">
            <text:p>Uzupełnij dane o graczu</text:p>
          </table:table-cell>
          <table:table-cell table:style-name="ce27" table:content-validation-name="val2" office:value-type="time" office:time-value="PT1096168H16M41.090000197S" calcext:value-type="time">
            <text:p>16:16:41</text:p>
          </table:table-cell>
          <table:table-cell table:style-name="ce27" table:content-validation-name="val2"/>
          <table:table-cell table:style-name="ce27" table:content-validation-name="val2" office:value-type="time" office:time-value="PT1096168H16M43.063000459S" calcext:value-type="time">
            <text:p>16:16:43</text:p>
          </table:table-cell>
          <table:table-cell table:style-name="ce34" table:content-validation-name="val2" table:formula="of:=IF([.H10]=&quot;&quot;;&quot;&quot;; IF([.I10]=&quot;&quot;; NOW()-[.H10];&quot;&quot;))" office:value-type="time" office:time-value="PT2028H46M16.545763272S" calcext:value-type="time">
            <text:p>2028:46:17</text:p>
          </table:table-cell>
          <table:table-cell table:style-name="ce34" table:content-validation-name="val2" table:formula="of:=IF([.H10]=&quot;&quot;;&quot;&quot;; IF([.I10]=&quot;&quot;; &quot;&quot;;[.I10]-[.H10]))">
            <text:p/>
          </table:table-cell>
          <table:table-cell table:style-name="ce34" table:content-validation-name="val2" table:formula="of:=IF([.J10]=&quot;&quot;;&quot;&quot;;[.J10]-[.I10])" office:value-type="time" office:time-value="PT1096168H16M43.063000459S" calcext:value-type="time">
            <text:p>1096168:16:43</text:p>
          </table:table-cell>
          <table:table-cell table:style-name="ce40" table:content-validation-name="val2" office:value-type="time" office:time-value="PT1096168H16M43.397000022S" calcext:value-type="time">
            <text:p>16:16:43</text:p>
          </table:table-cell>
          <table:table-cell table:number-columns-repeated="1010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9"/>
          <table:table-cell table:style-name="ce9" office:value-type="string" calcext:value-type="string">
            <text:p>AC</text:p>
          </table:table-cell>
          <table:table-cell table:style-name="ce9" table:content-validation-name="val1"/>
          <table:table-cell table:style-name="ce9" office:value-type="float" office:value="202" calcext:value-type="float">
            <text:p>202</text:p>
          </table:table-cell>
          <table:table-cell table:style-name="ce15" table:formula="of:=IFERROR(__xludf.dummyfunction(&quot;IF(COUNTIFS(B$2:B11, B11, C$2:C11, C11)=0, &quot;&quot;&quot;&quot;, IF(COUNTIFS(B$2:B11, B11, C$2:C11, C11)=1, &quot;&quot;PIERWSZY START&quot;&quot;, COUNTIFS(B$2:B11, B11, C$2:C11, C11)&amp;&quot;&quot; start (&quot;&quot;&amp;max(FILTER(E$7:E10, B$7:B10=B11, C$7:C10=C11))&amp;&quot;&quot;)&quot;&quot;))&quot;);&quot;&quot;)">
            <text:p/>
          </table:table-cell>
          <table:table-cell table:style-name="ce21" table:formula="of:=IF(AND(OR(NOT(ISBLANK([.D11])); NOT(ISBLANK([.E11]))); OR(ISBLANK([.B11]); ISBLANK([.C11]))); &quot;Uzupełnij dane o graczu&quot;;IF(AND(ISBLANK([.B11]);NOT(ISBLANK([.C11]))); &quot;Uzupełnij imię i nazwisko&quot;; IF(AND(ISBLANK([.C11]);NOT(ISBLANK([.B11]))); &quot;Wpisz miasto&quot;; &quot;&quot;)))" office:value-type="string" office:string-value="Uzupełnij dane o graczu" calcext:value-type="string">
            <text:p>Uzupełnij dane o graczu</text:p>
          </table:table-cell>
          <table:table-cell table:style-name="ce27" table:content-validation-name="val2" office:value-type="time" office:time-value="PT1096168H16M47.473999634S" calcext:value-type="time">
            <text:p>16:16:47</text:p>
          </table:table-cell>
          <table:table-cell table:style-name="ce27" table:content-validation-name="val2"/>
          <table:table-cell table:style-name="ce27" table:content-validation-name="val2" office:value-type="time" office:time-value="PT1096168H16M50.223999806S" calcext:value-type="time">
            <text:p>16:16:50</text:p>
          </table:table-cell>
          <table:table-cell table:style-name="ce34" table:content-validation-name="val2" table:formula="of:=IF([.H11]=&quot;&quot;;&quot;&quot;; IF([.I11]=&quot;&quot;; NOW()-[.H11];&quot;&quot;))" office:value-type="time" office:time-value="PT2028H46M10.16185415S" calcext:value-type="time">
            <text:p>2028:46:10</text:p>
          </table:table-cell>
          <table:table-cell table:style-name="ce34" table:content-validation-name="val2" table:formula="of:=IF([.H11]=&quot;&quot;;&quot;&quot;; IF([.I11]=&quot;&quot;; &quot;&quot;;[.I11]-[.H11]))">
            <text:p/>
          </table:table-cell>
          <table:table-cell table:style-name="ce34" table:content-validation-name="val2" table:formula="of:=IF([.J11]=&quot;&quot;;&quot;&quot;;[.J11]-[.I11])" office:value-type="time" office:time-value="PT1096168H16M50.223999806S" calcext:value-type="time">
            <text:p>1096168:16:50</text:p>
          </table:table-cell>
          <table:table-cell table:style-name="ce40" table:content-validation-name="val2" office:value-type="time" office:time-value="PT1096168H16M50.631999839S" calcext:value-type="time">
            <text:p>16:16:51</text:p>
          </table:table-cell>
          <table:table-cell table:number-columns-repeated="1010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AD</text:p>
          </table:table-cell>
          <table:table-cell table:style-name="ce9" office:value-type="string" calcext:value-type="string">
            <text:p>AE</text:p>
          </table:table-cell>
          <table:table-cell table:style-name="ce9" table:content-validation-name="val1" office:value-type="string" calcext:value-type="string">
            <text:p>Tor 2</text:p>
          </table:table-cell>
          <table:table-cell table:style-name="ce9" office:value-type="float" office:value="203" calcext:value-type="float">
            <text:p>203</text:p>
          </table:table-cell>
          <table:table-cell table:style-name="ce15" table:formula="of:=IFERROR(__xludf.dummyfunction(&quot;IF(COUNTIFS(B$2:B12, B12, C$2:C12, C12)=0, &quot;&quot;&quot;&quot;, IF(COUNTIFS(B$2:B12, B12, C$2:C12, C12)=1, &quot;&quot;PIERWSZY START&quot;&quot;, COUNTIFS(B$2:B12, B12, C$2:C12, C12)&amp;&quot;&quot; start (&quot;&quot;&amp;max(FILTER(E$7:E11, B$7:B11=B12, C$7:C11=C12))&amp;&quot;&quot;)&quot;&quot;))&quot;);&quot;PIERWSZY START&quot;)" office:value-type="string" office:string-value="PIERWSZY START" calcext:value-type="string">
            <text:p>PIERWSZY START</text:p>
          </table:table-cell>
          <table:table-cell table:style-name="ce21" table:formula="of:=IF(AND(OR(NOT(ISBLANK([.D12])); NOT(ISBLANK([.E12]))); OR(ISBLANK([.B12]); ISBLANK([.C12]))); &quot;Uzupełnij dane o graczu&quot;;IF(AND(ISBLANK([.B12]);NOT(ISBLANK([.C12]))); &quot;Uzupełnij imię i nazwisko&quot;; IF(AND(ISBLANK([.C12]);NOT(ISBLANK([.B12]))); &quot;Wpisz miasto&quot;; &quot;&quot;)))">
            <text:p/>
          </table:table-cell>
          <table:table-cell table:style-name="ce27" table:content-validation-name="val2" office:value-type="time" office:time-value="PT1096168H16M54.479000866S" calcext:value-type="time">
            <text:p>16:16:54</text:p>
          </table:table-cell>
          <table:table-cell table:style-name="ce27" table:content-validation-name="val2" office:value-type="time" office:time-value="PT1096168H17M23.397000153S" calcext:value-type="time">
            <text:p>16:17:23</text:p>
          </table:table-cell>
          <table:table-cell table:style-name="ce27" table:content-validation-name="val2" office:value-type="time" office:time-value="PT1096168H17M07.007000707S" calcext:value-type="time">
            <text:p>16:17:07</text:p>
          </table:table-cell>
          <table:table-cell table:style-name="ce34" table:content-validation-name="val2" table:formula="of:=IF([.H12]=&quot;&quot;;&quot;&quot;; IF([.I12]=&quot;&quot;; NOW()-[.H12];&quot;&quot;))">
            <text:p/>
          </table:table-cell>
          <table:table-cell table:style-name="ce34" table:content-validation-name="val2" table:formula="of:=IF([.H12]=&quot;&quot;;&quot;&quot;; IF([.I12]=&quot;&quot;; &quot;&quot;;[.I12]-[.H12]))" office:value-type="time" office:time-value="PT00H00M28.917999705S" calcext:value-type="time">
            <text:p>0:00:29</text:p>
          </table:table-cell>
          <table:table-cell table:style-name="ce34" table:content-validation-name="val2" table:formula="of:=IF([.J12]=&quot;&quot;;&quot;&quot;;[.J12]-[.I12])" office:value-type="time" office:time-value="-PT00H00M16.389999865S" calcext:value-type="time">
            <text:p>-0:00:16</text:p>
          </table:table-cell>
          <table:table-cell table:style-name="ce40" table:content-validation-name="val2" office:value-type="time" office:time-value="PT1096168H17M23.757000379S" calcext:value-type="time">
            <text:p>16:17:24</text:p>
          </table:table-cell>
          <table:table-cell table:number-columns-repeated="1010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9" office:value-type="string" calcext:value-type="string">
            <text:p>AE</text:p>
          </table:table-cell>
          <table:table-cell table:style-name="ce9" office:value-type="string" calcext:value-type="string">
            <text:p>ED</text:p>
          </table:table-cell>
          <table:table-cell table:style-name="ce9" table:content-validation-name="val1" office:value-type="string" calcext:value-type="string">
            <text:p>Tor 1</text:p>
          </table:table-cell>
          <table:table-cell table:style-name="ce9" office:value-type="float" office:value="203" calcext:value-type="float">
            <text:p>203</text:p>
          </table:table-cell>
          <table:table-cell table:style-name="ce15" table:formula="of:=IFERROR(__xludf.dummyfunction(&quot;IF(COUNTIFS(B$2:B13, B13, C$2:C13, C13)=0, &quot;&quot;&quot;&quot;, IF(COUNTIFS(B$2:B13, B13, C$2:C13, C13)=1, &quot;&quot;PIERWSZY START&quot;&quot;, COUNTIFS(B$2:B13, B13, C$2:C13, C13)&amp;&quot;&quot; start (&quot;&quot;&amp;max(FILTER(E$7:E12, B$7:B12=B13, C$7:C12=C13))&amp;&quot;&quot;)&quot;&quot;))&quot;);&quot;PIERWSZY START&quot;)" office:value-type="string" office:string-value="PIERWSZY START" calcext:value-type="string">
            <text:p>PIERWSZY START</text:p>
          </table:table-cell>
          <table:table-cell table:style-name="ce21" table:formula="of:=IF(AND(OR(NOT(ISBLANK([.D13])); NOT(ISBLANK([.E13]))); OR(ISBLANK([.B13]); ISBLANK([.C13]))); &quot;Uzupełnij dane o graczu&quot;;IF(AND(ISBLANK([.B13]);NOT(ISBLANK([.C13]))); &quot;Uzupełnij imię i nazwisko&quot;; IF(AND(ISBLANK([.C13]);NOT(ISBLANK([.B13]))); &quot;Wpisz miasto&quot;; &quot;&quot;)))">
            <text:p/>
          </table:table-cell>
          <table:table-cell table:style-name="ce27" table:content-validation-name="val2" office:value-type="time" office:time-value="PT1096168H18M22.008999512S" calcext:value-type="time">
            <text:p>16:18:22</text:p>
          </table:table-cell>
          <table:table-cell table:style-name="ce27" table:content-validation-name="val2" office:value-type="time" office:time-value="PT1096168H19M24.570000116S" calcext:value-type="time">
            <text:p>16:19:25</text:p>
          </table:table-cell>
          <table:table-cell table:style-name="ce27" table:content-validation-name="val2" office:value-type="time" office:time-value="PT1096168H18M24.888000526S" calcext:value-type="time">
            <text:p>16:18:25</text:p>
          </table:table-cell>
          <table:table-cell table:style-name="ce34" table:content-validation-name="val2" table:formula="of:=IF([.H13]=&quot;&quot;;&quot;&quot;; IF([.I13]=&quot;&quot;; NOW()-[.H13];&quot;&quot;))">
            <text:p/>
          </table:table-cell>
          <table:table-cell table:style-name="ce34" table:content-validation-name="val2" table:formula="of:=IF([.H13]=&quot;&quot;;&quot;&quot;; IF([.I13]=&quot;&quot;; &quot;&quot;;[.I13]-[.H13]))" office:value-type="time" office:time-value="PT00H01M02.561000185S" calcext:value-type="time">
            <text:p>0:01:03</text:p>
          </table:table-cell>
          <table:table-cell table:style-name="ce34" table:content-validation-name="val2" table:formula="of:=IF([.J13]=&quot;&quot;;&quot;&quot;;[.J13]-[.I13])" office:value-type="time" office:time-value="-PT00H00M59.682000009S" calcext:value-type="time">
            <text:p>-0:01:00</text:p>
          </table:table-cell>
          <table:table-cell table:style-name="ce40" table:content-validation-name="val2" office:value-type="time" office:time-value="PT1096168H19M35.055999868S" calcext:value-type="time">
            <text:p>16:19:35</text:p>
          </table:table-cell>
          <table:table-cell table:number-columns-repeated="1010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>
            <text:p>A</text:p>
          </table:table-cell>
          <table:table-cell table:style-name="ce9"/>
          <table:table-cell table:style-name="ce9" table:content-validation-name="val1"/>
          <table:table-cell table:style-name="ce9" office:value-type="float" office:value="205" calcext:value-type="float">
            <text:p>205</text:p>
          </table:table-cell>
          <table:table-cell table:style-name="ce15" table:formula="of:=IFERROR(__xludf.dummyfunction(&quot;IF(COUNTIFS(B$2:B14, B14, C$2:C14, C14)=0, &quot;&quot;&quot;&quot;, IF(COUNTIFS(B$2:B14, B14, C$2:C14, C14)=1, &quot;&quot;PIERWSZY START&quot;&quot;, COUNTIFS(B$2:B14, B14, C$2:C14, C14)&amp;&quot;&quot; start (&quot;&quot;&amp;max(FILTER(E$7:E13, B$7:B13=B14, C$7:C13=C14))&amp;&quot;&quot;)&quot;&quot;))&quot;);&quot;&quot;)">
            <text:p/>
          </table:table-cell>
          <table:table-cell table:style-name="ce21" table:formula="of:=IF(AND(OR(NOT(ISBLANK([.D14])); NOT(ISBLANK([.E14]))); OR(ISBLANK([.B14]); ISBLANK([.C14]))); &quot;Uzupełnij dane o graczu&quot;;IF(AND(ISBLANK([.B14]);NOT(ISBLANK([.C14]))); &quot;Uzupełnij imię i nazwisko&quot;; IF(AND(ISBLANK([.C14]);NOT(ISBLANK([.B14]))); &quot;Wpisz miasto&quot;; &quot;&quot;)))" office:value-type="string" office:string-value="Uzupełnij dane o graczu" calcext:value-type="string">
            <text:p>Uzupełnij dane o graczu</text:p>
          </table:table-cell>
          <table:table-cell table:style-name="ce27" table:content-validation-name="val2" office:value-type="time" office:time-value="PT1096168H20M18.451000191S" calcext:value-type="time">
            <text:p>16:20:18</text:p>
          </table:table-cell>
          <table:table-cell table:style-name="ce27" table:content-validation-name="val2"/>
          <table:table-cell table:style-name="ce27" table:content-validation-name="val2" office:value-type="time" office:time-value="PT1096168H20M21.212999895S" calcext:value-type="time">
            <text:p>16:20:21</text:p>
          </table:table-cell>
          <table:table-cell table:style-name="ce34" table:content-validation-name="val2" table:formula="of:=IF([.H14]=&quot;&quot;;&quot;&quot;; IF([.I14]=&quot;&quot;; NOW()-[.H14];&quot;&quot;))" office:value-type="time" office:time-value="PT2028H42M39.185132501S" calcext:value-type="time">
            <text:p>2028:42:39</text:p>
          </table:table-cell>
          <table:table-cell table:style-name="ce34" table:content-validation-name="val2" table:formula="of:=IF([.H14]=&quot;&quot;;&quot;&quot;; IF([.I14]=&quot;&quot;; &quot;&quot;;[.I14]-[.H14]))">
            <text:p/>
          </table:table-cell>
          <table:table-cell table:style-name="ce34" table:content-validation-name="val2" table:formula="of:=IF([.J14]=&quot;&quot;;&quot;&quot;;[.J14]-[.I14])" office:value-type="time" office:time-value="PT1096168H20M21.212999895S" calcext:value-type="time">
            <text:p>1096168:20:21</text:p>
          </table:table-cell>
          <table:table-cell table:style-name="ce40" table:content-validation-name="val2" office:value-type="time" office:time-value="PT1096168H20M21.581000648S" calcext:value-type="time">
            <text:p>16:20:22</text:p>
          </table:table-cell>
          <table:table-cell table:number-columns-repeated="1010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>
            <text:p>B</text:p>
          </table:table-cell>
          <table:table-cell table:style-name="ce9"/>
          <table:table-cell table:style-name="ce9" table:content-validation-name="val1"/>
          <table:table-cell table:style-name="ce9" office:value-type="float" office:value="206" calcext:value-type="float">
            <text:p>206</text:p>
          </table:table-cell>
          <table:table-cell table:style-name="ce15" table:formula="of:=IFERROR(__xludf.dummyfunction(&quot;IF(COUNTIFS(B$2:B15, B15, C$2:C15, C15)=0, &quot;&quot;&quot;&quot;, IF(COUNTIFS(B$2:B15, B15, C$2:C15, C15)=1, &quot;&quot;PIERWSZY START&quot;&quot;, COUNTIFS(B$2:B15, B15, C$2:C15, C15)&amp;&quot;&quot; start (&quot;&quot;&amp;max(FILTER(E$7:E14, B$7:B14=B15, C$7:C14=C15))&amp;&quot;&quot;)&quot;&quot;))&quot;);&quot;&quot;)">
            <text:p/>
          </table:table-cell>
          <table:table-cell table:style-name="ce21" table:formula="of:=IF(AND(OR(NOT(ISBLANK([.D15])); NOT(ISBLANK([.E15]))); OR(ISBLANK([.B15]); ISBLANK([.C15]))); &quot;Uzupełnij dane o graczu&quot;;IF(AND(ISBLANK([.B15]);NOT(ISBLANK([.C15]))); &quot;Uzupełnij imię i nazwisko&quot;; IF(AND(ISBLANK([.C15]);NOT(ISBLANK([.B15]))); &quot;Wpisz miasto&quot;; &quot;&quot;)))" office:value-type="string" office:string-value="Uzupełnij dane o graczu" calcext:value-type="string">
            <text:p>Uzupełnij dane o graczu</text:p>
          </table:table-cell>
          <table:table-cell table:style-name="ce27" table:content-validation-name="val2" office:value-type="time" office:time-value="PT1096168H22M02.886000015S" calcext:value-type="time">
            <text:p>16:22:03</text:p>
          </table:table-cell>
          <table:table-cell table:style-name="ce27" table:content-validation-name="val2"/>
          <table:table-cell table:style-name="ce27" table:content-validation-name="val2" office:value-type="time" office:time-value="PT1096168H22M06.33399982S" calcext:value-type="time">
            <text:p>16:22:06</text:p>
          </table:table-cell>
          <table:table-cell table:style-name="ce34" table:content-validation-name="val2" table:formula="of:=IF([.H15]=&quot;&quot;;&quot;&quot;; IF([.I15]=&quot;&quot;; NOW()-[.H15];&quot;&quot;))" office:value-type="time" office:time-value="PT2028H40M54.750211886S" calcext:value-type="time">
            <text:p>2028:40:55</text:p>
          </table:table-cell>
          <table:table-cell table:style-name="ce34" table:content-validation-name="val2" table:formula="of:=IF([.H15]=&quot;&quot;;&quot;&quot;; IF([.I15]=&quot;&quot;; &quot;&quot;;[.I15]-[.H15]))">
            <text:p/>
          </table:table-cell>
          <table:table-cell table:style-name="ce34" table:content-validation-name="val2" table:formula="of:=IF([.J15]=&quot;&quot;;&quot;&quot;;[.J15]-[.I15])" office:value-type="time" office:time-value="PT1096168H22M06.33399982S" calcext:value-type="time">
            <text:p>1096168:22:06</text:p>
          </table:table-cell>
          <table:table-cell table:style-name="ce40" table:content-validation-name="val2" office:value-type="time" office:time-value="PT1096168H22M06.94700025S" calcext:value-type="time">
            <text:p>16:22:07</text:p>
          </table:table-cell>
          <table:table-cell table:number-columns-repeated="1010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9"/>
          <table:table-cell table:style-name="ce9" office:value-type="string" calcext:value-type="string">
            <text:p>C</text:p>
          </table:table-cell>
          <table:table-cell table:style-name="ce9" table:content-validation-name="val1"/>
          <table:table-cell table:style-name="ce9" office:value-type="float" office:value="207" calcext:value-type="float">
            <text:p>207</text:p>
          </table:table-cell>
          <table:table-cell table:style-name="ce15" table:formula="of:=IFERROR(__xludf.dummyfunction(&quot;IF(COUNTIFS(B$2:B16, B16, C$2:C16, C16)=0, &quot;&quot;&quot;&quot;, IF(COUNTIFS(B$2:B16, B16, C$2:C16, C16)=1, &quot;&quot;PIERWSZY START&quot;&quot;, COUNTIFS(B$2:B16, B16, C$2:C16, C16)&amp;&quot;&quot; start (&quot;&quot;&amp;max(FILTER(E$7:E15, B$7:B15=B16, C$7:C15=C16))&amp;&quot;&quot;)&quot;&quot;))&quot;);&quot;&quot;)">
            <text:p/>
          </table:table-cell>
          <table:table-cell table:style-name="ce21" table:formula="of:=IF(AND(OR(NOT(ISBLANK([.D16])); NOT(ISBLANK([.E16]))); OR(ISBLANK([.B16]); ISBLANK([.C16]))); &quot;Uzupełnij dane o graczu&quot;;IF(AND(ISBLANK([.B16]);NOT(ISBLANK([.C16]))); &quot;Uzupełnij imię i nazwisko&quot;; IF(AND(ISBLANK([.C16]);NOT(ISBLANK([.B16]))); &quot;Wpisz miasto&quot;; &quot;&quot;)))" office:value-type="string" office:string-value="Uzupełnij dane o graczu" calcext:value-type="string">
            <text:p>Uzupełnij dane o graczu</text:p>
          </table:table-cell>
          <table:table-cell table:style-name="ce27" table:content-validation-name="val2" office:value-type="time" office:time-value="PT1096168H22M17.165000383S" calcext:value-type="time">
            <text:p>16:22:17</text:p>
          </table:table-cell>
          <table:table-cell table:style-name="ce27" table:content-validation-name="val2"/>
          <table:table-cell table:style-name="ce27" table:content-validation-name="val2" office:value-type="time" office:time-value="PT1096168H22M18.924999721S" calcext:value-type="time">
            <text:p>16:22:19</text:p>
          </table:table-cell>
          <table:table-cell table:style-name="ce34" table:content-validation-name="val2" table:formula="of:=IF([.H16]=&quot;&quot;;&quot;&quot;; IF([.I16]=&quot;&quot;; NOW()-[.H16];&quot;&quot;))" office:value-type="time" office:time-value="PT2028H40M40.471293032S" calcext:value-type="time">
            <text:p>2028:40:40</text:p>
          </table:table-cell>
          <table:table-cell table:style-name="ce34" table:content-validation-name="val2" table:formula="of:=IF([.H16]=&quot;&quot;;&quot;&quot;; IF([.I16]=&quot;&quot;; &quot;&quot;;[.I16]-[.H16]))">
            <text:p/>
          </table:table-cell>
          <table:table-cell table:style-name="ce34" table:content-validation-name="val2" table:formula="of:=IF([.J16]=&quot;&quot;;&quot;&quot;;[.J16]-[.I16])" office:value-type="time" office:time-value="PT1096168H22M18.924999721S" calcext:value-type="time">
            <text:p>1096168:22:19</text:p>
          </table:table-cell>
          <table:table-cell table:style-name="ce40" table:content-validation-name="val2" office:value-type="time" office:time-value="PT1096168H22M19.343000203S" calcext:value-type="time">
            <text:p>16:22:19</text:p>
          </table:table-cell>
          <table:table-cell table:number-columns-repeated="1010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9"/>
          <table:table-cell table:style-name="ce9" office:value-type="string" calcext:value-type="string">
            <text:p>D</text:p>
          </table:table-cell>
          <table:table-cell table:style-name="ce9" table:content-validation-name="val1"/>
          <table:table-cell table:style-name="ce9" office:value-type="float" office:value="208" calcext:value-type="float">
            <text:p>208</text:p>
          </table:table-cell>
          <table:table-cell table:style-name="ce15" table:formula="of:=IFERROR(__xludf.dummyfunction(&quot;IF(COUNTIFS(B$2:B17, B17, C$2:C17, C17)=0, &quot;&quot;&quot;&quot;, IF(COUNTIFS(B$2:B17, B17, C$2:C17, C17)=1, &quot;&quot;PIERWSZY START&quot;&quot;, COUNTIFS(B$2:B17, B17, C$2:C17, C17)&amp;&quot;&quot; start (&quot;&quot;&amp;max(FILTER(E$7:E16, B$7:B16=B17, C$7:C16=C17))&amp;&quot;&quot;)&quot;&quot;))&quot;);&quot;&quot;)">
            <text:p/>
          </table:table-cell>
          <table:table-cell table:style-name="ce21" table:formula="of:=IF(AND(OR(NOT(ISBLANK([.D17])); NOT(ISBLANK([.E17]))); OR(ISBLANK([.B17]); ISBLANK([.C17]))); &quot;Uzupełnij dane o graczu&quot;;IF(AND(ISBLANK([.B17]);NOT(ISBLANK([.C17]))); &quot;Uzupełnij imię i nazwisko&quot;; IF(AND(ISBLANK([.C17]);NOT(ISBLANK([.B17]))); &quot;Wpisz miasto&quot;; &quot;&quot;)))" office:value-type="string" office:string-value="Uzupełnij dane o graczu" calcext:value-type="string">
            <text:p>Uzupełnij dane o graczu</text:p>
          </table:table-cell>
          <table:table-cell table:style-name="ce27" table:content-validation-name="val2" office:value-type="time" office:time-value="PT1096168H22M39.128999803S" calcext:value-type="time">
            <text:p>16:22:39</text:p>
          </table:table-cell>
          <table:table-cell table:style-name="ce27" table:content-validation-name="val2"/>
          <table:table-cell table:style-name="ce27" table:content-validation-name="val2" office:value-type="time" office:time-value="PT1096168H22M41.229000147S" calcext:value-type="time">
            <text:p>16:22:41</text:p>
          </table:table-cell>
          <table:table-cell table:style-name="ce34" table:content-validation-name="val2" table:formula="of:=IF([.H17]=&quot;&quot;;&quot;&quot;; IF([.I17]=&quot;&quot;; NOW()-[.H17];&quot;&quot;))" office:value-type="time" office:time-value="PT2028H40M18.507370097S" calcext:value-type="time">
            <text:p>2028:40:19</text:p>
          </table:table-cell>
          <table:table-cell table:style-name="ce34" table:content-validation-name="val2" table:formula="of:=IF([.H17]=&quot;&quot;;&quot;&quot;; IF([.I17]=&quot;&quot;; &quot;&quot;;[.I17]-[.H17]))">
            <text:p/>
          </table:table-cell>
          <table:table-cell table:style-name="ce34" table:content-validation-name="val2" table:formula="of:=IF([.J17]=&quot;&quot;;&quot;&quot;;[.J17]-[.I17])" office:value-type="time" office:time-value="PT1096168H22M41.229000147S" calcext:value-type="time">
            <text:p>1096168:22:41</text:p>
          </table:table-cell>
          <table:table-cell table:style-name="ce40" table:content-validation-name="val2" office:value-type="time" office:time-value="PT1096168H22M42.325999327S" calcext:value-type="time">
            <text:p>16:22:42</text:p>
          </table:table-cell>
          <table:table-cell table:number-columns-repeated="1010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8, B18, C$2:C18, C18)=0, &quot;&quot;&quot;&quot;, IF(COUNTIFS(B$2:B18, B18, C$2:C18, C18)=1, &quot;&quot;PIERWSZY START&quot;&quot;, COUNTIFS(B$2:B18, B18, C$2:C18, C18)&amp;&quot;&quot; start (&quot;&quot;&amp;max(FILTER(E$7:E17, B$7:B17=B18, C$7:C17=C18))&amp;&quot;&quot;)&quot;&quot;))&quot;);&quot;&quot;)">
            <text:p/>
          </table:table-cell>
          <table:table-cell table:style-name="ce23" table:formula="of:=IF(AND(OR(NOT(ISBLANK([.D18])); NOT(ISBLANK([.E18]))); OR(ISBLANK([.B18]); ISBLANK([.C18]))); &quot;Uzupełnij dane o graczu&quot;;IF(AND(ISBLANK([.B18]);NOT(ISBLANK([.C18]))); &quot;Uzupełnij imię i nazwisko&quot;; IF(AND(ISBLANK([.C18]);NOT(ISBLANK([.B18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8]=&quot;&quot;;&quot;&quot;; IF([.I18]=&quot;&quot;; NOW()-[.H18];&quot;&quot;))">
            <text:p/>
          </table:table-cell>
          <table:table-cell table:style-name="ce36" table:content-validation-name="val2" table:formula="of:=IF([.H18]=&quot;&quot;;&quot;&quot;; IF([.I18]=&quot;&quot;; &quot;&quot;;[.I18]-[.H18]))">
            <text:p/>
          </table:table-cell>
          <table:table-cell table:style-name="ce36" table:content-validation-name="val2" table:formula="of:=IF([.J18]=&quot;&quot;;&quot;&quot;;[.J18]-[.I18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9, B19, C$2:C19, C19)=0, &quot;&quot;&quot;&quot;, IF(COUNTIFS(B$2:B19, B19, C$2:C19, C19)=1, &quot;&quot;PIERWSZY START&quot;&quot;, COUNTIFS(B$2:B19, B19, C$2:C19, C19)&amp;&quot;&quot; start (&quot;&quot;&amp;max(FILTER(E$7:E18, B$7:B18=B19, C$7:C18=C19))&amp;&quot;&quot;)&quot;&quot;))&quot;);&quot;&quot;)">
            <text:p/>
          </table:table-cell>
          <table:table-cell table:style-name="ce24" table:formula="of:=IF(AND(OR(NOT(ISBLANK([.D19])); NOT(ISBLANK([.E19]))); OR(ISBLANK([.B19]); ISBLANK([.C19]))); &quot;Uzupełnij dane o graczu&quot;;IF(AND(ISBLANK([.B19]);NOT(ISBLANK([.C19]))); &quot;Uzupełnij imię i nazwisko&quot;; IF(AND(ISBLANK([.C19]);NOT(ISBLANK([.B19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9]=&quot;&quot;;&quot;&quot;; IF([.I19]=&quot;&quot;; NOW()-[.H19];&quot;&quot;))">
            <text:p/>
          </table:table-cell>
          <table:table-cell table:style-name="ce37" table:content-validation-name="val2" table:formula="of:=IF([.H19]=&quot;&quot;;&quot;&quot;; IF([.I19]=&quot;&quot;; &quot;&quot;;[.I19]-[.H19]))">
            <text:p/>
          </table:table-cell>
          <table:table-cell table:style-name="ce37" table:content-validation-name="val2" table:formula="of:=IF([.J19]=&quot;&quot;;&quot;&quot;;[.J19]-[.I19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20, B20, C$2:C20, C20)=0, &quot;&quot;&quot;&quot;, IF(COUNTIFS(B$2:B20, B20, C$2:C20, C20)=1, &quot;&quot;PIERWSZY START&quot;&quot;, COUNTIFS(B$2:B20, B20, C$2:C20, C20)&amp;&quot;&quot; start (&quot;&quot;&amp;max(FILTER(E$7:E19, B$7:B19=B20, C$7:C19=C20))&amp;&quot;&quot;)&quot;&quot;))&quot;);&quot;&quot;)">
            <text:p/>
          </table:table-cell>
          <table:table-cell table:style-name="ce23" table:formula="of:=IF(AND(OR(NOT(ISBLANK([.D20])); NOT(ISBLANK([.E20]))); OR(ISBLANK([.B20]); ISBLANK([.C20]))); &quot;Uzupełnij dane o graczu&quot;;IF(AND(ISBLANK([.B20]);NOT(ISBLANK([.C20]))); &quot;Uzupełnij imię i nazwisko&quot;; IF(AND(ISBLANK([.C20]);NOT(ISBLANK([.B20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20]=&quot;&quot;;&quot;&quot;; IF([.I20]=&quot;&quot;; NOW()-[.H20];&quot;&quot;))">
            <text:p/>
          </table:table-cell>
          <table:table-cell table:style-name="ce36" table:content-validation-name="val2" table:formula="of:=IF([.H20]=&quot;&quot;;&quot;&quot;; IF([.I20]=&quot;&quot;; &quot;&quot;;[.I20]-[.H20]))">
            <text:p/>
          </table:table-cell>
          <table:table-cell table:style-name="ce36" table:content-validation-name="val2" table:formula="of:=IF([.J20]=&quot;&quot;;&quot;&quot;;[.J20]-[.I20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21, B21, C$2:C21, C21)=0, &quot;&quot;&quot;&quot;, IF(COUNTIFS(B$2:B21, B21, C$2:C21, C21)=1, &quot;&quot;PIERWSZY START&quot;&quot;, COUNTIFS(B$2:B21, B21, C$2:C21, C21)&amp;&quot;&quot; start (&quot;&quot;&amp;max(FILTER(E$7:E20, B$7:B20=B21, C$7:C20=C21))&amp;&quot;&quot;)&quot;&quot;))&quot;);&quot;&quot;)">
            <text:p/>
          </table:table-cell>
          <table:table-cell table:style-name="ce24" table:formula="of:=IF(AND(OR(NOT(ISBLANK([.D21])); NOT(ISBLANK([.E21]))); OR(ISBLANK([.B21]); ISBLANK([.C21]))); &quot;Uzupełnij dane o graczu&quot;;IF(AND(ISBLANK([.B21]);NOT(ISBLANK([.C21]))); &quot;Uzupełnij imię i nazwisko&quot;; IF(AND(ISBLANK([.C21]);NOT(ISBLANK([.B21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21]=&quot;&quot;;&quot;&quot;; IF([.I21]=&quot;&quot;; NOW()-[.H21];&quot;&quot;))">
            <text:p/>
          </table:table-cell>
          <table:table-cell table:style-name="ce37" table:content-validation-name="val2" table:formula="of:=IF([.H21]=&quot;&quot;;&quot;&quot;; IF([.I21]=&quot;&quot;; &quot;&quot;;[.I21]-[.H21]))">
            <text:p/>
          </table:table-cell>
          <table:table-cell table:style-name="ce37" table:content-validation-name="val2" table:formula="of:=IF([.J21]=&quot;&quot;;&quot;&quot;;[.J21]-[.I21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22, B22, C$2:C22, C22)=0, &quot;&quot;&quot;&quot;, IF(COUNTIFS(B$2:B22, B22, C$2:C22, C22)=1, &quot;&quot;PIERWSZY START&quot;&quot;, COUNTIFS(B$2:B22, B22, C$2:C22, C22)&amp;&quot;&quot; start (&quot;&quot;&amp;max(FILTER(E$7:E21, B$7:B21=B22, C$7:C21=C22))&amp;&quot;&quot;)&quot;&quot;))&quot;);&quot;&quot;)">
            <text:p/>
          </table:table-cell>
          <table:table-cell table:style-name="ce23" table:formula="of:=IF(AND(OR(NOT(ISBLANK([.D22])); NOT(ISBLANK([.E22]))); OR(ISBLANK([.B22]); ISBLANK([.C22]))); &quot;Uzupełnij dane o graczu&quot;;IF(AND(ISBLANK([.B22]);NOT(ISBLANK([.C22]))); &quot;Uzupełnij imię i nazwisko&quot;; IF(AND(ISBLANK([.C22]);NOT(ISBLANK([.B22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22]=&quot;&quot;;&quot;&quot;; IF([.I22]=&quot;&quot;; NOW()-[.H22];&quot;&quot;))">
            <text:p/>
          </table:table-cell>
          <table:table-cell table:style-name="ce36" table:content-validation-name="val2" table:formula="of:=IF([.H22]=&quot;&quot;;&quot;&quot;; IF([.I22]=&quot;&quot;; &quot;&quot;;[.I22]-[.H22]))">
            <text:p/>
          </table:table-cell>
          <table:table-cell table:style-name="ce36" table:content-validation-name="val2" table:formula="of:=IF([.J22]=&quot;&quot;;&quot;&quot;;[.J22]-[.I22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23, B23, C$2:C23, C23)=0, &quot;&quot;&quot;&quot;, IF(COUNTIFS(B$2:B23, B23, C$2:C23, C23)=1, &quot;&quot;PIERWSZY START&quot;&quot;, COUNTIFS(B$2:B23, B23, C$2:C23, C23)&amp;&quot;&quot; start (&quot;&quot;&amp;max(FILTER(E$7:E22, B$7:B22=B23, C$7:C22=C23))&amp;&quot;&quot;)&quot;&quot;))&quot;);&quot;&quot;)">
            <text:p/>
          </table:table-cell>
          <table:table-cell table:style-name="ce24" table:formula="of:=IF(AND(OR(NOT(ISBLANK([.D23])); NOT(ISBLANK([.E23]))); OR(ISBLANK([.B23]); ISBLANK([.C23]))); &quot;Uzupełnij dane o graczu&quot;;IF(AND(ISBLANK([.B23]);NOT(ISBLANK([.C23]))); &quot;Uzupełnij imię i nazwisko&quot;; IF(AND(ISBLANK([.C23]);NOT(ISBLANK([.B23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23]=&quot;&quot;;&quot;&quot;; IF([.I23]=&quot;&quot;; NOW()-[.H23];&quot;&quot;))">
            <text:p/>
          </table:table-cell>
          <table:table-cell table:style-name="ce37" table:content-validation-name="val2" table:formula="of:=IF([.H23]=&quot;&quot;;&quot;&quot;; IF([.I23]=&quot;&quot;; &quot;&quot;;[.I23]-[.H23]))">
            <text:p/>
          </table:table-cell>
          <table:table-cell table:style-name="ce37" table:content-validation-name="val2" table:formula="of:=IF([.J23]=&quot;&quot;;&quot;&quot;;[.J23]-[.I23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24, B24, C$2:C24, C24)=0, &quot;&quot;&quot;&quot;, IF(COUNTIFS(B$2:B24, B24, C$2:C24, C24)=1, &quot;&quot;PIERWSZY START&quot;&quot;, COUNTIFS(B$2:B24, B24, C$2:C24, C24)&amp;&quot;&quot; start (&quot;&quot;&amp;max(FILTER(E$7:E23, B$7:B23=B24, C$7:C23=C24))&amp;&quot;&quot;)&quot;&quot;))&quot;);&quot;&quot;)">
            <text:p/>
          </table:table-cell>
          <table:table-cell table:style-name="ce23" table:formula="of:=IF(AND(OR(NOT(ISBLANK([.D24])); NOT(ISBLANK([.E24]))); OR(ISBLANK([.B24]); ISBLANK([.C24]))); &quot;Uzupełnij dane o graczu&quot;;IF(AND(ISBLANK([.B24]);NOT(ISBLANK([.C24]))); &quot;Uzupełnij imię i nazwisko&quot;; IF(AND(ISBLANK([.C24]);NOT(ISBLANK([.B24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24]=&quot;&quot;;&quot;&quot;; IF([.I24]=&quot;&quot;; NOW()-[.H24];&quot;&quot;))">
            <text:p/>
          </table:table-cell>
          <table:table-cell table:style-name="ce36" table:content-validation-name="val2" table:formula="of:=IF([.H24]=&quot;&quot;;&quot;&quot;; IF([.I24]=&quot;&quot;; &quot;&quot;;[.I24]-[.H24]))">
            <text:p/>
          </table:table-cell>
          <table:table-cell table:style-name="ce36" table:content-validation-name="val2" table:formula="of:=IF([.J24]=&quot;&quot;;&quot;&quot;;[.J24]-[.I24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25, B25, C$2:C25, C25)=0, &quot;&quot;&quot;&quot;, IF(COUNTIFS(B$2:B25, B25, C$2:C25, C25)=1, &quot;&quot;PIERWSZY START&quot;&quot;, COUNTIFS(B$2:B25, B25, C$2:C25, C25)&amp;&quot;&quot; start (&quot;&quot;&amp;max(FILTER(E$7:E24, B$7:B24=B25, C$7:C24=C25))&amp;&quot;&quot;)&quot;&quot;))&quot;);&quot;&quot;)">
            <text:p/>
          </table:table-cell>
          <table:table-cell table:style-name="ce24" table:formula="of:=IF(AND(OR(NOT(ISBLANK([.D25])); NOT(ISBLANK([.E25]))); OR(ISBLANK([.B25]); ISBLANK([.C25]))); &quot;Uzupełnij dane o graczu&quot;;IF(AND(ISBLANK([.B25]);NOT(ISBLANK([.C25]))); &quot;Uzupełnij imię i nazwisko&quot;; IF(AND(ISBLANK([.C25]);NOT(ISBLANK([.B25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25]=&quot;&quot;;&quot;&quot;; IF([.I25]=&quot;&quot;; NOW()-[.H25];&quot;&quot;))">
            <text:p/>
          </table:table-cell>
          <table:table-cell table:style-name="ce37" table:content-validation-name="val2" table:formula="of:=IF([.H25]=&quot;&quot;;&quot;&quot;; IF([.I25]=&quot;&quot;; &quot;&quot;;[.I25]-[.H25]))">
            <text:p/>
          </table:table-cell>
          <table:table-cell table:style-name="ce37" table:content-validation-name="val2" table:formula="of:=IF([.J25]=&quot;&quot;;&quot;&quot;;[.J25]-[.I25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26, B26, C$2:C26, C26)=0, &quot;&quot;&quot;&quot;, IF(COUNTIFS(B$2:B26, B26, C$2:C26, C26)=1, &quot;&quot;PIERWSZY START&quot;&quot;, COUNTIFS(B$2:B26, B26, C$2:C26, C26)&amp;&quot;&quot; start (&quot;&quot;&amp;max(FILTER(E$7:E25, B$7:B25=B26, C$7:C25=C26))&amp;&quot;&quot;)&quot;&quot;))&quot;);&quot;&quot;)">
            <text:p/>
          </table:table-cell>
          <table:table-cell table:style-name="ce23" table:formula="of:=IF(AND(OR(NOT(ISBLANK([.D26])); NOT(ISBLANK([.E26]))); OR(ISBLANK([.B26]); ISBLANK([.C26]))); &quot;Uzupełnij dane o graczu&quot;;IF(AND(ISBLANK([.B26]);NOT(ISBLANK([.C26]))); &quot;Uzupełnij imię i nazwisko&quot;; IF(AND(ISBLANK([.C26]);NOT(ISBLANK([.B26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26]=&quot;&quot;;&quot;&quot;; IF([.I26]=&quot;&quot;; NOW()-[.H26];&quot;&quot;))">
            <text:p/>
          </table:table-cell>
          <table:table-cell table:style-name="ce36" table:content-validation-name="val2" table:formula="of:=IF([.H26]=&quot;&quot;;&quot;&quot;; IF([.I26]=&quot;&quot;; &quot;&quot;;[.I26]-[.H26]))">
            <text:p/>
          </table:table-cell>
          <table:table-cell table:style-name="ce36" table:content-validation-name="val2" table:formula="of:=IF([.J26]=&quot;&quot;;&quot;&quot;;[.J26]-[.I26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27, B27, C$2:C27, C27)=0, &quot;&quot;&quot;&quot;, IF(COUNTIFS(B$2:B27, B27, C$2:C27, C27)=1, &quot;&quot;PIERWSZY START&quot;&quot;, COUNTIFS(B$2:B27, B27, C$2:C27, C27)&amp;&quot;&quot; start (&quot;&quot;&amp;max(FILTER(E$7:E26, B$7:B26=B27, C$7:C26=C27))&amp;&quot;&quot;)&quot;&quot;))&quot;);&quot;&quot;)">
            <text:p/>
          </table:table-cell>
          <table:table-cell table:style-name="ce24" table:formula="of:=IF(AND(OR(NOT(ISBLANK([.D27])); NOT(ISBLANK([.E27]))); OR(ISBLANK([.B27]); ISBLANK([.C27]))); &quot;Uzupełnij dane o graczu&quot;;IF(AND(ISBLANK([.B27]);NOT(ISBLANK([.C27]))); &quot;Uzupełnij imię i nazwisko&quot;; IF(AND(ISBLANK([.C27]);NOT(ISBLANK([.B27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27]=&quot;&quot;;&quot;&quot;; IF([.I27]=&quot;&quot;; NOW()-[.H27];&quot;&quot;))">
            <text:p/>
          </table:table-cell>
          <table:table-cell table:style-name="ce37" table:content-validation-name="val2" table:formula="of:=IF([.H27]=&quot;&quot;;&quot;&quot;; IF([.I27]=&quot;&quot;; &quot;&quot;;[.I27]-[.H27]))">
            <text:p/>
          </table:table-cell>
          <table:table-cell table:style-name="ce37" table:content-validation-name="val2" table:formula="of:=IF([.J27]=&quot;&quot;;&quot;&quot;;[.J27]-[.I27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28, B28, C$2:C28, C28)=0, &quot;&quot;&quot;&quot;, IF(COUNTIFS(B$2:B28, B28, C$2:C28, C28)=1, &quot;&quot;PIERWSZY START&quot;&quot;, COUNTIFS(B$2:B28, B28, C$2:C28, C28)&amp;&quot;&quot; start (&quot;&quot;&amp;max(FILTER(E$7:E27, B$7:B27=B28, C$7:C27=C28))&amp;&quot;&quot;)&quot;&quot;))&quot;);&quot;&quot;)">
            <text:p/>
          </table:table-cell>
          <table:table-cell table:style-name="ce23" table:formula="of:=IF(AND(OR(NOT(ISBLANK([.D28])); NOT(ISBLANK([.E28]))); OR(ISBLANK([.B28]); ISBLANK([.C28]))); &quot;Uzupełnij dane o graczu&quot;;IF(AND(ISBLANK([.B28]);NOT(ISBLANK([.C28]))); &quot;Uzupełnij imię i nazwisko&quot;; IF(AND(ISBLANK([.C28]);NOT(ISBLANK([.B28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28]=&quot;&quot;;&quot;&quot;; IF([.I28]=&quot;&quot;; NOW()-[.H28];&quot;&quot;))">
            <text:p/>
          </table:table-cell>
          <table:table-cell table:style-name="ce36" table:content-validation-name="val2" table:formula="of:=IF([.H28]=&quot;&quot;;&quot;&quot;; IF([.I28]=&quot;&quot;; &quot;&quot;;[.I28]-[.H28]))">
            <text:p/>
          </table:table-cell>
          <table:table-cell table:style-name="ce36" table:content-validation-name="val2" table:formula="of:=IF([.J28]=&quot;&quot;;&quot;&quot;;[.J28]-[.I28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29, B29, C$2:C29, C29)=0, &quot;&quot;&quot;&quot;, IF(COUNTIFS(B$2:B29, B29, C$2:C29, C29)=1, &quot;&quot;PIERWSZY START&quot;&quot;, COUNTIFS(B$2:B29, B29, C$2:C29, C29)&amp;&quot;&quot; start (&quot;&quot;&amp;max(FILTER(E$7:E28, B$7:B28=B29, C$7:C28=C29))&amp;&quot;&quot;)&quot;&quot;))&quot;);&quot;&quot;)">
            <text:p/>
          </table:table-cell>
          <table:table-cell table:style-name="ce24" table:formula="of:=IF(AND(OR(NOT(ISBLANK([.D29])); NOT(ISBLANK([.E29]))); OR(ISBLANK([.B29]); ISBLANK([.C29]))); &quot;Uzupełnij dane o graczu&quot;;IF(AND(ISBLANK([.B29]);NOT(ISBLANK([.C29]))); &quot;Uzupełnij imię i nazwisko&quot;; IF(AND(ISBLANK([.C29]);NOT(ISBLANK([.B29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29]=&quot;&quot;;&quot;&quot;; IF([.I29]=&quot;&quot;; NOW()-[.H29];&quot;&quot;))">
            <text:p/>
          </table:table-cell>
          <table:table-cell table:style-name="ce37" table:content-validation-name="val2" table:formula="of:=IF([.H29]=&quot;&quot;;&quot;&quot;; IF([.I29]=&quot;&quot;; &quot;&quot;;[.I29]-[.H29]))">
            <text:p/>
          </table:table-cell>
          <table:table-cell table:style-name="ce37" table:content-validation-name="val2" table:formula="of:=IF([.J29]=&quot;&quot;;&quot;&quot;;[.J29]-[.I29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30, B30, C$2:C30, C30)=0, &quot;&quot;&quot;&quot;, IF(COUNTIFS(B$2:B30, B30, C$2:C30, C30)=1, &quot;&quot;PIERWSZY START&quot;&quot;, COUNTIFS(B$2:B30, B30, C$2:C30, C30)&amp;&quot;&quot; start (&quot;&quot;&amp;max(FILTER(E$7:E29, B$7:B29=B30, C$7:C29=C30))&amp;&quot;&quot;)&quot;&quot;))&quot;);&quot;&quot;)">
            <text:p/>
          </table:table-cell>
          <table:table-cell table:style-name="ce23" table:formula="of:=IF(AND(OR(NOT(ISBLANK([.D30])); NOT(ISBLANK([.E30]))); OR(ISBLANK([.B30]); ISBLANK([.C30]))); &quot;Uzupełnij dane o graczu&quot;;IF(AND(ISBLANK([.B30]);NOT(ISBLANK([.C30]))); &quot;Uzupełnij imię i nazwisko&quot;; IF(AND(ISBLANK([.C30]);NOT(ISBLANK([.B30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30]=&quot;&quot;;&quot;&quot;; IF([.I30]=&quot;&quot;; NOW()-[.H30];&quot;&quot;))">
            <text:p/>
          </table:table-cell>
          <table:table-cell table:style-name="ce36" table:content-validation-name="val2" table:formula="of:=IF([.H30]=&quot;&quot;;&quot;&quot;; IF([.I30]=&quot;&quot;; &quot;&quot;;[.I30]-[.H30]))">
            <text:p/>
          </table:table-cell>
          <table:table-cell table:style-name="ce36" table:content-validation-name="val2" table:formula="of:=IF([.J30]=&quot;&quot;;&quot;&quot;;[.J30]-[.I30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31, B31, C$2:C31, C31)=0, &quot;&quot;&quot;&quot;, IF(COUNTIFS(B$2:B31, B31, C$2:C31, C31)=1, &quot;&quot;PIERWSZY START&quot;&quot;, COUNTIFS(B$2:B31, B31, C$2:C31, C31)&amp;&quot;&quot; start (&quot;&quot;&amp;max(FILTER(E$7:E30, B$7:B30=B31, C$7:C30=C31))&amp;&quot;&quot;)&quot;&quot;))&quot;);&quot;&quot;)">
            <text:p/>
          </table:table-cell>
          <table:table-cell table:style-name="ce24" table:formula="of:=IF(AND(OR(NOT(ISBLANK([.D31])); NOT(ISBLANK([.E31]))); OR(ISBLANK([.B31]); ISBLANK([.C31]))); &quot;Uzupełnij dane o graczu&quot;;IF(AND(ISBLANK([.B31]);NOT(ISBLANK([.C31]))); &quot;Uzupełnij imię i nazwisko&quot;; IF(AND(ISBLANK([.C31]);NOT(ISBLANK([.B31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31]=&quot;&quot;;&quot;&quot;; IF([.I31]=&quot;&quot;; NOW()-[.H31];&quot;&quot;))">
            <text:p/>
          </table:table-cell>
          <table:table-cell table:style-name="ce37" table:content-validation-name="val2" table:formula="of:=IF([.H31]=&quot;&quot;;&quot;&quot;; IF([.I31]=&quot;&quot;; &quot;&quot;;[.I31]-[.H31]))">
            <text:p/>
          </table:table-cell>
          <table:table-cell table:style-name="ce37" table:content-validation-name="val2" table:formula="of:=IF([.J31]=&quot;&quot;;&quot;&quot;;[.J31]-[.I31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32, B32, C$2:C32, C32)=0, &quot;&quot;&quot;&quot;, IF(COUNTIFS(B$2:B32, B32, C$2:C32, C32)=1, &quot;&quot;PIERWSZY START&quot;&quot;, COUNTIFS(B$2:B32, B32, C$2:C32, C32)&amp;&quot;&quot; start (&quot;&quot;&amp;max(FILTER(E$7:E31, B$7:B31=B32, C$7:C31=C32))&amp;&quot;&quot;)&quot;&quot;))&quot;);&quot;&quot;)">
            <text:p/>
          </table:table-cell>
          <table:table-cell table:style-name="ce23" table:formula="of:=IF(AND(OR(NOT(ISBLANK([.D32])); NOT(ISBLANK([.E32]))); OR(ISBLANK([.B32]); ISBLANK([.C32]))); &quot;Uzupełnij dane o graczu&quot;;IF(AND(ISBLANK([.B32]);NOT(ISBLANK([.C32]))); &quot;Uzupełnij imię i nazwisko&quot;; IF(AND(ISBLANK([.C32]);NOT(ISBLANK([.B32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32]=&quot;&quot;;&quot;&quot;; IF([.I32]=&quot;&quot;; NOW()-[.H32];&quot;&quot;))">
            <text:p/>
          </table:table-cell>
          <table:table-cell table:style-name="ce36" table:content-validation-name="val2" table:formula="of:=IF([.H32]=&quot;&quot;;&quot;&quot;; IF([.I32]=&quot;&quot;; &quot;&quot;;[.I32]-[.H32]))">
            <text:p/>
          </table:table-cell>
          <table:table-cell table:style-name="ce36" table:content-validation-name="val2" table:formula="of:=IF([.J32]=&quot;&quot;;&quot;&quot;;[.J32]-[.I32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33, B33, C$2:C33, C33)=0, &quot;&quot;&quot;&quot;, IF(COUNTIFS(B$2:B33, B33, C$2:C33, C33)=1, &quot;&quot;PIERWSZY START&quot;&quot;, COUNTIFS(B$2:B33, B33, C$2:C33, C33)&amp;&quot;&quot; start (&quot;&quot;&amp;max(FILTER(E$7:E32, B$7:B32=B33, C$7:C32=C33))&amp;&quot;&quot;)&quot;&quot;))&quot;);&quot;&quot;)">
            <text:p/>
          </table:table-cell>
          <table:table-cell table:style-name="ce24" table:formula="of:=IF(AND(OR(NOT(ISBLANK([.D33])); NOT(ISBLANK([.E33]))); OR(ISBLANK([.B33]); ISBLANK([.C33]))); &quot;Uzupełnij dane o graczu&quot;;IF(AND(ISBLANK([.B33]);NOT(ISBLANK([.C33]))); &quot;Uzupełnij imię i nazwisko&quot;; IF(AND(ISBLANK([.C33]);NOT(ISBLANK([.B33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33]=&quot;&quot;;&quot;&quot;; IF([.I33]=&quot;&quot;; NOW()-[.H33];&quot;&quot;))">
            <text:p/>
          </table:table-cell>
          <table:table-cell table:style-name="ce37" table:content-validation-name="val2" table:formula="of:=IF([.H33]=&quot;&quot;;&quot;&quot;; IF([.I33]=&quot;&quot;; &quot;&quot;;[.I33]-[.H33]))">
            <text:p/>
          </table:table-cell>
          <table:table-cell table:style-name="ce37" table:content-validation-name="val2" table:formula="of:=IF([.J33]=&quot;&quot;;&quot;&quot;;[.J33]-[.I33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34, B34, C$2:C34, C34)=0, &quot;&quot;&quot;&quot;, IF(COUNTIFS(B$2:B34, B34, C$2:C34, C34)=1, &quot;&quot;PIERWSZY START&quot;&quot;, COUNTIFS(B$2:B34, B34, C$2:C34, C34)&amp;&quot;&quot; start (&quot;&quot;&amp;max(FILTER(E$7:E33, B$7:B33=B34, C$7:C33=C34))&amp;&quot;&quot;)&quot;&quot;))&quot;);&quot;&quot;)">
            <text:p/>
          </table:table-cell>
          <table:table-cell table:style-name="ce23" table:formula="of:=IF(AND(OR(NOT(ISBLANK([.D34])); NOT(ISBLANK([.E34]))); OR(ISBLANK([.B34]); ISBLANK([.C34]))); &quot;Uzupełnij dane o graczu&quot;;IF(AND(ISBLANK([.B34]);NOT(ISBLANK([.C34]))); &quot;Uzupełnij imię i nazwisko&quot;; IF(AND(ISBLANK([.C34]);NOT(ISBLANK([.B34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34]=&quot;&quot;;&quot;&quot;; IF([.I34]=&quot;&quot;; NOW()-[.H34];&quot;&quot;))">
            <text:p/>
          </table:table-cell>
          <table:table-cell table:style-name="ce36" table:content-validation-name="val2" table:formula="of:=IF([.H34]=&quot;&quot;;&quot;&quot;; IF([.I34]=&quot;&quot;; &quot;&quot;;[.I34]-[.H34]))">
            <text:p/>
          </table:table-cell>
          <table:table-cell table:style-name="ce36" table:content-validation-name="val2" table:formula="of:=IF([.J34]=&quot;&quot;;&quot;&quot;;[.J34]-[.I34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35, B35, C$2:C35, C35)=0, &quot;&quot;&quot;&quot;, IF(COUNTIFS(B$2:B35, B35, C$2:C35, C35)=1, &quot;&quot;PIERWSZY START&quot;&quot;, COUNTIFS(B$2:B35, B35, C$2:C35, C35)&amp;&quot;&quot; start (&quot;&quot;&amp;max(FILTER(E$7:E34, B$7:B34=B35, C$7:C34=C35))&amp;&quot;&quot;)&quot;&quot;))&quot;);&quot;&quot;)">
            <text:p/>
          </table:table-cell>
          <table:table-cell table:style-name="ce24" table:formula="of:=IF(AND(OR(NOT(ISBLANK([.D35])); NOT(ISBLANK([.E35]))); OR(ISBLANK([.B35]); ISBLANK([.C35]))); &quot;Uzupełnij dane o graczu&quot;;IF(AND(ISBLANK([.B35]);NOT(ISBLANK([.C35]))); &quot;Uzupełnij imię i nazwisko&quot;; IF(AND(ISBLANK([.C35]);NOT(ISBLANK([.B35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35]=&quot;&quot;;&quot;&quot;; IF([.I35]=&quot;&quot;; NOW()-[.H35];&quot;&quot;))">
            <text:p/>
          </table:table-cell>
          <table:table-cell table:style-name="ce37" table:content-validation-name="val2" table:formula="of:=IF([.H35]=&quot;&quot;;&quot;&quot;; IF([.I35]=&quot;&quot;; &quot;&quot;;[.I35]-[.H35]))">
            <text:p/>
          </table:table-cell>
          <table:table-cell table:style-name="ce37" table:content-validation-name="val2" table:formula="of:=IF([.J35]=&quot;&quot;;&quot;&quot;;[.J35]-[.I35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30" calcext:value-type="float">
            <text:p>30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36, B36, C$2:C36, C36)=0, &quot;&quot;&quot;&quot;, IF(COUNTIFS(B$2:B36, B36, C$2:C36, C36)=1, &quot;&quot;PIERWSZY START&quot;&quot;, COUNTIFS(B$2:B36, B36, C$2:C36, C36)&amp;&quot;&quot; start (&quot;&quot;&amp;max(FILTER(E$7:E35, B$7:B35=B36, C$7:C35=C36))&amp;&quot;&quot;)&quot;&quot;))&quot;);&quot;&quot;)">
            <text:p/>
          </table:table-cell>
          <table:table-cell table:style-name="ce23" table:formula="of:=IF(AND(OR(NOT(ISBLANK([.D36])); NOT(ISBLANK([.E36]))); OR(ISBLANK([.B36]); ISBLANK([.C36]))); &quot;Uzupełnij dane o graczu&quot;;IF(AND(ISBLANK([.B36]);NOT(ISBLANK([.C36]))); &quot;Uzupełnij imię i nazwisko&quot;; IF(AND(ISBLANK([.C36]);NOT(ISBLANK([.B36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36]=&quot;&quot;;&quot;&quot;; IF([.I36]=&quot;&quot;; NOW()-[.H36];&quot;&quot;))">
            <text:p/>
          </table:table-cell>
          <table:table-cell table:style-name="ce36" table:content-validation-name="val2" table:formula="of:=IF([.H36]=&quot;&quot;;&quot;&quot;; IF([.I36]=&quot;&quot;; &quot;&quot;;[.I36]-[.H36]))">
            <text:p/>
          </table:table-cell>
          <table:table-cell table:style-name="ce36" table:content-validation-name="val2" table:formula="of:=IF([.J36]=&quot;&quot;;&quot;&quot;;[.J36]-[.I36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37, B37, C$2:C37, C37)=0, &quot;&quot;&quot;&quot;, IF(COUNTIFS(B$2:B37, B37, C$2:C37, C37)=1, &quot;&quot;PIERWSZY START&quot;&quot;, COUNTIFS(B$2:B37, B37, C$2:C37, C37)&amp;&quot;&quot; start (&quot;&quot;&amp;max(FILTER(E$7:E36, B$7:B36=B37, C$7:C36=C37))&amp;&quot;&quot;)&quot;&quot;))&quot;);&quot;&quot;)">
            <text:p/>
          </table:table-cell>
          <table:table-cell table:style-name="ce24" table:formula="of:=IF(AND(OR(NOT(ISBLANK([.D37])); NOT(ISBLANK([.E37]))); OR(ISBLANK([.B37]); ISBLANK([.C37]))); &quot;Uzupełnij dane o graczu&quot;;IF(AND(ISBLANK([.B37]);NOT(ISBLANK([.C37]))); &quot;Uzupełnij imię i nazwisko&quot;; IF(AND(ISBLANK([.C37]);NOT(ISBLANK([.B37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37]=&quot;&quot;;&quot;&quot;; IF([.I37]=&quot;&quot;; NOW()-[.H37];&quot;&quot;))">
            <text:p/>
          </table:table-cell>
          <table:table-cell table:style-name="ce37" table:content-validation-name="val2" table:formula="of:=IF([.H37]=&quot;&quot;;&quot;&quot;; IF([.I37]=&quot;&quot;; &quot;&quot;;[.I37]-[.H37]))">
            <text:p/>
          </table:table-cell>
          <table:table-cell table:style-name="ce37" table:content-validation-name="val2" table:formula="of:=IF([.J37]=&quot;&quot;;&quot;&quot;;[.J37]-[.I37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32" calcext:value-type="float">
            <text:p>32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38, B38, C$2:C38, C38)=0, &quot;&quot;&quot;&quot;, IF(COUNTIFS(B$2:B38, B38, C$2:C38, C38)=1, &quot;&quot;PIERWSZY START&quot;&quot;, COUNTIFS(B$2:B38, B38, C$2:C38, C38)&amp;&quot;&quot; start (&quot;&quot;&amp;max(FILTER(E$7:E37, B$7:B37=B38, C$7:C37=C38))&amp;&quot;&quot;)&quot;&quot;))&quot;);&quot;&quot;)">
            <text:p/>
          </table:table-cell>
          <table:table-cell table:style-name="ce23" table:formula="of:=IF(AND(OR(NOT(ISBLANK([.D38])); NOT(ISBLANK([.E38]))); OR(ISBLANK([.B38]); ISBLANK([.C38]))); &quot;Uzupełnij dane o graczu&quot;;IF(AND(ISBLANK([.B38]);NOT(ISBLANK([.C38]))); &quot;Uzupełnij imię i nazwisko&quot;; IF(AND(ISBLANK([.C38]);NOT(ISBLANK([.B38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38]=&quot;&quot;;&quot;&quot;; IF([.I38]=&quot;&quot;; NOW()-[.H38];&quot;&quot;))">
            <text:p/>
          </table:table-cell>
          <table:table-cell table:style-name="ce36" table:content-validation-name="val2" table:formula="of:=IF([.H38]=&quot;&quot;;&quot;&quot;; IF([.I38]=&quot;&quot;; &quot;&quot;;[.I38]-[.H38]))">
            <text:p/>
          </table:table-cell>
          <table:table-cell table:style-name="ce36" table:content-validation-name="val2" table:formula="of:=IF([.J38]=&quot;&quot;;&quot;&quot;;[.J38]-[.I38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39, B39, C$2:C39, C39)=0, &quot;&quot;&quot;&quot;, IF(COUNTIFS(B$2:B39, B39, C$2:C39, C39)=1, &quot;&quot;PIERWSZY START&quot;&quot;, COUNTIFS(B$2:B39, B39, C$2:C39, C39)&amp;&quot;&quot; start (&quot;&quot;&amp;max(FILTER(E$7:E38, B$7:B38=B39, C$7:C38=C39))&amp;&quot;&quot;)&quot;&quot;))&quot;);&quot;&quot;)">
            <text:p/>
          </table:table-cell>
          <table:table-cell table:style-name="ce24" table:formula="of:=IF(AND(OR(NOT(ISBLANK([.D39])); NOT(ISBLANK([.E39]))); OR(ISBLANK([.B39]); ISBLANK([.C39]))); &quot;Uzupełnij dane o graczu&quot;;IF(AND(ISBLANK([.B39]);NOT(ISBLANK([.C39]))); &quot;Uzupełnij imię i nazwisko&quot;; IF(AND(ISBLANK([.C39]);NOT(ISBLANK([.B39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39]=&quot;&quot;;&quot;&quot;; IF([.I39]=&quot;&quot;; NOW()-[.H39];&quot;&quot;))">
            <text:p/>
          </table:table-cell>
          <table:table-cell table:style-name="ce37" table:content-validation-name="val2" table:formula="of:=IF([.H39]=&quot;&quot;;&quot;&quot;; IF([.I39]=&quot;&quot;; &quot;&quot;;[.I39]-[.H39]))">
            <text:p/>
          </table:table-cell>
          <table:table-cell table:style-name="ce37" table:content-validation-name="val2" table:formula="of:=IF([.J39]=&quot;&quot;;&quot;&quot;;[.J39]-[.I39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34" calcext:value-type="float">
            <text:p>34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40, B40, C$2:C40, C40)=0, &quot;&quot;&quot;&quot;, IF(COUNTIFS(B$2:B40, B40, C$2:C40, C40)=1, &quot;&quot;PIERWSZY START&quot;&quot;, COUNTIFS(B$2:B40, B40, C$2:C40, C40)&amp;&quot;&quot; start (&quot;&quot;&amp;max(FILTER(E$7:E39, B$7:B39=B40, C$7:C39=C40))&amp;&quot;&quot;)&quot;&quot;))&quot;);&quot;&quot;)">
            <text:p/>
          </table:table-cell>
          <table:table-cell table:style-name="ce23" table:formula="of:=IF(AND(OR(NOT(ISBLANK([.D40])); NOT(ISBLANK([.E40]))); OR(ISBLANK([.B40]); ISBLANK([.C40]))); &quot;Uzupełnij dane o graczu&quot;;IF(AND(ISBLANK([.B40]);NOT(ISBLANK([.C40]))); &quot;Uzupełnij imię i nazwisko&quot;; IF(AND(ISBLANK([.C40]);NOT(ISBLANK([.B40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40]=&quot;&quot;;&quot;&quot;; IF([.I40]=&quot;&quot;; NOW()-[.H40];&quot;&quot;))">
            <text:p/>
          </table:table-cell>
          <table:table-cell table:style-name="ce36" table:content-validation-name="val2" table:formula="of:=IF([.H40]=&quot;&quot;;&quot;&quot;; IF([.I40]=&quot;&quot;; &quot;&quot;;[.I40]-[.H40]))">
            <text:p/>
          </table:table-cell>
          <table:table-cell table:style-name="ce36" table:content-validation-name="val2" table:formula="of:=IF([.J40]=&quot;&quot;;&quot;&quot;;[.J40]-[.I40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41, B41, C$2:C41, C41)=0, &quot;&quot;&quot;&quot;, IF(COUNTIFS(B$2:B41, B41, C$2:C41, C41)=1, &quot;&quot;PIERWSZY START&quot;&quot;, COUNTIFS(B$2:B41, B41, C$2:C41, C41)&amp;&quot;&quot; start (&quot;&quot;&amp;max(FILTER(E$7:E40, B$7:B40=B41, C$7:C40=C41))&amp;&quot;&quot;)&quot;&quot;))&quot;);&quot;&quot;)">
            <text:p/>
          </table:table-cell>
          <table:table-cell table:style-name="ce24" table:formula="of:=IF(AND(OR(NOT(ISBLANK([.D41])); NOT(ISBLANK([.E41]))); OR(ISBLANK([.B41]); ISBLANK([.C41]))); &quot;Uzupełnij dane o graczu&quot;;IF(AND(ISBLANK([.B41]);NOT(ISBLANK([.C41]))); &quot;Uzupełnij imię i nazwisko&quot;; IF(AND(ISBLANK([.C41]);NOT(ISBLANK([.B41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41]=&quot;&quot;;&quot;&quot;; IF([.I41]=&quot;&quot;; NOW()-[.H41];&quot;&quot;))">
            <text:p/>
          </table:table-cell>
          <table:table-cell table:style-name="ce37" table:content-validation-name="val2" table:formula="of:=IF([.H41]=&quot;&quot;;&quot;&quot;; IF([.I41]=&quot;&quot;; &quot;&quot;;[.I41]-[.H41]))">
            <text:p/>
          </table:table-cell>
          <table:table-cell table:style-name="ce37" table:content-validation-name="val2" table:formula="of:=IF([.J41]=&quot;&quot;;&quot;&quot;;[.J41]-[.I41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36" calcext:value-type="float">
            <text:p>36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42, B42, C$2:C42, C42)=0, &quot;&quot;&quot;&quot;, IF(COUNTIFS(B$2:B42, B42, C$2:C42, C42)=1, &quot;&quot;PIERWSZY START&quot;&quot;, COUNTIFS(B$2:B42, B42, C$2:C42, C42)&amp;&quot;&quot; start (&quot;&quot;&amp;max(FILTER(E$7:E41, B$7:B41=B42, C$7:C41=C42))&amp;&quot;&quot;)&quot;&quot;))&quot;);&quot;&quot;)">
            <text:p/>
          </table:table-cell>
          <table:table-cell table:style-name="ce23" table:formula="of:=IF(AND(OR(NOT(ISBLANK([.D42])); NOT(ISBLANK([.E42]))); OR(ISBLANK([.B42]); ISBLANK([.C42]))); &quot;Uzupełnij dane o graczu&quot;;IF(AND(ISBLANK([.B42]);NOT(ISBLANK([.C42]))); &quot;Uzupełnij imię i nazwisko&quot;; IF(AND(ISBLANK([.C42]);NOT(ISBLANK([.B42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42]=&quot;&quot;;&quot;&quot;; IF([.I42]=&quot;&quot;; NOW()-[.H42];&quot;&quot;))">
            <text:p/>
          </table:table-cell>
          <table:table-cell table:style-name="ce36" table:content-validation-name="val2" table:formula="of:=IF([.H42]=&quot;&quot;;&quot;&quot;; IF([.I42]=&quot;&quot;; &quot;&quot;;[.I42]-[.H42]))">
            <text:p/>
          </table:table-cell>
          <table:table-cell table:style-name="ce36" table:content-validation-name="val2" table:formula="of:=IF([.J42]=&quot;&quot;;&quot;&quot;;[.J42]-[.I42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43, B43, C$2:C43, C43)=0, &quot;&quot;&quot;&quot;, IF(COUNTIFS(B$2:B43, B43, C$2:C43, C43)=1, &quot;&quot;PIERWSZY START&quot;&quot;, COUNTIFS(B$2:B43, B43, C$2:C43, C43)&amp;&quot;&quot; start (&quot;&quot;&amp;max(FILTER(E$7:E42, B$7:B42=B43, C$7:C42=C43))&amp;&quot;&quot;)&quot;&quot;))&quot;);&quot;&quot;)">
            <text:p/>
          </table:table-cell>
          <table:table-cell table:style-name="ce24" table:formula="of:=IF(AND(OR(NOT(ISBLANK([.D43])); NOT(ISBLANK([.E43]))); OR(ISBLANK([.B43]); ISBLANK([.C43]))); &quot;Uzupełnij dane o graczu&quot;;IF(AND(ISBLANK([.B43]);NOT(ISBLANK([.C43]))); &quot;Uzupełnij imię i nazwisko&quot;; IF(AND(ISBLANK([.C43]);NOT(ISBLANK([.B43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43]=&quot;&quot;;&quot;&quot;; IF([.I43]=&quot;&quot;; NOW()-[.H43];&quot;&quot;))">
            <text:p/>
          </table:table-cell>
          <table:table-cell table:style-name="ce37" table:content-validation-name="val2" table:formula="of:=IF([.H43]=&quot;&quot;;&quot;&quot;; IF([.I43]=&quot;&quot;; &quot;&quot;;[.I43]-[.H43]))">
            <text:p/>
          </table:table-cell>
          <table:table-cell table:style-name="ce37" table:content-validation-name="val2" table:formula="of:=IF([.J43]=&quot;&quot;;&quot;&quot;;[.J43]-[.I43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38" calcext:value-type="float">
            <text:p>38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44, B44, C$2:C44, C44)=0, &quot;&quot;&quot;&quot;, IF(COUNTIFS(B$2:B44, B44, C$2:C44, C44)=1, &quot;&quot;PIERWSZY START&quot;&quot;, COUNTIFS(B$2:B44, B44, C$2:C44, C44)&amp;&quot;&quot; start (&quot;&quot;&amp;max(FILTER(E$7:E43, B$7:B43=B44, C$7:C43=C44))&amp;&quot;&quot;)&quot;&quot;))&quot;);&quot;&quot;)">
            <text:p/>
          </table:table-cell>
          <table:table-cell table:style-name="ce23" table:formula="of:=IF(AND(OR(NOT(ISBLANK([.D44])); NOT(ISBLANK([.E44]))); OR(ISBLANK([.B44]); ISBLANK([.C44]))); &quot;Uzupełnij dane o graczu&quot;;IF(AND(ISBLANK([.B44]);NOT(ISBLANK([.C44]))); &quot;Uzupełnij imię i nazwisko&quot;; IF(AND(ISBLANK([.C44]);NOT(ISBLANK([.B44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44]=&quot;&quot;;&quot;&quot;; IF([.I44]=&quot;&quot;; NOW()-[.H44];&quot;&quot;))">
            <text:p/>
          </table:table-cell>
          <table:table-cell table:style-name="ce36" table:content-validation-name="val2" table:formula="of:=IF([.H44]=&quot;&quot;;&quot;&quot;; IF([.I44]=&quot;&quot;; &quot;&quot;;[.I44]-[.H44]))">
            <text:p/>
          </table:table-cell>
          <table:table-cell table:style-name="ce36" table:content-validation-name="val2" table:formula="of:=IF([.J44]=&quot;&quot;;&quot;&quot;;[.J44]-[.I44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45, B45, C$2:C45, C45)=0, &quot;&quot;&quot;&quot;, IF(COUNTIFS(B$2:B45, B45, C$2:C45, C45)=1, &quot;&quot;PIERWSZY START&quot;&quot;, COUNTIFS(B$2:B45, B45, C$2:C45, C45)&amp;&quot;&quot; start (&quot;&quot;&amp;max(FILTER(E$7:E44, B$7:B44=B45, C$7:C44=C45))&amp;&quot;&quot;)&quot;&quot;))&quot;);&quot;&quot;)">
            <text:p/>
          </table:table-cell>
          <table:table-cell table:style-name="ce24" table:formula="of:=IF(AND(OR(NOT(ISBLANK([.D45])); NOT(ISBLANK([.E45]))); OR(ISBLANK([.B45]); ISBLANK([.C45]))); &quot;Uzupełnij dane o graczu&quot;;IF(AND(ISBLANK([.B45]);NOT(ISBLANK([.C45]))); &quot;Uzupełnij imię i nazwisko&quot;; IF(AND(ISBLANK([.C45]);NOT(ISBLANK([.B45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45]=&quot;&quot;;&quot;&quot;; IF([.I45]=&quot;&quot;; NOW()-[.H45];&quot;&quot;))">
            <text:p/>
          </table:table-cell>
          <table:table-cell table:style-name="ce37" table:content-validation-name="val2" table:formula="of:=IF([.H45]=&quot;&quot;;&quot;&quot;; IF([.I45]=&quot;&quot;; &quot;&quot;;[.I45]-[.H45]))">
            <text:p/>
          </table:table-cell>
          <table:table-cell table:style-name="ce37" table:content-validation-name="val2" table:formula="of:=IF([.J45]=&quot;&quot;;&quot;&quot;;[.J45]-[.I45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46, B46, C$2:C46, C46)=0, &quot;&quot;&quot;&quot;, IF(COUNTIFS(B$2:B46, B46, C$2:C46, C46)=1, &quot;&quot;PIERWSZY START&quot;&quot;, COUNTIFS(B$2:B46, B46, C$2:C46, C46)&amp;&quot;&quot; start (&quot;&quot;&amp;max(FILTER(E$7:E45, B$7:B45=B46, C$7:C45=C46))&amp;&quot;&quot;)&quot;&quot;))&quot;);&quot;&quot;)">
            <text:p/>
          </table:table-cell>
          <table:table-cell table:style-name="ce23" table:formula="of:=IF(AND(OR(NOT(ISBLANK([.D46])); NOT(ISBLANK([.E46]))); OR(ISBLANK([.B46]); ISBLANK([.C46]))); &quot;Uzupełnij dane o graczu&quot;;IF(AND(ISBLANK([.B46]);NOT(ISBLANK([.C46]))); &quot;Uzupełnij imię i nazwisko&quot;; IF(AND(ISBLANK([.C46]);NOT(ISBLANK([.B46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46]=&quot;&quot;;&quot;&quot;; IF([.I46]=&quot;&quot;; NOW()-[.H46];&quot;&quot;))">
            <text:p/>
          </table:table-cell>
          <table:table-cell table:style-name="ce36" table:content-validation-name="val2" table:formula="of:=IF([.H46]=&quot;&quot;;&quot;&quot;; IF([.I46]=&quot;&quot;; &quot;&quot;;[.I46]-[.H46]))">
            <text:p/>
          </table:table-cell>
          <table:table-cell table:style-name="ce36" table:content-validation-name="val2" table:formula="of:=IF([.J46]=&quot;&quot;;&quot;&quot;;[.J46]-[.I46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47, B47, C$2:C47, C47)=0, &quot;&quot;&quot;&quot;, IF(COUNTIFS(B$2:B47, B47, C$2:C47, C47)=1, &quot;&quot;PIERWSZY START&quot;&quot;, COUNTIFS(B$2:B47, B47, C$2:C47, C47)&amp;&quot;&quot; start (&quot;&quot;&amp;max(FILTER(E$7:E46, B$7:B46=B47, C$7:C46=C47))&amp;&quot;&quot;)&quot;&quot;))&quot;);&quot;&quot;)">
            <text:p/>
          </table:table-cell>
          <table:table-cell table:style-name="ce24" table:formula="of:=IF(AND(OR(NOT(ISBLANK([.D47])); NOT(ISBLANK([.E47]))); OR(ISBLANK([.B47]); ISBLANK([.C47]))); &quot;Uzupełnij dane o graczu&quot;;IF(AND(ISBLANK([.B47]);NOT(ISBLANK([.C47]))); &quot;Uzupełnij imię i nazwisko&quot;; IF(AND(ISBLANK([.C47]);NOT(ISBLANK([.B47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47]=&quot;&quot;;&quot;&quot;; IF([.I47]=&quot;&quot;; NOW()-[.H47];&quot;&quot;))">
            <text:p/>
          </table:table-cell>
          <table:table-cell table:style-name="ce37" table:content-validation-name="val2" table:formula="of:=IF([.H47]=&quot;&quot;;&quot;&quot;; IF([.I47]=&quot;&quot;; &quot;&quot;;[.I47]-[.H47]))">
            <text:p/>
          </table:table-cell>
          <table:table-cell table:style-name="ce37" table:content-validation-name="val2" table:formula="of:=IF([.J47]=&quot;&quot;;&quot;&quot;;[.J47]-[.I47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42" calcext:value-type="float">
            <text:p>42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48, B48, C$2:C48, C48)=0, &quot;&quot;&quot;&quot;, IF(COUNTIFS(B$2:B48, B48, C$2:C48, C48)=1, &quot;&quot;PIERWSZY START&quot;&quot;, COUNTIFS(B$2:B48, B48, C$2:C48, C48)&amp;&quot;&quot; start (&quot;&quot;&amp;max(FILTER(E$7:E47, B$7:B47=B48, C$7:C47=C48))&amp;&quot;&quot;)&quot;&quot;))&quot;);&quot;&quot;)">
            <text:p/>
          </table:table-cell>
          <table:table-cell table:style-name="ce23" table:formula="of:=IF(AND(OR(NOT(ISBLANK([.D48])); NOT(ISBLANK([.E48]))); OR(ISBLANK([.B48]); ISBLANK([.C48]))); &quot;Uzupełnij dane o graczu&quot;;IF(AND(ISBLANK([.B48]);NOT(ISBLANK([.C48]))); &quot;Uzupełnij imię i nazwisko&quot;; IF(AND(ISBLANK([.C48]);NOT(ISBLANK([.B48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48]=&quot;&quot;;&quot;&quot;; IF([.I48]=&quot;&quot;; NOW()-[.H48];&quot;&quot;))">
            <text:p/>
          </table:table-cell>
          <table:table-cell table:style-name="ce36" table:content-validation-name="val2" table:formula="of:=IF([.H48]=&quot;&quot;;&quot;&quot;; IF([.I48]=&quot;&quot;; &quot;&quot;;[.I48]-[.H48]))">
            <text:p/>
          </table:table-cell>
          <table:table-cell table:style-name="ce36" table:content-validation-name="val2" table:formula="of:=IF([.J48]=&quot;&quot;;&quot;&quot;;[.J48]-[.I48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49, B49, C$2:C49, C49)=0, &quot;&quot;&quot;&quot;, IF(COUNTIFS(B$2:B49, B49, C$2:C49, C49)=1, &quot;&quot;PIERWSZY START&quot;&quot;, COUNTIFS(B$2:B49, B49, C$2:C49, C49)&amp;&quot;&quot; start (&quot;&quot;&amp;max(FILTER(E$7:E48, B$7:B48=B49, C$7:C48=C49))&amp;&quot;&quot;)&quot;&quot;))&quot;);&quot;&quot;)">
            <text:p/>
          </table:table-cell>
          <table:table-cell table:style-name="ce24" table:formula="of:=IF(AND(OR(NOT(ISBLANK([.D49])); NOT(ISBLANK([.E49]))); OR(ISBLANK([.B49]); ISBLANK([.C49]))); &quot;Uzupełnij dane o graczu&quot;;IF(AND(ISBLANK([.B49]);NOT(ISBLANK([.C49]))); &quot;Uzupełnij imię i nazwisko&quot;; IF(AND(ISBLANK([.C49]);NOT(ISBLANK([.B49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49]=&quot;&quot;;&quot;&quot;; IF([.I49]=&quot;&quot;; NOW()-[.H49];&quot;&quot;))">
            <text:p/>
          </table:table-cell>
          <table:table-cell table:style-name="ce37" table:content-validation-name="val2" table:formula="of:=IF([.H49]=&quot;&quot;;&quot;&quot;; IF([.I49]=&quot;&quot;; &quot;&quot;;[.I49]-[.H49]))">
            <text:p/>
          </table:table-cell>
          <table:table-cell table:style-name="ce37" table:content-validation-name="val2" table:formula="of:=IF([.J49]=&quot;&quot;;&quot;&quot;;[.J49]-[.I49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44" calcext:value-type="float">
            <text:p>44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50, B50, C$2:C50, C50)=0, &quot;&quot;&quot;&quot;, IF(COUNTIFS(B$2:B50, B50, C$2:C50, C50)=1, &quot;&quot;PIERWSZY START&quot;&quot;, COUNTIFS(B$2:B50, B50, C$2:C50, C50)&amp;&quot;&quot; start (&quot;&quot;&amp;max(FILTER(E$7:E49, B$7:B49=B50, C$7:C49=C50))&amp;&quot;&quot;)&quot;&quot;))&quot;);&quot;&quot;)">
            <text:p/>
          </table:table-cell>
          <table:table-cell table:style-name="ce23" table:formula="of:=IF(AND(OR(NOT(ISBLANK([.D50])); NOT(ISBLANK([.E50]))); OR(ISBLANK([.B50]); ISBLANK([.C50]))); &quot;Uzupełnij dane o graczu&quot;;IF(AND(ISBLANK([.B50]);NOT(ISBLANK([.C50]))); &quot;Uzupełnij imię i nazwisko&quot;; IF(AND(ISBLANK([.C50]);NOT(ISBLANK([.B50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50]=&quot;&quot;;&quot;&quot;; IF([.I50]=&quot;&quot;; NOW()-[.H50];&quot;&quot;))">
            <text:p/>
          </table:table-cell>
          <table:table-cell table:style-name="ce36" table:content-validation-name="val2" table:formula="of:=IF([.H50]=&quot;&quot;;&quot;&quot;; IF([.I50]=&quot;&quot;; &quot;&quot;;[.I50]-[.H50]))">
            <text:p/>
          </table:table-cell>
          <table:table-cell table:style-name="ce36" table:content-validation-name="val2" table:formula="of:=IF([.J50]=&quot;&quot;;&quot;&quot;;[.J50]-[.I50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51, B51, C$2:C51, C51)=0, &quot;&quot;&quot;&quot;, IF(COUNTIFS(B$2:B51, B51, C$2:C51, C51)=1, &quot;&quot;PIERWSZY START&quot;&quot;, COUNTIFS(B$2:B51, B51, C$2:C51, C51)&amp;&quot;&quot; start (&quot;&quot;&amp;max(FILTER(E$7:E50, B$7:B50=B51, C$7:C50=C51))&amp;&quot;&quot;)&quot;&quot;))&quot;);&quot;&quot;)">
            <text:p/>
          </table:table-cell>
          <table:table-cell table:style-name="ce24" table:formula="of:=IF(AND(OR(NOT(ISBLANK([.D51])); NOT(ISBLANK([.E51]))); OR(ISBLANK([.B51]); ISBLANK([.C51]))); &quot;Uzupełnij dane o graczu&quot;;IF(AND(ISBLANK([.B51]);NOT(ISBLANK([.C51]))); &quot;Uzupełnij imię i nazwisko&quot;; IF(AND(ISBLANK([.C51]);NOT(ISBLANK([.B51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51]=&quot;&quot;;&quot;&quot;; IF([.I51]=&quot;&quot;; NOW()-[.H51];&quot;&quot;))">
            <text:p/>
          </table:table-cell>
          <table:table-cell table:style-name="ce37" table:content-validation-name="val2" table:formula="of:=IF([.H51]=&quot;&quot;;&quot;&quot;; IF([.I51]=&quot;&quot;; &quot;&quot;;[.I51]-[.H51]))">
            <text:p/>
          </table:table-cell>
          <table:table-cell table:style-name="ce37" table:content-validation-name="val2" table:formula="of:=IF([.J51]=&quot;&quot;;&quot;&quot;;[.J51]-[.I51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46" calcext:value-type="float">
            <text:p>46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52, B52, C$2:C52, C52)=0, &quot;&quot;&quot;&quot;, IF(COUNTIFS(B$2:B52, B52, C$2:C52, C52)=1, &quot;&quot;PIERWSZY START&quot;&quot;, COUNTIFS(B$2:B52, B52, C$2:C52, C52)&amp;&quot;&quot; start (&quot;&quot;&amp;max(FILTER(E$7:E51, B$7:B51=B52, C$7:C51=C52))&amp;&quot;&quot;)&quot;&quot;))&quot;);&quot;&quot;)">
            <text:p/>
          </table:table-cell>
          <table:table-cell table:style-name="ce23" table:formula="of:=IF(AND(OR(NOT(ISBLANK([.D52])); NOT(ISBLANK([.E52]))); OR(ISBLANK([.B52]); ISBLANK([.C52]))); &quot;Uzupełnij dane o graczu&quot;;IF(AND(ISBLANK([.B52]);NOT(ISBLANK([.C52]))); &quot;Uzupełnij imię i nazwisko&quot;; IF(AND(ISBLANK([.C52]);NOT(ISBLANK([.B52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52]=&quot;&quot;;&quot;&quot;; IF([.I52]=&quot;&quot;; NOW()-[.H52];&quot;&quot;))">
            <text:p/>
          </table:table-cell>
          <table:table-cell table:style-name="ce36" table:content-validation-name="val2" table:formula="of:=IF([.H52]=&quot;&quot;;&quot;&quot;; IF([.I52]=&quot;&quot;; &quot;&quot;;[.I52]-[.H52]))">
            <text:p/>
          </table:table-cell>
          <table:table-cell table:style-name="ce36" table:content-validation-name="val2" table:formula="of:=IF([.J52]=&quot;&quot;;&quot;&quot;;[.J52]-[.I52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53, B53, C$2:C53, C53)=0, &quot;&quot;&quot;&quot;, IF(COUNTIFS(B$2:B53, B53, C$2:C53, C53)=1, &quot;&quot;PIERWSZY START&quot;&quot;, COUNTIFS(B$2:B53, B53, C$2:C53, C53)&amp;&quot;&quot; start (&quot;&quot;&amp;max(FILTER(E$7:E52, B$7:B52=B53, C$7:C52=C53))&amp;&quot;&quot;)&quot;&quot;))&quot;);&quot;&quot;)">
            <text:p/>
          </table:table-cell>
          <table:table-cell table:style-name="ce24" table:formula="of:=IF(AND(OR(NOT(ISBLANK([.D53])); NOT(ISBLANK([.E53]))); OR(ISBLANK([.B53]); ISBLANK([.C53]))); &quot;Uzupełnij dane o graczu&quot;;IF(AND(ISBLANK([.B53]);NOT(ISBLANK([.C53]))); &quot;Uzupełnij imię i nazwisko&quot;; IF(AND(ISBLANK([.C53]);NOT(ISBLANK([.B53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53]=&quot;&quot;;&quot;&quot;; IF([.I53]=&quot;&quot;; NOW()-[.H53];&quot;&quot;))">
            <text:p/>
          </table:table-cell>
          <table:table-cell table:style-name="ce37" table:content-validation-name="val2" table:formula="of:=IF([.H53]=&quot;&quot;;&quot;&quot;; IF([.I53]=&quot;&quot;; &quot;&quot;;[.I53]-[.H53]))">
            <text:p/>
          </table:table-cell>
          <table:table-cell table:style-name="ce37" table:content-validation-name="val2" table:formula="of:=IF([.J53]=&quot;&quot;;&quot;&quot;;[.J53]-[.I53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48" calcext:value-type="float">
            <text:p>48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54, B54, C$2:C54, C54)=0, &quot;&quot;&quot;&quot;, IF(COUNTIFS(B$2:B54, B54, C$2:C54, C54)=1, &quot;&quot;PIERWSZY START&quot;&quot;, COUNTIFS(B$2:B54, B54, C$2:C54, C54)&amp;&quot;&quot; start (&quot;&quot;&amp;max(FILTER(E$7:E53, B$7:B53=B54, C$7:C53=C54))&amp;&quot;&quot;)&quot;&quot;))&quot;);&quot;&quot;)">
            <text:p/>
          </table:table-cell>
          <table:table-cell table:style-name="ce23" table:formula="of:=IF(AND(OR(NOT(ISBLANK([.D54])); NOT(ISBLANK([.E54]))); OR(ISBLANK([.B54]); ISBLANK([.C54]))); &quot;Uzupełnij dane o graczu&quot;;IF(AND(ISBLANK([.B54]);NOT(ISBLANK([.C54]))); &quot;Uzupełnij imię i nazwisko&quot;; IF(AND(ISBLANK([.C54]);NOT(ISBLANK([.B54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54]=&quot;&quot;;&quot;&quot;; IF([.I54]=&quot;&quot;; NOW()-[.H54];&quot;&quot;))">
            <text:p/>
          </table:table-cell>
          <table:table-cell table:style-name="ce36" table:content-validation-name="val2" table:formula="of:=IF([.H54]=&quot;&quot;;&quot;&quot;; IF([.I54]=&quot;&quot;; &quot;&quot;;[.I54]-[.H54]))">
            <text:p/>
          </table:table-cell>
          <table:table-cell table:style-name="ce36" table:content-validation-name="val2" table:formula="of:=IF([.J54]=&quot;&quot;;&quot;&quot;;[.J54]-[.I54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55, B55, C$2:C55, C55)=0, &quot;&quot;&quot;&quot;, IF(COUNTIFS(B$2:B55, B55, C$2:C55, C55)=1, &quot;&quot;PIERWSZY START&quot;&quot;, COUNTIFS(B$2:B55, B55, C$2:C55, C55)&amp;&quot;&quot; start (&quot;&quot;&amp;max(FILTER(E$7:E54, B$7:B54=B55, C$7:C54=C55))&amp;&quot;&quot;)&quot;&quot;))&quot;);&quot;&quot;)">
            <text:p/>
          </table:table-cell>
          <table:table-cell table:style-name="ce24" table:formula="of:=IF(AND(OR(NOT(ISBLANK([.D55])); NOT(ISBLANK([.E55]))); OR(ISBLANK([.B55]); ISBLANK([.C55]))); &quot;Uzupełnij dane o graczu&quot;;IF(AND(ISBLANK([.B55]);NOT(ISBLANK([.C55]))); &quot;Uzupełnij imię i nazwisko&quot;; IF(AND(ISBLANK([.C55]);NOT(ISBLANK([.B55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55]=&quot;&quot;;&quot;&quot;; IF([.I55]=&quot;&quot;; NOW()-[.H55];&quot;&quot;))">
            <text:p/>
          </table:table-cell>
          <table:table-cell table:style-name="ce37" table:content-validation-name="val2" table:formula="of:=IF([.H55]=&quot;&quot;;&quot;&quot;; IF([.I55]=&quot;&quot;; &quot;&quot;;[.I55]-[.H55]))">
            <text:p/>
          </table:table-cell>
          <table:table-cell table:style-name="ce37" table:content-validation-name="val2" table:formula="of:=IF([.J55]=&quot;&quot;;&quot;&quot;;[.J55]-[.I55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56, B56, C$2:C56, C56)=0, &quot;&quot;&quot;&quot;, IF(COUNTIFS(B$2:B56, B56, C$2:C56, C56)=1, &quot;&quot;PIERWSZY START&quot;&quot;, COUNTIFS(B$2:B56, B56, C$2:C56, C56)&amp;&quot;&quot; start (&quot;&quot;&amp;max(FILTER(E$7:E55, B$7:B55=B56, C$7:C55=C56))&amp;&quot;&quot;)&quot;&quot;))&quot;);&quot;&quot;)">
            <text:p/>
          </table:table-cell>
          <table:table-cell table:style-name="ce23" table:formula="of:=IF(AND(OR(NOT(ISBLANK([.D56])); NOT(ISBLANK([.E56]))); OR(ISBLANK([.B56]); ISBLANK([.C56]))); &quot;Uzupełnij dane o graczu&quot;;IF(AND(ISBLANK([.B56]);NOT(ISBLANK([.C56]))); &quot;Uzupełnij imię i nazwisko&quot;; IF(AND(ISBLANK([.C56]);NOT(ISBLANK([.B56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56]=&quot;&quot;;&quot;&quot;; IF([.I56]=&quot;&quot;; NOW()-[.H56];&quot;&quot;))">
            <text:p/>
          </table:table-cell>
          <table:table-cell table:style-name="ce36" table:content-validation-name="val2" table:formula="of:=IF([.H56]=&quot;&quot;;&quot;&quot;; IF([.I56]=&quot;&quot;; &quot;&quot;;[.I56]-[.H56]))">
            <text:p/>
          </table:table-cell>
          <table:table-cell table:style-name="ce36" table:content-validation-name="val2" table:formula="of:=IF([.J56]=&quot;&quot;;&quot;&quot;;[.J56]-[.I56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57, B57, C$2:C57, C57)=0, &quot;&quot;&quot;&quot;, IF(COUNTIFS(B$2:B57, B57, C$2:C57, C57)=1, &quot;&quot;PIERWSZY START&quot;&quot;, COUNTIFS(B$2:B57, B57, C$2:C57, C57)&amp;&quot;&quot; start (&quot;&quot;&amp;max(FILTER(E$7:E56, B$7:B56=B57, C$7:C56=C57))&amp;&quot;&quot;)&quot;&quot;))&quot;);&quot;&quot;)">
            <text:p/>
          </table:table-cell>
          <table:table-cell table:style-name="ce24" table:formula="of:=IF(AND(OR(NOT(ISBLANK([.D57])); NOT(ISBLANK([.E57]))); OR(ISBLANK([.B57]); ISBLANK([.C57]))); &quot;Uzupełnij dane o graczu&quot;;IF(AND(ISBLANK([.B57]);NOT(ISBLANK([.C57]))); &quot;Uzupełnij imię i nazwisko&quot;; IF(AND(ISBLANK([.C57]);NOT(ISBLANK([.B57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57]=&quot;&quot;;&quot;&quot;; IF([.I57]=&quot;&quot;; NOW()-[.H57];&quot;&quot;))">
            <text:p/>
          </table:table-cell>
          <table:table-cell table:style-name="ce37" table:content-validation-name="val2" table:formula="of:=IF([.H57]=&quot;&quot;;&quot;&quot;; IF([.I57]=&quot;&quot;; &quot;&quot;;[.I57]-[.H57]))">
            <text:p/>
          </table:table-cell>
          <table:table-cell table:style-name="ce37" table:content-validation-name="val2" table:formula="of:=IF([.J57]=&quot;&quot;;&quot;&quot;;[.J57]-[.I57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52" calcext:value-type="float">
            <text:p>52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58, B58, C$2:C58, C58)=0, &quot;&quot;&quot;&quot;, IF(COUNTIFS(B$2:B58, B58, C$2:C58, C58)=1, &quot;&quot;PIERWSZY START&quot;&quot;, COUNTIFS(B$2:B58, B58, C$2:C58, C58)&amp;&quot;&quot; start (&quot;&quot;&amp;max(FILTER(E$7:E57, B$7:B57=B58, C$7:C57=C58))&amp;&quot;&quot;)&quot;&quot;))&quot;);&quot;&quot;)">
            <text:p/>
          </table:table-cell>
          <table:table-cell table:style-name="ce23" table:formula="of:=IF(AND(OR(NOT(ISBLANK([.D58])); NOT(ISBLANK([.E58]))); OR(ISBLANK([.B58]); ISBLANK([.C58]))); &quot;Uzupełnij dane o graczu&quot;;IF(AND(ISBLANK([.B58]);NOT(ISBLANK([.C58]))); &quot;Uzupełnij imię i nazwisko&quot;; IF(AND(ISBLANK([.C58]);NOT(ISBLANK([.B58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58]=&quot;&quot;;&quot;&quot;; IF([.I58]=&quot;&quot;; NOW()-[.H58];&quot;&quot;))">
            <text:p/>
          </table:table-cell>
          <table:table-cell table:style-name="ce36" table:content-validation-name="val2" table:formula="of:=IF([.H58]=&quot;&quot;;&quot;&quot;; IF([.I58]=&quot;&quot;; &quot;&quot;;[.I58]-[.H58]))">
            <text:p/>
          </table:table-cell>
          <table:table-cell table:style-name="ce36" table:content-validation-name="val2" table:formula="of:=IF([.J58]=&quot;&quot;;&quot;&quot;;[.J58]-[.I58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59, B59, C$2:C59, C59)=0, &quot;&quot;&quot;&quot;, IF(COUNTIFS(B$2:B59, B59, C$2:C59, C59)=1, &quot;&quot;PIERWSZY START&quot;&quot;, COUNTIFS(B$2:B59, B59, C$2:C59, C59)&amp;&quot;&quot; start (&quot;&quot;&amp;max(FILTER(E$7:E58, B$7:B58=B59, C$7:C58=C59))&amp;&quot;&quot;)&quot;&quot;))&quot;);&quot;&quot;)">
            <text:p/>
          </table:table-cell>
          <table:table-cell table:style-name="ce24" table:formula="of:=IF(AND(OR(NOT(ISBLANK([.D59])); NOT(ISBLANK([.E59]))); OR(ISBLANK([.B59]); ISBLANK([.C59]))); &quot;Uzupełnij dane o graczu&quot;;IF(AND(ISBLANK([.B59]);NOT(ISBLANK([.C59]))); &quot;Uzupełnij imię i nazwisko&quot;; IF(AND(ISBLANK([.C59]);NOT(ISBLANK([.B59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59]=&quot;&quot;;&quot;&quot;; IF([.I59]=&quot;&quot;; NOW()-[.H59];&quot;&quot;))">
            <text:p/>
          </table:table-cell>
          <table:table-cell table:style-name="ce37" table:content-validation-name="val2" table:formula="of:=IF([.H59]=&quot;&quot;;&quot;&quot;; IF([.I59]=&quot;&quot;; &quot;&quot;;[.I59]-[.H59]))">
            <text:p/>
          </table:table-cell>
          <table:table-cell table:style-name="ce37" table:content-validation-name="val2" table:formula="of:=IF([.J59]=&quot;&quot;;&quot;&quot;;[.J59]-[.I59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54" calcext:value-type="float">
            <text:p>54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60, B60, C$2:C60, C60)=0, &quot;&quot;&quot;&quot;, IF(COUNTIFS(B$2:B60, B60, C$2:C60, C60)=1, &quot;&quot;PIERWSZY START&quot;&quot;, COUNTIFS(B$2:B60, B60, C$2:C60, C60)&amp;&quot;&quot; start (&quot;&quot;&amp;max(FILTER(E$7:E59, B$7:B59=B60, C$7:C59=C60))&amp;&quot;&quot;)&quot;&quot;))&quot;);&quot;&quot;)">
            <text:p/>
          </table:table-cell>
          <table:table-cell table:style-name="ce23" table:formula="of:=IF(AND(OR(NOT(ISBLANK([.D60])); NOT(ISBLANK([.E60]))); OR(ISBLANK([.B60]); ISBLANK([.C60]))); &quot;Uzupełnij dane o graczu&quot;;IF(AND(ISBLANK([.B60]);NOT(ISBLANK([.C60]))); &quot;Uzupełnij imię i nazwisko&quot;; IF(AND(ISBLANK([.C60]);NOT(ISBLANK([.B60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60]=&quot;&quot;;&quot;&quot;; IF([.I60]=&quot;&quot;; NOW()-[.H60];&quot;&quot;))">
            <text:p/>
          </table:table-cell>
          <table:table-cell table:style-name="ce36" table:content-validation-name="val2" table:formula="of:=IF([.H60]=&quot;&quot;;&quot;&quot;; IF([.I60]=&quot;&quot;; &quot;&quot;;[.I60]-[.H60]))">
            <text:p/>
          </table:table-cell>
          <table:table-cell table:style-name="ce36" table:content-validation-name="val2" table:formula="of:=IF([.J60]=&quot;&quot;;&quot;&quot;;[.J60]-[.I60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61, B61, C$2:C61, C61)=0, &quot;&quot;&quot;&quot;, IF(COUNTIFS(B$2:B61, B61, C$2:C61, C61)=1, &quot;&quot;PIERWSZY START&quot;&quot;, COUNTIFS(B$2:B61, B61, C$2:C61, C61)&amp;&quot;&quot; start (&quot;&quot;&amp;max(FILTER(E$7:E60, B$7:B60=B61, C$7:C60=C61))&amp;&quot;&quot;)&quot;&quot;))&quot;);&quot;&quot;)">
            <text:p/>
          </table:table-cell>
          <table:table-cell table:style-name="ce24" table:formula="of:=IF(AND(OR(NOT(ISBLANK([.D61])); NOT(ISBLANK([.E61]))); OR(ISBLANK([.B61]); ISBLANK([.C61]))); &quot;Uzupełnij dane o graczu&quot;;IF(AND(ISBLANK([.B61]);NOT(ISBLANK([.C61]))); &quot;Uzupełnij imię i nazwisko&quot;; IF(AND(ISBLANK([.C61]);NOT(ISBLANK([.B61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61]=&quot;&quot;;&quot;&quot;; IF([.I61]=&quot;&quot;; NOW()-[.H61];&quot;&quot;))">
            <text:p/>
          </table:table-cell>
          <table:table-cell table:style-name="ce37" table:content-validation-name="val2" table:formula="of:=IF([.H61]=&quot;&quot;;&quot;&quot;; IF([.I61]=&quot;&quot;; &quot;&quot;;[.I61]-[.H61]))">
            <text:p/>
          </table:table-cell>
          <table:table-cell table:style-name="ce37" table:content-validation-name="val2" table:formula="of:=IF([.J61]=&quot;&quot;;&quot;&quot;;[.J61]-[.I61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56" calcext:value-type="float">
            <text:p>56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62, B62, C$2:C62, C62)=0, &quot;&quot;&quot;&quot;, IF(COUNTIFS(B$2:B62, B62, C$2:C62, C62)=1, &quot;&quot;PIERWSZY START&quot;&quot;, COUNTIFS(B$2:B62, B62, C$2:C62, C62)&amp;&quot;&quot; start (&quot;&quot;&amp;max(FILTER(E$7:E61, B$7:B61=B62, C$7:C61=C62))&amp;&quot;&quot;)&quot;&quot;))&quot;);&quot;&quot;)">
            <text:p/>
          </table:table-cell>
          <table:table-cell table:style-name="ce23" table:formula="of:=IF(AND(OR(NOT(ISBLANK([.D62])); NOT(ISBLANK([.E62]))); OR(ISBLANK([.B62]); ISBLANK([.C62]))); &quot;Uzupełnij dane o graczu&quot;;IF(AND(ISBLANK([.B62]);NOT(ISBLANK([.C62]))); &quot;Uzupełnij imię i nazwisko&quot;; IF(AND(ISBLANK([.C62]);NOT(ISBLANK([.B62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62]=&quot;&quot;;&quot;&quot;; IF([.I62]=&quot;&quot;; NOW()-[.H62];&quot;&quot;))">
            <text:p/>
          </table:table-cell>
          <table:table-cell table:style-name="ce36" table:content-validation-name="val2" table:formula="of:=IF([.H62]=&quot;&quot;;&quot;&quot;; IF([.I62]=&quot;&quot;; &quot;&quot;;[.I62]-[.H62]))">
            <text:p/>
          </table:table-cell>
          <table:table-cell table:style-name="ce36" table:content-validation-name="val2" table:formula="of:=IF([.J62]=&quot;&quot;;&quot;&quot;;[.J62]-[.I62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63, B63, C$2:C63, C63)=0, &quot;&quot;&quot;&quot;, IF(COUNTIFS(B$2:B63, B63, C$2:C63, C63)=1, &quot;&quot;PIERWSZY START&quot;&quot;, COUNTIFS(B$2:B63, B63, C$2:C63, C63)&amp;&quot;&quot; start (&quot;&quot;&amp;max(FILTER(E$7:E62, B$7:B62=B63, C$7:C62=C63))&amp;&quot;&quot;)&quot;&quot;))&quot;);&quot;&quot;)">
            <text:p/>
          </table:table-cell>
          <table:table-cell table:style-name="ce24" table:formula="of:=IF(AND(OR(NOT(ISBLANK([.D63])); NOT(ISBLANK([.E63]))); OR(ISBLANK([.B63]); ISBLANK([.C63]))); &quot;Uzupełnij dane o graczu&quot;;IF(AND(ISBLANK([.B63]);NOT(ISBLANK([.C63]))); &quot;Uzupełnij imię i nazwisko&quot;; IF(AND(ISBLANK([.C63]);NOT(ISBLANK([.B63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63]=&quot;&quot;;&quot;&quot;; IF([.I63]=&quot;&quot;; NOW()-[.H63];&quot;&quot;))">
            <text:p/>
          </table:table-cell>
          <table:table-cell table:style-name="ce37" table:content-validation-name="val2" table:formula="of:=IF([.H63]=&quot;&quot;;&quot;&quot;; IF([.I63]=&quot;&quot;; &quot;&quot;;[.I63]-[.H63]))">
            <text:p/>
          </table:table-cell>
          <table:table-cell table:style-name="ce37" table:content-validation-name="val2" table:formula="of:=IF([.J63]=&quot;&quot;;&quot;&quot;;[.J63]-[.I63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58" calcext:value-type="float">
            <text:p>58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64, B64, C$2:C64, C64)=0, &quot;&quot;&quot;&quot;, IF(COUNTIFS(B$2:B64, B64, C$2:C64, C64)=1, &quot;&quot;PIERWSZY START&quot;&quot;, COUNTIFS(B$2:B64, B64, C$2:C64, C64)&amp;&quot;&quot; start (&quot;&quot;&amp;max(FILTER(E$7:E63, B$7:B63=B64, C$7:C63=C64))&amp;&quot;&quot;)&quot;&quot;))&quot;);&quot;&quot;)">
            <text:p/>
          </table:table-cell>
          <table:table-cell table:style-name="ce23" table:formula="of:=IF(AND(OR(NOT(ISBLANK([.D64])); NOT(ISBLANK([.E64]))); OR(ISBLANK([.B64]); ISBLANK([.C64]))); &quot;Uzupełnij dane o graczu&quot;;IF(AND(ISBLANK([.B64]);NOT(ISBLANK([.C64]))); &quot;Uzupełnij imię i nazwisko&quot;; IF(AND(ISBLANK([.C64]);NOT(ISBLANK([.B64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64]=&quot;&quot;;&quot;&quot;; IF([.I64]=&quot;&quot;; NOW()-[.H64];&quot;&quot;))">
            <text:p/>
          </table:table-cell>
          <table:table-cell table:style-name="ce36" table:content-validation-name="val2" table:formula="of:=IF([.H64]=&quot;&quot;;&quot;&quot;; IF([.I64]=&quot;&quot;; &quot;&quot;;[.I64]-[.H64]))">
            <text:p/>
          </table:table-cell>
          <table:table-cell table:style-name="ce36" table:content-validation-name="val2" table:formula="of:=IF([.J64]=&quot;&quot;;&quot;&quot;;[.J64]-[.I64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65, B65, C$2:C65, C65)=0, &quot;&quot;&quot;&quot;, IF(COUNTIFS(B$2:B65, B65, C$2:C65, C65)=1, &quot;&quot;PIERWSZY START&quot;&quot;, COUNTIFS(B$2:B65, B65, C$2:C65, C65)&amp;&quot;&quot; start (&quot;&quot;&amp;max(FILTER(E$7:E64, B$7:B64=B65, C$7:C64=C65))&amp;&quot;&quot;)&quot;&quot;))&quot;);&quot;&quot;)">
            <text:p/>
          </table:table-cell>
          <table:table-cell table:style-name="ce24" table:formula="of:=IF(AND(OR(NOT(ISBLANK([.D65])); NOT(ISBLANK([.E65]))); OR(ISBLANK([.B65]); ISBLANK([.C65]))); &quot;Uzupełnij dane o graczu&quot;;IF(AND(ISBLANK([.B65]);NOT(ISBLANK([.C65]))); &quot;Uzupełnij imię i nazwisko&quot;; IF(AND(ISBLANK([.C65]);NOT(ISBLANK([.B65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65]=&quot;&quot;;&quot;&quot;; IF([.I65]=&quot;&quot;; NOW()-[.H65];&quot;&quot;))">
            <text:p/>
          </table:table-cell>
          <table:table-cell table:style-name="ce37" table:content-validation-name="val2" table:formula="of:=IF([.H65]=&quot;&quot;;&quot;&quot;; IF([.I65]=&quot;&quot;; &quot;&quot;;[.I65]-[.H65]))">
            <text:p/>
          </table:table-cell>
          <table:table-cell table:style-name="ce37" table:content-validation-name="val2" table:formula="of:=IF([.J65]=&quot;&quot;;&quot;&quot;;[.J65]-[.I65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60" calcext:value-type="float">
            <text:p>60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66, B66, C$2:C66, C66)=0, &quot;&quot;&quot;&quot;, IF(COUNTIFS(B$2:B66, B66, C$2:C66, C66)=1, &quot;&quot;PIERWSZY START&quot;&quot;, COUNTIFS(B$2:B66, B66, C$2:C66, C66)&amp;&quot;&quot; start (&quot;&quot;&amp;max(FILTER(E$7:E65, B$7:B65=B66, C$7:C65=C66))&amp;&quot;&quot;)&quot;&quot;))&quot;);&quot;&quot;)">
            <text:p/>
          </table:table-cell>
          <table:table-cell table:style-name="ce23" table:formula="of:=IF(AND(OR(NOT(ISBLANK([.D66])); NOT(ISBLANK([.E66]))); OR(ISBLANK([.B66]); ISBLANK([.C66]))); &quot;Uzupełnij dane o graczu&quot;;IF(AND(ISBLANK([.B66]);NOT(ISBLANK([.C66]))); &quot;Uzupełnij imię i nazwisko&quot;; IF(AND(ISBLANK([.C66]);NOT(ISBLANK([.B66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66]=&quot;&quot;;&quot;&quot;; IF([.I66]=&quot;&quot;; NOW()-[.H66];&quot;&quot;))">
            <text:p/>
          </table:table-cell>
          <table:table-cell table:style-name="ce36" table:content-validation-name="val2" table:formula="of:=IF([.H66]=&quot;&quot;;&quot;&quot;; IF([.I66]=&quot;&quot;; &quot;&quot;;[.I66]-[.H66]))">
            <text:p/>
          </table:table-cell>
          <table:table-cell table:style-name="ce36" table:content-validation-name="val2" table:formula="of:=IF([.J66]=&quot;&quot;;&quot;&quot;;[.J66]-[.I66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67, B67, C$2:C67, C67)=0, &quot;&quot;&quot;&quot;, IF(COUNTIFS(B$2:B67, B67, C$2:C67, C67)=1, &quot;&quot;PIERWSZY START&quot;&quot;, COUNTIFS(B$2:B67, B67, C$2:C67, C67)&amp;&quot;&quot; start (&quot;&quot;&amp;max(FILTER(E$7:E66, B$7:B66=B67, C$7:C66=C67))&amp;&quot;&quot;)&quot;&quot;))&quot;);&quot;&quot;)">
            <text:p/>
          </table:table-cell>
          <table:table-cell table:style-name="ce24" table:formula="of:=IF(AND(OR(NOT(ISBLANK([.D67])); NOT(ISBLANK([.E67]))); OR(ISBLANK([.B67]); ISBLANK([.C67]))); &quot;Uzupełnij dane o graczu&quot;;IF(AND(ISBLANK([.B67]);NOT(ISBLANK([.C67]))); &quot;Uzupełnij imię i nazwisko&quot;; IF(AND(ISBLANK([.C67]);NOT(ISBLANK([.B67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67]=&quot;&quot;;&quot;&quot;; IF([.I67]=&quot;&quot;; NOW()-[.H67];&quot;&quot;))">
            <text:p/>
          </table:table-cell>
          <table:table-cell table:style-name="ce37" table:content-validation-name="val2" table:formula="of:=IF([.H67]=&quot;&quot;;&quot;&quot;; IF([.I67]=&quot;&quot;; &quot;&quot;;[.I67]-[.H67]))">
            <text:p/>
          </table:table-cell>
          <table:table-cell table:style-name="ce37" table:content-validation-name="val2" table:formula="of:=IF([.J67]=&quot;&quot;;&quot;&quot;;[.J67]-[.I67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62" calcext:value-type="float">
            <text:p>62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68, B68, C$2:C68, C68)=0, &quot;&quot;&quot;&quot;, IF(COUNTIFS(B$2:B68, B68, C$2:C68, C68)=1, &quot;&quot;PIERWSZY START&quot;&quot;, COUNTIFS(B$2:B68, B68, C$2:C68, C68)&amp;&quot;&quot; start (&quot;&quot;&amp;max(FILTER(E$7:E67, B$7:B67=B68, C$7:C67=C68))&amp;&quot;&quot;)&quot;&quot;))&quot;);&quot;&quot;)">
            <text:p/>
          </table:table-cell>
          <table:table-cell table:style-name="ce23" table:formula="of:=IF(AND(OR(NOT(ISBLANK([.D68])); NOT(ISBLANK([.E68]))); OR(ISBLANK([.B68]); ISBLANK([.C68]))); &quot;Uzupełnij dane o graczu&quot;;IF(AND(ISBLANK([.B68]);NOT(ISBLANK([.C68]))); &quot;Uzupełnij imię i nazwisko&quot;; IF(AND(ISBLANK([.C68]);NOT(ISBLANK([.B68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68]=&quot;&quot;;&quot;&quot;; IF([.I68]=&quot;&quot;; NOW()-[.H68];&quot;&quot;))">
            <text:p/>
          </table:table-cell>
          <table:table-cell table:style-name="ce36" table:content-validation-name="val2" table:formula="of:=IF([.H68]=&quot;&quot;;&quot;&quot;; IF([.I68]=&quot;&quot;; &quot;&quot;;[.I68]-[.H68]))">
            <text:p/>
          </table:table-cell>
          <table:table-cell table:style-name="ce36" table:content-validation-name="val2" table:formula="of:=IF([.J68]=&quot;&quot;;&quot;&quot;;[.J68]-[.I68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69, B69, C$2:C69, C69)=0, &quot;&quot;&quot;&quot;, IF(COUNTIFS(B$2:B69, B69, C$2:C69, C69)=1, &quot;&quot;PIERWSZY START&quot;&quot;, COUNTIFS(B$2:B69, B69, C$2:C69, C69)&amp;&quot;&quot; start (&quot;&quot;&amp;max(FILTER(E$7:E68, B$7:B68=B69, C$7:C68=C69))&amp;&quot;&quot;)&quot;&quot;))&quot;);&quot;&quot;)">
            <text:p/>
          </table:table-cell>
          <table:table-cell table:style-name="ce24" table:formula="of:=IF(AND(OR(NOT(ISBLANK([.D69])); NOT(ISBLANK([.E69]))); OR(ISBLANK([.B69]); ISBLANK([.C69]))); &quot;Uzupełnij dane o graczu&quot;;IF(AND(ISBLANK([.B69]);NOT(ISBLANK([.C69]))); &quot;Uzupełnij imię i nazwisko&quot;; IF(AND(ISBLANK([.C69]);NOT(ISBLANK([.B69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69]=&quot;&quot;;&quot;&quot;; IF([.I69]=&quot;&quot;; NOW()-[.H69];&quot;&quot;))">
            <text:p/>
          </table:table-cell>
          <table:table-cell table:style-name="ce37" table:content-validation-name="val2" table:formula="of:=IF([.H69]=&quot;&quot;;&quot;&quot;; IF([.I69]=&quot;&quot;; &quot;&quot;;[.I69]-[.H69]))">
            <text:p/>
          </table:table-cell>
          <table:table-cell table:style-name="ce37" table:content-validation-name="val2" table:formula="of:=IF([.J69]=&quot;&quot;;&quot;&quot;;[.J69]-[.I69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64" calcext:value-type="float">
            <text:p>64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70, B70, C$2:C70, C70)=0, &quot;&quot;&quot;&quot;, IF(COUNTIFS(B$2:B70, B70, C$2:C70, C70)=1, &quot;&quot;PIERWSZY START&quot;&quot;, COUNTIFS(B$2:B70, B70, C$2:C70, C70)&amp;&quot;&quot; start (&quot;&quot;&amp;max(FILTER(E$7:E69, B$7:B69=B70, C$7:C69=C70))&amp;&quot;&quot;)&quot;&quot;))&quot;);&quot;&quot;)">
            <text:p/>
          </table:table-cell>
          <table:table-cell table:style-name="ce23" table:formula="of:=IF(AND(OR(NOT(ISBLANK([.D70])); NOT(ISBLANK([.E70]))); OR(ISBLANK([.B70]); ISBLANK([.C70]))); &quot;Uzupełnij dane o graczu&quot;;IF(AND(ISBLANK([.B70]);NOT(ISBLANK([.C70]))); &quot;Uzupełnij imię i nazwisko&quot;; IF(AND(ISBLANK([.C70]);NOT(ISBLANK([.B70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70]=&quot;&quot;;&quot;&quot;; IF([.I70]=&quot;&quot;; NOW()-[.H70];&quot;&quot;))">
            <text:p/>
          </table:table-cell>
          <table:table-cell table:style-name="ce36" table:content-validation-name="val2" table:formula="of:=IF([.H70]=&quot;&quot;;&quot;&quot;; IF([.I70]=&quot;&quot;; &quot;&quot;;[.I70]-[.H70]))">
            <text:p/>
          </table:table-cell>
          <table:table-cell table:style-name="ce36" table:content-validation-name="val2" table:formula="of:=IF([.J70]=&quot;&quot;;&quot;&quot;;[.J70]-[.I70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71, B71, C$2:C71, C71)=0, &quot;&quot;&quot;&quot;, IF(COUNTIFS(B$2:B71, B71, C$2:C71, C71)=1, &quot;&quot;PIERWSZY START&quot;&quot;, COUNTIFS(B$2:B71, B71, C$2:C71, C71)&amp;&quot;&quot; start (&quot;&quot;&amp;max(FILTER(E$7:E70, B$7:B70=B71, C$7:C70=C71))&amp;&quot;&quot;)&quot;&quot;))&quot;);&quot;&quot;)">
            <text:p/>
          </table:table-cell>
          <table:table-cell table:style-name="ce24" table:formula="of:=IF(AND(OR(NOT(ISBLANK([.D71])); NOT(ISBLANK([.E71]))); OR(ISBLANK([.B71]); ISBLANK([.C71]))); &quot;Uzupełnij dane o graczu&quot;;IF(AND(ISBLANK([.B71]);NOT(ISBLANK([.C71]))); &quot;Uzupełnij imię i nazwisko&quot;; IF(AND(ISBLANK([.C71]);NOT(ISBLANK([.B71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71]=&quot;&quot;;&quot;&quot;; IF([.I71]=&quot;&quot;; NOW()-[.H71];&quot;&quot;))">
            <text:p/>
          </table:table-cell>
          <table:table-cell table:style-name="ce37" table:content-validation-name="val2" table:formula="of:=IF([.H71]=&quot;&quot;;&quot;&quot;; IF([.I71]=&quot;&quot;; &quot;&quot;;[.I71]-[.H71]))">
            <text:p/>
          </table:table-cell>
          <table:table-cell table:style-name="ce37" table:content-validation-name="val2" table:formula="of:=IF([.J71]=&quot;&quot;;&quot;&quot;;[.J71]-[.I71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66" calcext:value-type="float">
            <text:p>66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72, B72, C$2:C72, C72)=0, &quot;&quot;&quot;&quot;, IF(COUNTIFS(B$2:B72, B72, C$2:C72, C72)=1, &quot;&quot;PIERWSZY START&quot;&quot;, COUNTIFS(B$2:B72, B72, C$2:C72, C72)&amp;&quot;&quot; start (&quot;&quot;&amp;max(FILTER(E$7:E71, B$7:B71=B72, C$7:C71=C72))&amp;&quot;&quot;)&quot;&quot;))&quot;);&quot;&quot;)">
            <text:p/>
          </table:table-cell>
          <table:table-cell table:style-name="ce23" table:formula="of:=IF(AND(OR(NOT(ISBLANK([.D72])); NOT(ISBLANK([.E72]))); OR(ISBLANK([.B72]); ISBLANK([.C72]))); &quot;Uzupełnij dane o graczu&quot;;IF(AND(ISBLANK([.B72]);NOT(ISBLANK([.C72]))); &quot;Uzupełnij imię i nazwisko&quot;; IF(AND(ISBLANK([.C72]);NOT(ISBLANK([.B72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72]=&quot;&quot;;&quot;&quot;; IF([.I72]=&quot;&quot;; NOW()-[.H72];&quot;&quot;))">
            <text:p/>
          </table:table-cell>
          <table:table-cell table:style-name="ce36" table:content-validation-name="val2" table:formula="of:=IF([.H72]=&quot;&quot;;&quot;&quot;; IF([.I72]=&quot;&quot;; &quot;&quot;;[.I72]-[.H72]))">
            <text:p/>
          </table:table-cell>
          <table:table-cell table:style-name="ce36" table:content-validation-name="val2" table:formula="of:=IF([.J72]=&quot;&quot;;&quot;&quot;;[.J72]-[.I72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73, B73, C$2:C73, C73)=0, &quot;&quot;&quot;&quot;, IF(COUNTIFS(B$2:B73, B73, C$2:C73, C73)=1, &quot;&quot;PIERWSZY START&quot;&quot;, COUNTIFS(B$2:B73, B73, C$2:C73, C73)&amp;&quot;&quot; start (&quot;&quot;&amp;max(FILTER(E$7:E72, B$7:B72=B73, C$7:C72=C73))&amp;&quot;&quot;)&quot;&quot;))&quot;);&quot;&quot;)">
            <text:p/>
          </table:table-cell>
          <table:table-cell table:style-name="ce24" table:formula="of:=IF(AND(OR(NOT(ISBLANK([.D73])); NOT(ISBLANK([.E73]))); OR(ISBLANK([.B73]); ISBLANK([.C73]))); &quot;Uzupełnij dane o graczu&quot;;IF(AND(ISBLANK([.B73]);NOT(ISBLANK([.C73]))); &quot;Uzupełnij imię i nazwisko&quot;; IF(AND(ISBLANK([.C73]);NOT(ISBLANK([.B73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73]=&quot;&quot;;&quot;&quot;; IF([.I73]=&quot;&quot;; NOW()-[.H73];&quot;&quot;))">
            <text:p/>
          </table:table-cell>
          <table:table-cell table:style-name="ce37" table:content-validation-name="val2" table:formula="of:=IF([.H73]=&quot;&quot;;&quot;&quot;; IF([.I73]=&quot;&quot;; &quot;&quot;;[.I73]-[.H73]))">
            <text:p/>
          </table:table-cell>
          <table:table-cell table:style-name="ce37" table:content-validation-name="val2" table:formula="of:=IF([.J73]=&quot;&quot;;&quot;&quot;;[.J73]-[.I73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68" calcext:value-type="float">
            <text:p>68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74, B74, C$2:C74, C74)=0, &quot;&quot;&quot;&quot;, IF(COUNTIFS(B$2:B74, B74, C$2:C74, C74)=1, &quot;&quot;PIERWSZY START&quot;&quot;, COUNTIFS(B$2:B74, B74, C$2:C74, C74)&amp;&quot;&quot; start (&quot;&quot;&amp;max(FILTER(E$7:E73, B$7:B73=B74, C$7:C73=C74))&amp;&quot;&quot;)&quot;&quot;))&quot;);&quot;&quot;)">
            <text:p/>
          </table:table-cell>
          <table:table-cell table:style-name="ce23" table:formula="of:=IF(AND(OR(NOT(ISBLANK([.D74])); NOT(ISBLANK([.E74]))); OR(ISBLANK([.B74]); ISBLANK([.C74]))); &quot;Uzupełnij dane o graczu&quot;;IF(AND(ISBLANK([.B74]);NOT(ISBLANK([.C74]))); &quot;Uzupełnij imię i nazwisko&quot;; IF(AND(ISBLANK([.C74]);NOT(ISBLANK([.B74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74]=&quot;&quot;;&quot;&quot;; IF([.I74]=&quot;&quot;; NOW()-[.H74];&quot;&quot;))">
            <text:p/>
          </table:table-cell>
          <table:table-cell table:style-name="ce36" table:content-validation-name="val2" table:formula="of:=IF([.H74]=&quot;&quot;;&quot;&quot;; IF([.I74]=&quot;&quot;; &quot;&quot;;[.I74]-[.H74]))">
            <text:p/>
          </table:table-cell>
          <table:table-cell table:style-name="ce36" table:content-validation-name="val2" table:formula="of:=IF([.J74]=&quot;&quot;;&quot;&quot;;[.J74]-[.I74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75, B75, C$2:C75, C75)=0, &quot;&quot;&quot;&quot;, IF(COUNTIFS(B$2:B75, B75, C$2:C75, C75)=1, &quot;&quot;PIERWSZY START&quot;&quot;, COUNTIFS(B$2:B75, B75, C$2:C75, C75)&amp;&quot;&quot; start (&quot;&quot;&amp;max(FILTER(E$7:E74, B$7:B74=B75, C$7:C74=C75))&amp;&quot;&quot;)&quot;&quot;))&quot;);&quot;&quot;)">
            <text:p/>
          </table:table-cell>
          <table:table-cell table:style-name="ce24" table:formula="of:=IF(AND(OR(NOT(ISBLANK([.D75])); NOT(ISBLANK([.E75]))); OR(ISBLANK([.B75]); ISBLANK([.C75]))); &quot;Uzupełnij dane o graczu&quot;;IF(AND(ISBLANK([.B75]);NOT(ISBLANK([.C75]))); &quot;Uzupełnij imię i nazwisko&quot;; IF(AND(ISBLANK([.C75]);NOT(ISBLANK([.B75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75]=&quot;&quot;;&quot;&quot;; IF([.I75]=&quot;&quot;; NOW()-[.H75];&quot;&quot;))">
            <text:p/>
          </table:table-cell>
          <table:table-cell table:style-name="ce37" table:content-validation-name="val2" table:formula="of:=IF([.H75]=&quot;&quot;;&quot;&quot;; IF([.I75]=&quot;&quot;; &quot;&quot;;[.I75]-[.H75]))">
            <text:p/>
          </table:table-cell>
          <table:table-cell table:style-name="ce37" table:content-validation-name="val2" table:formula="of:=IF([.J75]=&quot;&quot;;&quot;&quot;;[.J75]-[.I75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70" calcext:value-type="float">
            <text:p>70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76, B76, C$2:C76, C76)=0, &quot;&quot;&quot;&quot;, IF(COUNTIFS(B$2:B76, B76, C$2:C76, C76)=1, &quot;&quot;PIERWSZY START&quot;&quot;, COUNTIFS(B$2:B76, B76, C$2:C76, C76)&amp;&quot;&quot; start (&quot;&quot;&amp;max(FILTER(E$7:E75, B$7:B75=B76, C$7:C75=C76))&amp;&quot;&quot;)&quot;&quot;))&quot;);&quot;&quot;)">
            <text:p/>
          </table:table-cell>
          <table:table-cell table:style-name="ce23" table:formula="of:=IF(AND(OR(NOT(ISBLANK([.D76])); NOT(ISBLANK([.E76]))); OR(ISBLANK([.B76]); ISBLANK([.C76]))); &quot;Uzupełnij dane o graczu&quot;;IF(AND(ISBLANK([.B76]);NOT(ISBLANK([.C76]))); &quot;Uzupełnij imię i nazwisko&quot;; IF(AND(ISBLANK([.C76]);NOT(ISBLANK([.B76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76]=&quot;&quot;;&quot;&quot;; IF([.I76]=&quot;&quot;; NOW()-[.H76];&quot;&quot;))">
            <text:p/>
          </table:table-cell>
          <table:table-cell table:style-name="ce36" table:content-validation-name="val2" table:formula="of:=IF([.H76]=&quot;&quot;;&quot;&quot;; IF([.I76]=&quot;&quot;; &quot;&quot;;[.I76]-[.H76]))">
            <text:p/>
          </table:table-cell>
          <table:table-cell table:style-name="ce36" table:content-validation-name="val2" table:formula="of:=IF([.J76]=&quot;&quot;;&quot;&quot;;[.J76]-[.I76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77, B77, C$2:C77, C77)=0, &quot;&quot;&quot;&quot;, IF(COUNTIFS(B$2:B77, B77, C$2:C77, C77)=1, &quot;&quot;PIERWSZY START&quot;&quot;, COUNTIFS(B$2:B77, B77, C$2:C77, C77)&amp;&quot;&quot; start (&quot;&quot;&amp;max(FILTER(E$7:E76, B$7:B76=B77, C$7:C76=C77))&amp;&quot;&quot;)&quot;&quot;))&quot;);&quot;&quot;)">
            <text:p/>
          </table:table-cell>
          <table:table-cell table:style-name="ce24" table:formula="of:=IF(AND(OR(NOT(ISBLANK([.D77])); NOT(ISBLANK([.E77]))); OR(ISBLANK([.B77]); ISBLANK([.C77]))); &quot;Uzupełnij dane o graczu&quot;;IF(AND(ISBLANK([.B77]);NOT(ISBLANK([.C77]))); &quot;Uzupełnij imię i nazwisko&quot;; IF(AND(ISBLANK([.C77]);NOT(ISBLANK([.B77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77]=&quot;&quot;;&quot;&quot;; IF([.I77]=&quot;&quot;; NOW()-[.H77];&quot;&quot;))">
            <text:p/>
          </table:table-cell>
          <table:table-cell table:style-name="ce37" table:content-validation-name="val2" table:formula="of:=IF([.H77]=&quot;&quot;;&quot;&quot;; IF([.I77]=&quot;&quot;; &quot;&quot;;[.I77]-[.H77]))">
            <text:p/>
          </table:table-cell>
          <table:table-cell table:style-name="ce37" table:content-validation-name="val2" table:formula="of:=IF([.J77]=&quot;&quot;;&quot;&quot;;[.J77]-[.I77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72" calcext:value-type="float">
            <text:p>72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78, B78, C$2:C78, C78)=0, &quot;&quot;&quot;&quot;, IF(COUNTIFS(B$2:B78, B78, C$2:C78, C78)=1, &quot;&quot;PIERWSZY START&quot;&quot;, COUNTIFS(B$2:B78, B78, C$2:C78, C78)&amp;&quot;&quot; start (&quot;&quot;&amp;max(FILTER(E$7:E77, B$7:B77=B78, C$7:C77=C78))&amp;&quot;&quot;)&quot;&quot;))&quot;);&quot;&quot;)">
            <text:p/>
          </table:table-cell>
          <table:table-cell table:style-name="ce23" table:formula="of:=IF(AND(OR(NOT(ISBLANK([.D78])); NOT(ISBLANK([.E78]))); OR(ISBLANK([.B78]); ISBLANK([.C78]))); &quot;Uzupełnij dane o graczu&quot;;IF(AND(ISBLANK([.B78]);NOT(ISBLANK([.C78]))); &quot;Uzupełnij imię i nazwisko&quot;; IF(AND(ISBLANK([.C78]);NOT(ISBLANK([.B78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78]=&quot;&quot;;&quot;&quot;; IF([.I78]=&quot;&quot;; NOW()-[.H78];&quot;&quot;))">
            <text:p/>
          </table:table-cell>
          <table:table-cell table:style-name="ce36" table:content-validation-name="val2" table:formula="of:=IF([.H78]=&quot;&quot;;&quot;&quot;; IF([.I78]=&quot;&quot;; &quot;&quot;;[.I78]-[.H78]))">
            <text:p/>
          </table:table-cell>
          <table:table-cell table:style-name="ce36" table:content-validation-name="val2" table:formula="of:=IF([.J78]=&quot;&quot;;&quot;&quot;;[.J78]-[.I78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79, B79, C$2:C79, C79)=0, &quot;&quot;&quot;&quot;, IF(COUNTIFS(B$2:B79, B79, C$2:C79, C79)=1, &quot;&quot;PIERWSZY START&quot;&quot;, COUNTIFS(B$2:B79, B79, C$2:C79, C79)&amp;&quot;&quot; start (&quot;&quot;&amp;max(FILTER(E$7:E78, B$7:B78=B79, C$7:C78=C79))&amp;&quot;&quot;)&quot;&quot;))&quot;);&quot;&quot;)">
            <text:p/>
          </table:table-cell>
          <table:table-cell table:style-name="ce24" table:formula="of:=IF(AND(OR(NOT(ISBLANK([.D79])); NOT(ISBLANK([.E79]))); OR(ISBLANK([.B79]); ISBLANK([.C79]))); &quot;Uzupełnij dane o graczu&quot;;IF(AND(ISBLANK([.B79]);NOT(ISBLANK([.C79]))); &quot;Uzupełnij imię i nazwisko&quot;; IF(AND(ISBLANK([.C79]);NOT(ISBLANK([.B79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79]=&quot;&quot;;&quot;&quot;; IF([.I79]=&quot;&quot;; NOW()-[.H79];&quot;&quot;))">
            <text:p/>
          </table:table-cell>
          <table:table-cell table:style-name="ce37" table:content-validation-name="val2" table:formula="of:=IF([.H79]=&quot;&quot;;&quot;&quot;; IF([.I79]=&quot;&quot;; &quot;&quot;;[.I79]-[.H79]))">
            <text:p/>
          </table:table-cell>
          <table:table-cell table:style-name="ce37" table:content-validation-name="val2" table:formula="of:=IF([.J79]=&quot;&quot;;&quot;&quot;;[.J79]-[.I79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74" calcext:value-type="float">
            <text:p>74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80, B80, C$2:C80, C80)=0, &quot;&quot;&quot;&quot;, IF(COUNTIFS(B$2:B80, B80, C$2:C80, C80)=1, &quot;&quot;PIERWSZY START&quot;&quot;, COUNTIFS(B$2:B80, B80, C$2:C80, C80)&amp;&quot;&quot; start (&quot;&quot;&amp;max(FILTER(E$7:E79, B$7:B79=B80, C$7:C79=C80))&amp;&quot;&quot;)&quot;&quot;))&quot;);&quot;&quot;)">
            <text:p/>
          </table:table-cell>
          <table:table-cell table:style-name="ce23" table:formula="of:=IF(AND(OR(NOT(ISBLANK([.D80])); NOT(ISBLANK([.E80]))); OR(ISBLANK([.B80]); ISBLANK([.C80]))); &quot;Uzupełnij dane o graczu&quot;;IF(AND(ISBLANK([.B80]);NOT(ISBLANK([.C80]))); &quot;Uzupełnij imię i nazwisko&quot;; IF(AND(ISBLANK([.C80]);NOT(ISBLANK([.B80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80]=&quot;&quot;;&quot;&quot;; IF([.I80]=&quot;&quot;; NOW()-[.H80];&quot;&quot;))">
            <text:p/>
          </table:table-cell>
          <table:table-cell table:style-name="ce36" table:content-validation-name="val2" table:formula="of:=IF([.H80]=&quot;&quot;;&quot;&quot;; IF([.I80]=&quot;&quot;; &quot;&quot;;[.I80]-[.H80]))">
            <text:p/>
          </table:table-cell>
          <table:table-cell table:style-name="ce36" table:content-validation-name="val2" table:formula="of:=IF([.J80]=&quot;&quot;;&quot;&quot;;[.J80]-[.I80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81, B81, C$2:C81, C81)=0, &quot;&quot;&quot;&quot;, IF(COUNTIFS(B$2:B81, B81, C$2:C81, C81)=1, &quot;&quot;PIERWSZY START&quot;&quot;, COUNTIFS(B$2:B81, B81, C$2:C81, C81)&amp;&quot;&quot; start (&quot;&quot;&amp;max(FILTER(E$7:E80, B$7:B80=B81, C$7:C80=C81))&amp;&quot;&quot;)&quot;&quot;))&quot;);&quot;&quot;)">
            <text:p/>
          </table:table-cell>
          <table:table-cell table:style-name="ce24" table:formula="of:=IF(AND(OR(NOT(ISBLANK([.D81])); NOT(ISBLANK([.E81]))); OR(ISBLANK([.B81]); ISBLANK([.C81]))); &quot;Uzupełnij dane o graczu&quot;;IF(AND(ISBLANK([.B81]);NOT(ISBLANK([.C81]))); &quot;Uzupełnij imię i nazwisko&quot;; IF(AND(ISBLANK([.C81]);NOT(ISBLANK([.B81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81]=&quot;&quot;;&quot;&quot;; IF([.I81]=&quot;&quot;; NOW()-[.H81];&quot;&quot;))">
            <text:p/>
          </table:table-cell>
          <table:table-cell table:style-name="ce37" table:content-validation-name="val2" table:formula="of:=IF([.H81]=&quot;&quot;;&quot;&quot;; IF([.I81]=&quot;&quot;; &quot;&quot;;[.I81]-[.H81]))">
            <text:p/>
          </table:table-cell>
          <table:table-cell table:style-name="ce37" table:content-validation-name="val2" table:formula="of:=IF([.J81]=&quot;&quot;;&quot;&quot;;[.J81]-[.I81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76" calcext:value-type="float">
            <text:p>76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82, B82, C$2:C82, C82)=0, &quot;&quot;&quot;&quot;, IF(COUNTIFS(B$2:B82, B82, C$2:C82, C82)=1, &quot;&quot;PIERWSZY START&quot;&quot;, COUNTIFS(B$2:B82, B82, C$2:C82, C82)&amp;&quot;&quot; start (&quot;&quot;&amp;max(FILTER(E$7:E81, B$7:B81=B82, C$7:C81=C82))&amp;&quot;&quot;)&quot;&quot;))&quot;);&quot;&quot;)">
            <text:p/>
          </table:table-cell>
          <table:table-cell table:style-name="ce23" table:formula="of:=IF(AND(OR(NOT(ISBLANK([.D82])); NOT(ISBLANK([.E82]))); OR(ISBLANK([.B82]); ISBLANK([.C82]))); &quot;Uzupełnij dane o graczu&quot;;IF(AND(ISBLANK([.B82]);NOT(ISBLANK([.C82]))); &quot;Uzupełnij imię i nazwisko&quot;; IF(AND(ISBLANK([.C82]);NOT(ISBLANK([.B82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82]=&quot;&quot;;&quot;&quot;; IF([.I82]=&quot;&quot;; NOW()-[.H82];&quot;&quot;))">
            <text:p/>
          </table:table-cell>
          <table:table-cell table:style-name="ce36" table:content-validation-name="val2" table:formula="of:=IF([.H82]=&quot;&quot;;&quot;&quot;; IF([.I82]=&quot;&quot;; &quot;&quot;;[.I82]-[.H82]))">
            <text:p/>
          </table:table-cell>
          <table:table-cell table:style-name="ce36" table:content-validation-name="val2" table:formula="of:=IF([.J82]=&quot;&quot;;&quot;&quot;;[.J82]-[.I82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83, B83, C$2:C83, C83)=0, &quot;&quot;&quot;&quot;, IF(COUNTIFS(B$2:B83, B83, C$2:C83, C83)=1, &quot;&quot;PIERWSZY START&quot;&quot;, COUNTIFS(B$2:B83, B83, C$2:C83, C83)&amp;&quot;&quot; start (&quot;&quot;&amp;max(FILTER(E$7:E82, B$7:B82=B83, C$7:C82=C83))&amp;&quot;&quot;)&quot;&quot;))&quot;);&quot;&quot;)">
            <text:p/>
          </table:table-cell>
          <table:table-cell table:style-name="ce24" table:formula="of:=IF(AND(OR(NOT(ISBLANK([.D83])); NOT(ISBLANK([.E83]))); OR(ISBLANK([.B83]); ISBLANK([.C83]))); &quot;Uzupełnij dane o graczu&quot;;IF(AND(ISBLANK([.B83]);NOT(ISBLANK([.C83]))); &quot;Uzupełnij imię i nazwisko&quot;; IF(AND(ISBLANK([.C83]);NOT(ISBLANK([.B83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83]=&quot;&quot;;&quot;&quot;; IF([.I83]=&quot;&quot;; NOW()-[.H83];&quot;&quot;))">
            <text:p/>
          </table:table-cell>
          <table:table-cell table:style-name="ce37" table:content-validation-name="val2" table:formula="of:=IF([.H83]=&quot;&quot;;&quot;&quot;; IF([.I83]=&quot;&quot;; &quot;&quot;;[.I83]-[.H83]))">
            <text:p/>
          </table:table-cell>
          <table:table-cell table:style-name="ce37" table:content-validation-name="val2" table:formula="of:=IF([.J83]=&quot;&quot;;&quot;&quot;;[.J83]-[.I83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78" calcext:value-type="float">
            <text:p>78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84, B84, C$2:C84, C84)=0, &quot;&quot;&quot;&quot;, IF(COUNTIFS(B$2:B84, B84, C$2:C84, C84)=1, &quot;&quot;PIERWSZY START&quot;&quot;, COUNTIFS(B$2:B84, B84, C$2:C84, C84)&amp;&quot;&quot; start (&quot;&quot;&amp;max(FILTER(E$7:E83, B$7:B83=B84, C$7:C83=C84))&amp;&quot;&quot;)&quot;&quot;))&quot;);&quot;&quot;)">
            <text:p/>
          </table:table-cell>
          <table:table-cell table:style-name="ce23" table:formula="of:=IF(AND(OR(NOT(ISBLANK([.D84])); NOT(ISBLANK([.E84]))); OR(ISBLANK([.B84]); ISBLANK([.C84]))); &quot;Uzupełnij dane o graczu&quot;;IF(AND(ISBLANK([.B84]);NOT(ISBLANK([.C84]))); &quot;Uzupełnij imię i nazwisko&quot;; IF(AND(ISBLANK([.C84]);NOT(ISBLANK([.B84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84]=&quot;&quot;;&quot;&quot;; IF([.I84]=&quot;&quot;; NOW()-[.H84];&quot;&quot;))">
            <text:p/>
          </table:table-cell>
          <table:table-cell table:style-name="ce36" table:content-validation-name="val2" table:formula="of:=IF([.H84]=&quot;&quot;;&quot;&quot;; IF([.I84]=&quot;&quot;; &quot;&quot;;[.I84]-[.H84]))">
            <text:p/>
          </table:table-cell>
          <table:table-cell table:style-name="ce36" table:content-validation-name="val2" table:formula="of:=IF([.J84]=&quot;&quot;;&quot;&quot;;[.J84]-[.I84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85, B85, C$2:C85, C85)=0, &quot;&quot;&quot;&quot;, IF(COUNTIFS(B$2:B85, B85, C$2:C85, C85)=1, &quot;&quot;PIERWSZY START&quot;&quot;, COUNTIFS(B$2:B85, B85, C$2:C85, C85)&amp;&quot;&quot; start (&quot;&quot;&amp;max(FILTER(E$7:E84, B$7:B84=B85, C$7:C84=C85))&amp;&quot;&quot;)&quot;&quot;))&quot;);&quot;&quot;)">
            <text:p/>
          </table:table-cell>
          <table:table-cell table:style-name="ce24" table:formula="of:=IF(AND(OR(NOT(ISBLANK([.D85])); NOT(ISBLANK([.E85]))); OR(ISBLANK([.B85]); ISBLANK([.C85]))); &quot;Uzupełnij dane o graczu&quot;;IF(AND(ISBLANK([.B85]);NOT(ISBLANK([.C85]))); &quot;Uzupełnij imię i nazwisko&quot;; IF(AND(ISBLANK([.C85]);NOT(ISBLANK([.B85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85]=&quot;&quot;;&quot;&quot;; IF([.I85]=&quot;&quot;; NOW()-[.H85];&quot;&quot;))">
            <text:p/>
          </table:table-cell>
          <table:table-cell table:style-name="ce37" table:content-validation-name="val2" table:formula="of:=IF([.H85]=&quot;&quot;;&quot;&quot;; IF([.I85]=&quot;&quot;; &quot;&quot;;[.I85]-[.H85]))">
            <text:p/>
          </table:table-cell>
          <table:table-cell table:style-name="ce37" table:content-validation-name="val2" table:formula="of:=IF([.J85]=&quot;&quot;;&quot;&quot;;[.J85]-[.I85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80" calcext:value-type="float">
            <text:p>80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86, B86, C$2:C86, C86)=0, &quot;&quot;&quot;&quot;, IF(COUNTIFS(B$2:B86, B86, C$2:C86, C86)=1, &quot;&quot;PIERWSZY START&quot;&quot;, COUNTIFS(B$2:B86, B86, C$2:C86, C86)&amp;&quot;&quot; start (&quot;&quot;&amp;max(FILTER(E$7:E85, B$7:B85=B86, C$7:C85=C86))&amp;&quot;&quot;)&quot;&quot;))&quot;);&quot;&quot;)">
            <text:p/>
          </table:table-cell>
          <table:table-cell table:style-name="ce23" table:formula="of:=IF(AND(OR(NOT(ISBLANK([.D86])); NOT(ISBLANK([.E86]))); OR(ISBLANK([.B86]); ISBLANK([.C86]))); &quot;Uzupełnij dane o graczu&quot;;IF(AND(ISBLANK([.B86]);NOT(ISBLANK([.C86]))); &quot;Uzupełnij imię i nazwisko&quot;; IF(AND(ISBLANK([.C86]);NOT(ISBLANK([.B86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86]=&quot;&quot;;&quot;&quot;; IF([.I86]=&quot;&quot;; NOW()-[.H86];&quot;&quot;))">
            <text:p/>
          </table:table-cell>
          <table:table-cell table:style-name="ce36" table:content-validation-name="val2" table:formula="of:=IF([.H86]=&quot;&quot;;&quot;&quot;; IF([.I86]=&quot;&quot;; &quot;&quot;;[.I86]-[.H86]))">
            <text:p/>
          </table:table-cell>
          <table:table-cell table:style-name="ce36" table:content-validation-name="val2" table:formula="of:=IF([.J86]=&quot;&quot;;&quot;&quot;;[.J86]-[.I86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87, B87, C$2:C87, C87)=0, &quot;&quot;&quot;&quot;, IF(COUNTIFS(B$2:B87, B87, C$2:C87, C87)=1, &quot;&quot;PIERWSZY START&quot;&quot;, COUNTIFS(B$2:B87, B87, C$2:C87, C87)&amp;&quot;&quot; start (&quot;&quot;&amp;max(FILTER(E$7:E86, B$7:B86=B87, C$7:C86=C87))&amp;&quot;&quot;)&quot;&quot;))&quot;);&quot;&quot;)">
            <text:p/>
          </table:table-cell>
          <table:table-cell table:style-name="ce24" table:formula="of:=IF(AND(OR(NOT(ISBLANK([.D87])); NOT(ISBLANK([.E87]))); OR(ISBLANK([.B87]); ISBLANK([.C87]))); &quot;Uzupełnij dane o graczu&quot;;IF(AND(ISBLANK([.B87]);NOT(ISBLANK([.C87]))); &quot;Uzupełnij imię i nazwisko&quot;; IF(AND(ISBLANK([.C87]);NOT(ISBLANK([.B87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87]=&quot;&quot;;&quot;&quot;; IF([.I87]=&quot;&quot;; NOW()-[.H87];&quot;&quot;))">
            <text:p/>
          </table:table-cell>
          <table:table-cell table:style-name="ce37" table:content-validation-name="val2" table:formula="of:=IF([.H87]=&quot;&quot;;&quot;&quot;; IF([.I87]=&quot;&quot;; &quot;&quot;;[.I87]-[.H87]))">
            <text:p/>
          </table:table-cell>
          <table:table-cell table:style-name="ce37" table:content-validation-name="val2" table:formula="of:=IF([.J87]=&quot;&quot;;&quot;&quot;;[.J87]-[.I87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82" calcext:value-type="float">
            <text:p>82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88, B88, C$2:C88, C88)=0, &quot;&quot;&quot;&quot;, IF(COUNTIFS(B$2:B88, B88, C$2:C88, C88)=1, &quot;&quot;PIERWSZY START&quot;&quot;, COUNTIFS(B$2:B88, B88, C$2:C88, C88)&amp;&quot;&quot; start (&quot;&quot;&amp;max(FILTER(E$7:E87, B$7:B87=B88, C$7:C87=C88))&amp;&quot;&quot;)&quot;&quot;))&quot;);&quot;&quot;)">
            <text:p/>
          </table:table-cell>
          <table:table-cell table:style-name="ce23" table:formula="of:=IF(AND(OR(NOT(ISBLANK([.D88])); NOT(ISBLANK([.E88]))); OR(ISBLANK([.B88]); ISBLANK([.C88]))); &quot;Uzupełnij dane o graczu&quot;;IF(AND(ISBLANK([.B88]);NOT(ISBLANK([.C88]))); &quot;Uzupełnij imię i nazwisko&quot;; IF(AND(ISBLANK([.C88]);NOT(ISBLANK([.B88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88]=&quot;&quot;;&quot;&quot;; IF([.I88]=&quot;&quot;; NOW()-[.H88];&quot;&quot;))">
            <text:p/>
          </table:table-cell>
          <table:table-cell table:style-name="ce36" table:content-validation-name="val2" table:formula="of:=IF([.H88]=&quot;&quot;;&quot;&quot;; IF([.I88]=&quot;&quot;; &quot;&quot;;[.I88]-[.H88]))">
            <text:p/>
          </table:table-cell>
          <table:table-cell table:style-name="ce36" table:content-validation-name="val2" table:formula="of:=IF([.J88]=&quot;&quot;;&quot;&quot;;[.J88]-[.I88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89, B89, C$2:C89, C89)=0, &quot;&quot;&quot;&quot;, IF(COUNTIFS(B$2:B89, B89, C$2:C89, C89)=1, &quot;&quot;PIERWSZY START&quot;&quot;, COUNTIFS(B$2:B89, B89, C$2:C89, C89)&amp;&quot;&quot; start (&quot;&quot;&amp;max(FILTER(E$7:E88, B$7:B88=B89, C$7:C88=C89))&amp;&quot;&quot;)&quot;&quot;))&quot;);&quot;&quot;)">
            <text:p/>
          </table:table-cell>
          <table:table-cell table:style-name="ce24" table:formula="of:=IF(AND(OR(NOT(ISBLANK([.D89])); NOT(ISBLANK([.E89]))); OR(ISBLANK([.B89]); ISBLANK([.C89]))); &quot;Uzupełnij dane o graczu&quot;;IF(AND(ISBLANK([.B89]);NOT(ISBLANK([.C89]))); &quot;Uzupełnij imię i nazwisko&quot;; IF(AND(ISBLANK([.C89]);NOT(ISBLANK([.B89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89]=&quot;&quot;;&quot;&quot;; IF([.I89]=&quot;&quot;; NOW()-[.H89];&quot;&quot;))">
            <text:p/>
          </table:table-cell>
          <table:table-cell table:style-name="ce37" table:content-validation-name="val2" table:formula="of:=IF([.H89]=&quot;&quot;;&quot;&quot;; IF([.I89]=&quot;&quot;; &quot;&quot;;[.I89]-[.H89]))">
            <text:p/>
          </table:table-cell>
          <table:table-cell table:style-name="ce37" table:content-validation-name="val2" table:formula="of:=IF([.J89]=&quot;&quot;;&quot;&quot;;[.J89]-[.I89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84" calcext:value-type="float">
            <text:p>84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90, B90, C$2:C90, C90)=0, &quot;&quot;&quot;&quot;, IF(COUNTIFS(B$2:B90, B90, C$2:C90, C90)=1, &quot;&quot;PIERWSZY START&quot;&quot;, COUNTIFS(B$2:B90, B90, C$2:C90, C90)&amp;&quot;&quot; start (&quot;&quot;&amp;max(FILTER(E$7:E89, B$7:B89=B90, C$7:C89=C90))&amp;&quot;&quot;)&quot;&quot;))&quot;);&quot;&quot;)">
            <text:p/>
          </table:table-cell>
          <table:table-cell table:style-name="ce23" table:formula="of:=IF(AND(OR(NOT(ISBLANK([.D90])); NOT(ISBLANK([.E90]))); OR(ISBLANK([.B90]); ISBLANK([.C90]))); &quot;Uzupełnij dane o graczu&quot;;IF(AND(ISBLANK([.B90]);NOT(ISBLANK([.C90]))); &quot;Uzupełnij imię i nazwisko&quot;; IF(AND(ISBLANK([.C90]);NOT(ISBLANK([.B90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90]=&quot;&quot;;&quot;&quot;; IF([.I90]=&quot;&quot;; NOW()-[.H90];&quot;&quot;))">
            <text:p/>
          </table:table-cell>
          <table:table-cell table:style-name="ce36" table:content-validation-name="val2" table:formula="of:=IF([.H90]=&quot;&quot;;&quot;&quot;; IF([.I90]=&quot;&quot;; &quot;&quot;;[.I90]-[.H90]))">
            <text:p/>
          </table:table-cell>
          <table:table-cell table:style-name="ce36" table:content-validation-name="val2" table:formula="of:=IF([.J90]=&quot;&quot;;&quot;&quot;;[.J90]-[.I90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91, B91, C$2:C91, C91)=0, &quot;&quot;&quot;&quot;, IF(COUNTIFS(B$2:B91, B91, C$2:C91, C91)=1, &quot;&quot;PIERWSZY START&quot;&quot;, COUNTIFS(B$2:B91, B91, C$2:C91, C91)&amp;&quot;&quot; start (&quot;&quot;&amp;max(FILTER(E$7:E90, B$7:B90=B91, C$7:C90=C91))&amp;&quot;&quot;)&quot;&quot;))&quot;);&quot;&quot;)">
            <text:p/>
          </table:table-cell>
          <table:table-cell table:style-name="ce24" table:formula="of:=IF(AND(OR(NOT(ISBLANK([.D91])); NOT(ISBLANK([.E91]))); OR(ISBLANK([.B91]); ISBLANK([.C91]))); &quot;Uzupełnij dane o graczu&quot;;IF(AND(ISBLANK([.B91]);NOT(ISBLANK([.C91]))); &quot;Uzupełnij imię i nazwisko&quot;; IF(AND(ISBLANK([.C91]);NOT(ISBLANK([.B91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91]=&quot;&quot;;&quot;&quot;; IF([.I91]=&quot;&quot;; NOW()-[.H91];&quot;&quot;))">
            <text:p/>
          </table:table-cell>
          <table:table-cell table:style-name="ce37" table:content-validation-name="val2" table:formula="of:=IF([.H91]=&quot;&quot;;&quot;&quot;; IF([.I91]=&quot;&quot;; &quot;&quot;;[.I91]-[.H91]))">
            <text:p/>
          </table:table-cell>
          <table:table-cell table:style-name="ce37" table:content-validation-name="val2" table:formula="of:=IF([.J91]=&quot;&quot;;&quot;&quot;;[.J91]-[.I91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86" calcext:value-type="float">
            <text:p>86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92, B92, C$2:C92, C92)=0, &quot;&quot;&quot;&quot;, IF(COUNTIFS(B$2:B92, B92, C$2:C92, C92)=1, &quot;&quot;PIERWSZY START&quot;&quot;, COUNTIFS(B$2:B92, B92, C$2:C92, C92)&amp;&quot;&quot; start (&quot;&quot;&amp;max(FILTER(E$7:E91, B$7:B91=B92, C$7:C91=C92))&amp;&quot;&quot;)&quot;&quot;))&quot;);&quot;&quot;)">
            <text:p/>
          </table:table-cell>
          <table:table-cell table:style-name="ce23" table:formula="of:=IF(AND(OR(NOT(ISBLANK([.D92])); NOT(ISBLANK([.E92]))); OR(ISBLANK([.B92]); ISBLANK([.C92]))); &quot;Uzupełnij dane o graczu&quot;;IF(AND(ISBLANK([.B92]);NOT(ISBLANK([.C92]))); &quot;Uzupełnij imię i nazwisko&quot;; IF(AND(ISBLANK([.C92]);NOT(ISBLANK([.B92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92]=&quot;&quot;;&quot;&quot;; IF([.I92]=&quot;&quot;; NOW()-[.H92];&quot;&quot;))">
            <text:p/>
          </table:table-cell>
          <table:table-cell table:style-name="ce36" table:content-validation-name="val2" table:formula="of:=IF([.H92]=&quot;&quot;;&quot;&quot;; IF([.I92]=&quot;&quot;; &quot;&quot;;[.I92]-[.H92]))">
            <text:p/>
          </table:table-cell>
          <table:table-cell table:style-name="ce36" table:content-validation-name="val2" table:formula="of:=IF([.J92]=&quot;&quot;;&quot;&quot;;[.J92]-[.I92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93, B93, C$2:C93, C93)=0, &quot;&quot;&quot;&quot;, IF(COUNTIFS(B$2:B93, B93, C$2:C93, C93)=1, &quot;&quot;PIERWSZY START&quot;&quot;, COUNTIFS(B$2:B93, B93, C$2:C93, C93)&amp;&quot;&quot; start (&quot;&quot;&amp;max(FILTER(E$7:E92, B$7:B92=B93, C$7:C92=C93))&amp;&quot;&quot;)&quot;&quot;))&quot;);&quot;&quot;)">
            <text:p/>
          </table:table-cell>
          <table:table-cell table:style-name="ce24" table:formula="of:=IF(AND(OR(NOT(ISBLANK([.D93])); NOT(ISBLANK([.E93]))); OR(ISBLANK([.B93]); ISBLANK([.C93]))); &quot;Uzupełnij dane o graczu&quot;;IF(AND(ISBLANK([.B93]);NOT(ISBLANK([.C93]))); &quot;Uzupełnij imię i nazwisko&quot;; IF(AND(ISBLANK([.C93]);NOT(ISBLANK([.B93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93]=&quot;&quot;;&quot;&quot;; IF([.I93]=&quot;&quot;; NOW()-[.H93];&quot;&quot;))">
            <text:p/>
          </table:table-cell>
          <table:table-cell table:style-name="ce37" table:content-validation-name="val2" table:formula="of:=IF([.H93]=&quot;&quot;;&quot;&quot;; IF([.I93]=&quot;&quot;; &quot;&quot;;[.I93]-[.H93]))">
            <text:p/>
          </table:table-cell>
          <table:table-cell table:style-name="ce37" table:content-validation-name="val2" table:formula="of:=IF([.J93]=&quot;&quot;;&quot;&quot;;[.J93]-[.I93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88" calcext:value-type="float">
            <text:p>88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94, B94, C$2:C94, C94)=0, &quot;&quot;&quot;&quot;, IF(COUNTIFS(B$2:B94, B94, C$2:C94, C94)=1, &quot;&quot;PIERWSZY START&quot;&quot;, COUNTIFS(B$2:B94, B94, C$2:C94, C94)&amp;&quot;&quot; start (&quot;&quot;&amp;max(FILTER(E$7:E93, B$7:B93=B94, C$7:C93=C94))&amp;&quot;&quot;)&quot;&quot;))&quot;);&quot;&quot;)">
            <text:p/>
          </table:table-cell>
          <table:table-cell table:style-name="ce23" table:formula="of:=IF(AND(OR(NOT(ISBLANK([.D94])); NOT(ISBLANK([.E94]))); OR(ISBLANK([.B94]); ISBLANK([.C94]))); &quot;Uzupełnij dane o graczu&quot;;IF(AND(ISBLANK([.B94]);NOT(ISBLANK([.C94]))); &quot;Uzupełnij imię i nazwisko&quot;; IF(AND(ISBLANK([.C94]);NOT(ISBLANK([.B94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94]=&quot;&quot;;&quot;&quot;; IF([.I94]=&quot;&quot;; NOW()-[.H94];&quot;&quot;))">
            <text:p/>
          </table:table-cell>
          <table:table-cell table:style-name="ce36" table:content-validation-name="val2" table:formula="of:=IF([.H94]=&quot;&quot;;&quot;&quot;; IF([.I94]=&quot;&quot;; &quot;&quot;;[.I94]-[.H94]))">
            <text:p/>
          </table:table-cell>
          <table:table-cell table:style-name="ce36" table:content-validation-name="val2" table:formula="of:=IF([.J94]=&quot;&quot;;&quot;&quot;;[.J94]-[.I94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95, B95, C$2:C95, C95)=0, &quot;&quot;&quot;&quot;, IF(COUNTIFS(B$2:B95, B95, C$2:C95, C95)=1, &quot;&quot;PIERWSZY START&quot;&quot;, COUNTIFS(B$2:B95, B95, C$2:C95, C95)&amp;&quot;&quot; start (&quot;&quot;&amp;max(FILTER(E$7:E94, B$7:B94=B95, C$7:C94=C95))&amp;&quot;&quot;)&quot;&quot;))&quot;);&quot;&quot;)">
            <text:p/>
          </table:table-cell>
          <table:table-cell table:style-name="ce24" table:formula="of:=IF(AND(OR(NOT(ISBLANK([.D95])); NOT(ISBLANK([.E95]))); OR(ISBLANK([.B95]); ISBLANK([.C95]))); &quot;Uzupełnij dane o graczu&quot;;IF(AND(ISBLANK([.B95]);NOT(ISBLANK([.C95]))); &quot;Uzupełnij imię i nazwisko&quot;; IF(AND(ISBLANK([.C95]);NOT(ISBLANK([.B95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95]=&quot;&quot;;&quot;&quot;; IF([.I95]=&quot;&quot;; NOW()-[.H95];&quot;&quot;))">
            <text:p/>
          </table:table-cell>
          <table:table-cell table:style-name="ce37" table:content-validation-name="val2" table:formula="of:=IF([.H95]=&quot;&quot;;&quot;&quot;; IF([.I95]=&quot;&quot;; &quot;&quot;;[.I95]-[.H95]))">
            <text:p/>
          </table:table-cell>
          <table:table-cell table:style-name="ce37" table:content-validation-name="val2" table:formula="of:=IF([.J95]=&quot;&quot;;&quot;&quot;;[.J95]-[.I95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90" calcext:value-type="float">
            <text:p>90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96, B96, C$2:C96, C96)=0, &quot;&quot;&quot;&quot;, IF(COUNTIFS(B$2:B96, B96, C$2:C96, C96)=1, &quot;&quot;PIERWSZY START&quot;&quot;, COUNTIFS(B$2:B96, B96, C$2:C96, C96)&amp;&quot;&quot; start (&quot;&quot;&amp;max(FILTER(E$7:E95, B$7:B95=B96, C$7:C95=C96))&amp;&quot;&quot;)&quot;&quot;))&quot;);&quot;&quot;)">
            <text:p/>
          </table:table-cell>
          <table:table-cell table:style-name="ce23" table:formula="of:=IF(AND(OR(NOT(ISBLANK([.D96])); NOT(ISBLANK([.E96]))); OR(ISBLANK([.B96]); ISBLANK([.C96]))); &quot;Uzupełnij dane o graczu&quot;;IF(AND(ISBLANK([.B96]);NOT(ISBLANK([.C96]))); &quot;Uzupełnij imię i nazwisko&quot;; IF(AND(ISBLANK([.C96]);NOT(ISBLANK([.B96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96]=&quot;&quot;;&quot;&quot;; IF([.I96]=&quot;&quot;; NOW()-[.H96];&quot;&quot;))">
            <text:p/>
          </table:table-cell>
          <table:table-cell table:style-name="ce36" table:content-validation-name="val2" table:formula="of:=IF([.H96]=&quot;&quot;;&quot;&quot;; IF([.I96]=&quot;&quot;; &quot;&quot;;[.I96]-[.H96]))">
            <text:p/>
          </table:table-cell>
          <table:table-cell table:style-name="ce36" table:content-validation-name="val2" table:formula="of:=IF([.J96]=&quot;&quot;;&quot;&quot;;[.J96]-[.I96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97, B97, C$2:C97, C97)=0, &quot;&quot;&quot;&quot;, IF(COUNTIFS(B$2:B97, B97, C$2:C97, C97)=1, &quot;&quot;PIERWSZY START&quot;&quot;, COUNTIFS(B$2:B97, B97, C$2:C97, C97)&amp;&quot;&quot; start (&quot;&quot;&amp;max(FILTER(E$7:E96, B$7:B96=B97, C$7:C96=C97))&amp;&quot;&quot;)&quot;&quot;))&quot;);&quot;&quot;)">
            <text:p/>
          </table:table-cell>
          <table:table-cell table:style-name="ce24" table:formula="of:=IF(AND(OR(NOT(ISBLANK([.D97])); NOT(ISBLANK([.E97]))); OR(ISBLANK([.B97]); ISBLANK([.C97]))); &quot;Uzupełnij dane o graczu&quot;;IF(AND(ISBLANK([.B97]);NOT(ISBLANK([.C97]))); &quot;Uzupełnij imię i nazwisko&quot;; IF(AND(ISBLANK([.C97]);NOT(ISBLANK([.B97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97]=&quot;&quot;;&quot;&quot;; IF([.I97]=&quot;&quot;; NOW()-[.H97];&quot;&quot;))">
            <text:p/>
          </table:table-cell>
          <table:table-cell table:style-name="ce37" table:content-validation-name="val2" table:formula="of:=IF([.H97]=&quot;&quot;;&quot;&quot;; IF([.I97]=&quot;&quot;; &quot;&quot;;[.I97]-[.H97]))">
            <text:p/>
          </table:table-cell>
          <table:table-cell table:style-name="ce37" table:content-validation-name="val2" table:formula="of:=IF([.J97]=&quot;&quot;;&quot;&quot;;[.J97]-[.I97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92" calcext:value-type="float">
            <text:p>92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98, B98, C$2:C98, C98)=0, &quot;&quot;&quot;&quot;, IF(COUNTIFS(B$2:B98, B98, C$2:C98, C98)=1, &quot;&quot;PIERWSZY START&quot;&quot;, COUNTIFS(B$2:B98, B98, C$2:C98, C98)&amp;&quot;&quot; start (&quot;&quot;&amp;max(FILTER(E$7:E97, B$7:B97=B98, C$7:C97=C98))&amp;&quot;&quot;)&quot;&quot;))&quot;);&quot;&quot;)">
            <text:p/>
          </table:table-cell>
          <table:table-cell table:style-name="ce23" table:formula="of:=IF(AND(OR(NOT(ISBLANK([.D98])); NOT(ISBLANK([.E98]))); OR(ISBLANK([.B98]); ISBLANK([.C98]))); &quot;Uzupełnij dane o graczu&quot;;IF(AND(ISBLANK([.B98]);NOT(ISBLANK([.C98]))); &quot;Uzupełnij imię i nazwisko&quot;; IF(AND(ISBLANK([.C98]);NOT(ISBLANK([.B98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98]=&quot;&quot;;&quot;&quot;; IF([.I98]=&quot;&quot;; NOW()-[.H98];&quot;&quot;))">
            <text:p/>
          </table:table-cell>
          <table:table-cell table:style-name="ce36" table:content-validation-name="val2" table:formula="of:=IF([.H98]=&quot;&quot;;&quot;&quot;; IF([.I98]=&quot;&quot;; &quot;&quot;;[.I98]-[.H98]))">
            <text:p/>
          </table:table-cell>
          <table:table-cell table:style-name="ce36" table:content-validation-name="val2" table:formula="of:=IF([.J98]=&quot;&quot;;&quot;&quot;;[.J98]-[.I98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99, B99, C$2:C99, C99)=0, &quot;&quot;&quot;&quot;, IF(COUNTIFS(B$2:B99, B99, C$2:C99, C99)=1, &quot;&quot;PIERWSZY START&quot;&quot;, COUNTIFS(B$2:B99, B99, C$2:C99, C99)&amp;&quot;&quot; start (&quot;&quot;&amp;max(FILTER(E$7:E98, B$7:B98=B99, C$7:C98=C99))&amp;&quot;&quot;)&quot;&quot;))&quot;);&quot;&quot;)">
            <text:p/>
          </table:table-cell>
          <table:table-cell table:style-name="ce24" table:formula="of:=IF(AND(OR(NOT(ISBLANK([.D99])); NOT(ISBLANK([.E99]))); OR(ISBLANK([.B99]); ISBLANK([.C99]))); &quot;Uzupełnij dane o graczu&quot;;IF(AND(ISBLANK([.B99]);NOT(ISBLANK([.C99]))); &quot;Uzupełnij imię i nazwisko&quot;; IF(AND(ISBLANK([.C99]);NOT(ISBLANK([.B99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99]=&quot;&quot;;&quot;&quot;; IF([.I99]=&quot;&quot;; NOW()-[.H99];&quot;&quot;))">
            <text:p/>
          </table:table-cell>
          <table:table-cell table:style-name="ce37" table:content-validation-name="val2" table:formula="of:=IF([.H99]=&quot;&quot;;&quot;&quot;; IF([.I99]=&quot;&quot;; &quot;&quot;;[.I99]-[.H99]))">
            <text:p/>
          </table:table-cell>
          <table:table-cell table:style-name="ce37" table:content-validation-name="val2" table:formula="of:=IF([.J99]=&quot;&quot;;&quot;&quot;;[.J99]-[.I99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94" calcext:value-type="float">
            <text:p>94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00, B100, C$2:C100, C100)=0, &quot;&quot;&quot;&quot;, IF(COUNTIFS(B$2:B100, B100, C$2:C100, C100)=1, &quot;&quot;PIERWSZY START&quot;&quot;, COUNTIFS(B$2:B100, B100, C$2:C100, C100)&amp;&quot;&quot; start (&quot;&quot;&amp;max(FILTER(E$7:E99, B$7:B99=B100, C$7:C99=C100))&amp;&quot;&quot;)&quot;&quot;))&quot;);&quot;&quot;)">
            <text:p/>
          </table:table-cell>
          <table:table-cell table:style-name="ce23" table:formula="of:=IF(AND(OR(NOT(ISBLANK([.D100])); NOT(ISBLANK([.E100]))); OR(ISBLANK([.B100]); ISBLANK([.C100]))); &quot;Uzupełnij dane o graczu&quot;;IF(AND(ISBLANK([.B100]);NOT(ISBLANK([.C100]))); &quot;Uzupełnij imię i nazwisko&quot;; IF(AND(ISBLANK([.C100]);NOT(ISBLANK([.B100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00]=&quot;&quot;;&quot;&quot;; IF([.I100]=&quot;&quot;; NOW()-[.H100];&quot;&quot;))">
            <text:p/>
          </table:table-cell>
          <table:table-cell table:style-name="ce36" table:content-validation-name="val2" table:formula="of:=IF([.H100]=&quot;&quot;;&quot;&quot;; IF([.I100]=&quot;&quot;; &quot;&quot;;[.I100]-[.H100]))">
            <text:p/>
          </table:table-cell>
          <table:table-cell table:style-name="ce36" table:content-validation-name="val2" table:formula="of:=IF([.J100]=&quot;&quot;;&quot;&quot;;[.J100]-[.I100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01, B101, C$2:C101, C101)=0, &quot;&quot;&quot;&quot;, IF(COUNTIFS(B$2:B101, B101, C$2:C101, C101)=1, &quot;&quot;PIERWSZY START&quot;&quot;, COUNTIFS(B$2:B101, B101, C$2:C101, C101)&amp;&quot;&quot; start (&quot;&quot;&amp;max(FILTER(E$7:E100, B$7:B100=B101, C$7:C100=C101))&amp;&quot;&quot;)&quot;&quot;))&quot;);&quot;&quot;)">
            <text:p/>
          </table:table-cell>
          <table:table-cell table:style-name="ce24" table:formula="of:=IF(AND(OR(NOT(ISBLANK([.D101])); NOT(ISBLANK([.E101]))); OR(ISBLANK([.B101]); ISBLANK([.C101]))); &quot;Uzupełnij dane o graczu&quot;;IF(AND(ISBLANK([.B101]);NOT(ISBLANK([.C101]))); &quot;Uzupełnij imię i nazwisko&quot;; IF(AND(ISBLANK([.C101]);NOT(ISBLANK([.B101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01]=&quot;&quot;;&quot;&quot;; IF([.I101]=&quot;&quot;; NOW()-[.H101];&quot;&quot;))">
            <text:p/>
          </table:table-cell>
          <table:table-cell table:style-name="ce37" table:content-validation-name="val2" table:formula="of:=IF([.H101]=&quot;&quot;;&quot;&quot;; IF([.I101]=&quot;&quot;; &quot;&quot;;[.I101]-[.H101]))">
            <text:p/>
          </table:table-cell>
          <table:table-cell table:style-name="ce37" table:content-validation-name="val2" table:formula="of:=IF([.J101]=&quot;&quot;;&quot;&quot;;[.J101]-[.I101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96" calcext:value-type="float">
            <text:p>96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02, B102, C$2:C102, C102)=0, &quot;&quot;&quot;&quot;, IF(COUNTIFS(B$2:B102, B102, C$2:C102, C102)=1, &quot;&quot;PIERWSZY START&quot;&quot;, COUNTIFS(B$2:B102, B102, C$2:C102, C102)&amp;&quot;&quot; start (&quot;&quot;&amp;max(FILTER(E$7:E101, B$7:B101=B102, C$7:C101=C102))&amp;&quot;&quot;)&quot;&quot;))&quot;);&quot;&quot;)">
            <text:p/>
          </table:table-cell>
          <table:table-cell table:style-name="ce23" table:formula="of:=IF(AND(OR(NOT(ISBLANK([.D102])); NOT(ISBLANK([.E102]))); OR(ISBLANK([.B102]); ISBLANK([.C102]))); &quot;Uzupełnij dane o graczu&quot;;IF(AND(ISBLANK([.B102]);NOT(ISBLANK([.C102]))); &quot;Uzupełnij imię i nazwisko&quot;; IF(AND(ISBLANK([.C102]);NOT(ISBLANK([.B102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02]=&quot;&quot;;&quot;&quot;; IF([.I102]=&quot;&quot;; NOW()-[.H102];&quot;&quot;))">
            <text:p/>
          </table:table-cell>
          <table:table-cell table:style-name="ce36" table:content-validation-name="val2" table:formula="of:=IF([.H102]=&quot;&quot;;&quot;&quot;; IF([.I102]=&quot;&quot;; &quot;&quot;;[.I102]-[.H102]))">
            <text:p/>
          </table:table-cell>
          <table:table-cell table:style-name="ce36" table:content-validation-name="val2" table:formula="of:=IF([.J102]=&quot;&quot;;&quot;&quot;;[.J102]-[.I102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97" calcext:value-type="float">
            <text:p>97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03, B103, C$2:C103, C103)=0, &quot;&quot;&quot;&quot;, IF(COUNTIFS(B$2:B103, B103, C$2:C103, C103)=1, &quot;&quot;PIERWSZY START&quot;&quot;, COUNTIFS(B$2:B103, B103, C$2:C103, C103)&amp;&quot;&quot; start (&quot;&quot;&amp;max(FILTER(E$7:E102, B$7:B102=B103, C$7:C102=C103))&amp;&quot;&quot;)&quot;&quot;))&quot;);&quot;&quot;)">
            <text:p/>
          </table:table-cell>
          <table:table-cell table:style-name="ce24" table:formula="of:=IF(AND(OR(NOT(ISBLANK([.D103])); NOT(ISBLANK([.E103]))); OR(ISBLANK([.B103]); ISBLANK([.C103]))); &quot;Uzupełnij dane o graczu&quot;;IF(AND(ISBLANK([.B103]);NOT(ISBLANK([.C103]))); &quot;Uzupełnij imię i nazwisko&quot;; IF(AND(ISBLANK([.C103]);NOT(ISBLANK([.B103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03]=&quot;&quot;;&quot;&quot;; IF([.I103]=&quot;&quot;; NOW()-[.H103];&quot;&quot;))">
            <text:p/>
          </table:table-cell>
          <table:table-cell table:style-name="ce37" table:content-validation-name="val2" table:formula="of:=IF([.H103]=&quot;&quot;;&quot;&quot;; IF([.I103]=&quot;&quot;; &quot;&quot;;[.I103]-[.H103]))">
            <text:p/>
          </table:table-cell>
          <table:table-cell table:style-name="ce37" table:content-validation-name="val2" table:formula="of:=IF([.J103]=&quot;&quot;;&quot;&quot;;[.J103]-[.I103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98" calcext:value-type="float">
            <text:p>98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04, B104, C$2:C104, C104)=0, &quot;&quot;&quot;&quot;, IF(COUNTIFS(B$2:B104, B104, C$2:C104, C104)=1, &quot;&quot;PIERWSZY START&quot;&quot;, COUNTIFS(B$2:B104, B104, C$2:C104, C104)&amp;&quot;&quot; start (&quot;&quot;&amp;max(FILTER(E$7:E103, B$7:B103=B104, C$7:C103=C104))&amp;&quot;&quot;)&quot;&quot;))&quot;);&quot;&quot;)">
            <text:p/>
          </table:table-cell>
          <table:table-cell table:style-name="ce23" table:formula="of:=IF(AND(OR(NOT(ISBLANK([.D104])); NOT(ISBLANK([.E104]))); OR(ISBLANK([.B104]); ISBLANK([.C104]))); &quot;Uzupełnij dane o graczu&quot;;IF(AND(ISBLANK([.B104]);NOT(ISBLANK([.C104]))); &quot;Uzupełnij imię i nazwisko&quot;; IF(AND(ISBLANK([.C104]);NOT(ISBLANK([.B104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04]=&quot;&quot;;&quot;&quot;; IF([.I104]=&quot;&quot;; NOW()-[.H104];&quot;&quot;))">
            <text:p/>
          </table:table-cell>
          <table:table-cell table:style-name="ce36" table:content-validation-name="val2" table:formula="of:=IF([.H104]=&quot;&quot;;&quot;&quot;; IF([.I104]=&quot;&quot;; &quot;&quot;;[.I104]-[.H104]))">
            <text:p/>
          </table:table-cell>
          <table:table-cell table:style-name="ce36" table:content-validation-name="val2" table:formula="of:=IF([.J104]=&quot;&quot;;&quot;&quot;;[.J104]-[.I104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99" calcext:value-type="float">
            <text:p>99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05, B105, C$2:C105, C105)=0, &quot;&quot;&quot;&quot;, IF(COUNTIFS(B$2:B105, B105, C$2:C105, C105)=1, &quot;&quot;PIERWSZY START&quot;&quot;, COUNTIFS(B$2:B105, B105, C$2:C105, C105)&amp;&quot;&quot; start (&quot;&quot;&amp;max(FILTER(E$7:E104, B$7:B104=B105, C$7:C104=C105))&amp;&quot;&quot;)&quot;&quot;))&quot;);&quot;&quot;)">
            <text:p/>
          </table:table-cell>
          <table:table-cell table:style-name="ce24" table:formula="of:=IF(AND(OR(NOT(ISBLANK([.D105])); NOT(ISBLANK([.E105]))); OR(ISBLANK([.B105]); ISBLANK([.C105]))); &quot;Uzupełnij dane o graczu&quot;;IF(AND(ISBLANK([.B105]);NOT(ISBLANK([.C105]))); &quot;Uzupełnij imię i nazwisko&quot;; IF(AND(ISBLANK([.C105]);NOT(ISBLANK([.B105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05]=&quot;&quot;;&quot;&quot;; IF([.I105]=&quot;&quot;; NOW()-[.H105];&quot;&quot;))">
            <text:p/>
          </table:table-cell>
          <table:table-cell table:style-name="ce37" table:content-validation-name="val2" table:formula="of:=IF([.H105]=&quot;&quot;;&quot;&quot;; IF([.I105]=&quot;&quot;; &quot;&quot;;[.I105]-[.H105]))">
            <text:p/>
          </table:table-cell>
          <table:table-cell table:style-name="ce37" table:content-validation-name="val2" table:formula="of:=IF([.J105]=&quot;&quot;;&quot;&quot;;[.J105]-[.I105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00" calcext:value-type="float">
            <text:p>100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06, B106, C$2:C106, C106)=0, &quot;&quot;&quot;&quot;, IF(COUNTIFS(B$2:B106, B106, C$2:C106, C106)=1, &quot;&quot;PIERWSZY START&quot;&quot;, COUNTIFS(B$2:B106, B106, C$2:C106, C106)&amp;&quot;&quot; start (&quot;&quot;&amp;max(FILTER(E$7:E105, B$7:B105=B106, C$7:C105=C106))&amp;&quot;&quot;)&quot;&quot;))&quot;);&quot;&quot;)">
            <text:p/>
          </table:table-cell>
          <table:table-cell table:style-name="ce23" table:formula="of:=IF(AND(OR(NOT(ISBLANK([.D106])); NOT(ISBLANK([.E106]))); OR(ISBLANK([.B106]); ISBLANK([.C106]))); &quot;Uzupełnij dane o graczu&quot;;IF(AND(ISBLANK([.B106]);NOT(ISBLANK([.C106]))); &quot;Uzupełnij imię i nazwisko&quot;; IF(AND(ISBLANK([.C106]);NOT(ISBLANK([.B106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06]=&quot;&quot;;&quot;&quot;; IF([.I106]=&quot;&quot;; NOW()-[.H106];&quot;&quot;))">
            <text:p/>
          </table:table-cell>
          <table:table-cell table:style-name="ce36" table:content-validation-name="val2" table:formula="of:=IF([.H106]=&quot;&quot;;&quot;&quot;; IF([.I106]=&quot;&quot;; &quot;&quot;;[.I106]-[.H106]))">
            <text:p/>
          </table:table-cell>
          <table:table-cell table:style-name="ce36" table:content-validation-name="val2" table:formula="of:=IF([.J106]=&quot;&quot;;&quot;&quot;;[.J106]-[.I106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01" calcext:value-type="float">
            <text:p>101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07, B107, C$2:C107, C107)=0, &quot;&quot;&quot;&quot;, IF(COUNTIFS(B$2:B107, B107, C$2:C107, C107)=1, &quot;&quot;PIERWSZY START&quot;&quot;, COUNTIFS(B$2:B107, B107, C$2:C107, C107)&amp;&quot;&quot; start (&quot;&quot;&amp;max(FILTER(E$7:E106, B$7:B106=B107, C$7:C106=C107))&amp;&quot;&quot;)&quot;&quot;))&quot;);&quot;&quot;)">
            <text:p/>
          </table:table-cell>
          <table:table-cell table:style-name="ce24" table:formula="of:=IF(AND(OR(NOT(ISBLANK([.D107])); NOT(ISBLANK([.E107]))); OR(ISBLANK([.B107]); ISBLANK([.C107]))); &quot;Uzupełnij dane o graczu&quot;;IF(AND(ISBLANK([.B107]);NOT(ISBLANK([.C107]))); &quot;Uzupełnij imię i nazwisko&quot;; IF(AND(ISBLANK([.C107]);NOT(ISBLANK([.B107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07]=&quot;&quot;;&quot;&quot;; IF([.I107]=&quot;&quot;; NOW()-[.H107];&quot;&quot;))">
            <text:p/>
          </table:table-cell>
          <table:table-cell table:style-name="ce37" table:content-validation-name="val2" table:formula="of:=IF([.H107]=&quot;&quot;;&quot;&quot;; IF([.I107]=&quot;&quot;; &quot;&quot;;[.I107]-[.H107]))">
            <text:p/>
          </table:table-cell>
          <table:table-cell table:style-name="ce37" table:content-validation-name="val2" table:formula="of:=IF([.J107]=&quot;&quot;;&quot;&quot;;[.J107]-[.I107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02" calcext:value-type="float">
            <text:p>102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08, B108, C$2:C108, C108)=0, &quot;&quot;&quot;&quot;, IF(COUNTIFS(B$2:B108, B108, C$2:C108, C108)=1, &quot;&quot;PIERWSZY START&quot;&quot;, COUNTIFS(B$2:B108, B108, C$2:C108, C108)&amp;&quot;&quot; start (&quot;&quot;&amp;max(FILTER(E$7:E107, B$7:B107=B108, C$7:C107=C108))&amp;&quot;&quot;)&quot;&quot;))&quot;);&quot;&quot;)">
            <text:p/>
          </table:table-cell>
          <table:table-cell table:style-name="ce23" table:formula="of:=IF(AND(OR(NOT(ISBLANK([.D108])); NOT(ISBLANK([.E108]))); OR(ISBLANK([.B108]); ISBLANK([.C108]))); &quot;Uzupełnij dane o graczu&quot;;IF(AND(ISBLANK([.B108]);NOT(ISBLANK([.C108]))); &quot;Uzupełnij imię i nazwisko&quot;; IF(AND(ISBLANK([.C108]);NOT(ISBLANK([.B108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08]=&quot;&quot;;&quot;&quot;; IF([.I108]=&quot;&quot;; NOW()-[.H108];&quot;&quot;))">
            <text:p/>
          </table:table-cell>
          <table:table-cell table:style-name="ce36" table:content-validation-name="val2" table:formula="of:=IF([.H108]=&quot;&quot;;&quot;&quot;; IF([.I108]=&quot;&quot;; &quot;&quot;;[.I108]-[.H108]))">
            <text:p/>
          </table:table-cell>
          <table:table-cell table:style-name="ce36" table:content-validation-name="val2" table:formula="of:=IF([.J108]=&quot;&quot;;&quot;&quot;;[.J108]-[.I108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03" calcext:value-type="float">
            <text:p>103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09, B109, C$2:C109, C109)=0, &quot;&quot;&quot;&quot;, IF(COUNTIFS(B$2:B109, B109, C$2:C109, C109)=1, &quot;&quot;PIERWSZY START&quot;&quot;, COUNTIFS(B$2:B109, B109, C$2:C109, C109)&amp;&quot;&quot; start (&quot;&quot;&amp;max(FILTER(E$7:E108, B$7:B108=B109, C$7:C108=C109))&amp;&quot;&quot;)&quot;&quot;))&quot;);&quot;&quot;)">
            <text:p/>
          </table:table-cell>
          <table:table-cell table:style-name="ce24" table:formula="of:=IF(AND(OR(NOT(ISBLANK([.D109])); NOT(ISBLANK([.E109]))); OR(ISBLANK([.B109]); ISBLANK([.C109]))); &quot;Uzupełnij dane o graczu&quot;;IF(AND(ISBLANK([.B109]);NOT(ISBLANK([.C109]))); &quot;Uzupełnij imię i nazwisko&quot;; IF(AND(ISBLANK([.C109]);NOT(ISBLANK([.B109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09]=&quot;&quot;;&quot;&quot;; IF([.I109]=&quot;&quot;; NOW()-[.H109];&quot;&quot;))">
            <text:p/>
          </table:table-cell>
          <table:table-cell table:style-name="ce37" table:content-validation-name="val2" table:formula="of:=IF([.H109]=&quot;&quot;;&quot;&quot;; IF([.I109]=&quot;&quot;; &quot;&quot;;[.I109]-[.H109]))">
            <text:p/>
          </table:table-cell>
          <table:table-cell table:style-name="ce37" table:content-validation-name="val2" table:formula="of:=IF([.J109]=&quot;&quot;;&quot;&quot;;[.J109]-[.I109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04" calcext:value-type="float">
            <text:p>104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10, B110, C$2:C110, C110)=0, &quot;&quot;&quot;&quot;, IF(COUNTIFS(B$2:B110, B110, C$2:C110, C110)=1, &quot;&quot;PIERWSZY START&quot;&quot;, COUNTIFS(B$2:B110, B110, C$2:C110, C110)&amp;&quot;&quot; start (&quot;&quot;&amp;max(FILTER(E$7:E109, B$7:B109=B110, C$7:C109=C110))&amp;&quot;&quot;)&quot;&quot;))&quot;);&quot;&quot;)">
            <text:p/>
          </table:table-cell>
          <table:table-cell table:style-name="ce23" table:formula="of:=IF(AND(OR(NOT(ISBLANK([.D110])); NOT(ISBLANK([.E110]))); OR(ISBLANK([.B110]); ISBLANK([.C110]))); &quot;Uzupełnij dane o graczu&quot;;IF(AND(ISBLANK([.B110]);NOT(ISBLANK([.C110]))); &quot;Uzupełnij imię i nazwisko&quot;; IF(AND(ISBLANK([.C110]);NOT(ISBLANK([.B110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10]=&quot;&quot;;&quot;&quot;; IF([.I110]=&quot;&quot;; NOW()-[.H110];&quot;&quot;))">
            <text:p/>
          </table:table-cell>
          <table:table-cell table:style-name="ce36" table:content-validation-name="val2" table:formula="of:=IF([.H110]=&quot;&quot;;&quot;&quot;; IF([.I110]=&quot;&quot;; &quot;&quot;;[.I110]-[.H110]))">
            <text:p/>
          </table:table-cell>
          <table:table-cell table:style-name="ce36" table:content-validation-name="val2" table:formula="of:=IF([.J110]=&quot;&quot;;&quot;&quot;;[.J110]-[.I110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05" calcext:value-type="float">
            <text:p>105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11, B111, C$2:C111, C111)=0, &quot;&quot;&quot;&quot;, IF(COUNTIFS(B$2:B111, B111, C$2:C111, C111)=1, &quot;&quot;PIERWSZY START&quot;&quot;, COUNTIFS(B$2:B111, B111, C$2:C111, C111)&amp;&quot;&quot; start (&quot;&quot;&amp;max(FILTER(E$7:E110, B$7:B110=B111, C$7:C110=C111))&amp;&quot;&quot;)&quot;&quot;))&quot;);&quot;&quot;)">
            <text:p/>
          </table:table-cell>
          <table:table-cell table:style-name="ce24" table:formula="of:=IF(AND(OR(NOT(ISBLANK([.D111])); NOT(ISBLANK([.E111]))); OR(ISBLANK([.B111]); ISBLANK([.C111]))); &quot;Uzupełnij dane o graczu&quot;;IF(AND(ISBLANK([.B111]);NOT(ISBLANK([.C111]))); &quot;Uzupełnij imię i nazwisko&quot;; IF(AND(ISBLANK([.C111]);NOT(ISBLANK([.B111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11]=&quot;&quot;;&quot;&quot;; IF([.I111]=&quot;&quot;; NOW()-[.H111];&quot;&quot;))">
            <text:p/>
          </table:table-cell>
          <table:table-cell table:style-name="ce37" table:content-validation-name="val2" table:formula="of:=IF([.H111]=&quot;&quot;;&quot;&quot;; IF([.I111]=&quot;&quot;; &quot;&quot;;[.I111]-[.H111]))">
            <text:p/>
          </table:table-cell>
          <table:table-cell table:style-name="ce37" table:content-validation-name="val2" table:formula="of:=IF([.J111]=&quot;&quot;;&quot;&quot;;[.J111]-[.I111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06" calcext:value-type="float">
            <text:p>106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12, B112, C$2:C112, C112)=0, &quot;&quot;&quot;&quot;, IF(COUNTIFS(B$2:B112, B112, C$2:C112, C112)=1, &quot;&quot;PIERWSZY START&quot;&quot;, COUNTIFS(B$2:B112, B112, C$2:C112, C112)&amp;&quot;&quot; start (&quot;&quot;&amp;max(FILTER(E$7:E111, B$7:B111=B112, C$7:C111=C112))&amp;&quot;&quot;)&quot;&quot;))&quot;);&quot;&quot;)">
            <text:p/>
          </table:table-cell>
          <table:table-cell table:style-name="ce23" table:formula="of:=IF(AND(OR(NOT(ISBLANK([.D112])); NOT(ISBLANK([.E112]))); OR(ISBLANK([.B112]); ISBLANK([.C112]))); &quot;Uzupełnij dane o graczu&quot;;IF(AND(ISBLANK([.B112]);NOT(ISBLANK([.C112]))); &quot;Uzupełnij imię i nazwisko&quot;; IF(AND(ISBLANK([.C112]);NOT(ISBLANK([.B112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12]=&quot;&quot;;&quot;&quot;; IF([.I112]=&quot;&quot;; NOW()-[.H112];&quot;&quot;))">
            <text:p/>
          </table:table-cell>
          <table:table-cell table:style-name="ce36" table:content-validation-name="val2" table:formula="of:=IF([.H112]=&quot;&quot;;&quot;&quot;; IF([.I112]=&quot;&quot;; &quot;&quot;;[.I112]-[.H112]))">
            <text:p/>
          </table:table-cell>
          <table:table-cell table:style-name="ce36" table:content-validation-name="val2" table:formula="of:=IF([.J112]=&quot;&quot;;&quot;&quot;;[.J112]-[.I112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07" calcext:value-type="float">
            <text:p>107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13, B113, C$2:C113, C113)=0, &quot;&quot;&quot;&quot;, IF(COUNTIFS(B$2:B113, B113, C$2:C113, C113)=1, &quot;&quot;PIERWSZY START&quot;&quot;, COUNTIFS(B$2:B113, B113, C$2:C113, C113)&amp;&quot;&quot; start (&quot;&quot;&amp;max(FILTER(E$7:E112, B$7:B112=B113, C$7:C112=C113))&amp;&quot;&quot;)&quot;&quot;))&quot;);&quot;&quot;)">
            <text:p/>
          </table:table-cell>
          <table:table-cell table:style-name="ce24" table:formula="of:=IF(AND(OR(NOT(ISBLANK([.D113])); NOT(ISBLANK([.E113]))); OR(ISBLANK([.B113]); ISBLANK([.C113]))); &quot;Uzupełnij dane o graczu&quot;;IF(AND(ISBLANK([.B113]);NOT(ISBLANK([.C113]))); &quot;Uzupełnij imię i nazwisko&quot;; IF(AND(ISBLANK([.C113]);NOT(ISBLANK([.B113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13]=&quot;&quot;;&quot;&quot;; IF([.I113]=&quot;&quot;; NOW()-[.H113];&quot;&quot;))">
            <text:p/>
          </table:table-cell>
          <table:table-cell table:style-name="ce37" table:content-validation-name="val2" table:formula="of:=IF([.H113]=&quot;&quot;;&quot;&quot;; IF([.I113]=&quot;&quot;; &quot;&quot;;[.I113]-[.H113]))">
            <text:p/>
          </table:table-cell>
          <table:table-cell table:style-name="ce37" table:content-validation-name="val2" table:formula="of:=IF([.J113]=&quot;&quot;;&quot;&quot;;[.J113]-[.I113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08" calcext:value-type="float">
            <text:p>108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14, B114, C$2:C114, C114)=0, &quot;&quot;&quot;&quot;, IF(COUNTIFS(B$2:B114, B114, C$2:C114, C114)=1, &quot;&quot;PIERWSZY START&quot;&quot;, COUNTIFS(B$2:B114, B114, C$2:C114, C114)&amp;&quot;&quot; start (&quot;&quot;&amp;max(FILTER(E$7:E113, B$7:B113=B114, C$7:C113=C114))&amp;&quot;&quot;)&quot;&quot;))&quot;);&quot;&quot;)">
            <text:p/>
          </table:table-cell>
          <table:table-cell table:style-name="ce23" table:formula="of:=IF(AND(OR(NOT(ISBLANK([.D114])); NOT(ISBLANK([.E114]))); OR(ISBLANK([.B114]); ISBLANK([.C114]))); &quot;Uzupełnij dane o graczu&quot;;IF(AND(ISBLANK([.B114]);NOT(ISBLANK([.C114]))); &quot;Uzupełnij imię i nazwisko&quot;; IF(AND(ISBLANK([.C114]);NOT(ISBLANK([.B114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14]=&quot;&quot;;&quot;&quot;; IF([.I114]=&quot;&quot;; NOW()-[.H114];&quot;&quot;))">
            <text:p/>
          </table:table-cell>
          <table:table-cell table:style-name="ce36" table:content-validation-name="val2" table:formula="of:=IF([.H114]=&quot;&quot;;&quot;&quot;; IF([.I114]=&quot;&quot;; &quot;&quot;;[.I114]-[.H114]))">
            <text:p/>
          </table:table-cell>
          <table:table-cell table:style-name="ce36" table:content-validation-name="val2" table:formula="of:=IF([.J114]=&quot;&quot;;&quot;&quot;;[.J114]-[.I114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09" calcext:value-type="float">
            <text:p>109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15, B115, C$2:C115, C115)=0, &quot;&quot;&quot;&quot;, IF(COUNTIFS(B$2:B115, B115, C$2:C115, C115)=1, &quot;&quot;PIERWSZY START&quot;&quot;, COUNTIFS(B$2:B115, B115, C$2:C115, C115)&amp;&quot;&quot; start (&quot;&quot;&amp;max(FILTER(E$7:E114, B$7:B114=B115, C$7:C114=C115))&amp;&quot;&quot;)&quot;&quot;))&quot;);&quot;&quot;)">
            <text:p/>
          </table:table-cell>
          <table:table-cell table:style-name="ce24" table:formula="of:=IF(AND(OR(NOT(ISBLANK([.D115])); NOT(ISBLANK([.E115]))); OR(ISBLANK([.B115]); ISBLANK([.C115]))); &quot;Uzupełnij dane o graczu&quot;;IF(AND(ISBLANK([.B115]);NOT(ISBLANK([.C115]))); &quot;Uzupełnij imię i nazwisko&quot;; IF(AND(ISBLANK([.C115]);NOT(ISBLANK([.B115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15]=&quot;&quot;;&quot;&quot;; IF([.I115]=&quot;&quot;; NOW()-[.H115];&quot;&quot;))">
            <text:p/>
          </table:table-cell>
          <table:table-cell table:style-name="ce37" table:content-validation-name="val2" table:formula="of:=IF([.H115]=&quot;&quot;;&quot;&quot;; IF([.I115]=&quot;&quot;; &quot;&quot;;[.I115]-[.H115]))">
            <text:p/>
          </table:table-cell>
          <table:table-cell table:style-name="ce37" table:content-validation-name="val2" table:formula="of:=IF([.J115]=&quot;&quot;;&quot;&quot;;[.J115]-[.I115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10" calcext:value-type="float">
            <text:p>110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16, B116, C$2:C116, C116)=0, &quot;&quot;&quot;&quot;, IF(COUNTIFS(B$2:B116, B116, C$2:C116, C116)=1, &quot;&quot;PIERWSZY START&quot;&quot;, COUNTIFS(B$2:B116, B116, C$2:C116, C116)&amp;&quot;&quot; start (&quot;&quot;&amp;max(FILTER(E$7:E115, B$7:B115=B116, C$7:C115=C116))&amp;&quot;&quot;)&quot;&quot;))&quot;);&quot;&quot;)">
            <text:p/>
          </table:table-cell>
          <table:table-cell table:style-name="ce23" table:formula="of:=IF(AND(OR(NOT(ISBLANK([.D116])); NOT(ISBLANK([.E116]))); OR(ISBLANK([.B116]); ISBLANK([.C116]))); &quot;Uzupełnij dane o graczu&quot;;IF(AND(ISBLANK([.B116]);NOT(ISBLANK([.C116]))); &quot;Uzupełnij imię i nazwisko&quot;; IF(AND(ISBLANK([.C116]);NOT(ISBLANK([.B116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16]=&quot;&quot;;&quot;&quot;; IF([.I116]=&quot;&quot;; NOW()-[.H116];&quot;&quot;))">
            <text:p/>
          </table:table-cell>
          <table:table-cell table:style-name="ce36" table:content-validation-name="val2" table:formula="of:=IF([.H116]=&quot;&quot;;&quot;&quot;; IF([.I116]=&quot;&quot;; &quot;&quot;;[.I116]-[.H116]))">
            <text:p/>
          </table:table-cell>
          <table:table-cell table:style-name="ce36" table:content-validation-name="val2" table:formula="of:=IF([.J116]=&quot;&quot;;&quot;&quot;;[.J116]-[.I116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11" calcext:value-type="float">
            <text:p>111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17, B117, C$2:C117, C117)=0, &quot;&quot;&quot;&quot;, IF(COUNTIFS(B$2:B117, B117, C$2:C117, C117)=1, &quot;&quot;PIERWSZY START&quot;&quot;, COUNTIFS(B$2:B117, B117, C$2:C117, C117)&amp;&quot;&quot; start (&quot;&quot;&amp;max(FILTER(E$7:E116, B$7:B116=B117, C$7:C116=C117))&amp;&quot;&quot;)&quot;&quot;))&quot;);&quot;&quot;)">
            <text:p/>
          </table:table-cell>
          <table:table-cell table:style-name="ce24" table:formula="of:=IF(AND(OR(NOT(ISBLANK([.D117])); NOT(ISBLANK([.E117]))); OR(ISBLANK([.B117]); ISBLANK([.C117]))); &quot;Uzupełnij dane o graczu&quot;;IF(AND(ISBLANK([.B117]);NOT(ISBLANK([.C117]))); &quot;Uzupełnij imię i nazwisko&quot;; IF(AND(ISBLANK([.C117]);NOT(ISBLANK([.B117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17]=&quot;&quot;;&quot;&quot;; IF([.I117]=&quot;&quot;; NOW()-[.H117];&quot;&quot;))">
            <text:p/>
          </table:table-cell>
          <table:table-cell table:style-name="ce37" table:content-validation-name="val2" table:formula="of:=IF([.H117]=&quot;&quot;;&quot;&quot;; IF([.I117]=&quot;&quot;; &quot;&quot;;[.I117]-[.H117]))">
            <text:p/>
          </table:table-cell>
          <table:table-cell table:style-name="ce37" table:content-validation-name="val2" table:formula="of:=IF([.J117]=&quot;&quot;;&quot;&quot;;[.J117]-[.I117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12" calcext:value-type="float">
            <text:p>112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18, B118, C$2:C118, C118)=0, &quot;&quot;&quot;&quot;, IF(COUNTIFS(B$2:B118, B118, C$2:C118, C118)=1, &quot;&quot;PIERWSZY START&quot;&quot;, COUNTIFS(B$2:B118, B118, C$2:C118, C118)&amp;&quot;&quot; start (&quot;&quot;&amp;max(FILTER(E$7:E117, B$7:B117=B118, C$7:C117=C118))&amp;&quot;&quot;)&quot;&quot;))&quot;);&quot;&quot;)">
            <text:p/>
          </table:table-cell>
          <table:table-cell table:style-name="ce23" table:formula="of:=IF(AND(OR(NOT(ISBLANK([.D118])); NOT(ISBLANK([.E118]))); OR(ISBLANK([.B118]); ISBLANK([.C118]))); &quot;Uzupełnij dane o graczu&quot;;IF(AND(ISBLANK([.B118]);NOT(ISBLANK([.C118]))); &quot;Uzupełnij imię i nazwisko&quot;; IF(AND(ISBLANK([.C118]);NOT(ISBLANK([.B118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18]=&quot;&quot;;&quot;&quot;; IF([.I118]=&quot;&quot;; NOW()-[.H118];&quot;&quot;))">
            <text:p/>
          </table:table-cell>
          <table:table-cell table:style-name="ce36" table:content-validation-name="val2" table:formula="of:=IF([.H118]=&quot;&quot;;&quot;&quot;; IF([.I118]=&quot;&quot;; &quot;&quot;;[.I118]-[.H118]))">
            <text:p/>
          </table:table-cell>
          <table:table-cell table:style-name="ce36" table:content-validation-name="val2" table:formula="of:=IF([.J118]=&quot;&quot;;&quot;&quot;;[.J118]-[.I118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13" calcext:value-type="float">
            <text:p>113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19, B119, C$2:C119, C119)=0, &quot;&quot;&quot;&quot;, IF(COUNTIFS(B$2:B119, B119, C$2:C119, C119)=1, &quot;&quot;PIERWSZY START&quot;&quot;, COUNTIFS(B$2:B119, B119, C$2:C119, C119)&amp;&quot;&quot; start (&quot;&quot;&amp;max(FILTER(E$7:E118, B$7:B118=B119, C$7:C118=C119))&amp;&quot;&quot;)&quot;&quot;))&quot;);&quot;&quot;)">
            <text:p/>
          </table:table-cell>
          <table:table-cell table:style-name="ce24" table:formula="of:=IF(AND(OR(NOT(ISBLANK([.D119])); NOT(ISBLANK([.E119]))); OR(ISBLANK([.B119]); ISBLANK([.C119]))); &quot;Uzupełnij dane o graczu&quot;;IF(AND(ISBLANK([.B119]);NOT(ISBLANK([.C119]))); &quot;Uzupełnij imię i nazwisko&quot;; IF(AND(ISBLANK([.C119]);NOT(ISBLANK([.B119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19]=&quot;&quot;;&quot;&quot;; IF([.I119]=&quot;&quot;; NOW()-[.H119];&quot;&quot;))">
            <text:p/>
          </table:table-cell>
          <table:table-cell table:style-name="ce37" table:content-validation-name="val2" table:formula="of:=IF([.H119]=&quot;&quot;;&quot;&quot;; IF([.I119]=&quot;&quot;; &quot;&quot;;[.I119]-[.H119]))">
            <text:p/>
          </table:table-cell>
          <table:table-cell table:style-name="ce37" table:content-validation-name="val2" table:formula="of:=IF([.J119]=&quot;&quot;;&quot;&quot;;[.J119]-[.I119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14" calcext:value-type="float">
            <text:p>114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20, B120, C$2:C120, C120)=0, &quot;&quot;&quot;&quot;, IF(COUNTIFS(B$2:B120, B120, C$2:C120, C120)=1, &quot;&quot;PIERWSZY START&quot;&quot;, COUNTIFS(B$2:B120, B120, C$2:C120, C120)&amp;&quot;&quot; start (&quot;&quot;&amp;max(FILTER(E$7:E119, B$7:B119=B120, C$7:C119=C120))&amp;&quot;&quot;)&quot;&quot;))&quot;);&quot;&quot;)">
            <text:p/>
          </table:table-cell>
          <table:table-cell table:style-name="ce23" table:formula="of:=IF(AND(OR(NOT(ISBLANK([.D120])); NOT(ISBLANK([.E120]))); OR(ISBLANK([.B120]); ISBLANK([.C120]))); &quot;Uzupełnij dane o graczu&quot;;IF(AND(ISBLANK([.B120]);NOT(ISBLANK([.C120]))); &quot;Uzupełnij imię i nazwisko&quot;; IF(AND(ISBLANK([.C120]);NOT(ISBLANK([.B120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20]=&quot;&quot;;&quot;&quot;; IF([.I120]=&quot;&quot;; NOW()-[.H120];&quot;&quot;))">
            <text:p/>
          </table:table-cell>
          <table:table-cell table:style-name="ce36" table:content-validation-name="val2" table:formula="of:=IF([.H120]=&quot;&quot;;&quot;&quot;; IF([.I120]=&quot;&quot;; &quot;&quot;;[.I120]-[.H120]))">
            <text:p/>
          </table:table-cell>
          <table:table-cell table:style-name="ce36" table:content-validation-name="val2" table:formula="of:=IF([.J120]=&quot;&quot;;&quot;&quot;;[.J120]-[.I120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15" calcext:value-type="float">
            <text:p>115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21, B121, C$2:C121, C121)=0, &quot;&quot;&quot;&quot;, IF(COUNTIFS(B$2:B121, B121, C$2:C121, C121)=1, &quot;&quot;PIERWSZY START&quot;&quot;, COUNTIFS(B$2:B121, B121, C$2:C121, C121)&amp;&quot;&quot; start (&quot;&quot;&amp;max(FILTER(E$7:E120, B$7:B120=B121, C$7:C120=C121))&amp;&quot;&quot;)&quot;&quot;))&quot;);&quot;&quot;)">
            <text:p/>
          </table:table-cell>
          <table:table-cell table:style-name="ce24" table:formula="of:=IF(AND(OR(NOT(ISBLANK([.D121])); NOT(ISBLANK([.E121]))); OR(ISBLANK([.B121]); ISBLANK([.C121]))); &quot;Uzupełnij dane o graczu&quot;;IF(AND(ISBLANK([.B121]);NOT(ISBLANK([.C121]))); &quot;Uzupełnij imię i nazwisko&quot;; IF(AND(ISBLANK([.C121]);NOT(ISBLANK([.B121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21]=&quot;&quot;;&quot;&quot;; IF([.I121]=&quot;&quot;; NOW()-[.H121];&quot;&quot;))">
            <text:p/>
          </table:table-cell>
          <table:table-cell table:style-name="ce37" table:content-validation-name="val2" table:formula="of:=IF([.H121]=&quot;&quot;;&quot;&quot;; IF([.I121]=&quot;&quot;; &quot;&quot;;[.I121]-[.H121]))">
            <text:p/>
          </table:table-cell>
          <table:table-cell table:style-name="ce37" table:content-validation-name="val2" table:formula="of:=IF([.J121]=&quot;&quot;;&quot;&quot;;[.J121]-[.I121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16" calcext:value-type="float">
            <text:p>116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22, B122, C$2:C122, C122)=0, &quot;&quot;&quot;&quot;, IF(COUNTIFS(B$2:B122, B122, C$2:C122, C122)=1, &quot;&quot;PIERWSZY START&quot;&quot;, COUNTIFS(B$2:B122, B122, C$2:C122, C122)&amp;&quot;&quot; start (&quot;&quot;&amp;max(FILTER(E$7:E121, B$7:B121=B122, C$7:C121=C122))&amp;&quot;&quot;)&quot;&quot;))&quot;);&quot;&quot;)">
            <text:p/>
          </table:table-cell>
          <table:table-cell table:style-name="ce23" table:formula="of:=IF(AND(OR(NOT(ISBLANK([.D122])); NOT(ISBLANK([.E122]))); OR(ISBLANK([.B122]); ISBLANK([.C122]))); &quot;Uzupełnij dane o graczu&quot;;IF(AND(ISBLANK([.B122]);NOT(ISBLANK([.C122]))); &quot;Uzupełnij imię i nazwisko&quot;; IF(AND(ISBLANK([.C122]);NOT(ISBLANK([.B122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22]=&quot;&quot;;&quot;&quot;; IF([.I122]=&quot;&quot;; NOW()-[.H122];&quot;&quot;))">
            <text:p/>
          </table:table-cell>
          <table:table-cell table:style-name="ce36" table:content-validation-name="val2" table:formula="of:=IF([.H122]=&quot;&quot;;&quot;&quot;; IF([.I122]=&quot;&quot;; &quot;&quot;;[.I122]-[.H122]))">
            <text:p/>
          </table:table-cell>
          <table:table-cell table:style-name="ce36" table:content-validation-name="val2" table:formula="of:=IF([.J122]=&quot;&quot;;&quot;&quot;;[.J122]-[.I122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17" calcext:value-type="float">
            <text:p>117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23, B123, C$2:C123, C123)=0, &quot;&quot;&quot;&quot;, IF(COUNTIFS(B$2:B123, B123, C$2:C123, C123)=1, &quot;&quot;PIERWSZY START&quot;&quot;, COUNTIFS(B$2:B123, B123, C$2:C123, C123)&amp;&quot;&quot; start (&quot;&quot;&amp;max(FILTER(E$7:E122, B$7:B122=B123, C$7:C122=C123))&amp;&quot;&quot;)&quot;&quot;))&quot;);&quot;&quot;)">
            <text:p/>
          </table:table-cell>
          <table:table-cell table:style-name="ce24" table:formula="of:=IF(AND(OR(NOT(ISBLANK([.D123])); NOT(ISBLANK([.E123]))); OR(ISBLANK([.B123]); ISBLANK([.C123]))); &quot;Uzupełnij dane o graczu&quot;;IF(AND(ISBLANK([.B123]);NOT(ISBLANK([.C123]))); &quot;Uzupełnij imię i nazwisko&quot;; IF(AND(ISBLANK([.C123]);NOT(ISBLANK([.B123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23]=&quot;&quot;;&quot;&quot;; IF([.I123]=&quot;&quot;; NOW()-[.H123];&quot;&quot;))">
            <text:p/>
          </table:table-cell>
          <table:table-cell table:style-name="ce37" table:content-validation-name="val2" table:formula="of:=IF([.H123]=&quot;&quot;;&quot;&quot;; IF([.I123]=&quot;&quot;; &quot;&quot;;[.I123]-[.H123]))">
            <text:p/>
          </table:table-cell>
          <table:table-cell table:style-name="ce37" table:content-validation-name="val2" table:formula="of:=IF([.J123]=&quot;&quot;;&quot;&quot;;[.J123]-[.I123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18" calcext:value-type="float">
            <text:p>118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24, B124, C$2:C124, C124)=0, &quot;&quot;&quot;&quot;, IF(COUNTIFS(B$2:B124, B124, C$2:C124, C124)=1, &quot;&quot;PIERWSZY START&quot;&quot;, COUNTIFS(B$2:B124, B124, C$2:C124, C124)&amp;&quot;&quot; start (&quot;&quot;&amp;max(FILTER(E$7:E123, B$7:B123=B124, C$7:C123=C124))&amp;&quot;&quot;)&quot;&quot;))&quot;);&quot;&quot;)">
            <text:p/>
          </table:table-cell>
          <table:table-cell table:style-name="ce23" table:formula="of:=IF(AND(OR(NOT(ISBLANK([.D124])); NOT(ISBLANK([.E124]))); OR(ISBLANK([.B124]); ISBLANK([.C124]))); &quot;Uzupełnij dane o graczu&quot;;IF(AND(ISBLANK([.B124]);NOT(ISBLANK([.C124]))); &quot;Uzupełnij imię i nazwisko&quot;; IF(AND(ISBLANK([.C124]);NOT(ISBLANK([.B124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24]=&quot;&quot;;&quot;&quot;; IF([.I124]=&quot;&quot;; NOW()-[.H124];&quot;&quot;))">
            <text:p/>
          </table:table-cell>
          <table:table-cell table:style-name="ce36" table:content-validation-name="val2" table:formula="of:=IF([.H124]=&quot;&quot;;&quot;&quot;; IF([.I124]=&quot;&quot;; &quot;&quot;;[.I124]-[.H124]))">
            <text:p/>
          </table:table-cell>
          <table:table-cell table:style-name="ce36" table:content-validation-name="val2" table:formula="of:=IF([.J124]=&quot;&quot;;&quot;&quot;;[.J124]-[.I124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19" calcext:value-type="float">
            <text:p>119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25, B125, C$2:C125, C125)=0, &quot;&quot;&quot;&quot;, IF(COUNTIFS(B$2:B125, B125, C$2:C125, C125)=1, &quot;&quot;PIERWSZY START&quot;&quot;, COUNTIFS(B$2:B125, B125, C$2:C125, C125)&amp;&quot;&quot; start (&quot;&quot;&amp;max(FILTER(E$7:E124, B$7:B124=B125, C$7:C124=C125))&amp;&quot;&quot;)&quot;&quot;))&quot;);&quot;&quot;)">
            <text:p/>
          </table:table-cell>
          <table:table-cell table:style-name="ce24" table:formula="of:=IF(AND(OR(NOT(ISBLANK([.D125])); NOT(ISBLANK([.E125]))); OR(ISBLANK([.B125]); ISBLANK([.C125]))); &quot;Uzupełnij dane o graczu&quot;;IF(AND(ISBLANK([.B125]);NOT(ISBLANK([.C125]))); &quot;Uzupełnij imię i nazwisko&quot;; IF(AND(ISBLANK([.C125]);NOT(ISBLANK([.B125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25]=&quot;&quot;;&quot;&quot;; IF([.I125]=&quot;&quot;; NOW()-[.H125];&quot;&quot;))">
            <text:p/>
          </table:table-cell>
          <table:table-cell table:style-name="ce37" table:content-validation-name="val2" table:formula="of:=IF([.H125]=&quot;&quot;;&quot;&quot;; IF([.I125]=&quot;&quot;; &quot;&quot;;[.I125]-[.H125]))">
            <text:p/>
          </table:table-cell>
          <table:table-cell table:style-name="ce37" table:content-validation-name="val2" table:formula="of:=IF([.J125]=&quot;&quot;;&quot;&quot;;[.J125]-[.I125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20" calcext:value-type="float">
            <text:p>120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26, B126, C$2:C126, C126)=0, &quot;&quot;&quot;&quot;, IF(COUNTIFS(B$2:B126, B126, C$2:C126, C126)=1, &quot;&quot;PIERWSZY START&quot;&quot;, COUNTIFS(B$2:B126, B126, C$2:C126, C126)&amp;&quot;&quot; start (&quot;&quot;&amp;max(FILTER(E$7:E125, B$7:B125=B126, C$7:C125=C126))&amp;&quot;&quot;)&quot;&quot;))&quot;);&quot;&quot;)">
            <text:p/>
          </table:table-cell>
          <table:table-cell table:style-name="ce23" table:formula="of:=IF(AND(OR(NOT(ISBLANK([.D126])); NOT(ISBLANK([.E126]))); OR(ISBLANK([.B126]); ISBLANK([.C126]))); &quot;Uzupełnij dane o graczu&quot;;IF(AND(ISBLANK([.B126]);NOT(ISBLANK([.C126]))); &quot;Uzupełnij imię i nazwisko&quot;; IF(AND(ISBLANK([.C126]);NOT(ISBLANK([.B126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26]=&quot;&quot;;&quot;&quot;; IF([.I126]=&quot;&quot;; NOW()-[.H126];&quot;&quot;))">
            <text:p/>
          </table:table-cell>
          <table:table-cell table:style-name="ce36" table:content-validation-name="val2" table:formula="of:=IF([.H126]=&quot;&quot;;&quot;&quot;; IF([.I126]=&quot;&quot;; &quot;&quot;;[.I126]-[.H126]))">
            <text:p/>
          </table:table-cell>
          <table:table-cell table:style-name="ce36" table:content-validation-name="val2" table:formula="of:=IF([.J126]=&quot;&quot;;&quot;&quot;;[.J126]-[.I126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21" calcext:value-type="float">
            <text:p>121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27, B127, C$2:C127, C127)=0, &quot;&quot;&quot;&quot;, IF(COUNTIFS(B$2:B127, B127, C$2:C127, C127)=1, &quot;&quot;PIERWSZY START&quot;&quot;, COUNTIFS(B$2:B127, B127, C$2:C127, C127)&amp;&quot;&quot; start (&quot;&quot;&amp;max(FILTER(E$7:E126, B$7:B126=B127, C$7:C126=C127))&amp;&quot;&quot;)&quot;&quot;))&quot;);&quot;&quot;)">
            <text:p/>
          </table:table-cell>
          <table:table-cell table:style-name="ce24" table:formula="of:=IF(AND(OR(NOT(ISBLANK([.D127])); NOT(ISBLANK([.E127]))); OR(ISBLANK([.B127]); ISBLANK([.C127]))); &quot;Uzupełnij dane o graczu&quot;;IF(AND(ISBLANK([.B127]);NOT(ISBLANK([.C127]))); &quot;Uzupełnij imię i nazwisko&quot;; IF(AND(ISBLANK([.C127]);NOT(ISBLANK([.B127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27]=&quot;&quot;;&quot;&quot;; IF([.I127]=&quot;&quot;; NOW()-[.H127];&quot;&quot;))">
            <text:p/>
          </table:table-cell>
          <table:table-cell table:style-name="ce37" table:content-validation-name="val2" table:formula="of:=IF([.H127]=&quot;&quot;;&quot;&quot;; IF([.I127]=&quot;&quot;; &quot;&quot;;[.I127]-[.H127]))">
            <text:p/>
          </table:table-cell>
          <table:table-cell table:style-name="ce37" table:content-validation-name="val2" table:formula="of:=IF([.J127]=&quot;&quot;;&quot;&quot;;[.J127]-[.I127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22" calcext:value-type="float">
            <text:p>122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28, B128, C$2:C128, C128)=0, &quot;&quot;&quot;&quot;, IF(COUNTIFS(B$2:B128, B128, C$2:C128, C128)=1, &quot;&quot;PIERWSZY START&quot;&quot;, COUNTIFS(B$2:B128, B128, C$2:C128, C128)&amp;&quot;&quot; start (&quot;&quot;&amp;max(FILTER(E$7:E127, B$7:B127=B128, C$7:C127=C128))&amp;&quot;&quot;)&quot;&quot;))&quot;);&quot;&quot;)">
            <text:p/>
          </table:table-cell>
          <table:table-cell table:style-name="ce23" table:formula="of:=IF(AND(OR(NOT(ISBLANK([.D128])); NOT(ISBLANK([.E128]))); OR(ISBLANK([.B128]); ISBLANK([.C128]))); &quot;Uzupełnij dane o graczu&quot;;IF(AND(ISBLANK([.B128]);NOT(ISBLANK([.C128]))); &quot;Uzupełnij imię i nazwisko&quot;; IF(AND(ISBLANK([.C128]);NOT(ISBLANK([.B128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28]=&quot;&quot;;&quot;&quot;; IF([.I128]=&quot;&quot;; NOW()-[.H128];&quot;&quot;))">
            <text:p/>
          </table:table-cell>
          <table:table-cell table:style-name="ce36" table:content-validation-name="val2" table:formula="of:=IF([.H128]=&quot;&quot;;&quot;&quot;; IF([.I128]=&quot;&quot;; &quot;&quot;;[.I128]-[.H128]))">
            <text:p/>
          </table:table-cell>
          <table:table-cell table:style-name="ce36" table:content-validation-name="val2" table:formula="of:=IF([.J128]=&quot;&quot;;&quot;&quot;;[.J128]-[.I128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23" calcext:value-type="float">
            <text:p>123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29, B129, C$2:C129, C129)=0, &quot;&quot;&quot;&quot;, IF(COUNTIFS(B$2:B129, B129, C$2:C129, C129)=1, &quot;&quot;PIERWSZY START&quot;&quot;, COUNTIFS(B$2:B129, B129, C$2:C129, C129)&amp;&quot;&quot; start (&quot;&quot;&amp;max(FILTER(E$7:E128, B$7:B128=B129, C$7:C128=C129))&amp;&quot;&quot;)&quot;&quot;))&quot;);&quot;&quot;)">
            <text:p/>
          </table:table-cell>
          <table:table-cell table:style-name="ce24" table:formula="of:=IF(AND(OR(NOT(ISBLANK([.D129])); NOT(ISBLANK([.E129]))); OR(ISBLANK([.B129]); ISBLANK([.C129]))); &quot;Uzupełnij dane o graczu&quot;;IF(AND(ISBLANK([.B129]);NOT(ISBLANK([.C129]))); &quot;Uzupełnij imię i nazwisko&quot;; IF(AND(ISBLANK([.C129]);NOT(ISBLANK([.B129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29]=&quot;&quot;;&quot;&quot;; IF([.I129]=&quot;&quot;; NOW()-[.H129];&quot;&quot;))">
            <text:p/>
          </table:table-cell>
          <table:table-cell table:style-name="ce37" table:content-validation-name="val2" table:formula="of:=IF([.H129]=&quot;&quot;;&quot;&quot;; IF([.I129]=&quot;&quot;; &quot;&quot;;[.I129]-[.H129]))">
            <text:p/>
          </table:table-cell>
          <table:table-cell table:style-name="ce37" table:content-validation-name="val2" table:formula="of:=IF([.J129]=&quot;&quot;;&quot;&quot;;[.J129]-[.I129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24" calcext:value-type="float">
            <text:p>124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30, B130, C$2:C130, C130)=0, &quot;&quot;&quot;&quot;, IF(COUNTIFS(B$2:B130, B130, C$2:C130, C130)=1, &quot;&quot;PIERWSZY START&quot;&quot;, COUNTIFS(B$2:B130, B130, C$2:C130, C130)&amp;&quot;&quot; start (&quot;&quot;&amp;max(FILTER(E$7:E129, B$7:B129=B130, C$7:C129=C130))&amp;&quot;&quot;)&quot;&quot;))&quot;);&quot;&quot;)">
            <text:p/>
          </table:table-cell>
          <table:table-cell table:style-name="ce23" table:formula="of:=IF(AND(OR(NOT(ISBLANK([.D130])); NOT(ISBLANK([.E130]))); OR(ISBLANK([.B130]); ISBLANK([.C130]))); &quot;Uzupełnij dane o graczu&quot;;IF(AND(ISBLANK([.B130]);NOT(ISBLANK([.C130]))); &quot;Uzupełnij imię i nazwisko&quot;; IF(AND(ISBLANK([.C130]);NOT(ISBLANK([.B130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30]=&quot;&quot;;&quot;&quot;; IF([.I130]=&quot;&quot;; NOW()-[.H130];&quot;&quot;))">
            <text:p/>
          </table:table-cell>
          <table:table-cell table:style-name="ce36" table:content-validation-name="val2" table:formula="of:=IF([.H130]=&quot;&quot;;&quot;&quot;; IF([.I130]=&quot;&quot;; &quot;&quot;;[.I130]-[.H130]))">
            <text:p/>
          </table:table-cell>
          <table:table-cell table:style-name="ce36" table:content-validation-name="val2" table:formula="of:=IF([.J130]=&quot;&quot;;&quot;&quot;;[.J130]-[.I130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25" calcext:value-type="float">
            <text:p>125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31, B131, C$2:C131, C131)=0, &quot;&quot;&quot;&quot;, IF(COUNTIFS(B$2:B131, B131, C$2:C131, C131)=1, &quot;&quot;PIERWSZY START&quot;&quot;, COUNTIFS(B$2:B131, B131, C$2:C131, C131)&amp;&quot;&quot; start (&quot;&quot;&amp;max(FILTER(E$7:E130, B$7:B130=B131, C$7:C130=C131))&amp;&quot;&quot;)&quot;&quot;))&quot;);&quot;&quot;)">
            <text:p/>
          </table:table-cell>
          <table:table-cell table:style-name="ce24" table:formula="of:=IF(AND(OR(NOT(ISBLANK([.D131])); NOT(ISBLANK([.E131]))); OR(ISBLANK([.B131]); ISBLANK([.C131]))); &quot;Uzupełnij dane o graczu&quot;;IF(AND(ISBLANK([.B131]);NOT(ISBLANK([.C131]))); &quot;Uzupełnij imię i nazwisko&quot;; IF(AND(ISBLANK([.C131]);NOT(ISBLANK([.B131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31]=&quot;&quot;;&quot;&quot;; IF([.I131]=&quot;&quot;; NOW()-[.H131];&quot;&quot;))">
            <text:p/>
          </table:table-cell>
          <table:table-cell table:style-name="ce37" table:content-validation-name="val2" table:formula="of:=IF([.H131]=&quot;&quot;;&quot;&quot;; IF([.I131]=&quot;&quot;; &quot;&quot;;[.I131]-[.H131]))">
            <text:p/>
          </table:table-cell>
          <table:table-cell table:style-name="ce37" table:content-validation-name="val2" table:formula="of:=IF([.J131]=&quot;&quot;;&quot;&quot;;[.J131]-[.I131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26" calcext:value-type="float">
            <text:p>126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32, B132, C$2:C132, C132)=0, &quot;&quot;&quot;&quot;, IF(COUNTIFS(B$2:B132, B132, C$2:C132, C132)=1, &quot;&quot;PIERWSZY START&quot;&quot;, COUNTIFS(B$2:B132, B132, C$2:C132, C132)&amp;&quot;&quot; start (&quot;&quot;&amp;max(FILTER(E$7:E131, B$7:B131=B132, C$7:C131=C132))&amp;&quot;&quot;)&quot;&quot;))&quot;);&quot;&quot;)">
            <text:p/>
          </table:table-cell>
          <table:table-cell table:style-name="ce23" table:formula="of:=IF(AND(OR(NOT(ISBLANK([.D132])); NOT(ISBLANK([.E132]))); OR(ISBLANK([.B132]); ISBLANK([.C132]))); &quot;Uzupełnij dane o graczu&quot;;IF(AND(ISBLANK([.B132]);NOT(ISBLANK([.C132]))); &quot;Uzupełnij imię i nazwisko&quot;; IF(AND(ISBLANK([.C132]);NOT(ISBLANK([.B132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32]=&quot;&quot;;&quot;&quot;; IF([.I132]=&quot;&quot;; NOW()-[.H132];&quot;&quot;))">
            <text:p/>
          </table:table-cell>
          <table:table-cell table:style-name="ce36" table:content-validation-name="val2" table:formula="of:=IF([.H132]=&quot;&quot;;&quot;&quot;; IF([.I132]=&quot;&quot;; &quot;&quot;;[.I132]-[.H132]))">
            <text:p/>
          </table:table-cell>
          <table:table-cell table:style-name="ce36" table:content-validation-name="val2" table:formula="of:=IF([.J132]=&quot;&quot;;&quot;&quot;;[.J132]-[.I132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27" calcext:value-type="float">
            <text:p>127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33, B133, C$2:C133, C133)=0, &quot;&quot;&quot;&quot;, IF(COUNTIFS(B$2:B133, B133, C$2:C133, C133)=1, &quot;&quot;PIERWSZY START&quot;&quot;, COUNTIFS(B$2:B133, B133, C$2:C133, C133)&amp;&quot;&quot; start (&quot;&quot;&amp;max(FILTER(E$7:E132, B$7:B132=B133, C$7:C132=C133))&amp;&quot;&quot;)&quot;&quot;))&quot;);&quot;&quot;)">
            <text:p/>
          </table:table-cell>
          <table:table-cell table:style-name="ce24" table:formula="of:=IF(AND(OR(NOT(ISBLANK([.D133])); NOT(ISBLANK([.E133]))); OR(ISBLANK([.B133]); ISBLANK([.C133]))); &quot;Uzupełnij dane o graczu&quot;;IF(AND(ISBLANK([.B133]);NOT(ISBLANK([.C133]))); &quot;Uzupełnij imię i nazwisko&quot;; IF(AND(ISBLANK([.C133]);NOT(ISBLANK([.B133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33]=&quot;&quot;;&quot;&quot;; IF([.I133]=&quot;&quot;; NOW()-[.H133];&quot;&quot;))">
            <text:p/>
          </table:table-cell>
          <table:table-cell table:style-name="ce37" table:content-validation-name="val2" table:formula="of:=IF([.H133]=&quot;&quot;;&quot;&quot;; IF([.I133]=&quot;&quot;; &quot;&quot;;[.I133]-[.H133]))">
            <text:p/>
          </table:table-cell>
          <table:table-cell table:style-name="ce37" table:content-validation-name="val2" table:formula="of:=IF([.J133]=&quot;&quot;;&quot;&quot;;[.J133]-[.I133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28" calcext:value-type="float">
            <text:p>128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34, B134, C$2:C134, C134)=0, &quot;&quot;&quot;&quot;, IF(COUNTIFS(B$2:B134, B134, C$2:C134, C134)=1, &quot;&quot;PIERWSZY START&quot;&quot;, COUNTIFS(B$2:B134, B134, C$2:C134, C134)&amp;&quot;&quot; start (&quot;&quot;&amp;max(FILTER(E$7:E133, B$7:B133=B134, C$7:C133=C134))&amp;&quot;&quot;)&quot;&quot;))&quot;);&quot;&quot;)">
            <text:p/>
          </table:table-cell>
          <table:table-cell table:style-name="ce23" table:formula="of:=IF(AND(OR(NOT(ISBLANK([.D134])); NOT(ISBLANK([.E134]))); OR(ISBLANK([.B134]); ISBLANK([.C134]))); &quot;Uzupełnij dane o graczu&quot;;IF(AND(ISBLANK([.B134]);NOT(ISBLANK([.C134]))); &quot;Uzupełnij imię i nazwisko&quot;; IF(AND(ISBLANK([.C134]);NOT(ISBLANK([.B134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34]=&quot;&quot;;&quot;&quot;; IF([.I134]=&quot;&quot;; NOW()-[.H134];&quot;&quot;))">
            <text:p/>
          </table:table-cell>
          <table:table-cell table:style-name="ce36" table:content-validation-name="val2" table:formula="of:=IF([.H134]=&quot;&quot;;&quot;&quot;; IF([.I134]=&quot;&quot;; &quot;&quot;;[.I134]-[.H134]))">
            <text:p/>
          </table:table-cell>
          <table:table-cell table:style-name="ce36" table:content-validation-name="val2" table:formula="of:=IF([.J134]=&quot;&quot;;&quot;&quot;;[.J134]-[.I134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29" calcext:value-type="float">
            <text:p>129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35, B135, C$2:C135, C135)=0, &quot;&quot;&quot;&quot;, IF(COUNTIFS(B$2:B135, B135, C$2:C135, C135)=1, &quot;&quot;PIERWSZY START&quot;&quot;, COUNTIFS(B$2:B135, B135, C$2:C135, C135)&amp;&quot;&quot; start (&quot;&quot;&amp;max(FILTER(E$7:E134, B$7:B134=B135, C$7:C134=C135))&amp;&quot;&quot;)&quot;&quot;))&quot;);&quot;&quot;)">
            <text:p/>
          </table:table-cell>
          <table:table-cell table:style-name="ce24" table:formula="of:=IF(AND(OR(NOT(ISBLANK([.D135])); NOT(ISBLANK([.E135]))); OR(ISBLANK([.B135]); ISBLANK([.C135]))); &quot;Uzupełnij dane o graczu&quot;;IF(AND(ISBLANK([.B135]);NOT(ISBLANK([.C135]))); &quot;Uzupełnij imię i nazwisko&quot;; IF(AND(ISBLANK([.C135]);NOT(ISBLANK([.B135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35]=&quot;&quot;;&quot;&quot;; IF([.I135]=&quot;&quot;; NOW()-[.H135];&quot;&quot;))">
            <text:p/>
          </table:table-cell>
          <table:table-cell table:style-name="ce37" table:content-validation-name="val2" table:formula="of:=IF([.H135]=&quot;&quot;;&quot;&quot;; IF([.I135]=&quot;&quot;; &quot;&quot;;[.I135]-[.H135]))">
            <text:p/>
          </table:table-cell>
          <table:table-cell table:style-name="ce37" table:content-validation-name="val2" table:formula="of:=IF([.J135]=&quot;&quot;;&quot;&quot;;[.J135]-[.I135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30" calcext:value-type="float">
            <text:p>130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36, B136, C$2:C136, C136)=0, &quot;&quot;&quot;&quot;, IF(COUNTIFS(B$2:B136, B136, C$2:C136, C136)=1, &quot;&quot;PIERWSZY START&quot;&quot;, COUNTIFS(B$2:B136, B136, C$2:C136, C136)&amp;&quot;&quot; start (&quot;&quot;&amp;max(FILTER(E$7:E135, B$7:B135=B136, C$7:C135=C136))&amp;&quot;&quot;)&quot;&quot;))&quot;);&quot;&quot;)">
            <text:p/>
          </table:table-cell>
          <table:table-cell table:style-name="ce23" table:formula="of:=IF(AND(OR(NOT(ISBLANK([.D136])); NOT(ISBLANK([.E136]))); OR(ISBLANK([.B136]); ISBLANK([.C136]))); &quot;Uzupełnij dane o graczu&quot;;IF(AND(ISBLANK([.B136]);NOT(ISBLANK([.C136]))); &quot;Uzupełnij imię i nazwisko&quot;; IF(AND(ISBLANK([.C136]);NOT(ISBLANK([.B136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36]=&quot;&quot;;&quot;&quot;; IF([.I136]=&quot;&quot;; NOW()-[.H136];&quot;&quot;))">
            <text:p/>
          </table:table-cell>
          <table:table-cell table:style-name="ce36" table:content-validation-name="val2" table:formula="of:=IF([.H136]=&quot;&quot;;&quot;&quot;; IF([.I136]=&quot;&quot;; &quot;&quot;;[.I136]-[.H136]))">
            <text:p/>
          </table:table-cell>
          <table:table-cell table:style-name="ce36" table:content-validation-name="val2" table:formula="of:=IF([.J136]=&quot;&quot;;&quot;&quot;;[.J136]-[.I136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31" calcext:value-type="float">
            <text:p>131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37, B137, C$2:C137, C137)=0, &quot;&quot;&quot;&quot;, IF(COUNTIFS(B$2:B137, B137, C$2:C137, C137)=1, &quot;&quot;PIERWSZY START&quot;&quot;, COUNTIFS(B$2:B137, B137, C$2:C137, C137)&amp;&quot;&quot; start (&quot;&quot;&amp;max(FILTER(E$7:E136, B$7:B136=B137, C$7:C136=C137))&amp;&quot;&quot;)&quot;&quot;))&quot;);&quot;&quot;)">
            <text:p/>
          </table:table-cell>
          <table:table-cell table:style-name="ce24" table:formula="of:=IF(AND(OR(NOT(ISBLANK([.D137])); NOT(ISBLANK([.E137]))); OR(ISBLANK([.B137]); ISBLANK([.C137]))); &quot;Uzupełnij dane o graczu&quot;;IF(AND(ISBLANK([.B137]);NOT(ISBLANK([.C137]))); &quot;Uzupełnij imię i nazwisko&quot;; IF(AND(ISBLANK([.C137]);NOT(ISBLANK([.B137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37]=&quot;&quot;;&quot;&quot;; IF([.I137]=&quot;&quot;; NOW()-[.H137];&quot;&quot;))">
            <text:p/>
          </table:table-cell>
          <table:table-cell table:style-name="ce37" table:content-validation-name="val2" table:formula="of:=IF([.H137]=&quot;&quot;;&quot;&quot;; IF([.I137]=&quot;&quot;; &quot;&quot;;[.I137]-[.H137]))">
            <text:p/>
          </table:table-cell>
          <table:table-cell table:style-name="ce37" table:content-validation-name="val2" table:formula="of:=IF([.J137]=&quot;&quot;;&quot;&quot;;[.J137]-[.I137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32" calcext:value-type="float">
            <text:p>132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38, B138, C$2:C138, C138)=0, &quot;&quot;&quot;&quot;, IF(COUNTIFS(B$2:B138, B138, C$2:C138, C138)=1, &quot;&quot;PIERWSZY START&quot;&quot;, COUNTIFS(B$2:B138, B138, C$2:C138, C138)&amp;&quot;&quot; start (&quot;&quot;&amp;max(FILTER(E$7:E137, B$7:B137=B138, C$7:C137=C138))&amp;&quot;&quot;)&quot;&quot;))&quot;);&quot;&quot;)">
            <text:p/>
          </table:table-cell>
          <table:table-cell table:style-name="ce23" table:formula="of:=IF(AND(OR(NOT(ISBLANK([.D138])); NOT(ISBLANK([.E138]))); OR(ISBLANK([.B138]); ISBLANK([.C138]))); &quot;Uzupełnij dane o graczu&quot;;IF(AND(ISBLANK([.B138]);NOT(ISBLANK([.C138]))); &quot;Uzupełnij imię i nazwisko&quot;; IF(AND(ISBLANK([.C138]);NOT(ISBLANK([.B138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38]=&quot;&quot;;&quot;&quot;; IF([.I138]=&quot;&quot;; NOW()-[.H138];&quot;&quot;))">
            <text:p/>
          </table:table-cell>
          <table:table-cell table:style-name="ce36" table:content-validation-name="val2" table:formula="of:=IF([.H138]=&quot;&quot;;&quot;&quot;; IF([.I138]=&quot;&quot;; &quot;&quot;;[.I138]-[.H138]))">
            <text:p/>
          </table:table-cell>
          <table:table-cell table:style-name="ce36" table:content-validation-name="val2" table:formula="of:=IF([.J138]=&quot;&quot;;&quot;&quot;;[.J138]-[.I138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33" calcext:value-type="float">
            <text:p>133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39, B139, C$2:C139, C139)=0, &quot;&quot;&quot;&quot;, IF(COUNTIFS(B$2:B139, B139, C$2:C139, C139)=1, &quot;&quot;PIERWSZY START&quot;&quot;, COUNTIFS(B$2:B139, B139, C$2:C139, C139)&amp;&quot;&quot; start (&quot;&quot;&amp;max(FILTER(E$7:E138, B$7:B138=B139, C$7:C138=C139))&amp;&quot;&quot;)&quot;&quot;))&quot;);&quot;&quot;)">
            <text:p/>
          </table:table-cell>
          <table:table-cell table:style-name="ce24" table:formula="of:=IF(AND(OR(NOT(ISBLANK([.D139])); NOT(ISBLANK([.E139]))); OR(ISBLANK([.B139]); ISBLANK([.C139]))); &quot;Uzupełnij dane o graczu&quot;;IF(AND(ISBLANK([.B139]);NOT(ISBLANK([.C139]))); &quot;Uzupełnij imię i nazwisko&quot;; IF(AND(ISBLANK([.C139]);NOT(ISBLANK([.B139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39]=&quot;&quot;;&quot;&quot;; IF([.I139]=&quot;&quot;; NOW()-[.H139];&quot;&quot;))">
            <text:p/>
          </table:table-cell>
          <table:table-cell table:style-name="ce37" table:content-validation-name="val2" table:formula="of:=IF([.H139]=&quot;&quot;;&quot;&quot;; IF([.I139]=&quot;&quot;; &quot;&quot;;[.I139]-[.H139]))">
            <text:p/>
          </table:table-cell>
          <table:table-cell table:style-name="ce37" table:content-validation-name="val2" table:formula="of:=IF([.J139]=&quot;&quot;;&quot;&quot;;[.J139]-[.I139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34" calcext:value-type="float">
            <text:p>134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40, B140, C$2:C140, C140)=0, &quot;&quot;&quot;&quot;, IF(COUNTIFS(B$2:B140, B140, C$2:C140, C140)=1, &quot;&quot;PIERWSZY START&quot;&quot;, COUNTIFS(B$2:B140, B140, C$2:C140, C140)&amp;&quot;&quot; start (&quot;&quot;&amp;max(FILTER(E$7:E139, B$7:B139=B140, C$7:C139=C140))&amp;&quot;&quot;)&quot;&quot;))&quot;);&quot;&quot;)">
            <text:p/>
          </table:table-cell>
          <table:table-cell table:style-name="ce23" table:formula="of:=IF(AND(OR(NOT(ISBLANK([.D140])); NOT(ISBLANK([.E140]))); OR(ISBLANK([.B140]); ISBLANK([.C140]))); &quot;Uzupełnij dane o graczu&quot;;IF(AND(ISBLANK([.B140]);NOT(ISBLANK([.C140]))); &quot;Uzupełnij imię i nazwisko&quot;; IF(AND(ISBLANK([.C140]);NOT(ISBLANK([.B140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40]=&quot;&quot;;&quot;&quot;; IF([.I140]=&quot;&quot;; NOW()-[.H140];&quot;&quot;))">
            <text:p/>
          </table:table-cell>
          <table:table-cell table:style-name="ce36" table:content-validation-name="val2" table:formula="of:=IF([.H140]=&quot;&quot;;&quot;&quot;; IF([.I140]=&quot;&quot;; &quot;&quot;;[.I140]-[.H140]))">
            <text:p/>
          </table:table-cell>
          <table:table-cell table:style-name="ce36" table:content-validation-name="val2" table:formula="of:=IF([.J140]=&quot;&quot;;&quot;&quot;;[.J140]-[.I140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35" calcext:value-type="float">
            <text:p>135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41, B141, C$2:C141, C141)=0, &quot;&quot;&quot;&quot;, IF(COUNTIFS(B$2:B141, B141, C$2:C141, C141)=1, &quot;&quot;PIERWSZY START&quot;&quot;, COUNTIFS(B$2:B141, B141, C$2:C141, C141)&amp;&quot;&quot; start (&quot;&quot;&amp;max(FILTER(E$7:E140, B$7:B140=B141, C$7:C140=C141))&amp;&quot;&quot;)&quot;&quot;))&quot;);&quot;&quot;)">
            <text:p/>
          </table:table-cell>
          <table:table-cell table:style-name="ce24" table:formula="of:=IF(AND(OR(NOT(ISBLANK([.D141])); NOT(ISBLANK([.E141]))); OR(ISBLANK([.B141]); ISBLANK([.C141]))); &quot;Uzupełnij dane o graczu&quot;;IF(AND(ISBLANK([.B141]);NOT(ISBLANK([.C141]))); &quot;Uzupełnij imię i nazwisko&quot;; IF(AND(ISBLANK([.C141]);NOT(ISBLANK([.B141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41]=&quot;&quot;;&quot;&quot;; IF([.I141]=&quot;&quot;; NOW()-[.H141];&quot;&quot;))">
            <text:p/>
          </table:table-cell>
          <table:table-cell table:style-name="ce37" table:content-validation-name="val2" table:formula="of:=IF([.H141]=&quot;&quot;;&quot;&quot;; IF([.I141]=&quot;&quot;; &quot;&quot;;[.I141]-[.H141]))">
            <text:p/>
          </table:table-cell>
          <table:table-cell table:style-name="ce37" table:content-validation-name="val2" table:formula="of:=IF([.J141]=&quot;&quot;;&quot;&quot;;[.J141]-[.I141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36" calcext:value-type="float">
            <text:p>136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42, B142, C$2:C142, C142)=0, &quot;&quot;&quot;&quot;, IF(COUNTIFS(B$2:B142, B142, C$2:C142, C142)=1, &quot;&quot;PIERWSZY START&quot;&quot;, COUNTIFS(B$2:B142, B142, C$2:C142, C142)&amp;&quot;&quot; start (&quot;&quot;&amp;max(FILTER(E$7:E141, B$7:B141=B142, C$7:C141=C142))&amp;&quot;&quot;)&quot;&quot;))&quot;);&quot;&quot;)">
            <text:p/>
          </table:table-cell>
          <table:table-cell table:style-name="ce23" table:formula="of:=IF(AND(OR(NOT(ISBLANK([.D142])); NOT(ISBLANK([.E142]))); OR(ISBLANK([.B142]); ISBLANK([.C142]))); &quot;Uzupełnij dane o graczu&quot;;IF(AND(ISBLANK([.B142]);NOT(ISBLANK([.C142]))); &quot;Uzupełnij imię i nazwisko&quot;; IF(AND(ISBLANK([.C142]);NOT(ISBLANK([.B142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42]=&quot;&quot;;&quot;&quot;; IF([.I142]=&quot;&quot;; NOW()-[.H142];&quot;&quot;))">
            <text:p/>
          </table:table-cell>
          <table:table-cell table:style-name="ce36" table:content-validation-name="val2" table:formula="of:=IF([.H142]=&quot;&quot;;&quot;&quot;; IF([.I142]=&quot;&quot;; &quot;&quot;;[.I142]-[.H142]))">
            <text:p/>
          </table:table-cell>
          <table:table-cell table:style-name="ce36" table:content-validation-name="val2" table:formula="of:=IF([.J142]=&quot;&quot;;&quot;&quot;;[.J142]-[.I142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37" calcext:value-type="float">
            <text:p>137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43, B143, C$2:C143, C143)=0, &quot;&quot;&quot;&quot;, IF(COUNTIFS(B$2:B143, B143, C$2:C143, C143)=1, &quot;&quot;PIERWSZY START&quot;&quot;, COUNTIFS(B$2:B143, B143, C$2:C143, C143)&amp;&quot;&quot; start (&quot;&quot;&amp;max(FILTER(E$7:E142, B$7:B142=B143, C$7:C142=C143))&amp;&quot;&quot;)&quot;&quot;))&quot;);&quot;&quot;)">
            <text:p/>
          </table:table-cell>
          <table:table-cell table:style-name="ce24" table:formula="of:=IF(AND(OR(NOT(ISBLANK([.D143])); NOT(ISBLANK([.E143]))); OR(ISBLANK([.B143]); ISBLANK([.C143]))); &quot;Uzupełnij dane o graczu&quot;;IF(AND(ISBLANK([.B143]);NOT(ISBLANK([.C143]))); &quot;Uzupełnij imię i nazwisko&quot;; IF(AND(ISBLANK([.C143]);NOT(ISBLANK([.B143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43]=&quot;&quot;;&quot;&quot;; IF([.I143]=&quot;&quot;; NOW()-[.H143];&quot;&quot;))">
            <text:p/>
          </table:table-cell>
          <table:table-cell table:style-name="ce37" table:content-validation-name="val2" table:formula="of:=IF([.H143]=&quot;&quot;;&quot;&quot;; IF([.I143]=&quot;&quot;; &quot;&quot;;[.I143]-[.H143]))">
            <text:p/>
          </table:table-cell>
          <table:table-cell table:style-name="ce37" table:content-validation-name="val2" table:formula="of:=IF([.J143]=&quot;&quot;;&quot;&quot;;[.J143]-[.I143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38" calcext:value-type="float">
            <text:p>138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44, B144, C$2:C144, C144)=0, &quot;&quot;&quot;&quot;, IF(COUNTIFS(B$2:B144, B144, C$2:C144, C144)=1, &quot;&quot;PIERWSZY START&quot;&quot;, COUNTIFS(B$2:B144, B144, C$2:C144, C144)&amp;&quot;&quot; start (&quot;&quot;&amp;max(FILTER(E$7:E143, B$7:B143=B144, C$7:C143=C144))&amp;&quot;&quot;)&quot;&quot;))&quot;);&quot;&quot;)">
            <text:p/>
          </table:table-cell>
          <table:table-cell table:style-name="ce23" table:formula="of:=IF(AND(OR(NOT(ISBLANK([.D144])); NOT(ISBLANK([.E144]))); OR(ISBLANK([.B144]); ISBLANK([.C144]))); &quot;Uzupełnij dane o graczu&quot;;IF(AND(ISBLANK([.B144]);NOT(ISBLANK([.C144]))); &quot;Uzupełnij imię i nazwisko&quot;; IF(AND(ISBLANK([.C144]);NOT(ISBLANK([.B144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44]=&quot;&quot;;&quot;&quot;; IF([.I144]=&quot;&quot;; NOW()-[.H144];&quot;&quot;))">
            <text:p/>
          </table:table-cell>
          <table:table-cell table:style-name="ce36" table:content-validation-name="val2" table:formula="of:=IF([.H144]=&quot;&quot;;&quot;&quot;; IF([.I144]=&quot;&quot;; &quot;&quot;;[.I144]-[.H144]))">
            <text:p/>
          </table:table-cell>
          <table:table-cell table:style-name="ce36" table:content-validation-name="val2" table:formula="of:=IF([.J144]=&quot;&quot;;&quot;&quot;;[.J144]-[.I144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39" calcext:value-type="float">
            <text:p>139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45, B145, C$2:C145, C145)=0, &quot;&quot;&quot;&quot;, IF(COUNTIFS(B$2:B145, B145, C$2:C145, C145)=1, &quot;&quot;PIERWSZY START&quot;&quot;, COUNTIFS(B$2:B145, B145, C$2:C145, C145)&amp;&quot;&quot; start (&quot;&quot;&amp;max(FILTER(E$7:E144, B$7:B144=B145, C$7:C144=C145))&amp;&quot;&quot;)&quot;&quot;))&quot;);&quot;&quot;)">
            <text:p/>
          </table:table-cell>
          <table:table-cell table:style-name="ce24" table:formula="of:=IF(AND(OR(NOT(ISBLANK([.D145])); NOT(ISBLANK([.E145]))); OR(ISBLANK([.B145]); ISBLANK([.C145]))); &quot;Uzupełnij dane o graczu&quot;;IF(AND(ISBLANK([.B145]);NOT(ISBLANK([.C145]))); &quot;Uzupełnij imię i nazwisko&quot;; IF(AND(ISBLANK([.C145]);NOT(ISBLANK([.B145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45]=&quot;&quot;;&quot;&quot;; IF([.I145]=&quot;&quot;; NOW()-[.H145];&quot;&quot;))">
            <text:p/>
          </table:table-cell>
          <table:table-cell table:style-name="ce37" table:content-validation-name="val2" table:formula="of:=IF([.H145]=&quot;&quot;;&quot;&quot;; IF([.I145]=&quot;&quot;; &quot;&quot;;[.I145]-[.H145]))">
            <text:p/>
          </table:table-cell>
          <table:table-cell table:style-name="ce37" table:content-validation-name="val2" table:formula="of:=IF([.J145]=&quot;&quot;;&quot;&quot;;[.J145]-[.I145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40" calcext:value-type="float">
            <text:p>140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46, B146, C$2:C146, C146)=0, &quot;&quot;&quot;&quot;, IF(COUNTIFS(B$2:B146, B146, C$2:C146, C146)=1, &quot;&quot;PIERWSZY START&quot;&quot;, COUNTIFS(B$2:B146, B146, C$2:C146, C146)&amp;&quot;&quot; start (&quot;&quot;&amp;max(FILTER(E$7:E145, B$7:B145=B146, C$7:C145=C146))&amp;&quot;&quot;)&quot;&quot;))&quot;);&quot;&quot;)">
            <text:p/>
          </table:table-cell>
          <table:table-cell table:style-name="ce23" table:formula="of:=IF(AND(OR(NOT(ISBLANK([.D146])); NOT(ISBLANK([.E146]))); OR(ISBLANK([.B146]); ISBLANK([.C146]))); &quot;Uzupełnij dane o graczu&quot;;IF(AND(ISBLANK([.B146]);NOT(ISBLANK([.C146]))); &quot;Uzupełnij imię i nazwisko&quot;; IF(AND(ISBLANK([.C146]);NOT(ISBLANK([.B146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46]=&quot;&quot;;&quot;&quot;; IF([.I146]=&quot;&quot;; NOW()-[.H146];&quot;&quot;))">
            <text:p/>
          </table:table-cell>
          <table:table-cell table:style-name="ce36" table:content-validation-name="val2" table:formula="of:=IF([.H146]=&quot;&quot;;&quot;&quot;; IF([.I146]=&quot;&quot;; &quot;&quot;;[.I146]-[.H146]))">
            <text:p/>
          </table:table-cell>
          <table:table-cell table:style-name="ce36" table:content-validation-name="val2" table:formula="of:=IF([.J146]=&quot;&quot;;&quot;&quot;;[.J146]-[.I146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41" calcext:value-type="float">
            <text:p>141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47, B147, C$2:C147, C147)=0, &quot;&quot;&quot;&quot;, IF(COUNTIFS(B$2:B147, B147, C$2:C147, C147)=1, &quot;&quot;PIERWSZY START&quot;&quot;, COUNTIFS(B$2:B147, B147, C$2:C147, C147)&amp;&quot;&quot; start (&quot;&quot;&amp;max(FILTER(E$7:E146, B$7:B146=B147, C$7:C146=C147))&amp;&quot;&quot;)&quot;&quot;))&quot;);&quot;&quot;)">
            <text:p/>
          </table:table-cell>
          <table:table-cell table:style-name="ce24" table:formula="of:=IF(AND(OR(NOT(ISBLANK([.D147])); NOT(ISBLANK([.E147]))); OR(ISBLANK([.B147]); ISBLANK([.C147]))); &quot;Uzupełnij dane o graczu&quot;;IF(AND(ISBLANK([.B147]);NOT(ISBLANK([.C147]))); &quot;Uzupełnij imię i nazwisko&quot;; IF(AND(ISBLANK([.C147]);NOT(ISBLANK([.B147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47]=&quot;&quot;;&quot;&quot;; IF([.I147]=&quot;&quot;; NOW()-[.H147];&quot;&quot;))">
            <text:p/>
          </table:table-cell>
          <table:table-cell table:style-name="ce37" table:content-validation-name="val2" table:formula="of:=IF([.H147]=&quot;&quot;;&quot;&quot;; IF([.I147]=&quot;&quot;; &quot;&quot;;[.I147]-[.H147]))">
            <text:p/>
          </table:table-cell>
          <table:table-cell table:style-name="ce37" table:content-validation-name="val2" table:formula="of:=IF([.J147]=&quot;&quot;;&quot;&quot;;[.J147]-[.I147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42" calcext:value-type="float">
            <text:p>142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48, B148, C$2:C148, C148)=0, &quot;&quot;&quot;&quot;, IF(COUNTIFS(B$2:B148, B148, C$2:C148, C148)=1, &quot;&quot;PIERWSZY START&quot;&quot;, COUNTIFS(B$2:B148, B148, C$2:C148, C148)&amp;&quot;&quot; start (&quot;&quot;&amp;max(FILTER(E$7:E147, B$7:B147=B148, C$7:C147=C148))&amp;&quot;&quot;)&quot;&quot;))&quot;);&quot;&quot;)">
            <text:p/>
          </table:table-cell>
          <table:table-cell table:style-name="ce23" table:formula="of:=IF(AND(OR(NOT(ISBLANK([.D148])); NOT(ISBLANK([.E148]))); OR(ISBLANK([.B148]); ISBLANK([.C148]))); &quot;Uzupełnij dane o graczu&quot;;IF(AND(ISBLANK([.B148]);NOT(ISBLANK([.C148]))); &quot;Uzupełnij imię i nazwisko&quot;; IF(AND(ISBLANK([.C148]);NOT(ISBLANK([.B148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48]=&quot;&quot;;&quot;&quot;; IF([.I148]=&quot;&quot;; NOW()-[.H148];&quot;&quot;))">
            <text:p/>
          </table:table-cell>
          <table:table-cell table:style-name="ce36" table:content-validation-name="val2" table:formula="of:=IF([.H148]=&quot;&quot;;&quot;&quot;; IF([.I148]=&quot;&quot;; &quot;&quot;;[.I148]-[.H148]))">
            <text:p/>
          </table:table-cell>
          <table:table-cell table:style-name="ce36" table:content-validation-name="val2" table:formula="of:=IF([.J148]=&quot;&quot;;&quot;&quot;;[.J148]-[.I148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43" calcext:value-type="float">
            <text:p>143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49, B149, C$2:C149, C149)=0, &quot;&quot;&quot;&quot;, IF(COUNTIFS(B$2:B149, B149, C$2:C149, C149)=1, &quot;&quot;PIERWSZY START&quot;&quot;, COUNTIFS(B$2:B149, B149, C$2:C149, C149)&amp;&quot;&quot; start (&quot;&quot;&amp;max(FILTER(E$7:E148, B$7:B148=B149, C$7:C148=C149))&amp;&quot;&quot;)&quot;&quot;))&quot;);&quot;&quot;)">
            <text:p/>
          </table:table-cell>
          <table:table-cell table:style-name="ce24" table:formula="of:=IF(AND(OR(NOT(ISBLANK([.D149])); NOT(ISBLANK([.E149]))); OR(ISBLANK([.B149]); ISBLANK([.C149]))); &quot;Uzupełnij dane o graczu&quot;;IF(AND(ISBLANK([.B149]);NOT(ISBLANK([.C149]))); &quot;Uzupełnij imię i nazwisko&quot;; IF(AND(ISBLANK([.C149]);NOT(ISBLANK([.B149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49]=&quot;&quot;;&quot;&quot;; IF([.I149]=&quot;&quot;; NOW()-[.H149];&quot;&quot;))">
            <text:p/>
          </table:table-cell>
          <table:table-cell table:style-name="ce37" table:content-validation-name="val2" table:formula="of:=IF([.H149]=&quot;&quot;;&quot;&quot;; IF([.I149]=&quot;&quot;; &quot;&quot;;[.I149]-[.H149]))">
            <text:p/>
          </table:table-cell>
          <table:table-cell table:style-name="ce37" table:content-validation-name="val2" table:formula="of:=IF([.J149]=&quot;&quot;;&quot;&quot;;[.J149]-[.I149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44" calcext:value-type="float">
            <text:p>144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50, B150, C$2:C150, C150)=0, &quot;&quot;&quot;&quot;, IF(COUNTIFS(B$2:B150, B150, C$2:C150, C150)=1, &quot;&quot;PIERWSZY START&quot;&quot;, COUNTIFS(B$2:B150, B150, C$2:C150, C150)&amp;&quot;&quot; start (&quot;&quot;&amp;max(FILTER(E$7:E149, B$7:B149=B150, C$7:C149=C150))&amp;&quot;&quot;)&quot;&quot;))&quot;);&quot;&quot;)">
            <text:p/>
          </table:table-cell>
          <table:table-cell table:style-name="ce23" table:formula="of:=IF(AND(OR(NOT(ISBLANK([.D150])); NOT(ISBLANK([.E150]))); OR(ISBLANK([.B150]); ISBLANK([.C150]))); &quot;Uzupełnij dane o graczu&quot;;IF(AND(ISBLANK([.B150]);NOT(ISBLANK([.C150]))); &quot;Uzupełnij imię i nazwisko&quot;; IF(AND(ISBLANK([.C150]);NOT(ISBLANK([.B150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50]=&quot;&quot;;&quot;&quot;; IF([.I150]=&quot;&quot;; NOW()-[.H150];&quot;&quot;))">
            <text:p/>
          </table:table-cell>
          <table:table-cell table:style-name="ce36" table:content-validation-name="val2" table:formula="of:=IF([.H150]=&quot;&quot;;&quot;&quot;; IF([.I150]=&quot;&quot;; &quot;&quot;;[.I150]-[.H150]))">
            <text:p/>
          </table:table-cell>
          <table:table-cell table:style-name="ce36" table:content-validation-name="val2" table:formula="of:=IF([.J150]=&quot;&quot;;&quot;&quot;;[.J150]-[.I150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45" calcext:value-type="float">
            <text:p>145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51, B151, C$2:C151, C151)=0, &quot;&quot;&quot;&quot;, IF(COUNTIFS(B$2:B151, B151, C$2:C151, C151)=1, &quot;&quot;PIERWSZY START&quot;&quot;, COUNTIFS(B$2:B151, B151, C$2:C151, C151)&amp;&quot;&quot; start (&quot;&quot;&amp;max(FILTER(E$7:E150, B$7:B150=B151, C$7:C150=C151))&amp;&quot;&quot;)&quot;&quot;))&quot;);&quot;&quot;)">
            <text:p/>
          </table:table-cell>
          <table:table-cell table:style-name="ce24" table:formula="of:=IF(AND(OR(NOT(ISBLANK([.D151])); NOT(ISBLANK([.E151]))); OR(ISBLANK([.B151]); ISBLANK([.C151]))); &quot;Uzupełnij dane o graczu&quot;;IF(AND(ISBLANK([.B151]);NOT(ISBLANK([.C151]))); &quot;Uzupełnij imię i nazwisko&quot;; IF(AND(ISBLANK([.C151]);NOT(ISBLANK([.B151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51]=&quot;&quot;;&quot;&quot;; IF([.I151]=&quot;&quot;; NOW()-[.H151];&quot;&quot;))">
            <text:p/>
          </table:table-cell>
          <table:table-cell table:style-name="ce37" table:content-validation-name="val2" table:formula="of:=IF([.H151]=&quot;&quot;;&quot;&quot;; IF([.I151]=&quot;&quot;; &quot;&quot;;[.I151]-[.H151]))">
            <text:p/>
          </table:table-cell>
          <table:table-cell table:style-name="ce37" table:content-validation-name="val2" table:formula="of:=IF([.J151]=&quot;&quot;;&quot;&quot;;[.J151]-[.I151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46" calcext:value-type="float">
            <text:p>146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52, B152, C$2:C152, C152)=0, &quot;&quot;&quot;&quot;, IF(COUNTIFS(B$2:B152, B152, C$2:C152, C152)=1, &quot;&quot;PIERWSZY START&quot;&quot;, COUNTIFS(B$2:B152, B152, C$2:C152, C152)&amp;&quot;&quot; start (&quot;&quot;&amp;max(FILTER(E$7:E151, B$7:B151=B152, C$7:C151=C152))&amp;&quot;&quot;)&quot;&quot;))&quot;);&quot;&quot;)">
            <text:p/>
          </table:table-cell>
          <table:table-cell table:style-name="ce23" table:formula="of:=IF(AND(OR(NOT(ISBLANK([.D152])); NOT(ISBLANK([.E152]))); OR(ISBLANK([.B152]); ISBLANK([.C152]))); &quot;Uzupełnij dane o graczu&quot;;IF(AND(ISBLANK([.B152]);NOT(ISBLANK([.C152]))); &quot;Uzupełnij imię i nazwisko&quot;; IF(AND(ISBLANK([.C152]);NOT(ISBLANK([.B152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52]=&quot;&quot;;&quot;&quot;; IF([.I152]=&quot;&quot;; NOW()-[.H152];&quot;&quot;))">
            <text:p/>
          </table:table-cell>
          <table:table-cell table:style-name="ce36" table:content-validation-name="val2" table:formula="of:=IF([.H152]=&quot;&quot;;&quot;&quot;; IF([.I152]=&quot;&quot;; &quot;&quot;;[.I152]-[.H152]))">
            <text:p/>
          </table:table-cell>
          <table:table-cell table:style-name="ce36" table:content-validation-name="val2" table:formula="of:=IF([.J152]=&quot;&quot;;&quot;&quot;;[.J152]-[.I152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47" calcext:value-type="float">
            <text:p>147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53, B153, C$2:C153, C153)=0, &quot;&quot;&quot;&quot;, IF(COUNTIFS(B$2:B153, B153, C$2:C153, C153)=1, &quot;&quot;PIERWSZY START&quot;&quot;, COUNTIFS(B$2:B153, B153, C$2:C153, C153)&amp;&quot;&quot; start (&quot;&quot;&amp;max(FILTER(E$7:E152, B$7:B152=B153, C$7:C152=C153))&amp;&quot;&quot;)&quot;&quot;))&quot;);&quot;&quot;)">
            <text:p/>
          </table:table-cell>
          <table:table-cell table:style-name="ce24" table:formula="of:=IF(AND(OR(NOT(ISBLANK([.D153])); NOT(ISBLANK([.E153]))); OR(ISBLANK([.B153]); ISBLANK([.C153]))); &quot;Uzupełnij dane o graczu&quot;;IF(AND(ISBLANK([.B153]);NOT(ISBLANK([.C153]))); &quot;Uzupełnij imię i nazwisko&quot;; IF(AND(ISBLANK([.C153]);NOT(ISBLANK([.B153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53]=&quot;&quot;;&quot;&quot;; IF([.I153]=&quot;&quot;; NOW()-[.H153];&quot;&quot;))">
            <text:p/>
          </table:table-cell>
          <table:table-cell table:style-name="ce37" table:content-validation-name="val2" table:formula="of:=IF([.H153]=&quot;&quot;;&quot;&quot;; IF([.I153]=&quot;&quot;; &quot;&quot;;[.I153]-[.H153]))">
            <text:p/>
          </table:table-cell>
          <table:table-cell table:style-name="ce37" table:content-validation-name="val2" table:formula="of:=IF([.J153]=&quot;&quot;;&quot;&quot;;[.J153]-[.I153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48" calcext:value-type="float">
            <text:p>148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54, B154, C$2:C154, C154)=0, &quot;&quot;&quot;&quot;, IF(COUNTIFS(B$2:B154, B154, C$2:C154, C154)=1, &quot;&quot;PIERWSZY START&quot;&quot;, COUNTIFS(B$2:B154, B154, C$2:C154, C154)&amp;&quot;&quot; start (&quot;&quot;&amp;max(FILTER(E$7:E153, B$7:B153=B154, C$7:C153=C154))&amp;&quot;&quot;)&quot;&quot;))&quot;);&quot;&quot;)">
            <text:p/>
          </table:table-cell>
          <table:table-cell table:style-name="ce23" table:formula="of:=IF(AND(OR(NOT(ISBLANK([.D154])); NOT(ISBLANK([.E154]))); OR(ISBLANK([.B154]); ISBLANK([.C154]))); &quot;Uzupełnij dane o graczu&quot;;IF(AND(ISBLANK([.B154]);NOT(ISBLANK([.C154]))); &quot;Uzupełnij imię i nazwisko&quot;; IF(AND(ISBLANK([.C154]);NOT(ISBLANK([.B154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54]=&quot;&quot;;&quot;&quot;; IF([.I154]=&quot;&quot;; NOW()-[.H154];&quot;&quot;))">
            <text:p/>
          </table:table-cell>
          <table:table-cell table:style-name="ce36" table:content-validation-name="val2" table:formula="of:=IF([.H154]=&quot;&quot;;&quot;&quot;; IF([.I154]=&quot;&quot;; &quot;&quot;;[.I154]-[.H154]))">
            <text:p/>
          </table:table-cell>
          <table:table-cell table:style-name="ce36" table:content-validation-name="val2" table:formula="of:=IF([.J154]=&quot;&quot;;&quot;&quot;;[.J154]-[.I154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49" calcext:value-type="float">
            <text:p>149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55, B155, C$2:C155, C155)=0, &quot;&quot;&quot;&quot;, IF(COUNTIFS(B$2:B155, B155, C$2:C155, C155)=1, &quot;&quot;PIERWSZY START&quot;&quot;, COUNTIFS(B$2:B155, B155, C$2:C155, C155)&amp;&quot;&quot; start (&quot;&quot;&amp;max(FILTER(E$7:E154, B$7:B154=B155, C$7:C154=C155))&amp;&quot;&quot;)&quot;&quot;))&quot;);&quot;&quot;)">
            <text:p/>
          </table:table-cell>
          <table:table-cell table:style-name="ce24" table:formula="of:=IF(AND(OR(NOT(ISBLANK([.D155])); NOT(ISBLANK([.E155]))); OR(ISBLANK([.B155]); ISBLANK([.C155]))); &quot;Uzupełnij dane o graczu&quot;;IF(AND(ISBLANK([.B155]);NOT(ISBLANK([.C155]))); &quot;Uzupełnij imię i nazwisko&quot;; IF(AND(ISBLANK([.C155]);NOT(ISBLANK([.B155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55]=&quot;&quot;;&quot;&quot;; IF([.I155]=&quot;&quot;; NOW()-[.H155];&quot;&quot;))">
            <text:p/>
          </table:table-cell>
          <table:table-cell table:style-name="ce37" table:content-validation-name="val2" table:formula="of:=IF([.H155]=&quot;&quot;;&quot;&quot;; IF([.I155]=&quot;&quot;; &quot;&quot;;[.I155]-[.H155]))">
            <text:p/>
          </table:table-cell>
          <table:table-cell table:style-name="ce37" table:content-validation-name="val2" table:formula="of:=IF([.J155]=&quot;&quot;;&quot;&quot;;[.J155]-[.I155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50" calcext:value-type="float">
            <text:p>150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56, B156, C$2:C156, C156)=0, &quot;&quot;&quot;&quot;, IF(COUNTIFS(B$2:B156, B156, C$2:C156, C156)=1, &quot;&quot;PIERWSZY START&quot;&quot;, COUNTIFS(B$2:B156, B156, C$2:C156, C156)&amp;&quot;&quot; start (&quot;&quot;&amp;max(FILTER(E$7:E155, B$7:B155=B156, C$7:C155=C156))&amp;&quot;&quot;)&quot;&quot;))&quot;);&quot;&quot;)">
            <text:p/>
          </table:table-cell>
          <table:table-cell table:style-name="ce23" table:formula="of:=IF(AND(OR(NOT(ISBLANK([.D156])); NOT(ISBLANK([.E156]))); OR(ISBLANK([.B156]); ISBLANK([.C156]))); &quot;Uzupełnij dane o graczu&quot;;IF(AND(ISBLANK([.B156]);NOT(ISBLANK([.C156]))); &quot;Uzupełnij imię i nazwisko&quot;; IF(AND(ISBLANK([.C156]);NOT(ISBLANK([.B156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56]=&quot;&quot;;&quot;&quot;; IF([.I156]=&quot;&quot;; NOW()-[.H156];&quot;&quot;))">
            <text:p/>
          </table:table-cell>
          <table:table-cell table:style-name="ce36" table:content-validation-name="val2" table:formula="of:=IF([.H156]=&quot;&quot;;&quot;&quot;; IF([.I156]=&quot;&quot;; &quot;&quot;;[.I156]-[.H156]))">
            <text:p/>
          </table:table-cell>
          <table:table-cell table:style-name="ce36" table:content-validation-name="val2" table:formula="of:=IF([.J156]=&quot;&quot;;&quot;&quot;;[.J156]-[.I156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51" calcext:value-type="float">
            <text:p>151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57, B157, C$2:C157, C157)=0, &quot;&quot;&quot;&quot;, IF(COUNTIFS(B$2:B157, B157, C$2:C157, C157)=1, &quot;&quot;PIERWSZY START&quot;&quot;, COUNTIFS(B$2:B157, B157, C$2:C157, C157)&amp;&quot;&quot; start (&quot;&quot;&amp;max(FILTER(E$7:E156, B$7:B156=B157, C$7:C156=C157))&amp;&quot;&quot;)&quot;&quot;))&quot;);&quot;&quot;)">
            <text:p/>
          </table:table-cell>
          <table:table-cell table:style-name="ce24" table:formula="of:=IF(AND(OR(NOT(ISBLANK([.D157])); NOT(ISBLANK([.E157]))); OR(ISBLANK([.B157]); ISBLANK([.C157]))); &quot;Uzupełnij dane o graczu&quot;;IF(AND(ISBLANK([.B157]);NOT(ISBLANK([.C157]))); &quot;Uzupełnij imię i nazwisko&quot;; IF(AND(ISBLANK([.C157]);NOT(ISBLANK([.B157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57]=&quot;&quot;;&quot;&quot;; IF([.I157]=&quot;&quot;; NOW()-[.H157];&quot;&quot;))">
            <text:p/>
          </table:table-cell>
          <table:table-cell table:style-name="ce37" table:content-validation-name="val2" table:formula="of:=IF([.H157]=&quot;&quot;;&quot;&quot;; IF([.I157]=&quot;&quot;; &quot;&quot;;[.I157]-[.H157]))">
            <text:p/>
          </table:table-cell>
          <table:table-cell table:style-name="ce37" table:content-validation-name="val2" table:formula="of:=IF([.J157]=&quot;&quot;;&quot;&quot;;[.J157]-[.I157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52" calcext:value-type="float">
            <text:p>152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58, B158, C$2:C158, C158)=0, &quot;&quot;&quot;&quot;, IF(COUNTIFS(B$2:B158, B158, C$2:C158, C158)=1, &quot;&quot;PIERWSZY START&quot;&quot;, COUNTIFS(B$2:B158, B158, C$2:C158, C158)&amp;&quot;&quot; start (&quot;&quot;&amp;max(FILTER(E$7:E157, B$7:B157=B158, C$7:C157=C158))&amp;&quot;&quot;)&quot;&quot;))&quot;);&quot;&quot;)">
            <text:p/>
          </table:table-cell>
          <table:table-cell table:style-name="ce23" table:formula="of:=IF(AND(OR(NOT(ISBLANK([.D158])); NOT(ISBLANK([.E158]))); OR(ISBLANK([.B158]); ISBLANK([.C158]))); &quot;Uzupełnij dane o graczu&quot;;IF(AND(ISBLANK([.B158]);NOT(ISBLANK([.C158]))); &quot;Uzupełnij imię i nazwisko&quot;; IF(AND(ISBLANK([.C158]);NOT(ISBLANK([.B158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58]=&quot;&quot;;&quot;&quot;; IF([.I158]=&quot;&quot;; NOW()-[.H158];&quot;&quot;))">
            <text:p/>
          </table:table-cell>
          <table:table-cell table:style-name="ce36" table:content-validation-name="val2" table:formula="of:=IF([.H158]=&quot;&quot;;&quot;&quot;; IF([.I158]=&quot;&quot;; &quot;&quot;;[.I158]-[.H158]))">
            <text:p/>
          </table:table-cell>
          <table:table-cell table:style-name="ce36" table:content-validation-name="val2" table:formula="of:=IF([.J158]=&quot;&quot;;&quot;&quot;;[.J158]-[.I158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53" calcext:value-type="float">
            <text:p>153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59, B159, C$2:C159, C159)=0, &quot;&quot;&quot;&quot;, IF(COUNTIFS(B$2:B159, B159, C$2:C159, C159)=1, &quot;&quot;PIERWSZY START&quot;&quot;, COUNTIFS(B$2:B159, B159, C$2:C159, C159)&amp;&quot;&quot; start (&quot;&quot;&amp;max(FILTER(E$7:E158, B$7:B158=B159, C$7:C158=C159))&amp;&quot;&quot;)&quot;&quot;))&quot;);&quot;&quot;)">
            <text:p/>
          </table:table-cell>
          <table:table-cell table:style-name="ce24" table:formula="of:=IF(AND(OR(NOT(ISBLANK([.D159])); NOT(ISBLANK([.E159]))); OR(ISBLANK([.B159]); ISBLANK([.C159]))); &quot;Uzupełnij dane o graczu&quot;;IF(AND(ISBLANK([.B159]);NOT(ISBLANK([.C159]))); &quot;Uzupełnij imię i nazwisko&quot;; IF(AND(ISBLANK([.C159]);NOT(ISBLANK([.B159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59]=&quot;&quot;;&quot;&quot;; IF([.I159]=&quot;&quot;; NOW()-[.H159];&quot;&quot;))">
            <text:p/>
          </table:table-cell>
          <table:table-cell table:style-name="ce37" table:content-validation-name="val2" table:formula="of:=IF([.H159]=&quot;&quot;;&quot;&quot;; IF([.I159]=&quot;&quot;; &quot;&quot;;[.I159]-[.H159]))">
            <text:p/>
          </table:table-cell>
          <table:table-cell table:style-name="ce37" table:content-validation-name="val2" table:formula="of:=IF([.J159]=&quot;&quot;;&quot;&quot;;[.J159]-[.I159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54" calcext:value-type="float">
            <text:p>154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60, B160, C$2:C160, C160)=0, &quot;&quot;&quot;&quot;, IF(COUNTIFS(B$2:B160, B160, C$2:C160, C160)=1, &quot;&quot;PIERWSZY START&quot;&quot;, COUNTIFS(B$2:B160, B160, C$2:C160, C160)&amp;&quot;&quot; start (&quot;&quot;&amp;max(FILTER(E$7:E159, B$7:B159=B160, C$7:C159=C160))&amp;&quot;&quot;)&quot;&quot;))&quot;);&quot;&quot;)">
            <text:p/>
          </table:table-cell>
          <table:table-cell table:style-name="ce23" table:formula="of:=IF(AND(OR(NOT(ISBLANK([.D160])); NOT(ISBLANK([.E160]))); OR(ISBLANK([.B160]); ISBLANK([.C160]))); &quot;Uzupełnij dane o graczu&quot;;IF(AND(ISBLANK([.B160]);NOT(ISBLANK([.C160]))); &quot;Uzupełnij imię i nazwisko&quot;; IF(AND(ISBLANK([.C160]);NOT(ISBLANK([.B160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60]=&quot;&quot;;&quot;&quot;; IF([.I160]=&quot;&quot;; NOW()-[.H160];&quot;&quot;))">
            <text:p/>
          </table:table-cell>
          <table:table-cell table:style-name="ce36" table:content-validation-name="val2" table:formula="of:=IF([.H160]=&quot;&quot;;&quot;&quot;; IF([.I160]=&quot;&quot;; &quot;&quot;;[.I160]-[.H160]))">
            <text:p/>
          </table:table-cell>
          <table:table-cell table:style-name="ce36" table:content-validation-name="val2" table:formula="of:=IF([.J160]=&quot;&quot;;&quot;&quot;;[.J160]-[.I160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55" calcext:value-type="float">
            <text:p>155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61, B161, C$2:C161, C161)=0, &quot;&quot;&quot;&quot;, IF(COUNTIFS(B$2:B161, B161, C$2:C161, C161)=1, &quot;&quot;PIERWSZY START&quot;&quot;, COUNTIFS(B$2:B161, B161, C$2:C161, C161)&amp;&quot;&quot; start (&quot;&quot;&amp;max(FILTER(E$7:E160, B$7:B160=B161, C$7:C160=C161))&amp;&quot;&quot;)&quot;&quot;))&quot;);&quot;&quot;)">
            <text:p/>
          </table:table-cell>
          <table:table-cell table:style-name="ce24" table:formula="of:=IF(AND(OR(NOT(ISBLANK([.D161])); NOT(ISBLANK([.E161]))); OR(ISBLANK([.B161]); ISBLANK([.C161]))); &quot;Uzupełnij dane o graczu&quot;;IF(AND(ISBLANK([.B161]);NOT(ISBLANK([.C161]))); &quot;Uzupełnij imię i nazwisko&quot;; IF(AND(ISBLANK([.C161]);NOT(ISBLANK([.B161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61]=&quot;&quot;;&quot;&quot;; IF([.I161]=&quot;&quot;; NOW()-[.H161];&quot;&quot;))">
            <text:p/>
          </table:table-cell>
          <table:table-cell table:style-name="ce37" table:content-validation-name="val2" table:formula="of:=IF([.H161]=&quot;&quot;;&quot;&quot;; IF([.I161]=&quot;&quot;; &quot;&quot;;[.I161]-[.H161]))">
            <text:p/>
          </table:table-cell>
          <table:table-cell table:style-name="ce37" table:content-validation-name="val2" table:formula="of:=IF([.J161]=&quot;&quot;;&quot;&quot;;[.J161]-[.I161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56" calcext:value-type="float">
            <text:p>156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62, B162, C$2:C162, C162)=0, &quot;&quot;&quot;&quot;, IF(COUNTIFS(B$2:B162, B162, C$2:C162, C162)=1, &quot;&quot;PIERWSZY START&quot;&quot;, COUNTIFS(B$2:B162, B162, C$2:C162, C162)&amp;&quot;&quot; start (&quot;&quot;&amp;max(FILTER(E$7:E161, B$7:B161=B162, C$7:C161=C162))&amp;&quot;&quot;)&quot;&quot;))&quot;);&quot;&quot;)">
            <text:p/>
          </table:table-cell>
          <table:table-cell table:style-name="ce23" table:formula="of:=IF(AND(OR(NOT(ISBLANK([.D162])); NOT(ISBLANK([.E162]))); OR(ISBLANK([.B162]); ISBLANK([.C162]))); &quot;Uzupełnij dane o graczu&quot;;IF(AND(ISBLANK([.B162]);NOT(ISBLANK([.C162]))); &quot;Uzupełnij imię i nazwisko&quot;; IF(AND(ISBLANK([.C162]);NOT(ISBLANK([.B162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62]=&quot;&quot;;&quot;&quot;; IF([.I162]=&quot;&quot;; NOW()-[.H162];&quot;&quot;))">
            <text:p/>
          </table:table-cell>
          <table:table-cell table:style-name="ce36" table:content-validation-name="val2" table:formula="of:=IF([.H162]=&quot;&quot;;&quot;&quot;; IF([.I162]=&quot;&quot;; &quot;&quot;;[.I162]-[.H162]))">
            <text:p/>
          </table:table-cell>
          <table:table-cell table:style-name="ce36" table:content-validation-name="val2" table:formula="of:=IF([.J162]=&quot;&quot;;&quot;&quot;;[.J162]-[.I162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57" calcext:value-type="float">
            <text:p>157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63, B163, C$2:C163, C163)=0, &quot;&quot;&quot;&quot;, IF(COUNTIFS(B$2:B163, B163, C$2:C163, C163)=1, &quot;&quot;PIERWSZY START&quot;&quot;, COUNTIFS(B$2:B163, B163, C$2:C163, C163)&amp;&quot;&quot; start (&quot;&quot;&amp;max(FILTER(E$7:E162, B$7:B162=B163, C$7:C162=C163))&amp;&quot;&quot;)&quot;&quot;))&quot;);&quot;&quot;)">
            <text:p/>
          </table:table-cell>
          <table:table-cell table:style-name="ce24" table:formula="of:=IF(AND(OR(NOT(ISBLANK([.D163])); NOT(ISBLANK([.E163]))); OR(ISBLANK([.B163]); ISBLANK([.C163]))); &quot;Uzupełnij dane o graczu&quot;;IF(AND(ISBLANK([.B163]);NOT(ISBLANK([.C163]))); &quot;Uzupełnij imię i nazwisko&quot;; IF(AND(ISBLANK([.C163]);NOT(ISBLANK([.B163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63]=&quot;&quot;;&quot;&quot;; IF([.I163]=&quot;&quot;; NOW()-[.H163];&quot;&quot;))">
            <text:p/>
          </table:table-cell>
          <table:table-cell table:style-name="ce37" table:content-validation-name="val2" table:formula="of:=IF([.H163]=&quot;&quot;;&quot;&quot;; IF([.I163]=&quot;&quot;; &quot;&quot;;[.I163]-[.H163]))">
            <text:p/>
          </table:table-cell>
          <table:table-cell table:style-name="ce37" table:content-validation-name="val2" table:formula="of:=IF([.J163]=&quot;&quot;;&quot;&quot;;[.J163]-[.I163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58" calcext:value-type="float">
            <text:p>158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64, B164, C$2:C164, C164)=0, &quot;&quot;&quot;&quot;, IF(COUNTIFS(B$2:B164, B164, C$2:C164, C164)=1, &quot;&quot;PIERWSZY START&quot;&quot;, COUNTIFS(B$2:B164, B164, C$2:C164, C164)&amp;&quot;&quot; start (&quot;&quot;&amp;max(FILTER(E$7:E163, B$7:B163=B164, C$7:C163=C164))&amp;&quot;&quot;)&quot;&quot;))&quot;);&quot;&quot;)">
            <text:p/>
          </table:table-cell>
          <table:table-cell table:style-name="ce23" table:formula="of:=IF(AND(OR(NOT(ISBLANK([.D164])); NOT(ISBLANK([.E164]))); OR(ISBLANK([.B164]); ISBLANK([.C164]))); &quot;Uzupełnij dane o graczu&quot;;IF(AND(ISBLANK([.B164]);NOT(ISBLANK([.C164]))); &quot;Uzupełnij imię i nazwisko&quot;; IF(AND(ISBLANK([.C164]);NOT(ISBLANK([.B164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64]=&quot;&quot;;&quot;&quot;; IF([.I164]=&quot;&quot;; NOW()-[.H164];&quot;&quot;))">
            <text:p/>
          </table:table-cell>
          <table:table-cell table:style-name="ce36" table:content-validation-name="val2" table:formula="of:=IF([.H164]=&quot;&quot;;&quot;&quot;; IF([.I164]=&quot;&quot;; &quot;&quot;;[.I164]-[.H164]))">
            <text:p/>
          </table:table-cell>
          <table:table-cell table:style-name="ce36" table:content-validation-name="val2" table:formula="of:=IF([.J164]=&quot;&quot;;&quot;&quot;;[.J164]-[.I164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59" calcext:value-type="float">
            <text:p>159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65, B165, C$2:C165, C165)=0, &quot;&quot;&quot;&quot;, IF(COUNTIFS(B$2:B165, B165, C$2:C165, C165)=1, &quot;&quot;PIERWSZY START&quot;&quot;, COUNTIFS(B$2:B165, B165, C$2:C165, C165)&amp;&quot;&quot; start (&quot;&quot;&amp;max(FILTER(E$7:E164, B$7:B164=B165, C$7:C164=C165))&amp;&quot;&quot;)&quot;&quot;))&quot;);&quot;&quot;)">
            <text:p/>
          </table:table-cell>
          <table:table-cell table:style-name="ce24" table:formula="of:=IF(AND(OR(NOT(ISBLANK([.D165])); NOT(ISBLANK([.E165]))); OR(ISBLANK([.B165]); ISBLANK([.C165]))); &quot;Uzupełnij dane o graczu&quot;;IF(AND(ISBLANK([.B165]);NOT(ISBLANK([.C165]))); &quot;Uzupełnij imię i nazwisko&quot;; IF(AND(ISBLANK([.C165]);NOT(ISBLANK([.B165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65]=&quot;&quot;;&quot;&quot;; IF([.I165]=&quot;&quot;; NOW()-[.H165];&quot;&quot;))">
            <text:p/>
          </table:table-cell>
          <table:table-cell table:style-name="ce37" table:content-validation-name="val2" table:formula="of:=IF([.H165]=&quot;&quot;;&quot;&quot;; IF([.I165]=&quot;&quot;; &quot;&quot;;[.I165]-[.H165]))">
            <text:p/>
          </table:table-cell>
          <table:table-cell table:style-name="ce37" table:content-validation-name="val2" table:formula="of:=IF([.J165]=&quot;&quot;;&quot;&quot;;[.J165]-[.I165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60" calcext:value-type="float">
            <text:p>160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66, B166, C$2:C166, C166)=0, &quot;&quot;&quot;&quot;, IF(COUNTIFS(B$2:B166, B166, C$2:C166, C166)=1, &quot;&quot;PIERWSZY START&quot;&quot;, COUNTIFS(B$2:B166, B166, C$2:C166, C166)&amp;&quot;&quot; start (&quot;&quot;&amp;max(FILTER(E$7:E165, B$7:B165=B166, C$7:C165=C166))&amp;&quot;&quot;)&quot;&quot;))&quot;);&quot;&quot;)">
            <text:p/>
          </table:table-cell>
          <table:table-cell table:style-name="ce23" table:formula="of:=IF(AND(OR(NOT(ISBLANK([.D166])); NOT(ISBLANK([.E166]))); OR(ISBLANK([.B166]); ISBLANK([.C166]))); &quot;Uzupełnij dane o graczu&quot;;IF(AND(ISBLANK([.B166]);NOT(ISBLANK([.C166]))); &quot;Uzupełnij imię i nazwisko&quot;; IF(AND(ISBLANK([.C166]);NOT(ISBLANK([.B166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66]=&quot;&quot;;&quot;&quot;; IF([.I166]=&quot;&quot;; NOW()-[.H166];&quot;&quot;))">
            <text:p/>
          </table:table-cell>
          <table:table-cell table:style-name="ce36" table:content-validation-name="val2" table:formula="of:=IF([.H166]=&quot;&quot;;&quot;&quot;; IF([.I166]=&quot;&quot;; &quot;&quot;;[.I166]-[.H166]))">
            <text:p/>
          </table:table-cell>
          <table:table-cell table:style-name="ce36" table:content-validation-name="val2" table:formula="of:=IF([.J166]=&quot;&quot;;&quot;&quot;;[.J166]-[.I166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61" calcext:value-type="float">
            <text:p>161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67, B167, C$2:C167, C167)=0, &quot;&quot;&quot;&quot;, IF(COUNTIFS(B$2:B167, B167, C$2:C167, C167)=1, &quot;&quot;PIERWSZY START&quot;&quot;, COUNTIFS(B$2:B167, B167, C$2:C167, C167)&amp;&quot;&quot; start (&quot;&quot;&amp;max(FILTER(E$7:E166, B$7:B166=B167, C$7:C166=C167))&amp;&quot;&quot;)&quot;&quot;))&quot;);&quot;&quot;)">
            <text:p/>
          </table:table-cell>
          <table:table-cell table:style-name="ce24" table:formula="of:=IF(AND(OR(NOT(ISBLANK([.D167])); NOT(ISBLANK([.E167]))); OR(ISBLANK([.B167]); ISBLANK([.C167]))); &quot;Uzupełnij dane o graczu&quot;;IF(AND(ISBLANK([.B167]);NOT(ISBLANK([.C167]))); &quot;Uzupełnij imię i nazwisko&quot;; IF(AND(ISBLANK([.C167]);NOT(ISBLANK([.B167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67]=&quot;&quot;;&quot;&quot;; IF([.I167]=&quot;&quot;; NOW()-[.H167];&quot;&quot;))">
            <text:p/>
          </table:table-cell>
          <table:table-cell table:style-name="ce37" table:content-validation-name="val2" table:formula="of:=IF([.H167]=&quot;&quot;;&quot;&quot;; IF([.I167]=&quot;&quot;; &quot;&quot;;[.I167]-[.H167]))">
            <text:p/>
          </table:table-cell>
          <table:table-cell table:style-name="ce37" table:content-validation-name="val2" table:formula="of:=IF([.J167]=&quot;&quot;;&quot;&quot;;[.J167]-[.I167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62" calcext:value-type="float">
            <text:p>162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68, B168, C$2:C168, C168)=0, &quot;&quot;&quot;&quot;, IF(COUNTIFS(B$2:B168, B168, C$2:C168, C168)=1, &quot;&quot;PIERWSZY START&quot;&quot;, COUNTIFS(B$2:B168, B168, C$2:C168, C168)&amp;&quot;&quot; start (&quot;&quot;&amp;max(FILTER(E$7:E167, B$7:B167=B168, C$7:C167=C168))&amp;&quot;&quot;)&quot;&quot;))&quot;);&quot;&quot;)">
            <text:p/>
          </table:table-cell>
          <table:table-cell table:style-name="ce23" table:formula="of:=IF(AND(OR(NOT(ISBLANK([.D168])); NOT(ISBLANK([.E168]))); OR(ISBLANK([.B168]); ISBLANK([.C168]))); &quot;Uzupełnij dane o graczu&quot;;IF(AND(ISBLANK([.B168]);NOT(ISBLANK([.C168]))); &quot;Uzupełnij imię i nazwisko&quot;; IF(AND(ISBLANK([.C168]);NOT(ISBLANK([.B168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68]=&quot;&quot;;&quot;&quot;; IF([.I168]=&quot;&quot;; NOW()-[.H168];&quot;&quot;))">
            <text:p/>
          </table:table-cell>
          <table:table-cell table:style-name="ce36" table:content-validation-name="val2" table:formula="of:=IF([.H168]=&quot;&quot;;&quot;&quot;; IF([.I168]=&quot;&quot;; &quot;&quot;;[.I168]-[.H168]))">
            <text:p/>
          </table:table-cell>
          <table:table-cell table:style-name="ce36" table:content-validation-name="val2" table:formula="of:=IF([.J168]=&quot;&quot;;&quot;&quot;;[.J168]-[.I168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63" calcext:value-type="float">
            <text:p>163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69, B169, C$2:C169, C169)=0, &quot;&quot;&quot;&quot;, IF(COUNTIFS(B$2:B169, B169, C$2:C169, C169)=1, &quot;&quot;PIERWSZY START&quot;&quot;, COUNTIFS(B$2:B169, B169, C$2:C169, C169)&amp;&quot;&quot; start (&quot;&quot;&amp;max(FILTER(E$7:E168, B$7:B168=B169, C$7:C168=C169))&amp;&quot;&quot;)&quot;&quot;))&quot;);&quot;&quot;)">
            <text:p/>
          </table:table-cell>
          <table:table-cell table:style-name="ce24" table:formula="of:=IF(AND(OR(NOT(ISBLANK([.D169])); NOT(ISBLANK([.E169]))); OR(ISBLANK([.B169]); ISBLANK([.C169]))); &quot;Uzupełnij dane o graczu&quot;;IF(AND(ISBLANK([.B169]);NOT(ISBLANK([.C169]))); &quot;Uzupełnij imię i nazwisko&quot;; IF(AND(ISBLANK([.C169]);NOT(ISBLANK([.B169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69]=&quot;&quot;;&quot;&quot;; IF([.I169]=&quot;&quot;; NOW()-[.H169];&quot;&quot;))">
            <text:p/>
          </table:table-cell>
          <table:table-cell table:style-name="ce37" table:content-validation-name="val2" table:formula="of:=IF([.H169]=&quot;&quot;;&quot;&quot;; IF([.I169]=&quot;&quot;; &quot;&quot;;[.I169]-[.H169]))">
            <text:p/>
          </table:table-cell>
          <table:table-cell table:style-name="ce37" table:content-validation-name="val2" table:formula="of:=IF([.J169]=&quot;&quot;;&quot;&quot;;[.J169]-[.I169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64" calcext:value-type="float">
            <text:p>164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70, B170, C$2:C170, C170)=0, &quot;&quot;&quot;&quot;, IF(COUNTIFS(B$2:B170, B170, C$2:C170, C170)=1, &quot;&quot;PIERWSZY START&quot;&quot;, COUNTIFS(B$2:B170, B170, C$2:C170, C170)&amp;&quot;&quot; start (&quot;&quot;&amp;max(FILTER(E$7:E169, B$7:B169=B170, C$7:C169=C170))&amp;&quot;&quot;)&quot;&quot;))&quot;);&quot;&quot;)">
            <text:p/>
          </table:table-cell>
          <table:table-cell table:style-name="ce23" table:formula="of:=IF(AND(OR(NOT(ISBLANK([.D170])); NOT(ISBLANK([.E170]))); OR(ISBLANK([.B170]); ISBLANK([.C170]))); &quot;Uzupełnij dane o graczu&quot;;IF(AND(ISBLANK([.B170]);NOT(ISBLANK([.C170]))); &quot;Uzupełnij imię i nazwisko&quot;; IF(AND(ISBLANK([.C170]);NOT(ISBLANK([.B170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70]=&quot;&quot;;&quot;&quot;; IF([.I170]=&quot;&quot;; NOW()-[.H170];&quot;&quot;))">
            <text:p/>
          </table:table-cell>
          <table:table-cell table:style-name="ce36" table:content-validation-name="val2" table:formula="of:=IF([.H170]=&quot;&quot;;&quot;&quot;; IF([.I170]=&quot;&quot;; &quot;&quot;;[.I170]-[.H170]))">
            <text:p/>
          </table:table-cell>
          <table:table-cell table:style-name="ce36" table:content-validation-name="val2" table:formula="of:=IF([.J170]=&quot;&quot;;&quot;&quot;;[.J170]-[.I170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65" calcext:value-type="float">
            <text:p>165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71, B171, C$2:C171, C171)=0, &quot;&quot;&quot;&quot;, IF(COUNTIFS(B$2:B171, B171, C$2:C171, C171)=1, &quot;&quot;PIERWSZY START&quot;&quot;, COUNTIFS(B$2:B171, B171, C$2:C171, C171)&amp;&quot;&quot; start (&quot;&quot;&amp;max(FILTER(E$7:E170, B$7:B170=B171, C$7:C170=C171))&amp;&quot;&quot;)&quot;&quot;))&quot;);&quot;&quot;)">
            <text:p/>
          </table:table-cell>
          <table:table-cell table:style-name="ce24" table:formula="of:=IF(AND(OR(NOT(ISBLANK([.D171])); NOT(ISBLANK([.E171]))); OR(ISBLANK([.B171]); ISBLANK([.C171]))); &quot;Uzupełnij dane o graczu&quot;;IF(AND(ISBLANK([.B171]);NOT(ISBLANK([.C171]))); &quot;Uzupełnij imię i nazwisko&quot;; IF(AND(ISBLANK([.C171]);NOT(ISBLANK([.B171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71]=&quot;&quot;;&quot;&quot;; IF([.I171]=&quot;&quot;; NOW()-[.H171];&quot;&quot;))">
            <text:p/>
          </table:table-cell>
          <table:table-cell table:style-name="ce37" table:content-validation-name="val2" table:formula="of:=IF([.H171]=&quot;&quot;;&quot;&quot;; IF([.I171]=&quot;&quot;; &quot;&quot;;[.I171]-[.H171]))">
            <text:p/>
          </table:table-cell>
          <table:table-cell table:style-name="ce37" table:content-validation-name="val2" table:formula="of:=IF([.J171]=&quot;&quot;;&quot;&quot;;[.J171]-[.I171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66" calcext:value-type="float">
            <text:p>166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72, B172, C$2:C172, C172)=0, &quot;&quot;&quot;&quot;, IF(COUNTIFS(B$2:B172, B172, C$2:C172, C172)=1, &quot;&quot;PIERWSZY START&quot;&quot;, COUNTIFS(B$2:B172, B172, C$2:C172, C172)&amp;&quot;&quot; start (&quot;&quot;&amp;max(FILTER(E$7:E171, B$7:B171=B172, C$7:C171=C172))&amp;&quot;&quot;)&quot;&quot;))&quot;);&quot;&quot;)">
            <text:p/>
          </table:table-cell>
          <table:table-cell table:style-name="ce23" table:formula="of:=IF(AND(OR(NOT(ISBLANK([.D172])); NOT(ISBLANK([.E172]))); OR(ISBLANK([.B172]); ISBLANK([.C172]))); &quot;Uzupełnij dane o graczu&quot;;IF(AND(ISBLANK([.B172]);NOT(ISBLANK([.C172]))); &quot;Uzupełnij imię i nazwisko&quot;; IF(AND(ISBLANK([.C172]);NOT(ISBLANK([.B172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72]=&quot;&quot;;&quot;&quot;; IF([.I172]=&quot;&quot;; NOW()-[.H172];&quot;&quot;))">
            <text:p/>
          </table:table-cell>
          <table:table-cell table:style-name="ce36" table:content-validation-name="val2" table:formula="of:=IF([.H172]=&quot;&quot;;&quot;&quot;; IF([.I172]=&quot;&quot;; &quot;&quot;;[.I172]-[.H172]))">
            <text:p/>
          </table:table-cell>
          <table:table-cell table:style-name="ce36" table:content-validation-name="val2" table:formula="of:=IF([.J172]=&quot;&quot;;&quot;&quot;;[.J172]-[.I172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67" calcext:value-type="float">
            <text:p>167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73, B173, C$2:C173, C173)=0, &quot;&quot;&quot;&quot;, IF(COUNTIFS(B$2:B173, B173, C$2:C173, C173)=1, &quot;&quot;PIERWSZY START&quot;&quot;, COUNTIFS(B$2:B173, B173, C$2:C173, C173)&amp;&quot;&quot; start (&quot;&quot;&amp;max(FILTER(E$7:E172, B$7:B172=B173, C$7:C172=C173))&amp;&quot;&quot;)&quot;&quot;))&quot;);&quot;&quot;)">
            <text:p/>
          </table:table-cell>
          <table:table-cell table:style-name="ce24" table:formula="of:=IF(AND(OR(NOT(ISBLANK([.D173])); NOT(ISBLANK([.E173]))); OR(ISBLANK([.B173]); ISBLANK([.C173]))); &quot;Uzupełnij dane o graczu&quot;;IF(AND(ISBLANK([.B173]);NOT(ISBLANK([.C173]))); &quot;Uzupełnij imię i nazwisko&quot;; IF(AND(ISBLANK([.C173]);NOT(ISBLANK([.B173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73]=&quot;&quot;;&quot;&quot;; IF([.I173]=&quot;&quot;; NOW()-[.H173];&quot;&quot;))">
            <text:p/>
          </table:table-cell>
          <table:table-cell table:style-name="ce37" table:content-validation-name="val2" table:formula="of:=IF([.H173]=&quot;&quot;;&quot;&quot;; IF([.I173]=&quot;&quot;; &quot;&quot;;[.I173]-[.H173]))">
            <text:p/>
          </table:table-cell>
          <table:table-cell table:style-name="ce37" table:content-validation-name="val2" table:formula="of:=IF([.J173]=&quot;&quot;;&quot;&quot;;[.J173]-[.I173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68" calcext:value-type="float">
            <text:p>168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74, B174, C$2:C174, C174)=0, &quot;&quot;&quot;&quot;, IF(COUNTIFS(B$2:B174, B174, C$2:C174, C174)=1, &quot;&quot;PIERWSZY START&quot;&quot;, COUNTIFS(B$2:B174, B174, C$2:C174, C174)&amp;&quot;&quot; start (&quot;&quot;&amp;max(FILTER(E$7:E173, B$7:B173=B174, C$7:C173=C174))&amp;&quot;&quot;)&quot;&quot;))&quot;);&quot;&quot;)">
            <text:p/>
          </table:table-cell>
          <table:table-cell table:style-name="ce23" table:formula="of:=IF(AND(OR(NOT(ISBLANK([.D174])); NOT(ISBLANK([.E174]))); OR(ISBLANK([.B174]); ISBLANK([.C174]))); &quot;Uzupełnij dane o graczu&quot;;IF(AND(ISBLANK([.B174]);NOT(ISBLANK([.C174]))); &quot;Uzupełnij imię i nazwisko&quot;; IF(AND(ISBLANK([.C174]);NOT(ISBLANK([.B174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74]=&quot;&quot;;&quot;&quot;; IF([.I174]=&quot;&quot;; NOW()-[.H174];&quot;&quot;))">
            <text:p/>
          </table:table-cell>
          <table:table-cell table:style-name="ce36" table:content-validation-name="val2" table:formula="of:=IF([.H174]=&quot;&quot;;&quot;&quot;; IF([.I174]=&quot;&quot;; &quot;&quot;;[.I174]-[.H174]))">
            <text:p/>
          </table:table-cell>
          <table:table-cell table:style-name="ce36" table:content-validation-name="val2" table:formula="of:=IF([.J174]=&quot;&quot;;&quot;&quot;;[.J174]-[.I174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69" calcext:value-type="float">
            <text:p>169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75, B175, C$2:C175, C175)=0, &quot;&quot;&quot;&quot;, IF(COUNTIFS(B$2:B175, B175, C$2:C175, C175)=1, &quot;&quot;PIERWSZY START&quot;&quot;, COUNTIFS(B$2:B175, B175, C$2:C175, C175)&amp;&quot;&quot; start (&quot;&quot;&amp;max(FILTER(E$7:E174, B$7:B174=B175, C$7:C174=C175))&amp;&quot;&quot;)&quot;&quot;))&quot;);&quot;&quot;)">
            <text:p/>
          </table:table-cell>
          <table:table-cell table:style-name="ce24" table:formula="of:=IF(AND(OR(NOT(ISBLANK([.D175])); NOT(ISBLANK([.E175]))); OR(ISBLANK([.B175]); ISBLANK([.C175]))); &quot;Uzupełnij dane o graczu&quot;;IF(AND(ISBLANK([.B175]);NOT(ISBLANK([.C175]))); &quot;Uzupełnij imię i nazwisko&quot;; IF(AND(ISBLANK([.C175]);NOT(ISBLANK([.B175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75]=&quot;&quot;;&quot;&quot;; IF([.I175]=&quot;&quot;; NOW()-[.H175];&quot;&quot;))">
            <text:p/>
          </table:table-cell>
          <table:table-cell table:style-name="ce37" table:content-validation-name="val2" table:formula="of:=IF([.H175]=&quot;&quot;;&quot;&quot;; IF([.I175]=&quot;&quot;; &quot;&quot;;[.I175]-[.H175]))">
            <text:p/>
          </table:table-cell>
          <table:table-cell table:style-name="ce37" table:content-validation-name="val2" table:formula="of:=IF([.J175]=&quot;&quot;;&quot;&quot;;[.J175]-[.I175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70" calcext:value-type="float">
            <text:p>170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76, B176, C$2:C176, C176)=0, &quot;&quot;&quot;&quot;, IF(COUNTIFS(B$2:B176, B176, C$2:C176, C176)=1, &quot;&quot;PIERWSZY START&quot;&quot;, COUNTIFS(B$2:B176, B176, C$2:C176, C176)&amp;&quot;&quot; start (&quot;&quot;&amp;max(FILTER(E$7:E175, B$7:B175=B176, C$7:C175=C176))&amp;&quot;&quot;)&quot;&quot;))&quot;);&quot;&quot;)">
            <text:p/>
          </table:table-cell>
          <table:table-cell table:style-name="ce23" table:formula="of:=IF(AND(OR(NOT(ISBLANK([.D176])); NOT(ISBLANK([.E176]))); OR(ISBLANK([.B176]); ISBLANK([.C176]))); &quot;Uzupełnij dane o graczu&quot;;IF(AND(ISBLANK([.B176]);NOT(ISBLANK([.C176]))); &quot;Uzupełnij imię i nazwisko&quot;; IF(AND(ISBLANK([.C176]);NOT(ISBLANK([.B176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76]=&quot;&quot;;&quot;&quot;; IF([.I176]=&quot;&quot;; NOW()-[.H176];&quot;&quot;))">
            <text:p/>
          </table:table-cell>
          <table:table-cell table:style-name="ce36" table:content-validation-name="val2" table:formula="of:=IF([.H176]=&quot;&quot;;&quot;&quot;; IF([.I176]=&quot;&quot;; &quot;&quot;;[.I176]-[.H176]))">
            <text:p/>
          </table:table-cell>
          <table:table-cell table:style-name="ce36" table:content-validation-name="val2" table:formula="of:=IF([.J176]=&quot;&quot;;&quot;&quot;;[.J176]-[.I176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71" calcext:value-type="float">
            <text:p>171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77, B177, C$2:C177, C177)=0, &quot;&quot;&quot;&quot;, IF(COUNTIFS(B$2:B177, B177, C$2:C177, C177)=1, &quot;&quot;PIERWSZY START&quot;&quot;, COUNTIFS(B$2:B177, B177, C$2:C177, C177)&amp;&quot;&quot; start (&quot;&quot;&amp;max(FILTER(E$7:E176, B$7:B176=B177, C$7:C176=C177))&amp;&quot;&quot;)&quot;&quot;))&quot;);&quot;&quot;)">
            <text:p/>
          </table:table-cell>
          <table:table-cell table:style-name="ce24" table:formula="of:=IF(AND(OR(NOT(ISBLANK([.D177])); NOT(ISBLANK([.E177]))); OR(ISBLANK([.B177]); ISBLANK([.C177]))); &quot;Uzupełnij dane o graczu&quot;;IF(AND(ISBLANK([.B177]);NOT(ISBLANK([.C177]))); &quot;Uzupełnij imię i nazwisko&quot;; IF(AND(ISBLANK([.C177]);NOT(ISBLANK([.B177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77]=&quot;&quot;;&quot;&quot;; IF([.I177]=&quot;&quot;; NOW()-[.H177];&quot;&quot;))">
            <text:p/>
          </table:table-cell>
          <table:table-cell table:style-name="ce37" table:content-validation-name="val2" table:formula="of:=IF([.H177]=&quot;&quot;;&quot;&quot;; IF([.I177]=&quot;&quot;; &quot;&quot;;[.I177]-[.H177]))">
            <text:p/>
          </table:table-cell>
          <table:table-cell table:style-name="ce37" table:content-validation-name="val2" table:formula="of:=IF([.J177]=&quot;&quot;;&quot;&quot;;[.J177]-[.I177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72" calcext:value-type="float">
            <text:p>172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78, B178, C$2:C178, C178)=0, &quot;&quot;&quot;&quot;, IF(COUNTIFS(B$2:B178, B178, C$2:C178, C178)=1, &quot;&quot;PIERWSZY START&quot;&quot;, COUNTIFS(B$2:B178, B178, C$2:C178, C178)&amp;&quot;&quot; start (&quot;&quot;&amp;max(FILTER(E$7:E177, B$7:B177=B178, C$7:C177=C178))&amp;&quot;&quot;)&quot;&quot;))&quot;);&quot;&quot;)">
            <text:p/>
          </table:table-cell>
          <table:table-cell table:style-name="ce23" table:formula="of:=IF(AND(OR(NOT(ISBLANK([.D178])); NOT(ISBLANK([.E178]))); OR(ISBLANK([.B178]); ISBLANK([.C178]))); &quot;Uzupełnij dane o graczu&quot;;IF(AND(ISBLANK([.B178]);NOT(ISBLANK([.C178]))); &quot;Uzupełnij imię i nazwisko&quot;; IF(AND(ISBLANK([.C178]);NOT(ISBLANK([.B178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78]=&quot;&quot;;&quot;&quot;; IF([.I178]=&quot;&quot;; NOW()-[.H178];&quot;&quot;))">
            <text:p/>
          </table:table-cell>
          <table:table-cell table:style-name="ce36" table:content-validation-name="val2" table:formula="of:=IF([.H178]=&quot;&quot;;&quot;&quot;; IF([.I178]=&quot;&quot;; &quot;&quot;;[.I178]-[.H178]))">
            <text:p/>
          </table:table-cell>
          <table:table-cell table:style-name="ce36" table:content-validation-name="val2" table:formula="of:=IF([.J178]=&quot;&quot;;&quot;&quot;;[.J178]-[.I178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73" calcext:value-type="float">
            <text:p>173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79, B179, C$2:C179, C179)=0, &quot;&quot;&quot;&quot;, IF(COUNTIFS(B$2:B179, B179, C$2:C179, C179)=1, &quot;&quot;PIERWSZY START&quot;&quot;, COUNTIFS(B$2:B179, B179, C$2:C179, C179)&amp;&quot;&quot; start (&quot;&quot;&amp;max(FILTER(E$7:E178, B$7:B178=B179, C$7:C178=C179))&amp;&quot;&quot;)&quot;&quot;))&quot;);&quot;&quot;)">
            <text:p/>
          </table:table-cell>
          <table:table-cell table:style-name="ce24" table:formula="of:=IF(AND(OR(NOT(ISBLANK([.D179])); NOT(ISBLANK([.E179]))); OR(ISBLANK([.B179]); ISBLANK([.C179]))); &quot;Uzupełnij dane o graczu&quot;;IF(AND(ISBLANK([.B179]);NOT(ISBLANK([.C179]))); &quot;Uzupełnij imię i nazwisko&quot;; IF(AND(ISBLANK([.C179]);NOT(ISBLANK([.B179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79]=&quot;&quot;;&quot;&quot;; IF([.I179]=&quot;&quot;; NOW()-[.H179];&quot;&quot;))">
            <text:p/>
          </table:table-cell>
          <table:table-cell table:style-name="ce37" table:content-validation-name="val2" table:formula="of:=IF([.H179]=&quot;&quot;;&quot;&quot;; IF([.I179]=&quot;&quot;; &quot;&quot;;[.I179]-[.H179]))">
            <text:p/>
          </table:table-cell>
          <table:table-cell table:style-name="ce37" table:content-validation-name="val2" table:formula="of:=IF([.J179]=&quot;&quot;;&quot;&quot;;[.J179]-[.I179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74" calcext:value-type="float">
            <text:p>174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80, B180, C$2:C180, C180)=0, &quot;&quot;&quot;&quot;, IF(COUNTIFS(B$2:B180, B180, C$2:C180, C180)=1, &quot;&quot;PIERWSZY START&quot;&quot;, COUNTIFS(B$2:B180, B180, C$2:C180, C180)&amp;&quot;&quot; start (&quot;&quot;&amp;max(FILTER(E$7:E179, B$7:B179=B180, C$7:C179=C180))&amp;&quot;&quot;)&quot;&quot;))&quot;);&quot;&quot;)">
            <text:p/>
          </table:table-cell>
          <table:table-cell table:style-name="ce23" table:formula="of:=IF(AND(OR(NOT(ISBLANK([.D180])); NOT(ISBLANK([.E180]))); OR(ISBLANK([.B180]); ISBLANK([.C180]))); &quot;Uzupełnij dane o graczu&quot;;IF(AND(ISBLANK([.B180]);NOT(ISBLANK([.C180]))); &quot;Uzupełnij imię i nazwisko&quot;; IF(AND(ISBLANK([.C180]);NOT(ISBLANK([.B180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80]=&quot;&quot;;&quot;&quot;; IF([.I180]=&quot;&quot;; NOW()-[.H180];&quot;&quot;))">
            <text:p/>
          </table:table-cell>
          <table:table-cell table:style-name="ce36" table:content-validation-name="val2" table:formula="of:=IF([.H180]=&quot;&quot;;&quot;&quot;; IF([.I180]=&quot;&quot;; &quot;&quot;;[.I180]-[.H180]))">
            <text:p/>
          </table:table-cell>
          <table:table-cell table:style-name="ce36" table:content-validation-name="val2" table:formula="of:=IF([.J180]=&quot;&quot;;&quot;&quot;;[.J180]-[.I180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75" calcext:value-type="float">
            <text:p>175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81, B181, C$2:C181, C181)=0, &quot;&quot;&quot;&quot;, IF(COUNTIFS(B$2:B181, B181, C$2:C181, C181)=1, &quot;&quot;PIERWSZY START&quot;&quot;, COUNTIFS(B$2:B181, B181, C$2:C181, C181)&amp;&quot;&quot; start (&quot;&quot;&amp;max(FILTER(E$7:E180, B$7:B180=B181, C$7:C180=C181))&amp;&quot;&quot;)&quot;&quot;))&quot;);&quot;&quot;)">
            <text:p/>
          </table:table-cell>
          <table:table-cell table:style-name="ce24" table:formula="of:=IF(AND(OR(NOT(ISBLANK([.D181])); NOT(ISBLANK([.E181]))); OR(ISBLANK([.B181]); ISBLANK([.C181]))); &quot;Uzupełnij dane o graczu&quot;;IF(AND(ISBLANK([.B181]);NOT(ISBLANK([.C181]))); &quot;Uzupełnij imię i nazwisko&quot;; IF(AND(ISBLANK([.C181]);NOT(ISBLANK([.B181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81]=&quot;&quot;;&quot;&quot;; IF([.I181]=&quot;&quot;; NOW()-[.H181];&quot;&quot;))">
            <text:p/>
          </table:table-cell>
          <table:table-cell table:style-name="ce37" table:content-validation-name="val2" table:formula="of:=IF([.H181]=&quot;&quot;;&quot;&quot;; IF([.I181]=&quot;&quot;; &quot;&quot;;[.I181]-[.H181]))">
            <text:p/>
          </table:table-cell>
          <table:table-cell table:style-name="ce37" table:content-validation-name="val2" table:formula="of:=IF([.J181]=&quot;&quot;;&quot;&quot;;[.J181]-[.I181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76" calcext:value-type="float">
            <text:p>176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82, B182, C$2:C182, C182)=0, &quot;&quot;&quot;&quot;, IF(COUNTIFS(B$2:B182, B182, C$2:C182, C182)=1, &quot;&quot;PIERWSZY START&quot;&quot;, COUNTIFS(B$2:B182, B182, C$2:C182, C182)&amp;&quot;&quot; start (&quot;&quot;&amp;max(FILTER(E$7:E181, B$7:B181=B182, C$7:C181=C182))&amp;&quot;&quot;)&quot;&quot;))&quot;);&quot;&quot;)">
            <text:p/>
          </table:table-cell>
          <table:table-cell table:style-name="ce23" table:formula="of:=IF(AND(OR(NOT(ISBLANK([.D182])); NOT(ISBLANK([.E182]))); OR(ISBLANK([.B182]); ISBLANK([.C182]))); &quot;Uzupełnij dane o graczu&quot;;IF(AND(ISBLANK([.B182]);NOT(ISBLANK([.C182]))); &quot;Uzupełnij imię i nazwisko&quot;; IF(AND(ISBLANK([.C182]);NOT(ISBLANK([.B182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82]=&quot;&quot;;&quot;&quot;; IF([.I182]=&quot;&quot;; NOW()-[.H182];&quot;&quot;))">
            <text:p/>
          </table:table-cell>
          <table:table-cell table:style-name="ce36" table:content-validation-name="val2" table:formula="of:=IF([.H182]=&quot;&quot;;&quot;&quot;; IF([.I182]=&quot;&quot;; &quot;&quot;;[.I182]-[.H182]))">
            <text:p/>
          </table:table-cell>
          <table:table-cell table:style-name="ce36" table:content-validation-name="val2" table:formula="of:=IF([.J182]=&quot;&quot;;&quot;&quot;;[.J182]-[.I182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77" calcext:value-type="float">
            <text:p>177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83, B183, C$2:C183, C183)=0, &quot;&quot;&quot;&quot;, IF(COUNTIFS(B$2:B183, B183, C$2:C183, C183)=1, &quot;&quot;PIERWSZY START&quot;&quot;, COUNTIFS(B$2:B183, B183, C$2:C183, C183)&amp;&quot;&quot; start (&quot;&quot;&amp;max(FILTER(E$7:E182, B$7:B182=B183, C$7:C182=C183))&amp;&quot;&quot;)&quot;&quot;))&quot;);&quot;&quot;)">
            <text:p/>
          </table:table-cell>
          <table:table-cell table:style-name="ce24" table:formula="of:=IF(AND(OR(NOT(ISBLANK([.D183])); NOT(ISBLANK([.E183]))); OR(ISBLANK([.B183]); ISBLANK([.C183]))); &quot;Uzupełnij dane o graczu&quot;;IF(AND(ISBLANK([.B183]);NOT(ISBLANK([.C183]))); &quot;Uzupełnij imię i nazwisko&quot;; IF(AND(ISBLANK([.C183]);NOT(ISBLANK([.B183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83]=&quot;&quot;;&quot;&quot;; IF([.I183]=&quot;&quot;; NOW()-[.H183];&quot;&quot;))">
            <text:p/>
          </table:table-cell>
          <table:table-cell table:style-name="ce37" table:content-validation-name="val2" table:formula="of:=IF([.H183]=&quot;&quot;;&quot;&quot;; IF([.I183]=&quot;&quot;; &quot;&quot;;[.I183]-[.H183]))">
            <text:p/>
          </table:table-cell>
          <table:table-cell table:style-name="ce37" table:content-validation-name="val2" table:formula="of:=IF([.J183]=&quot;&quot;;&quot;&quot;;[.J183]-[.I183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78" calcext:value-type="float">
            <text:p>178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84, B184, C$2:C184, C184)=0, &quot;&quot;&quot;&quot;, IF(COUNTIFS(B$2:B184, B184, C$2:C184, C184)=1, &quot;&quot;PIERWSZY START&quot;&quot;, COUNTIFS(B$2:B184, B184, C$2:C184, C184)&amp;&quot;&quot; start (&quot;&quot;&amp;max(FILTER(E$7:E183, B$7:B183=B184, C$7:C183=C184))&amp;&quot;&quot;)&quot;&quot;))&quot;);&quot;&quot;)">
            <text:p/>
          </table:table-cell>
          <table:table-cell table:style-name="ce23" table:formula="of:=IF(AND(OR(NOT(ISBLANK([.D184])); NOT(ISBLANK([.E184]))); OR(ISBLANK([.B184]); ISBLANK([.C184]))); &quot;Uzupełnij dane o graczu&quot;;IF(AND(ISBLANK([.B184]);NOT(ISBLANK([.C184]))); &quot;Uzupełnij imię i nazwisko&quot;; IF(AND(ISBLANK([.C184]);NOT(ISBLANK([.B184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84]=&quot;&quot;;&quot;&quot;; IF([.I184]=&quot;&quot;; NOW()-[.H184];&quot;&quot;))">
            <text:p/>
          </table:table-cell>
          <table:table-cell table:style-name="ce36" table:content-validation-name="val2" table:formula="of:=IF([.H184]=&quot;&quot;;&quot;&quot;; IF([.I184]=&quot;&quot;; &quot;&quot;;[.I184]-[.H184]))">
            <text:p/>
          </table:table-cell>
          <table:table-cell table:style-name="ce36" table:content-validation-name="val2" table:formula="of:=IF([.J184]=&quot;&quot;;&quot;&quot;;[.J184]-[.I184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79" calcext:value-type="float">
            <text:p>179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85, B185, C$2:C185, C185)=0, &quot;&quot;&quot;&quot;, IF(COUNTIFS(B$2:B185, B185, C$2:C185, C185)=1, &quot;&quot;PIERWSZY START&quot;&quot;, COUNTIFS(B$2:B185, B185, C$2:C185, C185)&amp;&quot;&quot; start (&quot;&quot;&amp;max(FILTER(E$7:E184, B$7:B184=B185, C$7:C184=C185))&amp;&quot;&quot;)&quot;&quot;))&quot;);&quot;&quot;)">
            <text:p/>
          </table:table-cell>
          <table:table-cell table:style-name="ce24" table:formula="of:=IF(AND(OR(NOT(ISBLANK([.D185])); NOT(ISBLANK([.E185]))); OR(ISBLANK([.B185]); ISBLANK([.C185]))); &quot;Uzupełnij dane o graczu&quot;;IF(AND(ISBLANK([.B185]);NOT(ISBLANK([.C185]))); &quot;Uzupełnij imię i nazwisko&quot;; IF(AND(ISBLANK([.C185]);NOT(ISBLANK([.B185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85]=&quot;&quot;;&quot;&quot;; IF([.I185]=&quot;&quot;; NOW()-[.H185];&quot;&quot;))">
            <text:p/>
          </table:table-cell>
          <table:table-cell table:style-name="ce37" table:content-validation-name="val2" table:formula="of:=IF([.H185]=&quot;&quot;;&quot;&quot;; IF([.I185]=&quot;&quot;; &quot;&quot;;[.I185]-[.H185]))">
            <text:p/>
          </table:table-cell>
          <table:table-cell table:style-name="ce37" table:content-validation-name="val2" table:formula="of:=IF([.J185]=&quot;&quot;;&quot;&quot;;[.J185]-[.I185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80" calcext:value-type="float">
            <text:p>180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86, B186, C$2:C186, C186)=0, &quot;&quot;&quot;&quot;, IF(COUNTIFS(B$2:B186, B186, C$2:C186, C186)=1, &quot;&quot;PIERWSZY START&quot;&quot;, COUNTIFS(B$2:B186, B186, C$2:C186, C186)&amp;&quot;&quot; start (&quot;&quot;&amp;max(FILTER(E$7:E185, B$7:B185=B186, C$7:C185=C186))&amp;&quot;&quot;)&quot;&quot;))&quot;);&quot;&quot;)">
            <text:p/>
          </table:table-cell>
          <table:table-cell table:style-name="ce23" table:formula="of:=IF(AND(OR(NOT(ISBLANK([.D186])); NOT(ISBLANK([.E186]))); OR(ISBLANK([.B186]); ISBLANK([.C186]))); &quot;Uzupełnij dane o graczu&quot;;IF(AND(ISBLANK([.B186]);NOT(ISBLANK([.C186]))); &quot;Uzupełnij imię i nazwisko&quot;; IF(AND(ISBLANK([.C186]);NOT(ISBLANK([.B186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86]=&quot;&quot;;&quot;&quot;; IF([.I186]=&quot;&quot;; NOW()-[.H186];&quot;&quot;))">
            <text:p/>
          </table:table-cell>
          <table:table-cell table:style-name="ce36" table:content-validation-name="val2" table:formula="of:=IF([.H186]=&quot;&quot;;&quot;&quot;; IF([.I186]=&quot;&quot;; &quot;&quot;;[.I186]-[.H186]))">
            <text:p/>
          </table:table-cell>
          <table:table-cell table:style-name="ce36" table:content-validation-name="val2" table:formula="of:=IF([.J186]=&quot;&quot;;&quot;&quot;;[.J186]-[.I186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81" calcext:value-type="float">
            <text:p>181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87, B187, C$2:C187, C187)=0, &quot;&quot;&quot;&quot;, IF(COUNTIFS(B$2:B187, B187, C$2:C187, C187)=1, &quot;&quot;PIERWSZY START&quot;&quot;, COUNTIFS(B$2:B187, B187, C$2:C187, C187)&amp;&quot;&quot; start (&quot;&quot;&amp;max(FILTER(E$7:E186, B$7:B186=B187, C$7:C186=C187))&amp;&quot;&quot;)&quot;&quot;))&quot;);&quot;&quot;)">
            <text:p/>
          </table:table-cell>
          <table:table-cell table:style-name="ce24" table:formula="of:=IF(AND(OR(NOT(ISBLANK([.D187])); NOT(ISBLANK([.E187]))); OR(ISBLANK([.B187]); ISBLANK([.C187]))); &quot;Uzupełnij dane o graczu&quot;;IF(AND(ISBLANK([.B187]);NOT(ISBLANK([.C187]))); &quot;Uzupełnij imię i nazwisko&quot;; IF(AND(ISBLANK([.C187]);NOT(ISBLANK([.B187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87]=&quot;&quot;;&quot;&quot;; IF([.I187]=&quot;&quot;; NOW()-[.H187];&quot;&quot;))">
            <text:p/>
          </table:table-cell>
          <table:table-cell table:style-name="ce37" table:content-validation-name="val2" table:formula="of:=IF([.H187]=&quot;&quot;;&quot;&quot;; IF([.I187]=&quot;&quot;; &quot;&quot;;[.I187]-[.H187]))">
            <text:p/>
          </table:table-cell>
          <table:table-cell table:style-name="ce37" table:content-validation-name="val2" table:formula="of:=IF([.J187]=&quot;&quot;;&quot;&quot;;[.J187]-[.I187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82" calcext:value-type="float">
            <text:p>182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88, B188, C$2:C188, C188)=0, &quot;&quot;&quot;&quot;, IF(COUNTIFS(B$2:B188, B188, C$2:C188, C188)=1, &quot;&quot;PIERWSZY START&quot;&quot;, COUNTIFS(B$2:B188, B188, C$2:C188, C188)&amp;&quot;&quot; start (&quot;&quot;&amp;max(FILTER(E$7:E187, B$7:B187=B188, C$7:C187=C188))&amp;&quot;&quot;)&quot;&quot;))&quot;);&quot;&quot;)">
            <text:p/>
          </table:table-cell>
          <table:table-cell table:style-name="ce23" table:formula="of:=IF(AND(OR(NOT(ISBLANK([.D188])); NOT(ISBLANK([.E188]))); OR(ISBLANK([.B188]); ISBLANK([.C188]))); &quot;Uzupełnij dane o graczu&quot;;IF(AND(ISBLANK([.B188]);NOT(ISBLANK([.C188]))); &quot;Uzupełnij imię i nazwisko&quot;; IF(AND(ISBLANK([.C188]);NOT(ISBLANK([.B188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88]=&quot;&quot;;&quot;&quot;; IF([.I188]=&quot;&quot;; NOW()-[.H188];&quot;&quot;))">
            <text:p/>
          </table:table-cell>
          <table:table-cell table:style-name="ce36" table:content-validation-name="val2" table:formula="of:=IF([.H188]=&quot;&quot;;&quot;&quot;; IF([.I188]=&quot;&quot;; &quot;&quot;;[.I188]-[.H188]))">
            <text:p/>
          </table:table-cell>
          <table:table-cell table:style-name="ce36" table:content-validation-name="val2" table:formula="of:=IF([.J188]=&quot;&quot;;&quot;&quot;;[.J188]-[.I188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83" calcext:value-type="float">
            <text:p>183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89, B189, C$2:C189, C189)=0, &quot;&quot;&quot;&quot;, IF(COUNTIFS(B$2:B189, B189, C$2:C189, C189)=1, &quot;&quot;PIERWSZY START&quot;&quot;, COUNTIFS(B$2:B189, B189, C$2:C189, C189)&amp;&quot;&quot; start (&quot;&quot;&amp;max(FILTER(E$7:E188, B$7:B188=B189, C$7:C188=C189))&amp;&quot;&quot;)&quot;&quot;))&quot;);&quot;&quot;)">
            <text:p/>
          </table:table-cell>
          <table:table-cell table:style-name="ce24" table:formula="of:=IF(AND(OR(NOT(ISBLANK([.D189])); NOT(ISBLANK([.E189]))); OR(ISBLANK([.B189]); ISBLANK([.C189]))); &quot;Uzupełnij dane o graczu&quot;;IF(AND(ISBLANK([.B189]);NOT(ISBLANK([.C189]))); &quot;Uzupełnij imię i nazwisko&quot;; IF(AND(ISBLANK([.C189]);NOT(ISBLANK([.B189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89]=&quot;&quot;;&quot;&quot;; IF([.I189]=&quot;&quot;; NOW()-[.H189];&quot;&quot;))">
            <text:p/>
          </table:table-cell>
          <table:table-cell table:style-name="ce37" table:content-validation-name="val2" table:formula="of:=IF([.H189]=&quot;&quot;;&quot;&quot;; IF([.I189]=&quot;&quot;; &quot;&quot;;[.I189]-[.H189]))">
            <text:p/>
          </table:table-cell>
          <table:table-cell table:style-name="ce37" table:content-validation-name="val2" table:formula="of:=IF([.J189]=&quot;&quot;;&quot;&quot;;[.J189]-[.I189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84" calcext:value-type="float">
            <text:p>184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90, B190, C$2:C190, C190)=0, &quot;&quot;&quot;&quot;, IF(COUNTIFS(B$2:B190, B190, C$2:C190, C190)=1, &quot;&quot;PIERWSZY START&quot;&quot;, COUNTIFS(B$2:B190, B190, C$2:C190, C190)&amp;&quot;&quot; start (&quot;&quot;&amp;max(FILTER(E$7:E189, B$7:B189=B190, C$7:C189=C190))&amp;&quot;&quot;)&quot;&quot;))&quot;);&quot;&quot;)">
            <text:p/>
          </table:table-cell>
          <table:table-cell table:style-name="ce23" table:formula="of:=IF(AND(OR(NOT(ISBLANK([.D190])); NOT(ISBLANK([.E190]))); OR(ISBLANK([.B190]); ISBLANK([.C190]))); &quot;Uzupełnij dane o graczu&quot;;IF(AND(ISBLANK([.B190]);NOT(ISBLANK([.C190]))); &quot;Uzupełnij imię i nazwisko&quot;; IF(AND(ISBLANK([.C190]);NOT(ISBLANK([.B190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90]=&quot;&quot;;&quot;&quot;; IF([.I190]=&quot;&quot;; NOW()-[.H190];&quot;&quot;))">
            <text:p/>
          </table:table-cell>
          <table:table-cell table:style-name="ce36" table:content-validation-name="val2" table:formula="of:=IF([.H190]=&quot;&quot;;&quot;&quot;; IF([.I190]=&quot;&quot;; &quot;&quot;;[.I190]-[.H190]))">
            <text:p/>
          </table:table-cell>
          <table:table-cell table:style-name="ce36" table:content-validation-name="val2" table:formula="of:=IF([.J190]=&quot;&quot;;&quot;&quot;;[.J190]-[.I190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85" calcext:value-type="float">
            <text:p>185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91, B191, C$2:C191, C191)=0, &quot;&quot;&quot;&quot;, IF(COUNTIFS(B$2:B191, B191, C$2:C191, C191)=1, &quot;&quot;PIERWSZY START&quot;&quot;, COUNTIFS(B$2:B191, B191, C$2:C191, C191)&amp;&quot;&quot; start (&quot;&quot;&amp;max(FILTER(E$7:E190, B$7:B190=B191, C$7:C190=C191))&amp;&quot;&quot;)&quot;&quot;))&quot;);&quot;&quot;)">
            <text:p/>
          </table:table-cell>
          <table:table-cell table:style-name="ce24" table:formula="of:=IF(AND(OR(NOT(ISBLANK([.D191])); NOT(ISBLANK([.E191]))); OR(ISBLANK([.B191]); ISBLANK([.C191]))); &quot;Uzupełnij dane o graczu&quot;;IF(AND(ISBLANK([.B191]);NOT(ISBLANK([.C191]))); &quot;Uzupełnij imię i nazwisko&quot;; IF(AND(ISBLANK([.C191]);NOT(ISBLANK([.B191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91]=&quot;&quot;;&quot;&quot;; IF([.I191]=&quot;&quot;; NOW()-[.H191];&quot;&quot;))">
            <text:p/>
          </table:table-cell>
          <table:table-cell table:style-name="ce37" table:content-validation-name="val2" table:formula="of:=IF([.H191]=&quot;&quot;;&quot;&quot;; IF([.I191]=&quot;&quot;; &quot;&quot;;[.I191]-[.H191]))">
            <text:p/>
          </table:table-cell>
          <table:table-cell table:style-name="ce37" table:content-validation-name="val2" table:formula="of:=IF([.J191]=&quot;&quot;;&quot;&quot;;[.J191]-[.I191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86" calcext:value-type="float">
            <text:p>186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92, B192, C$2:C192, C192)=0, &quot;&quot;&quot;&quot;, IF(COUNTIFS(B$2:B192, B192, C$2:C192, C192)=1, &quot;&quot;PIERWSZY START&quot;&quot;, COUNTIFS(B$2:B192, B192, C$2:C192, C192)&amp;&quot;&quot; start (&quot;&quot;&amp;max(FILTER(E$7:E191, B$7:B191=B192, C$7:C191=C192))&amp;&quot;&quot;)&quot;&quot;))&quot;);&quot;&quot;)">
            <text:p/>
          </table:table-cell>
          <table:table-cell table:style-name="ce23" table:formula="of:=IF(AND(OR(NOT(ISBLANK([.D192])); NOT(ISBLANK([.E192]))); OR(ISBLANK([.B192]); ISBLANK([.C192]))); &quot;Uzupełnij dane o graczu&quot;;IF(AND(ISBLANK([.B192]);NOT(ISBLANK([.C192]))); &quot;Uzupełnij imię i nazwisko&quot;; IF(AND(ISBLANK([.C192]);NOT(ISBLANK([.B192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92]=&quot;&quot;;&quot;&quot;; IF([.I192]=&quot;&quot;; NOW()-[.H192];&quot;&quot;))">
            <text:p/>
          </table:table-cell>
          <table:table-cell table:style-name="ce36" table:content-validation-name="val2" table:formula="of:=IF([.H192]=&quot;&quot;;&quot;&quot;; IF([.I192]=&quot;&quot;; &quot;&quot;;[.I192]-[.H192]))">
            <text:p/>
          </table:table-cell>
          <table:table-cell table:style-name="ce36" table:content-validation-name="val2" table:formula="of:=IF([.J192]=&quot;&quot;;&quot;&quot;;[.J192]-[.I192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87" calcext:value-type="float">
            <text:p>187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93, B193, C$2:C193, C193)=0, &quot;&quot;&quot;&quot;, IF(COUNTIFS(B$2:B193, B193, C$2:C193, C193)=1, &quot;&quot;PIERWSZY START&quot;&quot;, COUNTIFS(B$2:B193, B193, C$2:C193, C193)&amp;&quot;&quot; start (&quot;&quot;&amp;max(FILTER(E$7:E192, B$7:B192=B193, C$7:C192=C193))&amp;&quot;&quot;)&quot;&quot;))&quot;);&quot;&quot;)">
            <text:p/>
          </table:table-cell>
          <table:table-cell table:style-name="ce24" table:formula="of:=IF(AND(OR(NOT(ISBLANK([.D193])); NOT(ISBLANK([.E193]))); OR(ISBLANK([.B193]); ISBLANK([.C193]))); &quot;Uzupełnij dane o graczu&quot;;IF(AND(ISBLANK([.B193]);NOT(ISBLANK([.C193]))); &quot;Uzupełnij imię i nazwisko&quot;; IF(AND(ISBLANK([.C193]);NOT(ISBLANK([.B193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93]=&quot;&quot;;&quot;&quot;; IF([.I193]=&quot;&quot;; NOW()-[.H193];&quot;&quot;))">
            <text:p/>
          </table:table-cell>
          <table:table-cell table:style-name="ce37" table:content-validation-name="val2" table:formula="of:=IF([.H193]=&quot;&quot;;&quot;&quot;; IF([.I193]=&quot;&quot;; &quot;&quot;;[.I193]-[.H193]))">
            <text:p/>
          </table:table-cell>
          <table:table-cell table:style-name="ce37" table:content-validation-name="val2" table:formula="of:=IF([.J193]=&quot;&quot;;&quot;&quot;;[.J193]-[.I193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88" calcext:value-type="float">
            <text:p>188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94, B194, C$2:C194, C194)=0, &quot;&quot;&quot;&quot;, IF(COUNTIFS(B$2:B194, B194, C$2:C194, C194)=1, &quot;&quot;PIERWSZY START&quot;&quot;, COUNTIFS(B$2:B194, B194, C$2:C194, C194)&amp;&quot;&quot; start (&quot;&quot;&amp;max(FILTER(E$7:E193, B$7:B193=B194, C$7:C193=C194))&amp;&quot;&quot;)&quot;&quot;))&quot;);&quot;&quot;)">
            <text:p/>
          </table:table-cell>
          <table:table-cell table:style-name="ce23" table:formula="of:=IF(AND(OR(NOT(ISBLANK([.D194])); NOT(ISBLANK([.E194]))); OR(ISBLANK([.B194]); ISBLANK([.C194]))); &quot;Uzupełnij dane o graczu&quot;;IF(AND(ISBLANK([.B194]);NOT(ISBLANK([.C194]))); &quot;Uzupełnij imię i nazwisko&quot;; IF(AND(ISBLANK([.C194]);NOT(ISBLANK([.B194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94]=&quot;&quot;;&quot;&quot;; IF([.I194]=&quot;&quot;; NOW()-[.H194];&quot;&quot;))">
            <text:p/>
          </table:table-cell>
          <table:table-cell table:style-name="ce36" table:content-validation-name="val2" table:formula="of:=IF([.H194]=&quot;&quot;;&quot;&quot;; IF([.I194]=&quot;&quot;; &quot;&quot;;[.I194]-[.H194]))">
            <text:p/>
          </table:table-cell>
          <table:table-cell table:style-name="ce36" table:content-validation-name="val2" table:formula="of:=IF([.J194]=&quot;&quot;;&quot;&quot;;[.J194]-[.I194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89" calcext:value-type="float">
            <text:p>189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95, B195, C$2:C195, C195)=0, &quot;&quot;&quot;&quot;, IF(COUNTIFS(B$2:B195, B195, C$2:C195, C195)=1, &quot;&quot;PIERWSZY START&quot;&quot;, COUNTIFS(B$2:B195, B195, C$2:C195, C195)&amp;&quot;&quot; start (&quot;&quot;&amp;max(FILTER(E$7:E194, B$7:B194=B195, C$7:C194=C195))&amp;&quot;&quot;)&quot;&quot;))&quot;);&quot;&quot;)">
            <text:p/>
          </table:table-cell>
          <table:table-cell table:style-name="ce24" table:formula="of:=IF(AND(OR(NOT(ISBLANK([.D195])); NOT(ISBLANK([.E195]))); OR(ISBLANK([.B195]); ISBLANK([.C195]))); &quot;Uzupełnij dane o graczu&quot;;IF(AND(ISBLANK([.B195]);NOT(ISBLANK([.C195]))); &quot;Uzupełnij imię i nazwisko&quot;; IF(AND(ISBLANK([.C195]);NOT(ISBLANK([.B195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95]=&quot;&quot;;&quot;&quot;; IF([.I195]=&quot;&quot;; NOW()-[.H195];&quot;&quot;))">
            <text:p/>
          </table:table-cell>
          <table:table-cell table:style-name="ce37" table:content-validation-name="val2" table:formula="of:=IF([.H195]=&quot;&quot;;&quot;&quot;; IF([.I195]=&quot;&quot;; &quot;&quot;;[.I195]-[.H195]))">
            <text:p/>
          </table:table-cell>
          <table:table-cell table:style-name="ce37" table:content-validation-name="val2" table:formula="of:=IF([.J195]=&quot;&quot;;&quot;&quot;;[.J195]-[.I195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90" calcext:value-type="float">
            <text:p>190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96, B196, C$2:C196, C196)=0, &quot;&quot;&quot;&quot;, IF(COUNTIFS(B$2:B196, B196, C$2:C196, C196)=1, &quot;&quot;PIERWSZY START&quot;&quot;, COUNTIFS(B$2:B196, B196, C$2:C196, C196)&amp;&quot;&quot; start (&quot;&quot;&amp;max(FILTER(E$7:E195, B$7:B195=B196, C$7:C195=C196))&amp;&quot;&quot;)&quot;&quot;))&quot;);&quot;&quot;)">
            <text:p/>
          </table:table-cell>
          <table:table-cell table:style-name="ce23" table:formula="of:=IF(AND(OR(NOT(ISBLANK([.D196])); NOT(ISBLANK([.E196]))); OR(ISBLANK([.B196]); ISBLANK([.C196]))); &quot;Uzupełnij dane o graczu&quot;;IF(AND(ISBLANK([.B196]);NOT(ISBLANK([.C196]))); &quot;Uzupełnij imię i nazwisko&quot;; IF(AND(ISBLANK([.C196]);NOT(ISBLANK([.B196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96]=&quot;&quot;;&quot;&quot;; IF([.I196]=&quot;&quot;; NOW()-[.H196];&quot;&quot;))">
            <text:p/>
          </table:table-cell>
          <table:table-cell table:style-name="ce36" table:content-validation-name="val2" table:formula="of:=IF([.H196]=&quot;&quot;;&quot;&quot;; IF([.I196]=&quot;&quot;; &quot;&quot;;[.I196]-[.H196]))">
            <text:p/>
          </table:table-cell>
          <table:table-cell table:style-name="ce36" table:content-validation-name="val2" table:formula="of:=IF([.J196]=&quot;&quot;;&quot;&quot;;[.J196]-[.I196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91" calcext:value-type="float">
            <text:p>191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97, B197, C$2:C197, C197)=0, &quot;&quot;&quot;&quot;, IF(COUNTIFS(B$2:B197, B197, C$2:C197, C197)=1, &quot;&quot;PIERWSZY START&quot;&quot;, COUNTIFS(B$2:B197, B197, C$2:C197, C197)&amp;&quot;&quot; start (&quot;&quot;&amp;max(FILTER(E$7:E196, B$7:B196=B197, C$7:C196=C197))&amp;&quot;&quot;)&quot;&quot;))&quot;);&quot;&quot;)">
            <text:p/>
          </table:table-cell>
          <table:table-cell table:style-name="ce24" table:formula="of:=IF(AND(OR(NOT(ISBLANK([.D197])); NOT(ISBLANK([.E197]))); OR(ISBLANK([.B197]); ISBLANK([.C197]))); &quot;Uzupełnij dane o graczu&quot;;IF(AND(ISBLANK([.B197]);NOT(ISBLANK([.C197]))); &quot;Uzupełnij imię i nazwisko&quot;; IF(AND(ISBLANK([.C197]);NOT(ISBLANK([.B197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97]=&quot;&quot;;&quot;&quot;; IF([.I197]=&quot;&quot;; NOW()-[.H197];&quot;&quot;))">
            <text:p/>
          </table:table-cell>
          <table:table-cell table:style-name="ce37" table:content-validation-name="val2" table:formula="of:=IF([.H197]=&quot;&quot;;&quot;&quot;; IF([.I197]=&quot;&quot;; &quot;&quot;;[.I197]-[.H197]))">
            <text:p/>
          </table:table-cell>
          <table:table-cell table:style-name="ce37" table:content-validation-name="val2" table:formula="of:=IF([.J197]=&quot;&quot;;&quot;&quot;;[.J197]-[.I197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92" calcext:value-type="float">
            <text:p>192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198, B198, C$2:C198, C198)=0, &quot;&quot;&quot;&quot;, IF(COUNTIFS(B$2:B198, B198, C$2:C198, C198)=1, &quot;&quot;PIERWSZY START&quot;&quot;, COUNTIFS(B$2:B198, B198, C$2:C198, C198)&amp;&quot;&quot; start (&quot;&quot;&amp;max(FILTER(E$7:E197, B$7:B197=B198, C$7:C197=C198))&amp;&quot;&quot;)&quot;&quot;))&quot;);&quot;&quot;)">
            <text:p/>
          </table:table-cell>
          <table:table-cell table:style-name="ce23" table:formula="of:=IF(AND(OR(NOT(ISBLANK([.D198])); NOT(ISBLANK([.E198]))); OR(ISBLANK([.B198]); ISBLANK([.C198]))); &quot;Uzupełnij dane o graczu&quot;;IF(AND(ISBLANK([.B198]);NOT(ISBLANK([.C198]))); &quot;Uzupełnij imię i nazwisko&quot;; IF(AND(ISBLANK([.C198]);NOT(ISBLANK([.B198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198]=&quot;&quot;;&quot;&quot;; IF([.I198]=&quot;&quot;; NOW()-[.H198];&quot;&quot;))">
            <text:p/>
          </table:table-cell>
          <table:table-cell table:style-name="ce36" table:content-validation-name="val2" table:formula="of:=IF([.H198]=&quot;&quot;;&quot;&quot;; IF([.I198]=&quot;&quot;; &quot;&quot;;[.I198]-[.H198]))">
            <text:p/>
          </table:table-cell>
          <table:table-cell table:style-name="ce36" table:content-validation-name="val2" table:formula="of:=IF([.J198]=&quot;&quot;;&quot;&quot;;[.J198]-[.I198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93" calcext:value-type="float">
            <text:p>193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199, B199, C$2:C199, C199)=0, &quot;&quot;&quot;&quot;, IF(COUNTIFS(B$2:B199, B199, C$2:C199, C199)=1, &quot;&quot;PIERWSZY START&quot;&quot;, COUNTIFS(B$2:B199, B199, C$2:C199, C199)&amp;&quot;&quot; start (&quot;&quot;&amp;max(FILTER(E$7:E198, B$7:B198=B199, C$7:C198=C199))&amp;&quot;&quot;)&quot;&quot;))&quot;);&quot;&quot;)">
            <text:p/>
          </table:table-cell>
          <table:table-cell table:style-name="ce24" table:formula="of:=IF(AND(OR(NOT(ISBLANK([.D199])); NOT(ISBLANK([.E199]))); OR(ISBLANK([.B199]); ISBLANK([.C199]))); &quot;Uzupełnij dane o graczu&quot;;IF(AND(ISBLANK([.B199]);NOT(ISBLANK([.C199]))); &quot;Uzupełnij imię i nazwisko&quot;; IF(AND(ISBLANK([.C199]);NOT(ISBLANK([.B199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199]=&quot;&quot;;&quot;&quot;; IF([.I199]=&quot;&quot;; NOW()-[.H199];&quot;&quot;))">
            <text:p/>
          </table:table-cell>
          <table:table-cell table:style-name="ce37" table:content-validation-name="val2" table:formula="of:=IF([.H199]=&quot;&quot;;&quot;&quot;; IF([.I199]=&quot;&quot;; &quot;&quot;;[.I199]-[.H199]))">
            <text:p/>
          </table:table-cell>
          <table:table-cell table:style-name="ce37" table:content-validation-name="val2" table:formula="of:=IF([.J199]=&quot;&quot;;&quot;&quot;;[.J199]-[.I199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94" calcext:value-type="float">
            <text:p>194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200, B200, C$2:C200, C200)=0, &quot;&quot;&quot;&quot;, IF(COUNTIFS(B$2:B200, B200, C$2:C200, C200)=1, &quot;&quot;PIERWSZY START&quot;&quot;, COUNTIFS(B$2:B200, B200, C$2:C200, C200)&amp;&quot;&quot; start (&quot;&quot;&amp;max(FILTER(E$7:E199, B$7:B199=B200, C$7:C199=C200))&amp;&quot;&quot;)&quot;&quot;))&quot;);&quot;&quot;)">
            <text:p/>
          </table:table-cell>
          <table:table-cell table:style-name="ce23" table:formula="of:=IF(AND(OR(NOT(ISBLANK([.D200])); NOT(ISBLANK([.E200]))); OR(ISBLANK([.B200]); ISBLANK([.C200]))); &quot;Uzupełnij dane o graczu&quot;;IF(AND(ISBLANK([.B200]);NOT(ISBLANK([.C200]))); &quot;Uzupełnij imię i nazwisko&quot;; IF(AND(ISBLANK([.C200]);NOT(ISBLANK([.B200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200]=&quot;&quot;;&quot;&quot;; IF([.I200]=&quot;&quot;; NOW()-[.H200];&quot;&quot;))">
            <text:p/>
          </table:table-cell>
          <table:table-cell table:style-name="ce36" table:content-validation-name="val2" table:formula="of:=IF([.H200]=&quot;&quot;;&quot;&quot;; IF([.I200]=&quot;&quot;; &quot;&quot;;[.I200]-[.H200]))">
            <text:p/>
          </table:table-cell>
          <table:table-cell table:style-name="ce36" table:content-validation-name="val2" table:formula="of:=IF([.J200]=&quot;&quot;;&quot;&quot;;[.J200]-[.I200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95" calcext:value-type="float">
            <text:p>195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201, B201, C$2:C201, C201)=0, &quot;&quot;&quot;&quot;, IF(COUNTIFS(B$2:B201, B201, C$2:C201, C201)=1, &quot;&quot;PIERWSZY START&quot;&quot;, COUNTIFS(B$2:B201, B201, C$2:C201, C201)&amp;&quot;&quot; start (&quot;&quot;&amp;max(FILTER(E$7:E200, B$7:B200=B201, C$7:C200=C201))&amp;&quot;&quot;)&quot;&quot;))&quot;);&quot;&quot;)">
            <text:p/>
          </table:table-cell>
          <table:table-cell table:style-name="ce24" table:formula="of:=IF(AND(OR(NOT(ISBLANK([.D201])); NOT(ISBLANK([.E201]))); OR(ISBLANK([.B201]); ISBLANK([.C201]))); &quot;Uzupełnij dane o graczu&quot;;IF(AND(ISBLANK([.B201]);NOT(ISBLANK([.C201]))); &quot;Uzupełnij imię i nazwisko&quot;; IF(AND(ISBLANK([.C201]);NOT(ISBLANK([.B201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201]=&quot;&quot;;&quot;&quot;; IF([.I201]=&quot;&quot;; NOW()-[.H201];&quot;&quot;))">
            <text:p/>
          </table:table-cell>
          <table:table-cell table:style-name="ce37" table:content-validation-name="val2" table:formula="of:=IF([.H201]=&quot;&quot;;&quot;&quot;; IF([.I201]=&quot;&quot;; &quot;&quot;;[.I201]-[.H201]))">
            <text:p/>
          </table:table-cell>
          <table:table-cell table:style-name="ce37" table:content-validation-name="val2" table:formula="of:=IF([.J201]=&quot;&quot;;&quot;&quot;;[.J201]-[.I201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96" calcext:value-type="float">
            <text:p>196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202, B202, C$2:C202, C202)=0, &quot;&quot;&quot;&quot;, IF(COUNTIFS(B$2:B202, B202, C$2:C202, C202)=1, &quot;&quot;PIERWSZY START&quot;&quot;, COUNTIFS(B$2:B202, B202, C$2:C202, C202)&amp;&quot;&quot; start (&quot;&quot;&amp;max(FILTER(E$7:E201, B$7:B201=B202, C$7:C201=C202))&amp;&quot;&quot;)&quot;&quot;))&quot;);&quot;&quot;)">
            <text:p/>
          </table:table-cell>
          <table:table-cell table:style-name="ce23" table:formula="of:=IF(AND(OR(NOT(ISBLANK([.D202])); NOT(ISBLANK([.E202]))); OR(ISBLANK([.B202]); ISBLANK([.C202]))); &quot;Uzupełnij dane o graczu&quot;;IF(AND(ISBLANK([.B202]);NOT(ISBLANK([.C202]))); &quot;Uzupełnij imię i nazwisko&quot;; IF(AND(ISBLANK([.C202]);NOT(ISBLANK([.B202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202]=&quot;&quot;;&quot;&quot;; IF([.I202]=&quot;&quot;; NOW()-[.H202];&quot;&quot;))">
            <text:p/>
          </table:table-cell>
          <table:table-cell table:style-name="ce36" table:content-validation-name="val2" table:formula="of:=IF([.H202]=&quot;&quot;;&quot;&quot;; IF([.I202]=&quot;&quot;; &quot;&quot;;[.I202]-[.H202]))">
            <text:p/>
          </table:table-cell>
          <table:table-cell table:style-name="ce36" table:content-validation-name="val2" table:formula="of:=IF([.J202]=&quot;&quot;;&quot;&quot;;[.J202]-[.I202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97" calcext:value-type="float">
            <text:p>197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203, B203, C$2:C203, C203)=0, &quot;&quot;&quot;&quot;, IF(COUNTIFS(B$2:B203, B203, C$2:C203, C203)=1, &quot;&quot;PIERWSZY START&quot;&quot;, COUNTIFS(B$2:B203, B203, C$2:C203, C203)&amp;&quot;&quot; start (&quot;&quot;&amp;max(FILTER(E$7:E202, B$7:B202=B203, C$7:C202=C203))&amp;&quot;&quot;)&quot;&quot;))&quot;);&quot;&quot;)">
            <text:p/>
          </table:table-cell>
          <table:table-cell table:style-name="ce24" table:formula="of:=IF(AND(OR(NOT(ISBLANK([.D203])); NOT(ISBLANK([.E203]))); OR(ISBLANK([.B203]); ISBLANK([.C203]))); &quot;Uzupełnij dane o graczu&quot;;IF(AND(ISBLANK([.B203]);NOT(ISBLANK([.C203]))); &quot;Uzupełnij imię i nazwisko&quot;; IF(AND(ISBLANK([.C203]);NOT(ISBLANK([.B203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203]=&quot;&quot;;&quot;&quot;; IF([.I203]=&quot;&quot;; NOW()-[.H203];&quot;&quot;))">
            <text:p/>
          </table:table-cell>
          <table:table-cell table:style-name="ce37" table:content-validation-name="val2" table:formula="of:=IF([.H203]=&quot;&quot;;&quot;&quot;; IF([.I203]=&quot;&quot;; &quot;&quot;;[.I203]-[.H203]))">
            <text:p/>
          </table:table-cell>
          <table:table-cell table:style-name="ce37" table:content-validation-name="val2" table:formula="of:=IF([.J203]=&quot;&quot;;&quot;&quot;;[.J203]-[.I203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198" calcext:value-type="float">
            <text:p>198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204, B204, C$2:C204, C204)=0, &quot;&quot;&quot;&quot;, IF(COUNTIFS(B$2:B204, B204, C$2:C204, C204)=1, &quot;&quot;PIERWSZY START&quot;&quot;, COUNTIFS(B$2:B204, B204, C$2:C204, C204)&amp;&quot;&quot; start (&quot;&quot;&amp;max(FILTER(E$7:E203, B$7:B203=B204, C$7:C203=C204))&amp;&quot;&quot;)&quot;&quot;))&quot;);&quot;&quot;)">
            <text:p/>
          </table:table-cell>
          <table:table-cell table:style-name="ce23" table:formula="of:=IF(AND(OR(NOT(ISBLANK([.D204])); NOT(ISBLANK([.E204]))); OR(ISBLANK([.B204]); ISBLANK([.C204]))); &quot;Uzupełnij dane o graczu&quot;;IF(AND(ISBLANK([.B204]);NOT(ISBLANK([.C204]))); &quot;Uzupełnij imię i nazwisko&quot;; IF(AND(ISBLANK([.C204]);NOT(ISBLANK([.B204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204]=&quot;&quot;;&quot;&quot;; IF([.I204]=&quot;&quot;; NOW()-[.H204];&quot;&quot;))">
            <text:p/>
          </table:table-cell>
          <table:table-cell table:style-name="ce36" table:content-validation-name="val2" table:formula="of:=IF([.H204]=&quot;&quot;;&quot;&quot;; IF([.I204]=&quot;&quot;; &quot;&quot;;[.I204]-[.H204]))">
            <text:p/>
          </table:table-cell>
          <table:table-cell table:style-name="ce36" table:content-validation-name="val2" table:formula="of:=IF([.J204]=&quot;&quot;;&quot;&quot;;[.J204]-[.I204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199" calcext:value-type="float">
            <text:p>199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205, B205, C$2:C205, C205)=0, &quot;&quot;&quot;&quot;, IF(COUNTIFS(B$2:B205, B205, C$2:C205, C205)=1, &quot;&quot;PIERWSZY START&quot;&quot;, COUNTIFS(B$2:B205, B205, C$2:C205, C205)&amp;&quot;&quot; start (&quot;&quot;&amp;max(FILTER(E$7:E204, B$7:B204=B205, C$7:C204=C205))&amp;&quot;&quot;)&quot;&quot;))&quot;);&quot;&quot;)">
            <text:p/>
          </table:table-cell>
          <table:table-cell table:style-name="ce24" table:formula="of:=IF(AND(OR(NOT(ISBLANK([.D205])); NOT(ISBLANK([.E205]))); OR(ISBLANK([.B205]); ISBLANK([.C205]))); &quot;Uzupełnij dane o graczu&quot;;IF(AND(ISBLANK([.B205]);NOT(ISBLANK([.C205]))); &quot;Uzupełnij imię i nazwisko&quot;; IF(AND(ISBLANK([.C205]);NOT(ISBLANK([.B205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205]=&quot;&quot;;&quot;&quot;; IF([.I205]=&quot;&quot;; NOW()-[.H205];&quot;&quot;))">
            <text:p/>
          </table:table-cell>
          <table:table-cell table:style-name="ce37" table:content-validation-name="val2" table:formula="of:=IF([.H205]=&quot;&quot;;&quot;&quot;; IF([.I205]=&quot;&quot;; &quot;&quot;;[.I205]-[.H205]))">
            <text:p/>
          </table:table-cell>
          <table:table-cell table:style-name="ce37" table:content-validation-name="val2" table:formula="of:=IF([.J205]=&quot;&quot;;&quot;&quot;;[.J205]-[.I205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206, B206, C$2:C206, C206)=0, &quot;&quot;&quot;&quot;, IF(COUNTIFS(B$2:B206, B206, C$2:C206, C206)=1, &quot;&quot;PIERWSZY START&quot;&quot;, COUNTIFS(B$2:B206, B206, C$2:C206, C206)&amp;&quot;&quot; start (&quot;&quot;&amp;max(FILTER(E$7:E205, B$7:B205=B206, C$7:C205=C206))&amp;&quot;&quot;)&quot;&quot;))&quot;);&quot;&quot;)">
            <text:p/>
          </table:table-cell>
          <table:table-cell table:style-name="ce23" table:formula="of:=IF(AND(OR(NOT(ISBLANK([.D206])); NOT(ISBLANK([.E206]))); OR(ISBLANK([.B206]); ISBLANK([.C206]))); &quot;Uzupełnij dane o graczu&quot;;IF(AND(ISBLANK([.B206]);NOT(ISBLANK([.C206]))); &quot;Uzupełnij imię i nazwisko&quot;; IF(AND(ISBLANK([.C206]);NOT(ISBLANK([.B206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206]=&quot;&quot;;&quot;&quot;; IF([.I206]=&quot;&quot;; NOW()-[.H206];&quot;&quot;))">
            <text:p/>
          </table:table-cell>
          <table:table-cell table:style-name="ce36" table:content-validation-name="val2" table:formula="of:=IF([.H206]=&quot;&quot;;&quot;&quot;; IF([.I206]=&quot;&quot;; &quot;&quot;;[.I206]-[.H206]))">
            <text:p/>
          </table:table-cell>
          <table:table-cell table:style-name="ce36" table:content-validation-name="val2" table:formula="of:=IF([.J206]=&quot;&quot;;&quot;&quot;;[.J206]-[.I206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201" calcext:value-type="float">
            <text:p>201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207, B207, C$2:C207, C207)=0, &quot;&quot;&quot;&quot;, IF(COUNTIFS(B$2:B207, B207, C$2:C207, C207)=1, &quot;&quot;PIERWSZY START&quot;&quot;, COUNTIFS(B$2:B207, B207, C$2:C207, C207)&amp;&quot;&quot; start (&quot;&quot;&amp;max(FILTER(E$7:E206, B$7:B206=B207, C$7:C206=C207))&amp;&quot;&quot;)&quot;&quot;))&quot;);&quot;&quot;)">
            <text:p/>
          </table:table-cell>
          <table:table-cell table:style-name="ce24" table:formula="of:=IF(AND(OR(NOT(ISBLANK([.D207])); NOT(ISBLANK([.E207]))); OR(ISBLANK([.B207]); ISBLANK([.C207]))); &quot;Uzupełnij dane o graczu&quot;;IF(AND(ISBLANK([.B207]);NOT(ISBLANK([.C207]))); &quot;Uzupełnij imię i nazwisko&quot;; IF(AND(ISBLANK([.C207]);NOT(ISBLANK([.B207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207]=&quot;&quot;;&quot;&quot;; IF([.I207]=&quot;&quot;; NOW()-[.H207];&quot;&quot;))">
            <text:p/>
          </table:table-cell>
          <table:table-cell table:style-name="ce37" table:content-validation-name="val2" table:formula="of:=IF([.H207]=&quot;&quot;;&quot;&quot;; IF([.I207]=&quot;&quot;; &quot;&quot;;[.I207]-[.H207]))">
            <text:p/>
          </table:table-cell>
          <table:table-cell table:style-name="ce37" table:content-validation-name="val2" table:formula="of:=IF([.J207]=&quot;&quot;;&quot;&quot;;[.J207]-[.I207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202" calcext:value-type="float">
            <text:p>202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208, B208, C$2:C208, C208)=0, &quot;&quot;&quot;&quot;, IF(COUNTIFS(B$2:B208, B208, C$2:C208, C208)=1, &quot;&quot;PIERWSZY START&quot;&quot;, COUNTIFS(B$2:B208, B208, C$2:C208, C208)&amp;&quot;&quot; start (&quot;&quot;&amp;max(FILTER(E$7:E207, B$7:B207=B208, C$7:C207=C208))&amp;&quot;&quot;)&quot;&quot;))&quot;);&quot;&quot;)">
            <text:p/>
          </table:table-cell>
          <table:table-cell table:style-name="ce23" table:formula="of:=IF(AND(OR(NOT(ISBLANK([.D208])); NOT(ISBLANK([.E208]))); OR(ISBLANK([.B208]); ISBLANK([.C208]))); &quot;Uzupełnij dane o graczu&quot;;IF(AND(ISBLANK([.B208]);NOT(ISBLANK([.C208]))); &quot;Uzupełnij imię i nazwisko&quot;; IF(AND(ISBLANK([.C208]);NOT(ISBLANK([.B208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208]=&quot;&quot;;&quot;&quot;; IF([.I208]=&quot;&quot;; NOW()-[.H208];&quot;&quot;))">
            <text:p/>
          </table:table-cell>
          <table:table-cell table:style-name="ce36" table:content-validation-name="val2" table:formula="of:=IF([.H208]=&quot;&quot;;&quot;&quot;; IF([.I208]=&quot;&quot;; &quot;&quot;;[.I208]-[.H208]))">
            <text:p/>
          </table:table-cell>
          <table:table-cell table:style-name="ce36" table:content-validation-name="val2" table:formula="of:=IF([.J208]=&quot;&quot;;&quot;&quot;;[.J208]-[.I208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203" calcext:value-type="float">
            <text:p>203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209, B209, C$2:C209, C209)=0, &quot;&quot;&quot;&quot;, IF(COUNTIFS(B$2:B209, B209, C$2:C209, C209)=1, &quot;&quot;PIERWSZY START&quot;&quot;, COUNTIFS(B$2:B209, B209, C$2:C209, C209)&amp;&quot;&quot; start (&quot;&quot;&amp;max(FILTER(E$7:E208, B$7:B208=B209, C$7:C208=C209))&amp;&quot;&quot;)&quot;&quot;))&quot;);&quot;&quot;)">
            <text:p/>
          </table:table-cell>
          <table:table-cell table:style-name="ce24" table:formula="of:=IF(AND(OR(NOT(ISBLANK([.D209])); NOT(ISBLANK([.E209]))); OR(ISBLANK([.B209]); ISBLANK([.C209]))); &quot;Uzupełnij dane o graczu&quot;;IF(AND(ISBLANK([.B209]);NOT(ISBLANK([.C209]))); &quot;Uzupełnij imię i nazwisko&quot;; IF(AND(ISBLANK([.C209]);NOT(ISBLANK([.B209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209]=&quot;&quot;;&quot;&quot;; IF([.I209]=&quot;&quot;; NOW()-[.H209];&quot;&quot;))">
            <text:p/>
          </table:table-cell>
          <table:table-cell table:style-name="ce37" table:content-validation-name="val2" table:formula="of:=IF([.H209]=&quot;&quot;;&quot;&quot;; IF([.I209]=&quot;&quot;; &quot;&quot;;[.I209]-[.H209]))">
            <text:p/>
          </table:table-cell>
          <table:table-cell table:style-name="ce37" table:content-validation-name="val2" table:formula="of:=IF([.J209]=&quot;&quot;;&quot;&quot;;[.J209]-[.I209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210, B210, C$2:C210, C210)=0, &quot;&quot;&quot;&quot;, IF(COUNTIFS(B$2:B210, B210, C$2:C210, C210)=1, &quot;&quot;PIERWSZY START&quot;&quot;, COUNTIFS(B$2:B210, B210, C$2:C210, C210)&amp;&quot;&quot; start (&quot;&quot;&amp;max(FILTER(E$7:E209, B$7:B209=B210, C$7:C209=C210))&amp;&quot;&quot;)&quot;&quot;))&quot;);&quot;&quot;)">
            <text:p/>
          </table:table-cell>
          <table:table-cell table:style-name="ce23" table:formula="of:=IF(AND(OR(NOT(ISBLANK([.D210])); NOT(ISBLANK([.E210]))); OR(ISBLANK([.B210]); ISBLANK([.C210]))); &quot;Uzupełnij dane o graczu&quot;;IF(AND(ISBLANK([.B210]);NOT(ISBLANK([.C210]))); &quot;Uzupełnij imię i nazwisko&quot;; IF(AND(ISBLANK([.C210]);NOT(ISBLANK([.B210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210]=&quot;&quot;;&quot;&quot;; IF([.I210]=&quot;&quot;; NOW()-[.H210];&quot;&quot;))">
            <text:p/>
          </table:table-cell>
          <table:table-cell table:style-name="ce36" table:content-validation-name="val2" table:formula="of:=IF([.H210]=&quot;&quot;;&quot;&quot;; IF([.I210]=&quot;&quot;; &quot;&quot;;[.I210]-[.H210]))">
            <text:p/>
          </table:table-cell>
          <table:table-cell table:style-name="ce36" table:content-validation-name="val2" table:formula="of:=IF([.J210]=&quot;&quot;;&quot;&quot;;[.J210]-[.I210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205" calcext:value-type="float">
            <text:p>205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211, B211, C$2:C211, C211)=0, &quot;&quot;&quot;&quot;, IF(COUNTIFS(B$2:B211, B211, C$2:C211, C211)=1, &quot;&quot;PIERWSZY START&quot;&quot;, COUNTIFS(B$2:B211, B211, C$2:C211, C211)&amp;&quot;&quot; start (&quot;&quot;&amp;max(FILTER(E$7:E210, B$7:B210=B211, C$7:C210=C211))&amp;&quot;&quot;)&quot;&quot;))&quot;);&quot;&quot;)">
            <text:p/>
          </table:table-cell>
          <table:table-cell table:style-name="ce24" table:formula="of:=IF(AND(OR(NOT(ISBLANK([.D211])); NOT(ISBLANK([.E211]))); OR(ISBLANK([.B211]); ISBLANK([.C211]))); &quot;Uzupełnij dane o graczu&quot;;IF(AND(ISBLANK([.B211]);NOT(ISBLANK([.C211]))); &quot;Uzupełnij imię i nazwisko&quot;; IF(AND(ISBLANK([.C211]);NOT(ISBLANK([.B211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211]=&quot;&quot;;&quot;&quot;; IF([.I211]=&quot;&quot;; NOW()-[.H211];&quot;&quot;))">
            <text:p/>
          </table:table-cell>
          <table:table-cell table:style-name="ce37" table:content-validation-name="val2" table:formula="of:=IF([.H211]=&quot;&quot;;&quot;&quot;; IF([.I211]=&quot;&quot;; &quot;&quot;;[.I211]-[.H211]))">
            <text:p/>
          </table:table-cell>
          <table:table-cell table:style-name="ce37" table:content-validation-name="val2" table:formula="of:=IF([.J211]=&quot;&quot;;&quot;&quot;;[.J211]-[.I211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206" calcext:value-type="float">
            <text:p>206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212, B212, C$2:C212, C212)=0, &quot;&quot;&quot;&quot;, IF(COUNTIFS(B$2:B212, B212, C$2:C212, C212)=1, &quot;&quot;PIERWSZY START&quot;&quot;, COUNTIFS(B$2:B212, B212, C$2:C212, C212)&amp;&quot;&quot; start (&quot;&quot;&amp;max(FILTER(E$7:E211, B$7:B211=B212, C$7:C211=C212))&amp;&quot;&quot;)&quot;&quot;))&quot;);&quot;&quot;)">
            <text:p/>
          </table:table-cell>
          <table:table-cell table:style-name="ce23" table:formula="of:=IF(AND(OR(NOT(ISBLANK([.D212])); NOT(ISBLANK([.E212]))); OR(ISBLANK([.B212]); ISBLANK([.C212]))); &quot;Uzupełnij dane o graczu&quot;;IF(AND(ISBLANK([.B212]);NOT(ISBLANK([.C212]))); &quot;Uzupełnij imię i nazwisko&quot;; IF(AND(ISBLANK([.C212]);NOT(ISBLANK([.B212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212]=&quot;&quot;;&quot;&quot;; IF([.I212]=&quot;&quot;; NOW()-[.H212];&quot;&quot;))">
            <text:p/>
          </table:table-cell>
          <table:table-cell table:style-name="ce36" table:content-validation-name="val2" table:formula="of:=IF([.H212]=&quot;&quot;;&quot;&quot;; IF([.I212]=&quot;&quot;; &quot;&quot;;[.I212]-[.H212]))">
            <text:p/>
          </table:table-cell>
          <table:table-cell table:style-name="ce36" table:content-validation-name="val2" table:formula="of:=IF([.J212]=&quot;&quot;;&quot;&quot;;[.J212]-[.I212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207" calcext:value-type="float">
            <text:p>207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213, B213, C$2:C213, C213)=0, &quot;&quot;&quot;&quot;, IF(COUNTIFS(B$2:B213, B213, C$2:C213, C213)=1, &quot;&quot;PIERWSZY START&quot;&quot;, COUNTIFS(B$2:B213, B213, C$2:C213, C213)&amp;&quot;&quot; start (&quot;&quot;&amp;max(FILTER(E$7:E212, B$7:B212=B213, C$7:C212=C213))&amp;&quot;&quot;)&quot;&quot;))&quot;);&quot;&quot;)">
            <text:p/>
          </table:table-cell>
          <table:table-cell table:style-name="ce24" table:formula="of:=IF(AND(OR(NOT(ISBLANK([.D213])); NOT(ISBLANK([.E213]))); OR(ISBLANK([.B213]); ISBLANK([.C213]))); &quot;Uzupełnij dane o graczu&quot;;IF(AND(ISBLANK([.B213]);NOT(ISBLANK([.C213]))); &quot;Uzupełnij imię i nazwisko&quot;; IF(AND(ISBLANK([.C213]);NOT(ISBLANK([.B213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213]=&quot;&quot;;&quot;&quot;; IF([.I213]=&quot;&quot;; NOW()-[.H213];&quot;&quot;))">
            <text:p/>
          </table:table-cell>
          <table:table-cell table:style-name="ce37" table:content-validation-name="val2" table:formula="of:=IF([.H213]=&quot;&quot;;&quot;&quot;; IF([.I213]=&quot;&quot;; &quot;&quot;;[.I213]-[.H213]))">
            <text:p/>
          </table:table-cell>
          <table:table-cell table:style-name="ce37" table:content-validation-name="val2" table:formula="of:=IF([.J213]=&quot;&quot;;&quot;&quot;;[.J213]-[.I213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208" calcext:value-type="float">
            <text:p>208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214, B214, C$2:C214, C214)=0, &quot;&quot;&quot;&quot;, IF(COUNTIFS(B$2:B214, B214, C$2:C214, C214)=1, &quot;&quot;PIERWSZY START&quot;&quot;, COUNTIFS(B$2:B214, B214, C$2:C214, C214)&amp;&quot;&quot; start (&quot;&quot;&amp;max(FILTER(E$7:E213, B$7:B213=B214, C$7:C213=C214))&amp;&quot;&quot;)&quot;&quot;))&quot;);&quot;&quot;)">
            <text:p/>
          </table:table-cell>
          <table:table-cell table:style-name="ce23" table:formula="of:=IF(AND(OR(NOT(ISBLANK([.D214])); NOT(ISBLANK([.E214]))); OR(ISBLANK([.B214]); ISBLANK([.C214]))); &quot;Uzupełnij dane o graczu&quot;;IF(AND(ISBLANK([.B214]);NOT(ISBLANK([.C214]))); &quot;Uzupełnij imię i nazwisko&quot;; IF(AND(ISBLANK([.C214]);NOT(ISBLANK([.B214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214]=&quot;&quot;;&quot;&quot;; IF([.I214]=&quot;&quot;; NOW()-[.H214];&quot;&quot;))">
            <text:p/>
          </table:table-cell>
          <table:table-cell table:style-name="ce36" table:content-validation-name="val2" table:formula="of:=IF([.H214]=&quot;&quot;;&quot;&quot;; IF([.I214]=&quot;&quot;; &quot;&quot;;[.I214]-[.H214]))">
            <text:p/>
          </table:table-cell>
          <table:table-cell table:style-name="ce36" table:content-validation-name="val2" table:formula="of:=IF([.J214]=&quot;&quot;;&quot;&quot;;[.J214]-[.I214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209" calcext:value-type="float">
            <text:p>209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215, B215, C$2:C215, C215)=0, &quot;&quot;&quot;&quot;, IF(COUNTIFS(B$2:B215, B215, C$2:C215, C215)=1, &quot;&quot;PIERWSZY START&quot;&quot;, COUNTIFS(B$2:B215, B215, C$2:C215, C215)&amp;&quot;&quot; start (&quot;&quot;&amp;max(FILTER(E$7:E214, B$7:B214=B215, C$7:C214=C215))&amp;&quot;&quot;)&quot;&quot;))&quot;);&quot;&quot;)">
            <text:p/>
          </table:table-cell>
          <table:table-cell table:style-name="ce24" table:formula="of:=IF(AND(OR(NOT(ISBLANK([.D215])); NOT(ISBLANK([.E215]))); OR(ISBLANK([.B215]); ISBLANK([.C215]))); &quot;Uzupełnij dane o graczu&quot;;IF(AND(ISBLANK([.B215]);NOT(ISBLANK([.C215]))); &quot;Uzupełnij imię i nazwisko&quot;; IF(AND(ISBLANK([.C215]);NOT(ISBLANK([.B215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215]=&quot;&quot;;&quot;&quot;; IF([.I215]=&quot;&quot;; NOW()-[.H215];&quot;&quot;))">
            <text:p/>
          </table:table-cell>
          <table:table-cell table:style-name="ce37" table:content-validation-name="val2" table:formula="of:=IF([.H215]=&quot;&quot;;&quot;&quot;; IF([.I215]=&quot;&quot;; &quot;&quot;;[.I215]-[.H215]))">
            <text:p/>
          </table:table-cell>
          <table:table-cell table:style-name="ce37" table:content-validation-name="val2" table:formula="of:=IF([.J215]=&quot;&quot;;&quot;&quot;;[.J215]-[.I215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210" calcext:value-type="float">
            <text:p>210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216, B216, C$2:C216, C216)=0, &quot;&quot;&quot;&quot;, IF(COUNTIFS(B$2:B216, B216, C$2:C216, C216)=1, &quot;&quot;PIERWSZY START&quot;&quot;, COUNTIFS(B$2:B216, B216, C$2:C216, C216)&amp;&quot;&quot; start (&quot;&quot;&amp;max(FILTER(E$7:E215, B$7:B215=B216, C$7:C215=C216))&amp;&quot;&quot;)&quot;&quot;))&quot;);&quot;&quot;)">
            <text:p/>
          </table:table-cell>
          <table:table-cell table:style-name="ce23" table:formula="of:=IF(AND(OR(NOT(ISBLANK([.D216])); NOT(ISBLANK([.E216]))); OR(ISBLANK([.B216]); ISBLANK([.C216]))); &quot;Uzupełnij dane o graczu&quot;;IF(AND(ISBLANK([.B216]);NOT(ISBLANK([.C216]))); &quot;Uzupełnij imię i nazwisko&quot;; IF(AND(ISBLANK([.C216]);NOT(ISBLANK([.B216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216]=&quot;&quot;;&quot;&quot;; IF([.I216]=&quot;&quot;; NOW()-[.H216];&quot;&quot;))">
            <text:p/>
          </table:table-cell>
          <table:table-cell table:style-name="ce36" table:content-validation-name="val2" table:formula="of:=IF([.H216]=&quot;&quot;;&quot;&quot;; IF([.I216]=&quot;&quot;; &quot;&quot;;[.I216]-[.H216]))">
            <text:p/>
          </table:table-cell>
          <table:table-cell table:style-name="ce36" table:content-validation-name="val2" table:formula="of:=IF([.J216]=&quot;&quot;;&quot;&quot;;[.J216]-[.I216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211" calcext:value-type="float">
            <text:p>211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217, B217, C$2:C217, C217)=0, &quot;&quot;&quot;&quot;, IF(COUNTIFS(B$2:B217, B217, C$2:C217, C217)=1, &quot;&quot;PIERWSZY START&quot;&quot;, COUNTIFS(B$2:B217, B217, C$2:C217, C217)&amp;&quot;&quot; start (&quot;&quot;&amp;max(FILTER(E$7:E216, B$7:B216=B217, C$7:C216=C217))&amp;&quot;&quot;)&quot;&quot;))&quot;);&quot;&quot;)">
            <text:p/>
          </table:table-cell>
          <table:table-cell table:style-name="ce24" table:formula="of:=IF(AND(OR(NOT(ISBLANK([.D217])); NOT(ISBLANK([.E217]))); OR(ISBLANK([.B217]); ISBLANK([.C217]))); &quot;Uzupełnij dane o graczu&quot;;IF(AND(ISBLANK([.B217]);NOT(ISBLANK([.C217]))); &quot;Uzupełnij imię i nazwisko&quot;; IF(AND(ISBLANK([.C217]);NOT(ISBLANK([.B217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217]=&quot;&quot;;&quot;&quot;; IF([.I217]=&quot;&quot;; NOW()-[.H217];&quot;&quot;))">
            <text:p/>
          </table:table-cell>
          <table:table-cell table:style-name="ce37" table:content-validation-name="val2" table:formula="of:=IF([.H217]=&quot;&quot;;&quot;&quot;; IF([.I217]=&quot;&quot;; &quot;&quot;;[.I217]-[.H217]))">
            <text:p/>
          </table:table-cell>
          <table:table-cell table:style-name="ce37" table:content-validation-name="val2" table:formula="of:=IF([.J217]=&quot;&quot;;&quot;&quot;;[.J217]-[.I217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218, B218, C$2:C218, C218)=0, &quot;&quot;&quot;&quot;, IF(COUNTIFS(B$2:B218, B218, C$2:C218, C218)=1, &quot;&quot;PIERWSZY START&quot;&quot;, COUNTIFS(B$2:B218, B218, C$2:C218, C218)&amp;&quot;&quot; start (&quot;&quot;&amp;max(FILTER(E$7:E217, B$7:B217=B218, C$7:C217=C218))&amp;&quot;&quot;)&quot;&quot;))&quot;);&quot;&quot;)">
            <text:p/>
          </table:table-cell>
          <table:table-cell table:style-name="ce23" table:formula="of:=IF(AND(OR(NOT(ISBLANK([.D218])); NOT(ISBLANK([.E218]))); OR(ISBLANK([.B218]); ISBLANK([.C218]))); &quot;Uzupełnij dane o graczu&quot;;IF(AND(ISBLANK([.B218]);NOT(ISBLANK([.C218]))); &quot;Uzupełnij imię i nazwisko&quot;; IF(AND(ISBLANK([.C218]);NOT(ISBLANK([.B218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218]=&quot;&quot;;&quot;&quot;; IF([.I218]=&quot;&quot;; NOW()-[.H218];&quot;&quot;))">
            <text:p/>
          </table:table-cell>
          <table:table-cell table:style-name="ce36" table:content-validation-name="val2" table:formula="of:=IF([.H218]=&quot;&quot;;&quot;&quot;; IF([.I218]=&quot;&quot;; &quot;&quot;;[.I218]-[.H218]))">
            <text:p/>
          </table:table-cell>
          <table:table-cell table:style-name="ce36" table:content-validation-name="val2" table:formula="of:=IF([.J218]=&quot;&quot;;&quot;&quot;;[.J218]-[.I218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213" calcext:value-type="float">
            <text:p>213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219, B219, C$2:C219, C219)=0, &quot;&quot;&quot;&quot;, IF(COUNTIFS(B$2:B219, B219, C$2:C219, C219)=1, &quot;&quot;PIERWSZY START&quot;&quot;, COUNTIFS(B$2:B219, B219, C$2:C219, C219)&amp;&quot;&quot; start (&quot;&quot;&amp;max(FILTER(E$7:E218, B$7:B218=B219, C$7:C218=C219))&amp;&quot;&quot;)&quot;&quot;))&quot;);&quot;&quot;)">
            <text:p/>
          </table:table-cell>
          <table:table-cell table:style-name="ce24" table:formula="of:=IF(AND(OR(NOT(ISBLANK([.D219])); NOT(ISBLANK([.E219]))); OR(ISBLANK([.B219]); ISBLANK([.C219]))); &quot;Uzupełnij dane o graczu&quot;;IF(AND(ISBLANK([.B219]);NOT(ISBLANK([.C219]))); &quot;Uzupełnij imię i nazwisko&quot;; IF(AND(ISBLANK([.C219]);NOT(ISBLANK([.B219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219]=&quot;&quot;;&quot;&quot;; IF([.I219]=&quot;&quot;; NOW()-[.H219];&quot;&quot;))">
            <text:p/>
          </table:table-cell>
          <table:table-cell table:style-name="ce37" table:content-validation-name="val2" table:formula="of:=IF([.H219]=&quot;&quot;;&quot;&quot;; IF([.I219]=&quot;&quot;; &quot;&quot;;[.I219]-[.H219]))">
            <text:p/>
          </table:table-cell>
          <table:table-cell table:style-name="ce37" table:content-validation-name="val2" table:formula="of:=IF([.J219]=&quot;&quot;;&quot;&quot;;[.J219]-[.I219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214" calcext:value-type="float">
            <text:p>214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220, B220, C$2:C220, C220)=0, &quot;&quot;&quot;&quot;, IF(COUNTIFS(B$2:B220, B220, C$2:C220, C220)=1, &quot;&quot;PIERWSZY START&quot;&quot;, COUNTIFS(B$2:B220, B220, C$2:C220, C220)&amp;&quot;&quot; start (&quot;&quot;&amp;max(FILTER(E$7:E219, B$7:B219=B220, C$7:C219=C220))&amp;&quot;&quot;)&quot;&quot;))&quot;);&quot;&quot;)">
            <text:p/>
          </table:table-cell>
          <table:table-cell table:style-name="ce23" table:formula="of:=IF(AND(OR(NOT(ISBLANK([.D220])); NOT(ISBLANK([.E220]))); OR(ISBLANK([.B220]); ISBLANK([.C220]))); &quot;Uzupełnij dane o graczu&quot;;IF(AND(ISBLANK([.B220]);NOT(ISBLANK([.C220]))); &quot;Uzupełnij imię i nazwisko&quot;; IF(AND(ISBLANK([.C220]);NOT(ISBLANK([.B220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220]=&quot;&quot;;&quot;&quot;; IF([.I220]=&quot;&quot;; NOW()-[.H220];&quot;&quot;))">
            <text:p/>
          </table:table-cell>
          <table:table-cell table:style-name="ce36" table:content-validation-name="val2" table:formula="of:=IF([.H220]=&quot;&quot;;&quot;&quot;; IF([.I220]=&quot;&quot;; &quot;&quot;;[.I220]-[.H220]))">
            <text:p/>
          </table:table-cell>
          <table:table-cell table:style-name="ce36" table:content-validation-name="val2" table:formula="of:=IF([.J220]=&quot;&quot;;&quot;&quot;;[.J220]-[.I220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215" calcext:value-type="float">
            <text:p>215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221, B221, C$2:C221, C221)=0, &quot;&quot;&quot;&quot;, IF(COUNTIFS(B$2:B221, B221, C$2:C221, C221)=1, &quot;&quot;PIERWSZY START&quot;&quot;, COUNTIFS(B$2:B221, B221, C$2:C221, C221)&amp;&quot;&quot; start (&quot;&quot;&amp;max(FILTER(E$7:E220, B$7:B220=B221, C$7:C220=C221))&amp;&quot;&quot;)&quot;&quot;))&quot;);&quot;&quot;)">
            <text:p/>
          </table:table-cell>
          <table:table-cell table:style-name="ce24" table:formula="of:=IF(AND(OR(NOT(ISBLANK([.D221])); NOT(ISBLANK([.E221]))); OR(ISBLANK([.B221]); ISBLANK([.C221]))); &quot;Uzupełnij dane o graczu&quot;;IF(AND(ISBLANK([.B221]);NOT(ISBLANK([.C221]))); &quot;Uzupełnij imię i nazwisko&quot;; IF(AND(ISBLANK([.C221]);NOT(ISBLANK([.B221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221]=&quot;&quot;;&quot;&quot;; IF([.I221]=&quot;&quot;; NOW()-[.H221];&quot;&quot;))">
            <text:p/>
          </table:table-cell>
          <table:table-cell table:style-name="ce37" table:content-validation-name="val2" table:formula="of:=IF([.H221]=&quot;&quot;;&quot;&quot;; IF([.I221]=&quot;&quot;; &quot;&quot;;[.I221]-[.H221]))">
            <text:p/>
          </table:table-cell>
          <table:table-cell table:style-name="ce37" table:content-validation-name="val2" table:formula="of:=IF([.J221]=&quot;&quot;;&quot;&quot;;[.J221]-[.I221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216" calcext:value-type="float">
            <text:p>216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222, B222, C$2:C222, C222)=0, &quot;&quot;&quot;&quot;, IF(COUNTIFS(B$2:B222, B222, C$2:C222, C222)=1, &quot;&quot;PIERWSZY START&quot;&quot;, COUNTIFS(B$2:B222, B222, C$2:C222, C222)&amp;&quot;&quot; start (&quot;&quot;&amp;max(FILTER(E$7:E221, B$7:B221=B222, C$7:C221=C222))&amp;&quot;&quot;)&quot;&quot;))&quot;);&quot;&quot;)">
            <text:p/>
          </table:table-cell>
          <table:table-cell table:style-name="ce23" table:formula="of:=IF(AND(OR(NOT(ISBLANK([.D222])); NOT(ISBLANK([.E222]))); OR(ISBLANK([.B222]); ISBLANK([.C222]))); &quot;Uzupełnij dane o graczu&quot;;IF(AND(ISBLANK([.B222]);NOT(ISBLANK([.C222]))); &quot;Uzupełnij imię i nazwisko&quot;; IF(AND(ISBLANK([.C222]);NOT(ISBLANK([.B222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222]=&quot;&quot;;&quot;&quot;; IF([.I222]=&quot;&quot;; NOW()-[.H222];&quot;&quot;))">
            <text:p/>
          </table:table-cell>
          <table:table-cell table:style-name="ce36" table:content-validation-name="val2" table:formula="of:=IF([.H222]=&quot;&quot;;&quot;&quot;; IF([.I222]=&quot;&quot;; &quot;&quot;;[.I222]-[.H222]))">
            <text:p/>
          </table:table-cell>
          <table:table-cell table:style-name="ce36" table:content-validation-name="val2" table:formula="of:=IF([.J222]=&quot;&quot;;&quot;&quot;;[.J222]-[.I222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217" calcext:value-type="float">
            <text:p>217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223, B223, C$2:C223, C223)=0, &quot;&quot;&quot;&quot;, IF(COUNTIFS(B$2:B223, B223, C$2:C223, C223)=1, &quot;&quot;PIERWSZY START&quot;&quot;, COUNTIFS(B$2:B223, B223, C$2:C223, C223)&amp;&quot;&quot; start (&quot;&quot;&amp;max(FILTER(E$7:E222, B$7:B222=B223, C$7:C222=C223))&amp;&quot;&quot;)&quot;&quot;))&quot;);&quot;&quot;)">
            <text:p/>
          </table:table-cell>
          <table:table-cell table:style-name="ce24" table:formula="of:=IF(AND(OR(NOT(ISBLANK([.D223])); NOT(ISBLANK([.E223]))); OR(ISBLANK([.B223]); ISBLANK([.C223]))); &quot;Uzupełnij dane o graczu&quot;;IF(AND(ISBLANK([.B223]);NOT(ISBLANK([.C223]))); &quot;Uzupełnij imię i nazwisko&quot;; IF(AND(ISBLANK([.C223]);NOT(ISBLANK([.B223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223]=&quot;&quot;;&quot;&quot;; IF([.I223]=&quot;&quot;; NOW()-[.H223];&quot;&quot;))">
            <text:p/>
          </table:table-cell>
          <table:table-cell table:style-name="ce37" table:content-validation-name="val2" table:formula="of:=IF([.H223]=&quot;&quot;;&quot;&quot;; IF([.I223]=&quot;&quot;; &quot;&quot;;[.I223]-[.H223]))">
            <text:p/>
          </table:table-cell>
          <table:table-cell table:style-name="ce37" table:content-validation-name="val2" table:formula="of:=IF([.J223]=&quot;&quot;;&quot;&quot;;[.J223]-[.I223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218" calcext:value-type="float">
            <text:p>218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224, B224, C$2:C224, C224)=0, &quot;&quot;&quot;&quot;, IF(COUNTIFS(B$2:B224, B224, C$2:C224, C224)=1, &quot;&quot;PIERWSZY START&quot;&quot;, COUNTIFS(B$2:B224, B224, C$2:C224, C224)&amp;&quot;&quot; start (&quot;&quot;&amp;max(FILTER(E$7:E223, B$7:B223=B224, C$7:C223=C224))&amp;&quot;&quot;)&quot;&quot;))&quot;);&quot;&quot;)">
            <text:p/>
          </table:table-cell>
          <table:table-cell table:style-name="ce23" table:formula="of:=IF(AND(OR(NOT(ISBLANK([.D224])); NOT(ISBLANK([.E224]))); OR(ISBLANK([.B224]); ISBLANK([.C224]))); &quot;Uzupełnij dane o graczu&quot;;IF(AND(ISBLANK([.B224]);NOT(ISBLANK([.C224]))); &quot;Uzupełnij imię i nazwisko&quot;; IF(AND(ISBLANK([.C224]);NOT(ISBLANK([.B224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224]=&quot;&quot;;&quot;&quot;; IF([.I224]=&quot;&quot;; NOW()-[.H224];&quot;&quot;))">
            <text:p/>
          </table:table-cell>
          <table:table-cell table:style-name="ce36" table:content-validation-name="val2" table:formula="of:=IF([.H224]=&quot;&quot;;&quot;&quot;; IF([.I224]=&quot;&quot;; &quot;&quot;;[.I224]-[.H224]))">
            <text:p/>
          </table:table-cell>
          <table:table-cell table:style-name="ce36" table:content-validation-name="val2" table:formula="of:=IF([.J224]=&quot;&quot;;&quot;&quot;;[.J224]-[.I224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219" calcext:value-type="float">
            <text:p>219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225, B225, C$2:C225, C225)=0, &quot;&quot;&quot;&quot;, IF(COUNTIFS(B$2:B225, B225, C$2:C225, C225)=1, &quot;&quot;PIERWSZY START&quot;&quot;, COUNTIFS(B$2:B225, B225, C$2:C225, C225)&amp;&quot;&quot; start (&quot;&quot;&amp;max(FILTER(E$7:E224, B$7:B224=B225, C$7:C224=C225))&amp;&quot;&quot;)&quot;&quot;))&quot;);&quot;&quot;)">
            <text:p/>
          </table:table-cell>
          <table:table-cell table:style-name="ce24" table:formula="of:=IF(AND(OR(NOT(ISBLANK([.D225])); NOT(ISBLANK([.E225]))); OR(ISBLANK([.B225]); ISBLANK([.C225]))); &quot;Uzupełnij dane o graczu&quot;;IF(AND(ISBLANK([.B225]);NOT(ISBLANK([.C225]))); &quot;Uzupełnij imię i nazwisko&quot;; IF(AND(ISBLANK([.C225]);NOT(ISBLANK([.B225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225]=&quot;&quot;;&quot;&quot;; IF([.I225]=&quot;&quot;; NOW()-[.H225];&quot;&quot;))">
            <text:p/>
          </table:table-cell>
          <table:table-cell table:style-name="ce37" table:content-validation-name="val2" table:formula="of:=IF([.H225]=&quot;&quot;;&quot;&quot;; IF([.I225]=&quot;&quot;; &quot;&quot;;[.I225]-[.H225]))">
            <text:p/>
          </table:table-cell>
          <table:table-cell table:style-name="ce37" table:content-validation-name="val2" table:formula="of:=IF([.J225]=&quot;&quot;;&quot;&quot;;[.J225]-[.I225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220" calcext:value-type="float">
            <text:p>220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226, B226, C$2:C226, C226)=0, &quot;&quot;&quot;&quot;, IF(COUNTIFS(B$2:B226, B226, C$2:C226, C226)=1, &quot;&quot;PIERWSZY START&quot;&quot;, COUNTIFS(B$2:B226, B226, C$2:C226, C226)&amp;&quot;&quot; start (&quot;&quot;&amp;max(FILTER(E$7:E225, B$7:B225=B226, C$7:C225=C226))&amp;&quot;&quot;)&quot;&quot;))&quot;);&quot;&quot;)">
            <text:p/>
          </table:table-cell>
          <table:table-cell table:style-name="ce23" table:formula="of:=IF(AND(OR(NOT(ISBLANK([.D226])); NOT(ISBLANK([.E226]))); OR(ISBLANK([.B226]); ISBLANK([.C226]))); &quot;Uzupełnij dane o graczu&quot;;IF(AND(ISBLANK([.B226]);NOT(ISBLANK([.C226]))); &quot;Uzupełnij imię i nazwisko&quot;; IF(AND(ISBLANK([.C226]);NOT(ISBLANK([.B226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226]=&quot;&quot;;&quot;&quot;; IF([.I226]=&quot;&quot;; NOW()-[.H226];&quot;&quot;))">
            <text:p/>
          </table:table-cell>
          <table:table-cell table:style-name="ce36" table:content-validation-name="val2" table:formula="of:=IF([.H226]=&quot;&quot;;&quot;&quot;; IF([.I226]=&quot;&quot;; &quot;&quot;;[.I226]-[.H226]))">
            <text:p/>
          </table:table-cell>
          <table:table-cell table:style-name="ce36" table:content-validation-name="val2" table:formula="of:=IF([.J226]=&quot;&quot;;&quot;&quot;;[.J226]-[.I226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221" calcext:value-type="float">
            <text:p>221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227, B227, C$2:C227, C227)=0, &quot;&quot;&quot;&quot;, IF(COUNTIFS(B$2:B227, B227, C$2:C227, C227)=1, &quot;&quot;PIERWSZY START&quot;&quot;, COUNTIFS(B$2:B227, B227, C$2:C227, C227)&amp;&quot;&quot; start (&quot;&quot;&amp;max(FILTER(E$7:E226, B$7:B226=B227, C$7:C226=C227))&amp;&quot;&quot;)&quot;&quot;))&quot;);&quot;&quot;)">
            <text:p/>
          </table:table-cell>
          <table:table-cell table:style-name="ce24" table:formula="of:=IF(AND(OR(NOT(ISBLANK([.D227])); NOT(ISBLANK([.E227]))); OR(ISBLANK([.B227]); ISBLANK([.C227]))); &quot;Uzupełnij dane o graczu&quot;;IF(AND(ISBLANK([.B227]);NOT(ISBLANK([.C227]))); &quot;Uzupełnij imię i nazwisko&quot;; IF(AND(ISBLANK([.C227]);NOT(ISBLANK([.B227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227]=&quot;&quot;;&quot;&quot;; IF([.I227]=&quot;&quot;; NOW()-[.H227];&quot;&quot;))">
            <text:p/>
          </table:table-cell>
          <table:table-cell table:style-name="ce37" table:content-validation-name="val2" table:formula="of:=IF([.H227]=&quot;&quot;;&quot;&quot;; IF([.I227]=&quot;&quot;; &quot;&quot;;[.I227]-[.H227]))">
            <text:p/>
          </table:table-cell>
          <table:table-cell table:style-name="ce37" table:content-validation-name="val2" table:formula="of:=IF([.J227]=&quot;&quot;;&quot;&quot;;[.J227]-[.I227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222" calcext:value-type="float">
            <text:p>222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228, B228, C$2:C228, C228)=0, &quot;&quot;&quot;&quot;, IF(COUNTIFS(B$2:B228, B228, C$2:C228, C228)=1, &quot;&quot;PIERWSZY START&quot;&quot;, COUNTIFS(B$2:B228, B228, C$2:C228, C228)&amp;&quot;&quot; start (&quot;&quot;&amp;max(FILTER(E$7:E227, B$7:B227=B228, C$7:C227=C228))&amp;&quot;&quot;)&quot;&quot;))&quot;);&quot;&quot;)">
            <text:p/>
          </table:table-cell>
          <table:table-cell table:style-name="ce23" table:formula="of:=IF(AND(OR(NOT(ISBLANK([.D228])); NOT(ISBLANK([.E228]))); OR(ISBLANK([.B228]); ISBLANK([.C228]))); &quot;Uzupełnij dane o graczu&quot;;IF(AND(ISBLANK([.B228]);NOT(ISBLANK([.C228]))); &quot;Uzupełnij imię i nazwisko&quot;; IF(AND(ISBLANK([.C228]);NOT(ISBLANK([.B228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228]=&quot;&quot;;&quot;&quot;; IF([.I228]=&quot;&quot;; NOW()-[.H228];&quot;&quot;))">
            <text:p/>
          </table:table-cell>
          <table:table-cell table:style-name="ce36" table:content-validation-name="val2" table:formula="of:=IF([.H228]=&quot;&quot;;&quot;&quot;; IF([.I228]=&quot;&quot;; &quot;&quot;;[.I228]-[.H228]))">
            <text:p/>
          </table:table-cell>
          <table:table-cell table:style-name="ce36" table:content-validation-name="val2" table:formula="of:=IF([.J228]=&quot;&quot;;&quot;&quot;;[.J228]-[.I228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223" calcext:value-type="float">
            <text:p>223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229, B229, C$2:C229, C229)=0, &quot;&quot;&quot;&quot;, IF(COUNTIFS(B$2:B229, B229, C$2:C229, C229)=1, &quot;&quot;PIERWSZY START&quot;&quot;, COUNTIFS(B$2:B229, B229, C$2:C229, C229)&amp;&quot;&quot; start (&quot;&quot;&amp;max(FILTER(E$7:E228, B$7:B228=B229, C$7:C228=C229))&amp;&quot;&quot;)&quot;&quot;))&quot;);&quot;&quot;)">
            <text:p/>
          </table:table-cell>
          <table:table-cell table:style-name="ce24" table:formula="of:=IF(AND(OR(NOT(ISBLANK([.D229])); NOT(ISBLANK([.E229]))); OR(ISBLANK([.B229]); ISBLANK([.C229]))); &quot;Uzupełnij dane o graczu&quot;;IF(AND(ISBLANK([.B229]);NOT(ISBLANK([.C229]))); &quot;Uzupełnij imię i nazwisko&quot;; IF(AND(ISBLANK([.C229]);NOT(ISBLANK([.B229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229]=&quot;&quot;;&quot;&quot;; IF([.I229]=&quot;&quot;; NOW()-[.H229];&quot;&quot;))">
            <text:p/>
          </table:table-cell>
          <table:table-cell table:style-name="ce37" table:content-validation-name="val2" table:formula="of:=IF([.H229]=&quot;&quot;;&quot;&quot;; IF([.I229]=&quot;&quot;; &quot;&quot;;[.I229]-[.H229]))">
            <text:p/>
          </table:table-cell>
          <table:table-cell table:style-name="ce37" table:content-validation-name="val2" table:formula="of:=IF([.J229]=&quot;&quot;;&quot;&quot;;[.J229]-[.I229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224" calcext:value-type="float">
            <text:p>224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230, B230, C$2:C230, C230)=0, &quot;&quot;&quot;&quot;, IF(COUNTIFS(B$2:B230, B230, C$2:C230, C230)=1, &quot;&quot;PIERWSZY START&quot;&quot;, COUNTIFS(B$2:B230, B230, C$2:C230, C230)&amp;&quot;&quot; start (&quot;&quot;&amp;max(FILTER(E$7:E229, B$7:B229=B230, C$7:C229=C230))&amp;&quot;&quot;)&quot;&quot;))&quot;);&quot;&quot;)">
            <text:p/>
          </table:table-cell>
          <table:table-cell table:style-name="ce23" table:formula="of:=IF(AND(OR(NOT(ISBLANK([.D230])); NOT(ISBLANK([.E230]))); OR(ISBLANK([.B230]); ISBLANK([.C230]))); &quot;Uzupełnij dane o graczu&quot;;IF(AND(ISBLANK([.B230]);NOT(ISBLANK([.C230]))); &quot;Uzupełnij imię i nazwisko&quot;; IF(AND(ISBLANK([.C230]);NOT(ISBLANK([.B230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230]=&quot;&quot;;&quot;&quot;; IF([.I230]=&quot;&quot;; NOW()-[.H230];&quot;&quot;))">
            <text:p/>
          </table:table-cell>
          <table:table-cell table:style-name="ce36" table:content-validation-name="val2" table:formula="of:=IF([.H230]=&quot;&quot;;&quot;&quot;; IF([.I230]=&quot;&quot;; &quot;&quot;;[.I230]-[.H230]))">
            <text:p/>
          </table:table-cell>
          <table:table-cell table:style-name="ce36" table:content-validation-name="val2" table:formula="of:=IF([.J230]=&quot;&quot;;&quot;&quot;;[.J230]-[.I230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225" calcext:value-type="float">
            <text:p>225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231, B231, C$2:C231, C231)=0, &quot;&quot;&quot;&quot;, IF(COUNTIFS(B$2:B231, B231, C$2:C231, C231)=1, &quot;&quot;PIERWSZY START&quot;&quot;, COUNTIFS(B$2:B231, B231, C$2:C231, C231)&amp;&quot;&quot; start (&quot;&quot;&amp;max(FILTER(E$7:E230, B$7:B230=B231, C$7:C230=C231))&amp;&quot;&quot;)&quot;&quot;))&quot;);&quot;&quot;)">
            <text:p/>
          </table:table-cell>
          <table:table-cell table:style-name="ce24" table:formula="of:=IF(AND(OR(NOT(ISBLANK([.D231])); NOT(ISBLANK([.E231]))); OR(ISBLANK([.B231]); ISBLANK([.C231]))); &quot;Uzupełnij dane o graczu&quot;;IF(AND(ISBLANK([.B231]);NOT(ISBLANK([.C231]))); &quot;Uzupełnij imię i nazwisko&quot;; IF(AND(ISBLANK([.C231]);NOT(ISBLANK([.B231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231]=&quot;&quot;;&quot;&quot;; IF([.I231]=&quot;&quot;; NOW()-[.H231];&quot;&quot;))">
            <text:p/>
          </table:table-cell>
          <table:table-cell table:style-name="ce37" table:content-validation-name="val2" table:formula="of:=IF([.H231]=&quot;&quot;;&quot;&quot;; IF([.I231]=&quot;&quot;; &quot;&quot;;[.I231]-[.H231]))">
            <text:p/>
          </table:table-cell>
          <table:table-cell table:style-name="ce37" table:content-validation-name="val2" table:formula="of:=IF([.J231]=&quot;&quot;;&quot;&quot;;[.J231]-[.I231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226" calcext:value-type="float">
            <text:p>226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232, B232, C$2:C232, C232)=0, &quot;&quot;&quot;&quot;, IF(COUNTIFS(B$2:B232, B232, C$2:C232, C232)=1, &quot;&quot;PIERWSZY START&quot;&quot;, COUNTIFS(B$2:B232, B232, C$2:C232, C232)&amp;&quot;&quot; start (&quot;&quot;&amp;max(FILTER(E$7:E231, B$7:B231=B232, C$7:C231=C232))&amp;&quot;&quot;)&quot;&quot;))&quot;);&quot;&quot;)">
            <text:p/>
          </table:table-cell>
          <table:table-cell table:style-name="ce23" table:formula="of:=IF(AND(OR(NOT(ISBLANK([.D232])); NOT(ISBLANK([.E232]))); OR(ISBLANK([.B232]); ISBLANK([.C232]))); &quot;Uzupełnij dane o graczu&quot;;IF(AND(ISBLANK([.B232]);NOT(ISBLANK([.C232]))); &quot;Uzupełnij imię i nazwisko&quot;; IF(AND(ISBLANK([.C232]);NOT(ISBLANK([.B232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232]=&quot;&quot;;&quot;&quot;; IF([.I232]=&quot;&quot;; NOW()-[.H232];&quot;&quot;))">
            <text:p/>
          </table:table-cell>
          <table:table-cell table:style-name="ce36" table:content-validation-name="val2" table:formula="of:=IF([.H232]=&quot;&quot;;&quot;&quot;; IF([.I232]=&quot;&quot;; &quot;&quot;;[.I232]-[.H232]))">
            <text:p/>
          </table:table-cell>
          <table:table-cell table:style-name="ce36" table:content-validation-name="val2" table:formula="of:=IF([.J232]=&quot;&quot;;&quot;&quot;;[.J232]-[.I232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227" calcext:value-type="float">
            <text:p>227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233, B233, C$2:C233, C233)=0, &quot;&quot;&quot;&quot;, IF(COUNTIFS(B$2:B233, B233, C$2:C233, C233)=1, &quot;&quot;PIERWSZY START&quot;&quot;, COUNTIFS(B$2:B233, B233, C$2:C233, C233)&amp;&quot;&quot; start (&quot;&quot;&amp;max(FILTER(E$7:E232, B$7:B232=B233, C$7:C232=C233))&amp;&quot;&quot;)&quot;&quot;))&quot;);&quot;&quot;)">
            <text:p/>
          </table:table-cell>
          <table:table-cell table:style-name="ce24" table:formula="of:=IF(AND(OR(NOT(ISBLANK([.D233])); NOT(ISBLANK([.E233]))); OR(ISBLANK([.B233]); ISBLANK([.C233]))); &quot;Uzupełnij dane o graczu&quot;;IF(AND(ISBLANK([.B233]);NOT(ISBLANK([.C233]))); &quot;Uzupełnij imię i nazwisko&quot;; IF(AND(ISBLANK([.C233]);NOT(ISBLANK([.B233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233]=&quot;&quot;;&quot;&quot;; IF([.I233]=&quot;&quot;; NOW()-[.H233];&quot;&quot;))">
            <text:p/>
          </table:table-cell>
          <table:table-cell table:style-name="ce37" table:content-validation-name="val2" table:formula="of:=IF([.H233]=&quot;&quot;;&quot;&quot;; IF([.I233]=&quot;&quot;; &quot;&quot;;[.I233]-[.H233]))">
            <text:p/>
          </table:table-cell>
          <table:table-cell table:style-name="ce37" table:content-validation-name="val2" table:formula="of:=IF([.J233]=&quot;&quot;;&quot;&quot;;[.J233]-[.I233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228" calcext:value-type="float">
            <text:p>228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234, B234, C$2:C234, C234)=0, &quot;&quot;&quot;&quot;, IF(COUNTIFS(B$2:B234, B234, C$2:C234, C234)=1, &quot;&quot;PIERWSZY START&quot;&quot;, COUNTIFS(B$2:B234, B234, C$2:C234, C234)&amp;&quot;&quot; start (&quot;&quot;&amp;max(FILTER(E$7:E233, B$7:B233=B234, C$7:C233=C234))&amp;&quot;&quot;)&quot;&quot;))&quot;);&quot;&quot;)">
            <text:p/>
          </table:table-cell>
          <table:table-cell table:style-name="ce23" table:formula="of:=IF(AND(OR(NOT(ISBLANK([.D234])); NOT(ISBLANK([.E234]))); OR(ISBLANK([.B234]); ISBLANK([.C234]))); &quot;Uzupełnij dane o graczu&quot;;IF(AND(ISBLANK([.B234]);NOT(ISBLANK([.C234]))); &quot;Uzupełnij imię i nazwisko&quot;; IF(AND(ISBLANK([.C234]);NOT(ISBLANK([.B234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234]=&quot;&quot;;&quot;&quot;; IF([.I234]=&quot;&quot;; NOW()-[.H234];&quot;&quot;))">
            <text:p/>
          </table:table-cell>
          <table:table-cell table:style-name="ce36" table:content-validation-name="val2" table:formula="of:=IF([.H234]=&quot;&quot;;&quot;&quot;; IF([.I234]=&quot;&quot;; &quot;&quot;;[.I234]-[.H234]))">
            <text:p/>
          </table:table-cell>
          <table:table-cell table:style-name="ce36" table:content-validation-name="val2" table:formula="of:=IF([.J234]=&quot;&quot;;&quot;&quot;;[.J234]-[.I234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229" calcext:value-type="float">
            <text:p>229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235, B235, C$2:C235, C235)=0, &quot;&quot;&quot;&quot;, IF(COUNTIFS(B$2:B235, B235, C$2:C235, C235)=1, &quot;&quot;PIERWSZY START&quot;&quot;, COUNTIFS(B$2:B235, B235, C$2:C235, C235)&amp;&quot;&quot; start (&quot;&quot;&amp;max(FILTER(E$7:E234, B$7:B234=B235, C$7:C234=C235))&amp;&quot;&quot;)&quot;&quot;))&quot;);&quot;&quot;)">
            <text:p/>
          </table:table-cell>
          <table:table-cell table:style-name="ce24" table:formula="of:=IF(AND(OR(NOT(ISBLANK([.D235])); NOT(ISBLANK([.E235]))); OR(ISBLANK([.B235]); ISBLANK([.C235]))); &quot;Uzupełnij dane o graczu&quot;;IF(AND(ISBLANK([.B235]);NOT(ISBLANK([.C235]))); &quot;Uzupełnij imię i nazwisko&quot;; IF(AND(ISBLANK([.C235]);NOT(ISBLANK([.B235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235]=&quot;&quot;;&quot;&quot;; IF([.I235]=&quot;&quot;; NOW()-[.H235];&quot;&quot;))">
            <text:p/>
          </table:table-cell>
          <table:table-cell table:style-name="ce37" table:content-validation-name="val2" table:formula="of:=IF([.H235]=&quot;&quot;;&quot;&quot;; IF([.I235]=&quot;&quot;; &quot;&quot;;[.I235]-[.H235]))">
            <text:p/>
          </table:table-cell>
          <table:table-cell table:style-name="ce37" table:content-validation-name="val2" table:formula="of:=IF([.J235]=&quot;&quot;;&quot;&quot;;[.J235]-[.I235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230" calcext:value-type="float">
            <text:p>230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236, B236, C$2:C236, C236)=0, &quot;&quot;&quot;&quot;, IF(COUNTIFS(B$2:B236, B236, C$2:C236, C236)=1, &quot;&quot;PIERWSZY START&quot;&quot;, COUNTIFS(B$2:B236, B236, C$2:C236, C236)&amp;&quot;&quot; start (&quot;&quot;&amp;max(FILTER(E$7:E235, B$7:B235=B236, C$7:C235=C236))&amp;&quot;&quot;)&quot;&quot;))&quot;);&quot;&quot;)">
            <text:p/>
          </table:table-cell>
          <table:table-cell table:style-name="ce23" table:formula="of:=IF(AND(OR(NOT(ISBLANK([.D236])); NOT(ISBLANK([.E236]))); OR(ISBLANK([.B236]); ISBLANK([.C236]))); &quot;Uzupełnij dane o graczu&quot;;IF(AND(ISBLANK([.B236]);NOT(ISBLANK([.C236]))); &quot;Uzupełnij imię i nazwisko&quot;; IF(AND(ISBLANK([.C236]);NOT(ISBLANK([.B236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236]=&quot;&quot;;&quot;&quot;; IF([.I236]=&quot;&quot;; NOW()-[.H236];&quot;&quot;))">
            <text:p/>
          </table:table-cell>
          <table:table-cell table:style-name="ce36" table:content-validation-name="val2" table:formula="of:=IF([.H236]=&quot;&quot;;&quot;&quot;; IF([.I236]=&quot;&quot;; &quot;&quot;;[.I236]-[.H236]))">
            <text:p/>
          </table:table-cell>
          <table:table-cell table:style-name="ce36" table:content-validation-name="val2" table:formula="of:=IF([.J236]=&quot;&quot;;&quot;&quot;;[.J236]-[.I236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231" calcext:value-type="float">
            <text:p>231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237, B237, C$2:C237, C237)=0, &quot;&quot;&quot;&quot;, IF(COUNTIFS(B$2:B237, B237, C$2:C237, C237)=1, &quot;&quot;PIERWSZY START&quot;&quot;, COUNTIFS(B$2:B237, B237, C$2:C237, C237)&amp;&quot;&quot; start (&quot;&quot;&amp;max(FILTER(E$7:E236, B$7:B236=B237, C$7:C236=C237))&amp;&quot;&quot;)&quot;&quot;))&quot;);&quot;&quot;)">
            <text:p/>
          </table:table-cell>
          <table:table-cell table:style-name="ce24" table:formula="of:=IF(AND(OR(NOT(ISBLANK([.D237])); NOT(ISBLANK([.E237]))); OR(ISBLANK([.B237]); ISBLANK([.C237]))); &quot;Uzupełnij dane o graczu&quot;;IF(AND(ISBLANK([.B237]);NOT(ISBLANK([.C237]))); &quot;Uzupełnij imię i nazwisko&quot;; IF(AND(ISBLANK([.C237]);NOT(ISBLANK([.B237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237]=&quot;&quot;;&quot;&quot;; IF([.I237]=&quot;&quot;; NOW()-[.H237];&quot;&quot;))">
            <text:p/>
          </table:table-cell>
          <table:table-cell table:style-name="ce37" table:content-validation-name="val2" table:formula="of:=IF([.H237]=&quot;&quot;;&quot;&quot;; IF([.I237]=&quot;&quot;; &quot;&quot;;[.I237]-[.H237]))">
            <text:p/>
          </table:table-cell>
          <table:table-cell table:style-name="ce37" table:content-validation-name="val2" table:formula="of:=IF([.J237]=&quot;&quot;;&quot;&quot;;[.J237]-[.I237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232" calcext:value-type="float">
            <text:p>232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238, B238, C$2:C238, C238)=0, &quot;&quot;&quot;&quot;, IF(COUNTIFS(B$2:B238, B238, C$2:C238, C238)=1, &quot;&quot;PIERWSZY START&quot;&quot;, COUNTIFS(B$2:B238, B238, C$2:C238, C238)&amp;&quot;&quot; start (&quot;&quot;&amp;max(FILTER(E$7:E237, B$7:B237=B238, C$7:C237=C238))&amp;&quot;&quot;)&quot;&quot;))&quot;);&quot;&quot;)">
            <text:p/>
          </table:table-cell>
          <table:table-cell table:style-name="ce23" table:formula="of:=IF(AND(OR(NOT(ISBLANK([.D238])); NOT(ISBLANK([.E238]))); OR(ISBLANK([.B238]); ISBLANK([.C238]))); &quot;Uzupełnij dane o graczu&quot;;IF(AND(ISBLANK([.B238]);NOT(ISBLANK([.C238]))); &quot;Uzupełnij imię i nazwisko&quot;; IF(AND(ISBLANK([.C238]);NOT(ISBLANK([.B238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238]=&quot;&quot;;&quot;&quot;; IF([.I238]=&quot;&quot;; NOW()-[.H238];&quot;&quot;))">
            <text:p/>
          </table:table-cell>
          <table:table-cell table:style-name="ce36" table:content-validation-name="val2" table:formula="of:=IF([.H238]=&quot;&quot;;&quot;&quot;; IF([.I238]=&quot;&quot;; &quot;&quot;;[.I238]-[.H238]))">
            <text:p/>
          </table:table-cell>
          <table:table-cell table:style-name="ce36" table:content-validation-name="val2" table:formula="of:=IF([.J238]=&quot;&quot;;&quot;&quot;;[.J238]-[.I238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233" calcext:value-type="float">
            <text:p>233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239, B239, C$2:C239, C239)=0, &quot;&quot;&quot;&quot;, IF(COUNTIFS(B$2:B239, B239, C$2:C239, C239)=1, &quot;&quot;PIERWSZY START&quot;&quot;, COUNTIFS(B$2:B239, B239, C$2:C239, C239)&amp;&quot;&quot; start (&quot;&quot;&amp;max(FILTER(E$7:E238, B$7:B238=B239, C$7:C238=C239))&amp;&quot;&quot;)&quot;&quot;))&quot;);&quot;&quot;)">
            <text:p/>
          </table:table-cell>
          <table:table-cell table:style-name="ce24" table:formula="of:=IF(AND(OR(NOT(ISBLANK([.D239])); NOT(ISBLANK([.E239]))); OR(ISBLANK([.B239]); ISBLANK([.C239]))); &quot;Uzupełnij dane o graczu&quot;;IF(AND(ISBLANK([.B239]);NOT(ISBLANK([.C239]))); &quot;Uzupełnij imię i nazwisko&quot;; IF(AND(ISBLANK([.C239]);NOT(ISBLANK([.B239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239]=&quot;&quot;;&quot;&quot;; IF([.I239]=&quot;&quot;; NOW()-[.H239];&quot;&quot;))">
            <text:p/>
          </table:table-cell>
          <table:table-cell table:style-name="ce37" table:content-validation-name="val2" table:formula="of:=IF([.H239]=&quot;&quot;;&quot;&quot;; IF([.I239]=&quot;&quot;; &quot;&quot;;[.I239]-[.H239]))">
            <text:p/>
          </table:table-cell>
          <table:table-cell table:style-name="ce37" table:content-validation-name="val2" table:formula="of:=IF([.J239]=&quot;&quot;;&quot;&quot;;[.J239]-[.I239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234" calcext:value-type="float">
            <text:p>234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240, B240, C$2:C240, C240)=0, &quot;&quot;&quot;&quot;, IF(COUNTIFS(B$2:B240, B240, C$2:C240, C240)=1, &quot;&quot;PIERWSZY START&quot;&quot;, COUNTIFS(B$2:B240, B240, C$2:C240, C240)&amp;&quot;&quot; start (&quot;&quot;&amp;max(FILTER(E$7:E239, B$7:B239=B240, C$7:C239=C240))&amp;&quot;&quot;)&quot;&quot;))&quot;);&quot;&quot;)">
            <text:p/>
          </table:table-cell>
          <table:table-cell table:style-name="ce23" table:formula="of:=IF(AND(OR(NOT(ISBLANK([.D240])); NOT(ISBLANK([.E240]))); OR(ISBLANK([.B240]); ISBLANK([.C240]))); &quot;Uzupełnij dane o graczu&quot;;IF(AND(ISBLANK([.B240]);NOT(ISBLANK([.C240]))); &quot;Uzupełnij imię i nazwisko&quot;; IF(AND(ISBLANK([.C240]);NOT(ISBLANK([.B240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240]=&quot;&quot;;&quot;&quot;; IF([.I240]=&quot;&quot;; NOW()-[.H240];&quot;&quot;))">
            <text:p/>
          </table:table-cell>
          <table:table-cell table:style-name="ce36" table:content-validation-name="val2" table:formula="of:=IF([.H240]=&quot;&quot;;&quot;&quot;; IF([.I240]=&quot;&quot;; &quot;&quot;;[.I240]-[.H240]))">
            <text:p/>
          </table:table-cell>
          <table:table-cell table:style-name="ce36" table:content-validation-name="val2" table:formula="of:=IF([.J240]=&quot;&quot;;&quot;&quot;;[.J240]-[.I240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235" calcext:value-type="float">
            <text:p>235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241, B241, C$2:C241, C241)=0, &quot;&quot;&quot;&quot;, IF(COUNTIFS(B$2:B241, B241, C$2:C241, C241)=1, &quot;&quot;PIERWSZY START&quot;&quot;, COUNTIFS(B$2:B241, B241, C$2:C241, C241)&amp;&quot;&quot; start (&quot;&quot;&amp;max(FILTER(E$7:E240, B$7:B240=B241, C$7:C240=C241))&amp;&quot;&quot;)&quot;&quot;))&quot;);&quot;&quot;)">
            <text:p/>
          </table:table-cell>
          <table:table-cell table:style-name="ce24" table:formula="of:=IF(AND(OR(NOT(ISBLANK([.D241])); NOT(ISBLANK([.E241]))); OR(ISBLANK([.B241]); ISBLANK([.C241]))); &quot;Uzupełnij dane o graczu&quot;;IF(AND(ISBLANK([.B241]);NOT(ISBLANK([.C241]))); &quot;Uzupełnij imię i nazwisko&quot;; IF(AND(ISBLANK([.C241]);NOT(ISBLANK([.B241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241]=&quot;&quot;;&quot;&quot;; IF([.I241]=&quot;&quot;; NOW()-[.H241];&quot;&quot;))">
            <text:p/>
          </table:table-cell>
          <table:table-cell table:style-name="ce37" table:content-validation-name="val2" table:formula="of:=IF([.H241]=&quot;&quot;;&quot;&quot;; IF([.I241]=&quot;&quot;; &quot;&quot;;[.I241]-[.H241]))">
            <text:p/>
          </table:table-cell>
          <table:table-cell table:style-name="ce37" table:content-validation-name="val2" table:formula="of:=IF([.J241]=&quot;&quot;;&quot;&quot;;[.J241]-[.I241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236" calcext:value-type="float">
            <text:p>236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242, B242, C$2:C242, C242)=0, &quot;&quot;&quot;&quot;, IF(COUNTIFS(B$2:B242, B242, C$2:C242, C242)=1, &quot;&quot;PIERWSZY START&quot;&quot;, COUNTIFS(B$2:B242, B242, C$2:C242, C242)&amp;&quot;&quot; start (&quot;&quot;&amp;max(FILTER(E$7:E241, B$7:B241=B242, C$7:C241=C242))&amp;&quot;&quot;)&quot;&quot;))&quot;);&quot;&quot;)">
            <text:p/>
          </table:table-cell>
          <table:table-cell table:style-name="ce23" table:formula="of:=IF(AND(OR(NOT(ISBLANK([.D242])); NOT(ISBLANK([.E242]))); OR(ISBLANK([.B242]); ISBLANK([.C242]))); &quot;Uzupełnij dane o graczu&quot;;IF(AND(ISBLANK([.B242]);NOT(ISBLANK([.C242]))); &quot;Uzupełnij imię i nazwisko&quot;; IF(AND(ISBLANK([.C242]);NOT(ISBLANK([.B242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242]=&quot;&quot;;&quot;&quot;; IF([.I242]=&quot;&quot;; NOW()-[.H242];&quot;&quot;))">
            <text:p/>
          </table:table-cell>
          <table:table-cell table:style-name="ce36" table:content-validation-name="val2" table:formula="of:=IF([.H242]=&quot;&quot;;&quot;&quot;; IF([.I242]=&quot;&quot;; &quot;&quot;;[.I242]-[.H242]))">
            <text:p/>
          </table:table-cell>
          <table:table-cell table:style-name="ce36" table:content-validation-name="val2" table:formula="of:=IF([.J242]=&quot;&quot;;&quot;&quot;;[.J242]-[.I242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237" calcext:value-type="float">
            <text:p>237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243, B243, C$2:C243, C243)=0, &quot;&quot;&quot;&quot;, IF(COUNTIFS(B$2:B243, B243, C$2:C243, C243)=1, &quot;&quot;PIERWSZY START&quot;&quot;, COUNTIFS(B$2:B243, B243, C$2:C243, C243)&amp;&quot;&quot; start (&quot;&quot;&amp;max(FILTER(E$7:E242, B$7:B242=B243, C$7:C242=C243))&amp;&quot;&quot;)&quot;&quot;))&quot;);&quot;&quot;)">
            <text:p/>
          </table:table-cell>
          <table:table-cell table:style-name="ce24" table:formula="of:=IF(AND(OR(NOT(ISBLANK([.D243])); NOT(ISBLANK([.E243]))); OR(ISBLANK([.B243]); ISBLANK([.C243]))); &quot;Uzupełnij dane o graczu&quot;;IF(AND(ISBLANK([.B243]);NOT(ISBLANK([.C243]))); &quot;Uzupełnij imię i nazwisko&quot;; IF(AND(ISBLANK([.C243]);NOT(ISBLANK([.B243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243]=&quot;&quot;;&quot;&quot;; IF([.I243]=&quot;&quot;; NOW()-[.H243];&quot;&quot;))">
            <text:p/>
          </table:table-cell>
          <table:table-cell table:style-name="ce37" table:content-validation-name="val2" table:formula="of:=IF([.H243]=&quot;&quot;;&quot;&quot;; IF([.I243]=&quot;&quot;; &quot;&quot;;[.I243]-[.H243]))">
            <text:p/>
          </table:table-cell>
          <table:table-cell table:style-name="ce37" table:content-validation-name="val2" table:formula="of:=IF([.J243]=&quot;&quot;;&quot;&quot;;[.J243]-[.I243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238" calcext:value-type="float">
            <text:p>238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244, B244, C$2:C244, C244)=0, &quot;&quot;&quot;&quot;, IF(COUNTIFS(B$2:B244, B244, C$2:C244, C244)=1, &quot;&quot;PIERWSZY START&quot;&quot;, COUNTIFS(B$2:B244, B244, C$2:C244, C244)&amp;&quot;&quot; start (&quot;&quot;&amp;max(FILTER(E$7:E243, B$7:B243=B244, C$7:C243=C244))&amp;&quot;&quot;)&quot;&quot;))&quot;);&quot;&quot;)">
            <text:p/>
          </table:table-cell>
          <table:table-cell table:style-name="ce23" table:formula="of:=IF(AND(OR(NOT(ISBLANK([.D244])); NOT(ISBLANK([.E244]))); OR(ISBLANK([.B244]); ISBLANK([.C244]))); &quot;Uzupełnij dane o graczu&quot;;IF(AND(ISBLANK([.B244]);NOT(ISBLANK([.C244]))); &quot;Uzupełnij imię i nazwisko&quot;; IF(AND(ISBLANK([.C244]);NOT(ISBLANK([.B244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244]=&quot;&quot;;&quot;&quot;; IF([.I244]=&quot;&quot;; NOW()-[.H244];&quot;&quot;))">
            <text:p/>
          </table:table-cell>
          <table:table-cell table:style-name="ce36" table:content-validation-name="val2" table:formula="of:=IF([.H244]=&quot;&quot;;&quot;&quot;; IF([.I244]=&quot;&quot;; &quot;&quot;;[.I244]-[.H244]))">
            <text:p/>
          </table:table-cell>
          <table:table-cell table:style-name="ce36" table:content-validation-name="val2" table:formula="of:=IF([.J244]=&quot;&quot;;&quot;&quot;;[.J244]-[.I244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239" calcext:value-type="float">
            <text:p>239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245, B245, C$2:C245, C245)=0, &quot;&quot;&quot;&quot;, IF(COUNTIFS(B$2:B245, B245, C$2:C245, C245)=1, &quot;&quot;PIERWSZY START&quot;&quot;, COUNTIFS(B$2:B245, B245, C$2:C245, C245)&amp;&quot;&quot; start (&quot;&quot;&amp;max(FILTER(E$7:E244, B$7:B244=B245, C$7:C244=C245))&amp;&quot;&quot;)&quot;&quot;))&quot;);&quot;&quot;)">
            <text:p/>
          </table:table-cell>
          <table:table-cell table:style-name="ce24" table:formula="of:=IF(AND(OR(NOT(ISBLANK([.D245])); NOT(ISBLANK([.E245]))); OR(ISBLANK([.B245]); ISBLANK([.C245]))); &quot;Uzupełnij dane o graczu&quot;;IF(AND(ISBLANK([.B245]);NOT(ISBLANK([.C245]))); &quot;Uzupełnij imię i nazwisko&quot;; IF(AND(ISBLANK([.C245]);NOT(ISBLANK([.B245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245]=&quot;&quot;;&quot;&quot;; IF([.I245]=&quot;&quot;; NOW()-[.H245];&quot;&quot;))">
            <text:p/>
          </table:table-cell>
          <table:table-cell table:style-name="ce37" table:content-validation-name="val2" table:formula="of:=IF([.H245]=&quot;&quot;;&quot;&quot;; IF([.I245]=&quot;&quot;; &quot;&quot;;[.I245]-[.H245]))">
            <text:p/>
          </table:table-cell>
          <table:table-cell table:style-name="ce37" table:content-validation-name="val2" table:formula="of:=IF([.J245]=&quot;&quot;;&quot;&quot;;[.J245]-[.I245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240" calcext:value-type="float">
            <text:p>240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246, B246, C$2:C246, C246)=0, &quot;&quot;&quot;&quot;, IF(COUNTIFS(B$2:B246, B246, C$2:C246, C246)=1, &quot;&quot;PIERWSZY START&quot;&quot;, COUNTIFS(B$2:B246, B246, C$2:C246, C246)&amp;&quot;&quot; start (&quot;&quot;&amp;max(FILTER(E$7:E245, B$7:B245=B246, C$7:C245=C246))&amp;&quot;&quot;)&quot;&quot;))&quot;);&quot;&quot;)">
            <text:p/>
          </table:table-cell>
          <table:table-cell table:style-name="ce23" table:formula="of:=IF(AND(OR(NOT(ISBLANK([.D246])); NOT(ISBLANK([.E246]))); OR(ISBLANK([.B246]); ISBLANK([.C246]))); &quot;Uzupełnij dane o graczu&quot;;IF(AND(ISBLANK([.B246]);NOT(ISBLANK([.C246]))); &quot;Uzupełnij imię i nazwisko&quot;; IF(AND(ISBLANK([.C246]);NOT(ISBLANK([.B246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246]=&quot;&quot;;&quot;&quot;; IF([.I246]=&quot;&quot;; NOW()-[.H246];&quot;&quot;))">
            <text:p/>
          </table:table-cell>
          <table:table-cell table:style-name="ce36" table:content-validation-name="val2" table:formula="of:=IF([.H246]=&quot;&quot;;&quot;&quot;; IF([.I246]=&quot;&quot;; &quot;&quot;;[.I246]-[.H246]))">
            <text:p/>
          </table:table-cell>
          <table:table-cell table:style-name="ce36" table:content-validation-name="val2" table:formula="of:=IF([.J246]=&quot;&quot;;&quot;&quot;;[.J246]-[.I246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241" calcext:value-type="float">
            <text:p>241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247, B247, C$2:C247, C247)=0, &quot;&quot;&quot;&quot;, IF(COUNTIFS(B$2:B247, B247, C$2:C247, C247)=1, &quot;&quot;PIERWSZY START&quot;&quot;, COUNTIFS(B$2:B247, B247, C$2:C247, C247)&amp;&quot;&quot; start (&quot;&quot;&amp;max(FILTER(E$7:E246, B$7:B246=B247, C$7:C246=C247))&amp;&quot;&quot;)&quot;&quot;))&quot;);&quot;&quot;)">
            <text:p/>
          </table:table-cell>
          <table:table-cell table:style-name="ce24" table:formula="of:=IF(AND(OR(NOT(ISBLANK([.D247])); NOT(ISBLANK([.E247]))); OR(ISBLANK([.B247]); ISBLANK([.C247]))); &quot;Uzupełnij dane o graczu&quot;;IF(AND(ISBLANK([.B247]);NOT(ISBLANK([.C247]))); &quot;Uzupełnij imię i nazwisko&quot;; IF(AND(ISBLANK([.C247]);NOT(ISBLANK([.B247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247]=&quot;&quot;;&quot;&quot;; IF([.I247]=&quot;&quot;; NOW()-[.H247];&quot;&quot;))">
            <text:p/>
          </table:table-cell>
          <table:table-cell table:style-name="ce37" table:content-validation-name="val2" table:formula="of:=IF([.H247]=&quot;&quot;;&quot;&quot;; IF([.I247]=&quot;&quot;; &quot;&quot;;[.I247]-[.H247]))">
            <text:p/>
          </table:table-cell>
          <table:table-cell table:style-name="ce37" table:content-validation-name="val2" table:formula="of:=IF([.J247]=&quot;&quot;;&quot;&quot;;[.J247]-[.I247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242" calcext:value-type="float">
            <text:p>242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248, B248, C$2:C248, C248)=0, &quot;&quot;&quot;&quot;, IF(COUNTIFS(B$2:B248, B248, C$2:C248, C248)=1, &quot;&quot;PIERWSZY START&quot;&quot;, COUNTIFS(B$2:B248, B248, C$2:C248, C248)&amp;&quot;&quot; start (&quot;&quot;&amp;max(FILTER(E$7:E247, B$7:B247=B248, C$7:C247=C248))&amp;&quot;&quot;)&quot;&quot;))&quot;);&quot;&quot;)">
            <text:p/>
          </table:table-cell>
          <table:table-cell table:style-name="ce23" table:formula="of:=IF(AND(OR(NOT(ISBLANK([.D248])); NOT(ISBLANK([.E248]))); OR(ISBLANK([.B248]); ISBLANK([.C248]))); &quot;Uzupełnij dane o graczu&quot;;IF(AND(ISBLANK([.B248]);NOT(ISBLANK([.C248]))); &quot;Uzupełnij imię i nazwisko&quot;; IF(AND(ISBLANK([.C248]);NOT(ISBLANK([.B248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248]=&quot;&quot;;&quot;&quot;; IF([.I248]=&quot;&quot;; NOW()-[.H248];&quot;&quot;))">
            <text:p/>
          </table:table-cell>
          <table:table-cell table:style-name="ce36" table:content-validation-name="val2" table:formula="of:=IF([.H248]=&quot;&quot;;&quot;&quot;; IF([.I248]=&quot;&quot;; &quot;&quot;;[.I248]-[.H248]))">
            <text:p/>
          </table:table-cell>
          <table:table-cell table:style-name="ce36" table:content-validation-name="val2" table:formula="of:=IF([.J248]=&quot;&quot;;&quot;&quot;;[.J248]-[.I248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243" calcext:value-type="float">
            <text:p>243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249, B249, C$2:C249, C249)=0, &quot;&quot;&quot;&quot;, IF(COUNTIFS(B$2:B249, B249, C$2:C249, C249)=1, &quot;&quot;PIERWSZY START&quot;&quot;, COUNTIFS(B$2:B249, B249, C$2:C249, C249)&amp;&quot;&quot; start (&quot;&quot;&amp;max(FILTER(E$7:E248, B$7:B248=B249, C$7:C248=C249))&amp;&quot;&quot;)&quot;&quot;))&quot;);&quot;&quot;)">
            <text:p/>
          </table:table-cell>
          <table:table-cell table:style-name="ce24" table:formula="of:=IF(AND(OR(NOT(ISBLANK([.D249])); NOT(ISBLANK([.E249]))); OR(ISBLANK([.B249]); ISBLANK([.C249]))); &quot;Uzupełnij dane o graczu&quot;;IF(AND(ISBLANK([.B249]);NOT(ISBLANK([.C249]))); &quot;Uzupełnij imię i nazwisko&quot;; IF(AND(ISBLANK([.C249]);NOT(ISBLANK([.B249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249]=&quot;&quot;;&quot;&quot;; IF([.I249]=&quot;&quot;; NOW()-[.H249];&quot;&quot;))">
            <text:p/>
          </table:table-cell>
          <table:table-cell table:style-name="ce37" table:content-validation-name="val2" table:formula="of:=IF([.H249]=&quot;&quot;;&quot;&quot;; IF([.I249]=&quot;&quot;; &quot;&quot;;[.I249]-[.H249]))">
            <text:p/>
          </table:table-cell>
          <table:table-cell table:style-name="ce37" table:content-validation-name="val2" table:formula="of:=IF([.J249]=&quot;&quot;;&quot;&quot;;[.J249]-[.I249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244" calcext:value-type="float">
            <text:p>244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250, B250, C$2:C250, C250)=0, &quot;&quot;&quot;&quot;, IF(COUNTIFS(B$2:B250, B250, C$2:C250, C250)=1, &quot;&quot;PIERWSZY START&quot;&quot;, COUNTIFS(B$2:B250, B250, C$2:C250, C250)&amp;&quot;&quot; start (&quot;&quot;&amp;max(FILTER(E$7:E249, B$7:B249=B250, C$7:C249=C250))&amp;&quot;&quot;)&quot;&quot;))&quot;);&quot;&quot;)">
            <text:p/>
          </table:table-cell>
          <table:table-cell table:style-name="ce23" table:formula="of:=IF(AND(OR(NOT(ISBLANK([.D250])); NOT(ISBLANK([.E250]))); OR(ISBLANK([.B250]); ISBLANK([.C250]))); &quot;Uzupełnij dane o graczu&quot;;IF(AND(ISBLANK([.B250]);NOT(ISBLANK([.C250]))); &quot;Uzupełnij imię i nazwisko&quot;; IF(AND(ISBLANK([.C250]);NOT(ISBLANK([.B250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250]=&quot;&quot;;&quot;&quot;; IF([.I250]=&quot;&quot;; NOW()-[.H250];&quot;&quot;))">
            <text:p/>
          </table:table-cell>
          <table:table-cell table:style-name="ce36" table:content-validation-name="val2" table:formula="of:=IF([.H250]=&quot;&quot;;&quot;&quot;; IF([.I250]=&quot;&quot;; &quot;&quot;;[.I250]-[.H250]))">
            <text:p/>
          </table:table-cell>
          <table:table-cell table:style-name="ce36" table:content-validation-name="val2" table:formula="of:=IF([.J250]=&quot;&quot;;&quot;&quot;;[.J250]-[.I250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245" calcext:value-type="float">
            <text:p>245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251, B251, C$2:C251, C251)=0, &quot;&quot;&quot;&quot;, IF(COUNTIFS(B$2:B251, B251, C$2:C251, C251)=1, &quot;&quot;PIERWSZY START&quot;&quot;, COUNTIFS(B$2:B251, B251, C$2:C251, C251)&amp;&quot;&quot; start (&quot;&quot;&amp;max(FILTER(E$7:E250, B$7:B250=B251, C$7:C250=C251))&amp;&quot;&quot;)&quot;&quot;))&quot;);&quot;&quot;)">
            <text:p/>
          </table:table-cell>
          <table:table-cell table:style-name="ce24" table:formula="of:=IF(AND(OR(NOT(ISBLANK([.D251])); NOT(ISBLANK([.E251]))); OR(ISBLANK([.B251]); ISBLANK([.C251]))); &quot;Uzupełnij dane o graczu&quot;;IF(AND(ISBLANK([.B251]);NOT(ISBLANK([.C251]))); &quot;Uzupełnij imię i nazwisko&quot;; IF(AND(ISBLANK([.C251]);NOT(ISBLANK([.B251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251]=&quot;&quot;;&quot;&quot;; IF([.I251]=&quot;&quot;; NOW()-[.H251];&quot;&quot;))">
            <text:p/>
          </table:table-cell>
          <table:table-cell table:style-name="ce37" table:content-validation-name="val2" table:formula="of:=IF([.H251]=&quot;&quot;;&quot;&quot;; IF([.I251]=&quot;&quot;; &quot;&quot;;[.I251]-[.H251]))">
            <text:p/>
          </table:table-cell>
          <table:table-cell table:style-name="ce37" table:content-validation-name="val2" table:formula="of:=IF([.J251]=&quot;&quot;;&quot;&quot;;[.J251]-[.I251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246" calcext:value-type="float">
            <text:p>246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252, B252, C$2:C252, C252)=0, &quot;&quot;&quot;&quot;, IF(COUNTIFS(B$2:B252, B252, C$2:C252, C252)=1, &quot;&quot;PIERWSZY START&quot;&quot;, COUNTIFS(B$2:B252, B252, C$2:C252, C252)&amp;&quot;&quot; start (&quot;&quot;&amp;max(FILTER(E$7:E251, B$7:B251=B252, C$7:C251=C252))&amp;&quot;&quot;)&quot;&quot;))&quot;);&quot;&quot;)">
            <text:p/>
          </table:table-cell>
          <table:table-cell table:style-name="ce23" table:formula="of:=IF(AND(OR(NOT(ISBLANK([.D252])); NOT(ISBLANK([.E252]))); OR(ISBLANK([.B252]); ISBLANK([.C252]))); &quot;Uzupełnij dane o graczu&quot;;IF(AND(ISBLANK([.B252]);NOT(ISBLANK([.C252]))); &quot;Uzupełnij imię i nazwisko&quot;; IF(AND(ISBLANK([.C252]);NOT(ISBLANK([.B252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252]=&quot;&quot;;&quot;&quot;; IF([.I252]=&quot;&quot;; NOW()-[.H252];&quot;&quot;))">
            <text:p/>
          </table:table-cell>
          <table:table-cell table:style-name="ce36" table:content-validation-name="val2" table:formula="of:=IF([.H252]=&quot;&quot;;&quot;&quot;; IF([.I252]=&quot;&quot;; &quot;&quot;;[.I252]-[.H252]))">
            <text:p/>
          </table:table-cell>
          <table:table-cell table:style-name="ce36" table:content-validation-name="val2" table:formula="of:=IF([.J252]=&quot;&quot;;&quot;&quot;;[.J252]-[.I252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247" calcext:value-type="float">
            <text:p>247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253, B253, C$2:C253, C253)=0, &quot;&quot;&quot;&quot;, IF(COUNTIFS(B$2:B253, B253, C$2:C253, C253)=1, &quot;&quot;PIERWSZY START&quot;&quot;, COUNTIFS(B$2:B253, B253, C$2:C253, C253)&amp;&quot;&quot; start (&quot;&quot;&amp;max(FILTER(E$7:E252, B$7:B252=B253, C$7:C252=C253))&amp;&quot;&quot;)&quot;&quot;))&quot;);&quot;&quot;)">
            <text:p/>
          </table:table-cell>
          <table:table-cell table:style-name="ce24" table:formula="of:=IF(AND(OR(NOT(ISBLANK([.D253])); NOT(ISBLANK([.E253]))); OR(ISBLANK([.B253]); ISBLANK([.C253]))); &quot;Uzupełnij dane o graczu&quot;;IF(AND(ISBLANK([.B253]);NOT(ISBLANK([.C253]))); &quot;Uzupełnij imię i nazwisko&quot;; IF(AND(ISBLANK([.C253]);NOT(ISBLANK([.B253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253]=&quot;&quot;;&quot;&quot;; IF([.I253]=&quot;&quot;; NOW()-[.H253];&quot;&quot;))">
            <text:p/>
          </table:table-cell>
          <table:table-cell table:style-name="ce37" table:content-validation-name="val2" table:formula="of:=IF([.H253]=&quot;&quot;;&quot;&quot;; IF([.I253]=&quot;&quot;; &quot;&quot;;[.I253]-[.H253]))">
            <text:p/>
          </table:table-cell>
          <table:table-cell table:style-name="ce37" table:content-validation-name="val2" table:formula="of:=IF([.J253]=&quot;&quot;;&quot;&quot;;[.J253]-[.I253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5" office:value-type="float" office:value="248" calcext:value-type="float">
            <text:p>248</text:p>
          </table:table-cell>
          <table:table-cell table:style-name="ce11" table:number-columns-repeated="2"/>
          <table:table-cell table:style-name="ce11" table:content-validation-name="val1"/>
          <table:table-cell table:style-name="ce11"/>
          <table:table-cell table:style-name="ce17" table:formula="of:=IFERROR(__xludf.dummyfunction(&quot;IF(COUNTIFS(B$2:B254, B254, C$2:C254, C254)=0, &quot;&quot;&quot;&quot;, IF(COUNTIFS(B$2:B254, B254, C$2:C254, C254)=1, &quot;&quot;PIERWSZY START&quot;&quot;, COUNTIFS(B$2:B254, B254, C$2:C254, C254)&amp;&quot;&quot; start (&quot;&quot;&amp;max(FILTER(E$7:E253, B$7:B253=B254, C$7:C253=C254))&amp;&quot;&quot;)&quot;&quot;))&quot;);&quot;&quot;)">
            <text:p/>
          </table:table-cell>
          <table:table-cell table:style-name="ce23" table:formula="of:=IF(AND(OR(NOT(ISBLANK([.D254])); NOT(ISBLANK([.E254]))); OR(ISBLANK([.B254]); ISBLANK([.C254]))); &quot;Uzupełnij dane o graczu&quot;;IF(AND(ISBLANK([.B254]);NOT(ISBLANK([.C254]))); &quot;Uzupełnij imię i nazwisko&quot;; IF(AND(ISBLANK([.C254]);NOT(ISBLANK([.B254]))); &quot;Wpisz miasto&quot;; &quot;&quot;)))">
            <text:p/>
          </table:table-cell>
          <table:table-cell table:style-name="ce29" table:content-validation-name="val2" table:number-columns-repeated="3"/>
          <table:table-cell table:style-name="ce36" table:content-validation-name="val2" table:formula="of:=IF([.H254]=&quot;&quot;;&quot;&quot;; IF([.I254]=&quot;&quot;; NOW()-[.H254];&quot;&quot;))">
            <text:p/>
          </table:table-cell>
          <table:table-cell table:style-name="ce36" table:content-validation-name="val2" table:formula="of:=IF([.H254]=&quot;&quot;;&quot;&quot;; IF([.I254]=&quot;&quot;; &quot;&quot;;[.I254]-[.H254]))">
            <text:p/>
          </table:table-cell>
          <table:table-cell table:style-name="ce36" table:content-validation-name="val2" table:formula="of:=IF([.J254]=&quot;&quot;;&quot;&quot;;[.J254]-[.I254])">
            <text:p/>
          </table:table-cell>
          <table:table-cell table:style-name="ce42" table:content-validation-name="val2"/>
          <table:table-cell table:number-columns-repeated="1010"/>
        </table:table-row>
        <table:table-row table:style-name="ro2">
          <table:table-cell table:style-name="ce6" office:value-type="float" office:value="249" calcext:value-type="float">
            <text:p>249</text:p>
          </table:table-cell>
          <table:table-cell table:style-name="ce12" table:number-columns-repeated="2"/>
          <table:table-cell table:style-name="ce12" table:content-validation-name="val1"/>
          <table:table-cell table:style-name="ce12"/>
          <table:table-cell table:style-name="ce18" table:formula="of:=IFERROR(__xludf.dummyfunction(&quot;IF(COUNTIFS(B$2:B255, B255, C$2:C255, C255)=0, &quot;&quot;&quot;&quot;, IF(COUNTIFS(B$2:B255, B255, C$2:C255, C255)=1, &quot;&quot;PIERWSZY START&quot;&quot;, COUNTIFS(B$2:B255, B255, C$2:C255, C255)&amp;&quot;&quot; start (&quot;&quot;&amp;max(FILTER(E$7:E254, B$7:B254=B255, C$7:C254=C255))&amp;&quot;&quot;)&quot;&quot;))&quot;);&quot;&quot;)">
            <text:p/>
          </table:table-cell>
          <table:table-cell table:style-name="ce24" table:formula="of:=IF(AND(OR(NOT(ISBLANK([.D255])); NOT(ISBLANK([.E255]))); OR(ISBLANK([.B255]); ISBLANK([.C255]))); &quot;Uzupełnij dane o graczu&quot;;IF(AND(ISBLANK([.B255]);NOT(ISBLANK([.C255]))); &quot;Uzupełnij imię i nazwisko&quot;; IF(AND(ISBLANK([.C255]);NOT(ISBLANK([.B255]))); &quot;Wpisz miasto&quot;; &quot;&quot;)))">
            <text:p/>
          </table:table-cell>
          <table:table-cell table:style-name="ce30" table:content-validation-name="val2" table:number-columns-repeated="3"/>
          <table:table-cell table:style-name="ce37" table:content-validation-name="val2" table:formula="of:=IF([.H255]=&quot;&quot;;&quot;&quot;; IF([.I255]=&quot;&quot;; NOW()-[.H255];&quot;&quot;))">
            <text:p/>
          </table:table-cell>
          <table:table-cell table:style-name="ce37" table:content-validation-name="val2" table:formula="of:=IF([.H255]=&quot;&quot;;&quot;&quot;; IF([.I255]=&quot;&quot;; &quot;&quot;;[.I255]-[.H255]))">
            <text:p/>
          </table:table-cell>
          <table:table-cell table:style-name="ce37" table:content-validation-name="val2" table:formula="of:=IF([.J255]=&quot;&quot;;&quot;&quot;;[.J255]-[.I255])">
            <text:p/>
          </table:table-cell>
          <table:table-cell table:style-name="ce43" table:content-validation-name="val2"/>
          <table:table-cell table:number-columns-repeated="1010"/>
        </table:table-row>
        <table:table-row table:style-name="ro2">
          <table:table-cell table:style-name="ce7" office:value-type="float" office:value="250" calcext:value-type="float">
            <text:p>250</text:p>
          </table:table-cell>
          <table:table-cell table:style-name="ce13" table:number-columns-repeated="2"/>
          <table:table-cell table:style-name="ce13" table:content-validation-name="val1"/>
          <table:table-cell table:style-name="ce13"/>
          <table:table-cell table:style-name="ce19" table:formula="of:=IFERROR(__xludf.dummyfunction(&quot;IF(COUNTIFS(B$2:B256, B256, C$2:C256, C256)=0, &quot;&quot;&quot;&quot;, IF(COUNTIFS(B$2:B256, B256, C$2:C256, C256)=1, &quot;&quot;PIERWSZY START&quot;&quot;, COUNTIFS(B$2:B256, B256, C$2:C256, C256)&amp;&quot;&quot; start (&quot;&quot;&amp;max(FILTER(E$7:E255, B$7:B255=B256, C$7:C255=C256))&amp;&quot;&quot;)&quot;&quot;))&quot;);&quot;&quot;)">
            <text:p/>
          </table:table-cell>
          <table:table-cell table:style-name="ce25" table:formula="of:=IF(AND(OR(NOT(ISBLANK([.D256])); NOT(ISBLANK([.E256]))); OR(ISBLANK([.B256]); ISBLANK([.C256]))); &quot;Uzupełnij dane o graczu&quot;;IF(AND(ISBLANK([.B256]);NOT(ISBLANK([.C256]))); &quot;Uzupełnij imię i nazwisko&quot;; IF(AND(ISBLANK([.C256]);NOT(ISBLANK([.B256]))); &quot;Wpisz miasto&quot;; &quot;&quot;)))">
            <text:p/>
          </table:table-cell>
          <table:table-cell table:style-name="ce31" table:content-validation-name="val2" table:number-columns-repeated="3"/>
          <table:table-cell table:style-name="ce38" table:content-validation-name="val2" table:formula="of:=IF([.H256]=&quot;&quot;;&quot;&quot;; IF([.I256]=&quot;&quot;; NOW()-[.H256];&quot;&quot;))">
            <text:p/>
          </table:table-cell>
          <table:table-cell table:style-name="ce38" table:content-validation-name="val2" table:formula="of:=IF([.H256]=&quot;&quot;;&quot;&quot;; IF([.I256]=&quot;&quot;; &quot;&quot;;[.I256]-[.H256]))">
            <text:p/>
          </table:table-cell>
          <table:table-cell table:style-name="ce38" table:content-validation-name="val2" table:formula="of:=IF([.J256]=&quot;&quot;;&quot;&quot;;[.J256]-[.I256])">
            <text:p/>
          </table:table-cell>
          <table:table-cell table:style-name="ce44" table:content-validation-name="val2"/>
          <table:table-cell table:number-columns-repeated="1010"/>
        </table:table-row>
        <table:table-row table:style-name="ro2" table:number-rows-repeated="744">
          <table:table-cell table:number-columns-repeated="5"/>
          <table:table-cell table:style-name="ce14"/>
          <table:table-cell table:number-columns-repeated="101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niki" table:style-name="ta2"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3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s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>
            <text:p>Ip.</text:p>
          </table:table-cell>
          <table:table-cell table:style-name="ce8" office:value-type="string" calcext:value-type="string">
            <text:p>Imię i nazwisko</text:p>
          </table:table-cell>
          <table:table-cell table:style-name="ce48" office:value-type="string" calcext:value-type="string">
            <text:p>Miasto</text:p>
          </table:table-cell>
          <table:table-cell table:style-name="ce8" office:value-type="string" calcext:value-type="string">
            <text:p>Wynik</text:p>
          </table:table-cell>
          <table:table-cell table:style-name="ce39" office:value-type="string" calcext:value-type="string">
            <text:p>Ilość startów</text:p>
          </table:table-cell>
          <table:table-cell table:number-columns-repeated="1019"/>
        </table:table-row>
        <table:table-row table:style-name="ro2">
          <table:table-cell table:style-name="ce45" office:value-type="float" office:value="1" calcext:value-type="float">
            <text:p>1</text:p>
          </table:table-cell>
          <table:table-cell table:style-name="ce12" office:value-type="string" calcext:value-type="string">
            <text:p>Jan Nowak</text:p>
          </table:table-cell>
          <table:table-cell table:style-name="ce12" office:value-type="string" calcext:value-type="string">
            <text:p>Gostyń</text:p>
          </table:table-cell>
          <table:table-cell table:style-name="ce12" office:value-type="float" office:value="301" calcext:value-type="float">
            <text:p>30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46" office:value-type="float" office:value="2" calcext:value-type="float">
            <text:p>2</text:p>
          </table:table-cell>
          <table:table-cell table:style-name="ce11"/>
          <table:table-cell table:style-name="ce11" office:value-type="string" calcext:value-type="string">
            <text:p>D</text:p>
          </table:table-cell>
          <table:table-cell table:style-name="ce11" office:value-type="float" office:value="208" calcext:value-type="float">
            <text:p>208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45" office:value-type="float" office:value="3" calcext:value-type="float">
            <text:p>3</text:p>
          </table:table-cell>
          <table:table-cell table:style-name="ce12"/>
          <table:table-cell table:style-name="ce12" office:value-type="string" calcext:value-type="string">
            <text:p>C</text:p>
          </table:table-cell>
          <table:table-cell table:style-name="ce12" office:value-type="float" office:value="207" calcext:value-type="float">
            <text:p>207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46" office:value-type="float" office:value="4" calcext:value-type="float">
            <text:p>4</text:p>
          </table:table-cell>
          <table:table-cell table:style-name="ce11" office:value-type="string" calcext:value-type="string">
            <text:p>B</text:p>
          </table:table-cell>
          <table:table-cell table:style-name="ce11"/>
          <table:table-cell table:style-name="ce11" office:value-type="float" office:value="206" calcext:value-type="float">
            <text:p>206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45" office:value-type="float" office:value="5" calcext:value-type="float">
            <text:p>5</text:p>
          </table:table-cell>
          <table:table-cell table:style-name="ce12" office:value-type="string" calcext:value-type="string">
            <text:p>A</text:p>
          </table:table-cell>
          <table:table-cell table:style-name="ce12"/>
          <table:table-cell table:style-name="ce12" office:value-type="float" office:value="205" calcext:value-type="float">
            <text:p>205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46" office:value-type="float" office:value="6" calcext:value-type="float">
            <text:p>6</text:p>
          </table:table-cell>
          <table:table-cell table:style-name="ce11" office:value-type="string" calcext:value-type="string">
            <text:p>AD</text:p>
          </table:table-cell>
          <table:table-cell table:style-name="ce11" office:value-type="string" calcext:value-type="string">
            <text:p>AE</text:p>
          </table:table-cell>
          <table:table-cell table:style-name="ce11" office:value-type="float" office:value="203" calcext:value-type="float">
            <text:p>203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45" office:value-type="float" office:value="7" calcext:value-type="float">
            <text:p>7</text:p>
          </table:table-cell>
          <table:table-cell table:style-name="ce12" office:value-type="string" calcext:value-type="string">
            <text:p>AE</text:p>
          </table:table-cell>
          <table:table-cell table:style-name="ce12" office:value-type="string" calcext:value-type="string">
            <text:p>ED</text:p>
          </table:table-cell>
          <table:table-cell table:style-name="ce12" office:value-type="float" office:value="203" calcext:value-type="float">
            <text:p>203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46" office:value-type="float" office:value="8" calcext:value-type="float">
            <text:p>8</text:p>
          </table:table-cell>
          <table:table-cell table:style-name="ce11"/>
          <table:table-cell table:style-name="ce11" office:value-type="string" calcext:value-type="string">
            <text:p>AC</text:p>
          </table:table-cell>
          <table:table-cell table:style-name="ce11" office:value-type="float" office:value="202" calcext:value-type="float">
            <text:p>20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45" office:value-type="float" office:value="9" calcext:value-type="float">
            <text:p>9</text:p>
          </table:table-cell>
          <table:table-cell table:style-name="ce12" office:value-type="string" calcext:value-type="string">
            <text:p>AB</text:p>
          </table:table-cell>
          <table:table-cell table:style-name="ce12"/>
          <table:table-cell table:style-name="ce12" office:value-type="float" office:value="201" calcext:value-type="float">
            <text:p>20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46" office:value-type="float" office:value="10" calcext:value-type="float">
            <text:p>10</text:p>
          </table:table-cell>
          <table:table-cell table:style-name="ce11" office:value-type="string" calcext:value-type="string">
            <text:p>AM</text:p>
          </table:table-cell>
          <table:table-cell table:style-name="ce11"/>
          <table:table-cell table:style-name="ce11" office:value-type="float" office:value="200" calcext:value-type="float">
            <text:p>20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45" office:value-type="float" office:value="11" calcext:value-type="float">
            <text:p>11</text:p>
          </table:table-cell>
          <table:table-cell table:style-name="ce12" table:number-columns-repeated="3"/>
          <table:table-cell table:style-name="ce49"/>
          <table:table-cell table:number-columns-repeated="1019"/>
        </table:table-row>
        <table:table-row table:style-name="ro2">
          <table:table-cell table:style-name="ce46"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table:style-name="ce45"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table:style-name="ce46"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table:style-name="ce45"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table:style-name="ce46"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table:style-name="ce45"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table:style-name="ce46"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table:style-name="ce45"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table:style-name="ce46"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table:style-name="ce45"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table:style-name="ce46"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table:style-name="ce45"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table:style-name="ce46"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table:style-name="ce45"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table:style-name="ce46"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table:style-name="ce45"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table:style-name="ce46"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table:style-name="ce45"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table:style-name="ce46"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table:style-name="ce45"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table:style-name="ce46" office:value-type="float" office:value="32" calcext:value-type="float">
            <text:p>32</text:p>
          </table:table-cell>
          <table:table-cell table:number-columns-repeated="1023"/>
        </table:table-row>
        <table:table-row table:style-name="ro2">
          <table:table-cell table:style-name="ce45"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table:style-name="ce46" office:value-type="float" office:value="34" calcext:value-type="float">
            <text:p>34</text:p>
          </table:table-cell>
          <table:table-cell table:number-columns-repeated="1023"/>
        </table:table-row>
        <table:table-row table:style-name="ro2">
          <table:table-cell table:style-name="ce45"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table:style-name="ce46" office:value-type="float" office:value="36" calcext:value-type="float">
            <text:p>36</text:p>
          </table:table-cell>
          <table:table-cell table:number-columns-repeated="1023"/>
        </table:table-row>
        <table:table-row table:style-name="ro2">
          <table:table-cell table:style-name="ce45"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table:style-name="ce46" office:value-type="float" office:value="38" calcext:value-type="float">
            <text:p>38</text:p>
          </table:table-cell>
          <table:table-cell table:number-columns-repeated="1023"/>
        </table:table-row>
        <table:table-row table:style-name="ro2">
          <table:table-cell table:style-name="ce45"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table:style-name="ce46"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table:style-name="ce45"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table:style-name="ce46"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table:style-name="ce45" office:value-type="float" office:value="43" calcext:value-type="float">
            <text:p>43</text:p>
          </table:table-cell>
          <table:table-cell table:number-columns-repeated="1023"/>
        </table:table-row>
        <table:table-row table:style-name="ro2">
          <table:table-cell table:style-name="ce46" office:value-type="float" office:value="44" calcext:value-type="float">
            <text:p>44</text:p>
          </table:table-cell>
          <table:table-cell table:number-columns-repeated="1023"/>
        </table:table-row>
        <table:table-row table:style-name="ro2">
          <table:table-cell table:style-name="ce45"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table:style-name="ce46" office:value-type="float" office:value="46" calcext:value-type="float">
            <text:p>46</text:p>
          </table:table-cell>
          <table:table-cell table:number-columns-repeated="1023"/>
        </table:table-row>
        <table:table-row table:style-name="ro2">
          <table:table-cell table:style-name="ce45" office:value-type="float" office:value="47" calcext:value-type="float">
            <text:p>47</text:p>
          </table:table-cell>
          <table:table-cell table:number-columns-repeated="1023"/>
        </table:table-row>
        <table:table-row table:style-name="ro2">
          <table:table-cell table:style-name="ce46" office:value-type="float" office:value="48" calcext:value-type="float">
            <text:p>48</text:p>
          </table:table-cell>
          <table:table-cell table:number-columns-repeated="1023"/>
        </table:table-row>
        <table:table-row table:style-name="ro2">
          <table:table-cell table:style-name="ce45" office:value-type="float" office:value="49" calcext:value-type="float">
            <text:p>49</text:p>
          </table:table-cell>
          <table:table-cell table:number-columns-repeated="1023"/>
        </table:table-row>
        <table:table-row table:style-name="ro2">
          <table:table-cell table:style-name="ce46"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table:style-name="ce45"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table:style-name="ce46" office:value-type="float" office:value="52" calcext:value-type="float">
            <text:p>52</text:p>
          </table:table-cell>
          <table:table-cell table:number-columns-repeated="1023"/>
        </table:table-row>
        <table:table-row table:style-name="ro2">
          <table:table-cell table:style-name="ce45" office:value-type="float" office:value="53" calcext:value-type="float">
            <text:p>53</text:p>
          </table:table-cell>
          <table:table-cell table:number-columns-repeated="1023"/>
        </table:table-row>
        <table:table-row table:style-name="ro2">
          <table:table-cell table:style-name="ce46" office:value-type="float" office:value="54" calcext:value-type="float">
            <text:p>54</text:p>
          </table:table-cell>
          <table:table-cell table:number-columns-repeated="1023"/>
        </table:table-row>
        <table:table-row table:style-name="ro2">
          <table:table-cell table:style-name="ce45" office:value-type="float" office:value="55" calcext:value-type="float">
            <text:p>55</text:p>
          </table:table-cell>
          <table:table-cell table:number-columns-repeated="1023"/>
        </table:table-row>
        <table:table-row table:style-name="ro2">
          <table:table-cell table:style-name="ce46" office:value-type="float" office:value="56" calcext:value-type="float">
            <text:p>56</text:p>
          </table:table-cell>
          <table:table-cell table:number-columns-repeated="1023"/>
        </table:table-row>
        <table:table-row table:style-name="ro2">
          <table:table-cell table:style-name="ce45" office:value-type="float" office:value="57" calcext:value-type="float">
            <text:p>57</text:p>
          </table:table-cell>
          <table:table-cell table:number-columns-repeated="1023"/>
        </table:table-row>
        <table:table-row table:style-name="ro2">
          <table:table-cell table:style-name="ce46" office:value-type="float" office:value="58" calcext:value-type="float">
            <text:p>58</text:p>
          </table:table-cell>
          <table:table-cell table:number-columns-repeated="1023"/>
        </table:table-row>
        <table:table-row table:style-name="ro2">
          <table:table-cell table:style-name="ce45" office:value-type="float" office:value="59" calcext:value-type="float">
            <text:p>59</text:p>
          </table:table-cell>
          <table:table-cell table:number-columns-repeated="1023"/>
        </table:table-row>
        <table:table-row table:style-name="ro2">
          <table:table-cell table:style-name="ce46" office:value-type="float" office:value="60" calcext:value-type="float">
            <text:p>60</text:p>
          </table:table-cell>
          <table:table-cell table:number-columns-repeated="1023"/>
        </table:table-row>
        <table:table-row table:style-name="ro2">
          <table:table-cell table:style-name="ce45" office:value-type="float" office:value="61" calcext:value-type="float">
            <text:p>61</text:p>
          </table:table-cell>
          <table:table-cell table:number-columns-repeated="1023"/>
        </table:table-row>
        <table:table-row table:style-name="ro2">
          <table:table-cell table:style-name="ce46" office:value-type="float" office:value="62" calcext:value-type="float">
            <text:p>62</text:p>
          </table:table-cell>
          <table:table-cell table:number-columns-repeated="1023"/>
        </table:table-row>
        <table:table-row table:style-name="ro2">
          <table:table-cell table:style-name="ce45" office:value-type="float" office:value="63" calcext:value-type="float">
            <text:p>63</text:p>
          </table:table-cell>
          <table:table-cell table:number-columns-repeated="1023"/>
        </table:table-row>
        <table:table-row table:style-name="ro2">
          <table:table-cell table:style-name="ce46" office:value-type="float" office:value="64" calcext:value-type="float">
            <text:p>64</text:p>
          </table:table-cell>
          <table:table-cell table:number-columns-repeated="1023"/>
        </table:table-row>
        <table:table-row table:style-name="ro2">
          <table:table-cell table:style-name="ce45"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table:style-name="ce46" office:value-type="float" office:value="66" calcext:value-type="float">
            <text:p>66</text:p>
          </table:table-cell>
          <table:table-cell table:number-columns-repeated="1023"/>
        </table:table-row>
        <table:table-row table:style-name="ro2">
          <table:table-cell table:style-name="ce45" office:value-type="float" office:value="67" calcext:value-type="float">
            <text:p>67</text:p>
          </table:table-cell>
          <table:table-cell table:number-columns-repeated="1023"/>
        </table:table-row>
        <table:table-row table:style-name="ro2">
          <table:table-cell table:style-name="ce46" office:value-type="float" office:value="68" calcext:value-type="float">
            <text:p>68</text:p>
          </table:table-cell>
          <table:table-cell table:number-columns-repeated="1023"/>
        </table:table-row>
        <table:table-row table:style-name="ro2">
          <table:table-cell table:style-name="ce45" office:value-type="float" office:value="69" calcext:value-type="float">
            <text:p>69</text:p>
          </table:table-cell>
          <table:table-cell table:number-columns-repeated="1023"/>
        </table:table-row>
        <table:table-row table:style-name="ro2">
          <table:table-cell table:style-name="ce46" office:value-type="float" office:value="70" calcext:value-type="float">
            <text:p>70</text:p>
          </table:table-cell>
          <table:table-cell table:number-columns-repeated="1023"/>
        </table:table-row>
        <table:table-row table:style-name="ro2">
          <table:table-cell table:style-name="ce45" office:value-type="float" office:value="71" calcext:value-type="float">
            <text:p>71</text:p>
          </table:table-cell>
          <table:table-cell table:number-columns-repeated="1023"/>
        </table:table-row>
        <table:table-row table:style-name="ro2">
          <table:table-cell table:style-name="ce46" office:value-type="float" office:value="72" calcext:value-type="float">
            <text:p>72</text:p>
          </table:table-cell>
          <table:table-cell table:number-columns-repeated="1023"/>
        </table:table-row>
        <table:table-row table:style-name="ro2">
          <table:table-cell table:style-name="ce45" office:value-type="float" office:value="73" calcext:value-type="float">
            <text:p>73</text:p>
          </table:table-cell>
          <table:table-cell table:number-columns-repeated="1023"/>
        </table:table-row>
        <table:table-row table:style-name="ro2">
          <table:table-cell table:style-name="ce46" office:value-type="float" office:value="74" calcext:value-type="float">
            <text:p>74</text:p>
          </table:table-cell>
          <table:table-cell table:number-columns-repeated="1023"/>
        </table:table-row>
        <table:table-row table:style-name="ro2">
          <table:table-cell table:style-name="ce45" office:value-type="float" office:value="75" calcext:value-type="float">
            <text:p>75</text:p>
          </table:table-cell>
          <table:table-cell table:number-columns-repeated="1023"/>
        </table:table-row>
        <table:table-row table:style-name="ro2">
          <table:table-cell table:style-name="ce46" office:value-type="float" office:value="76" calcext:value-type="float">
            <text:p>76</text:p>
          </table:table-cell>
          <table:table-cell table:number-columns-repeated="1023"/>
        </table:table-row>
        <table:table-row table:style-name="ro2">
          <table:table-cell table:style-name="ce45" office:value-type="float" office:value="77" calcext:value-type="float">
            <text:p>77</text:p>
          </table:table-cell>
          <table:table-cell table:number-columns-repeated="1023"/>
        </table:table-row>
        <table:table-row table:style-name="ro2">
          <table:table-cell table:style-name="ce46" office:value-type="float" office:value="78" calcext:value-type="float">
            <text:p>78</text:p>
          </table:table-cell>
          <table:table-cell table:number-columns-repeated="1023"/>
        </table:table-row>
        <table:table-row table:style-name="ro2">
          <table:table-cell table:style-name="ce45" office:value-type="float" office:value="79" calcext:value-type="float">
            <text:p>79</text:p>
          </table:table-cell>
          <table:table-cell table:number-columns-repeated="1023"/>
        </table:table-row>
        <table:table-row table:style-name="ro2">
          <table:table-cell table:style-name="ce46" office:value-type="float" office:value="80" calcext:value-type="float">
            <text:p>80</text:p>
          </table:table-cell>
          <table:table-cell table:number-columns-repeated="1023"/>
        </table:table-row>
        <table:table-row table:style-name="ro2">
          <table:table-cell table:style-name="ce45" office:value-type="float" office:value="81" calcext:value-type="float">
            <text:p>81</text:p>
          </table:table-cell>
          <table:table-cell table:number-columns-repeated="1023"/>
        </table:table-row>
        <table:table-row table:style-name="ro2">
          <table:table-cell table:style-name="ce46" office:value-type="float" office:value="82" calcext:value-type="float">
            <text:p>82</text:p>
          </table:table-cell>
          <table:table-cell table:number-columns-repeated="1023"/>
        </table:table-row>
        <table:table-row table:style-name="ro2">
          <table:table-cell table:style-name="ce45" office:value-type="float" office:value="83" calcext:value-type="float">
            <text:p>83</text:p>
          </table:table-cell>
          <table:table-cell table:number-columns-repeated="1023"/>
        </table:table-row>
        <table:table-row table:style-name="ro2">
          <table:table-cell table:style-name="ce46" office:value-type="float" office:value="84" calcext:value-type="float">
            <text:p>84</text:p>
          </table:table-cell>
          <table:table-cell table:number-columns-repeated="1023"/>
        </table:table-row>
        <table:table-row table:style-name="ro2">
          <table:table-cell table:style-name="ce45" office:value-type="float" office:value="85" calcext:value-type="float">
            <text:p>85</text:p>
          </table:table-cell>
          <table:table-cell table:number-columns-repeated="1023"/>
        </table:table-row>
        <table:table-row table:style-name="ro2">
          <table:table-cell table:style-name="ce46" office:value-type="float" office:value="86" calcext:value-type="float">
            <text:p>86</text:p>
          </table:table-cell>
          <table:table-cell table:number-columns-repeated="1023"/>
        </table:table-row>
        <table:table-row table:style-name="ro2">
          <table:table-cell table:style-name="ce45" office:value-type="float" office:value="87" calcext:value-type="float">
            <text:p>87</text:p>
          </table:table-cell>
          <table:table-cell table:number-columns-repeated="1023"/>
        </table:table-row>
        <table:table-row table:style-name="ro2">
          <table:table-cell table:style-name="ce46" office:value-type="float" office:value="88" calcext:value-type="float">
            <text:p>88</text:p>
          </table:table-cell>
          <table:table-cell table:number-columns-repeated="1023"/>
        </table:table-row>
        <table:table-row table:style-name="ro2">
          <table:table-cell table:style-name="ce45" office:value-type="float" office:value="89" calcext:value-type="float">
            <text:p>89</text:p>
          </table:table-cell>
          <table:table-cell table:number-columns-repeated="1023"/>
        </table:table-row>
        <table:table-row table:style-name="ro2">
          <table:table-cell table:style-name="ce46" office:value-type="float" office:value="90" calcext:value-type="float">
            <text:p>90</text:p>
          </table:table-cell>
          <table:table-cell table:number-columns-repeated="1023"/>
        </table:table-row>
        <table:table-row table:style-name="ro2">
          <table:table-cell table:style-name="ce45" office:value-type="float" office:value="91" calcext:value-type="float">
            <text:p>91</text:p>
          </table:table-cell>
          <table:table-cell table:number-columns-repeated="1023"/>
        </table:table-row>
        <table:table-row table:style-name="ro2">
          <table:table-cell table:style-name="ce46" office:value-type="float" office:value="92" calcext:value-type="float">
            <text:p>92</text:p>
          </table:table-cell>
          <table:table-cell table:number-columns-repeated="1023"/>
        </table:table-row>
        <table:table-row table:style-name="ro2">
          <table:table-cell table:style-name="ce45" office:value-type="float" office:value="93" calcext:value-type="float">
            <text:p>93</text:p>
          </table:table-cell>
          <table:table-cell table:number-columns-repeated="1023"/>
        </table:table-row>
        <table:table-row table:style-name="ro2">
          <table:table-cell table:style-name="ce46" office:value-type="float" office:value="94" calcext:value-type="float">
            <text:p>94</text:p>
          </table:table-cell>
          <table:table-cell table:number-columns-repeated="1023"/>
        </table:table-row>
        <table:table-row table:style-name="ro2">
          <table:table-cell table:style-name="ce45" office:value-type="float" office:value="95" calcext:value-type="float">
            <text:p>95</text:p>
          </table:table-cell>
          <table:table-cell table:number-columns-repeated="1023"/>
        </table:table-row>
        <table:table-row table:style-name="ro2">
          <table:table-cell table:style-name="ce46" office:value-type="float" office:value="96" calcext:value-type="float">
            <text:p>96</text:p>
          </table:table-cell>
          <table:table-cell table:number-columns-repeated="1023"/>
        </table:table-row>
        <table:table-row table:style-name="ro2">
          <table:table-cell table:style-name="ce45" office:value-type="float" office:value="97" calcext:value-type="float">
            <text:p>97</text:p>
          </table:table-cell>
          <table:table-cell table:number-columns-repeated="1023"/>
        </table:table-row>
        <table:table-row table:style-name="ro2">
          <table:table-cell table:style-name="ce46" office:value-type="float" office:value="98" calcext:value-type="float">
            <text:p>98</text:p>
          </table:table-cell>
          <table:table-cell table:number-columns-repeated="1023"/>
        </table:table-row>
        <table:table-row table:style-name="ro2">
          <table:table-cell table:style-name="ce45" office:value-type="float" office:value="99" calcext:value-type="float">
            <text:p>99</text:p>
          </table:table-cell>
          <table:table-cell table:number-columns-repeated="1023"/>
        </table:table-row>
        <table:table-row table:style-name="ro2">
          <table:table-cell table:style-name="ce46" office:value-type="float" office:value="100" calcext:value-type="float">
            <text:p>100</text:p>
          </table:table-cell>
          <table:table-cell table:number-columns-repeated="1023"/>
        </table:table-row>
        <table:table-row table:style-name="ro2">
          <table:table-cell table:style-name="ce45" office:value-type="float" office:value="101" calcext:value-type="float">
            <text:p>101</text:p>
          </table:table-cell>
          <table:table-cell table:number-columns-repeated="1023"/>
        </table:table-row>
        <table:table-row table:style-name="ro2">
          <table:table-cell table:style-name="ce47" office:value-type="float" office:value="102" calcext:value-type="float">
            <text:p>102</text:p>
          </table:table-cell>
          <table:table-cell table:number-columns-repeated="1023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Kolejka" table:target-range-address="Kolejka.A6:Kolejka.N256"/>
        <table:database-range table:name="Mężczyźni" table:target-range-address="Wyniki.A6:Wyniki.E10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olejka" style:display-name="PageStyle_Kolejk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niki" style:display-name="PageStyle_Wyni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718" meta:object-count="0"/>
    <meta:generator>LibreOfficeDev/6.0.5.2$Linux_X86_64 LibreOffice_project/</meta:generator>
  </office:meta>
</office:document-meta>
</file>